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">
      <style:table-properties table:display="true" style:writing-mode="lr-tb"/>
    </style:style>
    <style:style style:name="ta2" style:family="table" style:master-page-name="PageStyle_5f_Input">
      <style:table-properties table:display="true" style:writing-mode="lr-tb"/>
    </style:style>
    <style:style style:name="ta3" style:family="table" style:master-page-name="PageStyle_5f_Test_20_Part_20_2">
      <style:table-properties table:display="true" style:writing-mode="lr-tb"/>
    </style:style>
    <style:style style:name="ta4" style:family="table" style:master-page-name="PageStyle_5f_Input_20_Part_20_2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mount</text:p>
          </table:table-cell>
          <table:table-cell table:style-name="ce2"/>
          <table:table-cell table:style-name="ce1" office:value-type="string" calcext:value-type="string">
            <text:p>directions</text:p>
          </table:table-cell>
          <table:table-cell table:style-name="ce1" office:value-type="string" calcext:value-type="string">
            <text:p>total amou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orward</text:p>
          </table:table-cell>
          <table:table-cell table:style-name="ce3" table:formula="of:=SUMPRODUCT(([.A2:.A1000]=[.D2])*[.B2:.B1000]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up</text:p>
          </table:table-cell>
          <table:table-cell table:style-name="ce3" table:formula="of:=SUMPRODUCT(([.A2:.A1000]=[.D3])*[.B2:.B1000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down</text:p>
          </table:table-cell>
          <table:table-cell table:style-name="ce3" table:formula="of:=SUMPRODUCT(([.A2:.A1000]=[.D4])*[.B2:.B1000]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horizontal</text:p>
          </table:table-cell>
          <table:table-cell table:style-name="ce2" table:formula="of:=[.E2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vertical</text:p>
          </table:table-cell>
          <table:table-cell table:style-name="ce2" table:formula="of:=[.E4]-[.E3]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 office:value-type="string" calcext:value-type="string">
            <text:p>result</text:p>
          </table:table-cell>
          <table:table-cell table:style-name="ce4" table:formula="of:=[.E6]*[.E7]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put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mount</text:p>
          </table:table-cell>
          <table:table-cell table:style-name="ce2"/>
          <table:table-cell table:style-name="ce1" office:value-type="string" calcext:value-type="string">
            <text:p>directions</text:p>
          </table:table-cell>
          <table:table-cell table:style-name="ce1" office:value-type="string" calcext:value-type="string">
            <text:p>total amou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3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forward</text:p>
          </table:table-cell>
          <table:table-cell table:style-name="ce3" table:formula="of:=SUMPRODUCT(([.A2:.A1001]=[.D2])*[.B2:.B1001])" office:value-type="float" office:value="1868" calcext:value-type="float">
            <text:p>1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3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up</text:p>
          </table:table-cell>
          <table:table-cell table:style-name="ce3" table:formula="of:=SUMPRODUCT(([.A2:.A1001]=[.D3])*[.B2:.B1001])"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3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down</text:p>
          </table:table-cell>
          <table:table-cell table:style-name="ce3" table:formula="of:=SUMPRODUCT(([.A2:.A1001]=[.D4])*[.B2:.B1001])" office:value-type="float" office:value="2063" calcext:value-type="float">
            <text:p>20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horizontal</text:p>
          </table:table-cell>
          <table:table-cell table:style-name="ce2" table:formula="of:=[.E2]" office:value-type="float" office:value="1868" calcext:value-type="float">
            <text:p>1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vertical</text:p>
          </table:table-cell>
          <table:table-cell table:style-name="ce2" table:formula="of:=[.E4]-[.E3]"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4" office:value-type="string" calcext:value-type="string">
            <text:p>result</text:p>
          </table:table-cell>
          <table:table-cell table:style-name="ce4" table:formula="of:=[.E6]*[.E7]" office:value-type="float" office:value="2036120" calcext:value-type="float">
            <text:p>20361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Part 2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horizontal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aim</text:p>
          </table:table-cell>
          <table:table-cell table:style-name="ce2"/>
          <table:table-cell table:style-name="ce1" office:value-type="string" calcext:value-type="string">
            <text:p>directions</text:p>
          </table:table-cell>
          <table:table-cell table:style-name="ce1" office:value-type="string" calcext:value-type="string">
            <text:p>total amou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IF([.A2]=FORWARD; [.B2]; 0)" office:value-type="float" office:value="5" calcext:value-type="float">
            <text:p>5</text:p>
          </table:table-cell>
          <table:table-cell table:style-name="ce2" table:formula="of:=IF([.A2]=FORWARD; [.E2]*[.B2]; 0)" office:value-type="float" office:value="0" calcext:value-type="float">
            <text:p>0</text:p>
          </table:table-cell>
          <table:table-cell table:style-name="ce2" table:formula="of:=IF([.A2]=UP; -1*[.B2]; IF([.A2]=DOWN; [.B2]; 0)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orward</text:p>
          </table:table-cell>
          <table:table-cell table:style-name="ce3" table:formula="of:=SUMPRODUCT(([.A2:.A1000]=[.G2])*[.B2:.B1000])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IF([.A3]=FORWARD; [.B3]; 0)+[.C2]" office:value-type="float" office:value="5" calcext:value-type="float">
            <text:p>5</text:p>
          </table:table-cell>
          <table:table-cell table:style-name="ce2" table:formula="of:=IF([.A3]=FORWARD; [.E3]*[.B3]; 0)+[.D2]" office:value-type="float" office:value="0" calcext:value-type="float">
            <text:p>0</text:p>
          </table:table-cell>
          <table:table-cell table:style-name="ce2" table:formula="of:=IF([.A3]=UP; -1*[.B3]; IF([.A3]=DOWN; [.B3]; 0))+[.E2]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up</text:p>
          </table:table-cell>
          <table:table-cell table:style-name="ce3" table:formula="of:=SUMPRODUCT(([.A2:.A1000]=[.G3])*[.B2:.B1000]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3" office:value-type="float" office:value="8" calcext:value-type="float">
            <text:p>8</text:p>
          </table:table-cell>
          <table:table-cell table:style-name="ce2" table:formula="of:=IF([.A4]=FORWARD; [.B4]; 0)+[.C3]" office:value-type="float" office:value="13" calcext:value-type="float">
            <text:p>13</text:p>
          </table:table-cell>
          <table:table-cell table:style-name="ce2" table:formula="of:=IF([.A4]=FORWARD; [.E4]*[.B4]; 0)+[.D3]" office:value-type="float" office:value="40" calcext:value-type="float">
            <text:p>40</text:p>
          </table:table-cell>
          <table:table-cell table:style-name="ce2" table:formula="of:=IF([.A4]=UP; -1*[.B4]; IF([.A4]=DOWN; [.B4]; 0))+[.E3]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down</text:p>
          </table:table-cell>
          <table:table-cell table:style-name="ce3" table:formula="of:=SUMPRODUCT(([.A2:.A1000]=[.G4])*[.B2:.B1000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IF([.A5]=FORWARD; [.B5]; 0)+[.C4]" office:value-type="float" office:value="13" calcext:value-type="float">
            <text:p>13</text:p>
          </table:table-cell>
          <table:table-cell table:style-name="ce2" table:formula="of:=IF([.A5]=FORWARD; [.E5]*[.B5]; 0)+[.D4]" office:value-type="float" office:value="40" calcext:value-type="float">
            <text:p>40</text:p>
          </table:table-cell>
          <table:table-cell table:style-name="ce2" table:formula="of:=IF([.A5]=UP; -1*[.B5]; IF([.A5]=DOWN; [.B5]; 0))+[.E4]" office:value-type="float" office:value="2" calcext:value-type="float">
            <text:p>2</text:p>
          </table:table-cell>
          <table:table-cell table:style-name="ce2"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3" office:value-type="float" office:value="8" calcext:value-type="float">
            <text:p>8</text:p>
          </table:table-cell>
          <table:table-cell table:style-name="ce2" table:formula="of:=IF([.A6]=FORWARD; [.B6]; 0)+[.C5]" office:value-type="float" office:value="13" calcext:value-type="float">
            <text:p>13</text:p>
          </table:table-cell>
          <table:table-cell table:style-name="ce2" table:formula="of:=IF([.A6]=FORWARD; [.E6]*[.B6]; 0)+[.D5]" office:value-type="float" office:value="40" calcext:value-type="float">
            <text:p>40</text:p>
          </table:table-cell>
          <table:table-cell table:style-name="ce2" table:formula="of:=IF([.A6]=UP; -1*[.B6]; IF([.A6]=DOWN; [.B6]; 0))+[.E5]" office:value-type="float" office:value="10" calcext:value-type="float">
            <text:p>10</text:p>
          </table:table-cell>
          <table:table-cell table:style-name="ce2"/>
          <table:table-cell table:style-name="ce6" office:value-type="string" calcext:value-type="string">
            <text:p>aim</text:p>
          </table:table-cell>
          <table:table-cell table:style-name="ce3" table:formula="of:=MAX([.E2:.E1000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formula="of:=IF([.A7]=FORWARD; [.B7]; 0)+[.C6]" office:value-type="float" office:value="15" calcext:value-type="float">
            <text:p>15</text:p>
          </table:table-cell>
          <table:table-cell table:style-name="ce2" table:formula="of:=IF([.A7]=FORWARD; [.E7]*[.B7]; 0)+[.D6]" office:value-type="float" office:value="60" calcext:value-type="float">
            <text:p>60</text:p>
          </table:table-cell>
          <table:table-cell table:style-name="ce2" table:formula="of:=IF([.A7]=UP; -1*[.B7]; IF([.A7]=DOWN; [.B7]; 0))+[.E6]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horizontal</text:p>
          </table:table-cell>
          <table:table-cell table:style-name="ce3" table:formula="of:=MAX([.C2:.C1000])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IF([.A8]=FORWARD; [.B8]; 0)+[.C7]" office:value-type="float" office:value="15" calcext:value-type="float">
            <text:p>15</text:p>
          </table:table-cell>
          <table:table-cell table:style-name="ce2" table:formula="of:=IF([.A8]=FORWARD; [.E8]*[.B8]; 0)+[.D7]" office:value-type="float" office:value="60" calcext:value-type="float">
            <text:p>60</text:p>
          </table:table-cell>
          <table:table-cell table:style-name="ce2" table:formula="of:=IF([.A8]=UP; -1*[.B8]; IF([.A8]=DOWN; [.B8]; 0))+[.E7]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vertical</text:p>
          </table:table-cell>
          <table:table-cell table:style-name="ce3" table:formula="of:=MAX([.D2:.D1000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IF([.A9]=FORWARD; [.B9]; 0)+[.C8]" office:value-type="float" office:value="15" calcext:value-type="float">
            <text:p>15</text:p>
          </table:table-cell>
          <table:table-cell table:style-name="ce2" table:formula="of:=IF([.A9]=FORWARD; [.E9]*[.B9]; 0)+[.D8]" office:value-type="float" office:value="60" calcext:value-type="float">
            <text:p>60</text:p>
          </table:table-cell>
          <table:table-cell table:style-name="ce2" table:formula="of:=IF([.A9]=UP; -1*[.B9]; IF([.A9]=DOWN; [.B9]; 0))+[.E8]" office:value-type="float" office:value="10" calcext:value-type="float">
            <text:p>10</text:p>
          </table:table-cell>
          <table:table-cell table:style-name="ce2"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table:formula="of:=IF([.A10]=FORWARD; [.B10]; 0)+[.C9]" office:value-type="float" office:value="15" calcext:value-type="float">
            <text:p>15</text:p>
          </table:table-cell>
          <table:table-cell table:style-name="ce2" table:formula="of:=IF([.A10]=FORWARD; [.E10]*[.B10]; 0)+[.D9]" office:value-type="float" office:value="60" calcext:value-type="float">
            <text:p>60</text:p>
          </table:table-cell>
          <table:table-cell table:style-name="ce2" table:formula="of:=IF([.A10]=UP; -1*[.B10]; IF([.A10]=DOWN; [.B10]; 0))+[.E9]" office:value-type="float" office:value="10" calcext:value-type="float">
            <text:p>10</text:p>
          </table:table-cell>
          <table:table-cell table:style-name="ce2"/>
          <table:table-cell table:style-name="ce4" office:value-type="string" calcext:value-type="string">
            <text:p>result</text:p>
          </table:table-cell>
          <table:table-cell table:style-name="ce7" table:formula="of:=[.H7]*[.H8]" office:value-type="float" office:value="900" calcext:value-type="float">
            <text:p>900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put Part 2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horizontal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aim</text:p>
          </table:table-cell>
          <table:table-cell table:style-name="ce2"/>
          <table:table-cell table:style-name="ce1" office:value-type="string" calcext:value-type="string">
            <text:p>directions</text:p>
          </table:table-cell>
          <table:table-cell table:style-name="ce1" office:value-type="string" calcext:value-type="string">
            <text:p>total amou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3" office:value-type="float" office:value="7" calcext:value-type="float">
            <text:p>7</text:p>
          </table:table-cell>
          <table:table-cell table:style-name="ce2" table:formula="of:=IF([.A2]=FORWARD; [.B2]; 0)" office:value-type="float" office:value="7" calcext:value-type="float">
            <text:p>7</text:p>
          </table:table-cell>
          <table:table-cell table:style-name="ce2" table:formula="of:=IF([.A2]=FORWARD; [.E2]*[.B2]; 0)" office:value-type="float" office:value="0" calcext:value-type="float">
            <text:p>0</text:p>
          </table:table-cell>
          <table:table-cell table:style-name="ce2" table:formula="of:=IF([.A2]=UP; -1*[.B2]; IF([.A2]=DOWN; [.B2]; 0)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orward</text:p>
          </table:table-cell>
          <table:table-cell table:style-name="ce3" table:formula="of:=SUMPRODUCT(([.A2:.A1001]=[.G2])*[.B2:.B1001])" office:value-type="float" office:value="1868" calcext:value-type="float">
            <text:p>186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3" office:value-type="float" office:value="9" calcext:value-type="float">
            <text:p>9</text:p>
          </table:table-cell>
          <table:table-cell table:style-name="ce2" table:formula="of:=IF([.A3]=FORWARD; [.B3]; 0)+[.C2]" office:value-type="float" office:value="16" calcext:value-type="float">
            <text:p>16</text:p>
          </table:table-cell>
          <table:table-cell table:style-name="ce2" table:formula="of:=IF([.A3]=FORWARD; [.E3]*[.B3]; 0)+[.D2]" office:value-type="float" office:value="0" calcext:value-type="float">
            <text:p>0</text:p>
          </table:table-cell>
          <table:table-cell table:style-name="ce2" table:formula="of:=IF([.A3]=UP; -1*[.B3]; IF([.A3]=DOWN; [.B3]; 0))+[.E2]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up</text:p>
          </table:table-cell>
          <table:table-cell table:style-name="ce3" table:formula="of:=SUMPRODUCT(([.A2:.A1001]=[.G3])*[.B2:.B1001])" office:value-type="float" office:value="973" calcext:value-type="float">
            <text:p>97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3" office:value-type="float" office:value="9" calcext:value-type="float">
            <text:p>9</text:p>
          </table:table-cell>
          <table:table-cell table:style-name="ce2" table:formula="of:=IF([.A4]=FORWARD; [.B4]; 0)+[.C3]" office:value-type="float" office:value="25" calcext:value-type="float">
            <text:p>25</text:p>
          </table:table-cell>
          <table:table-cell table:style-name="ce2" table:formula="of:=IF([.A4]=FORWARD; [.E4]*[.B4]; 0)+[.D3]" office:value-type="float" office:value="0" calcext:value-type="float">
            <text:p>0</text:p>
          </table:table-cell>
          <table:table-cell table:style-name="ce2" table:formula="of:=IF([.A4]=UP; -1*[.B4]; IF([.A4]=DOWN; [.B4]; 0))+[.E3]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down</text:p>
          </table:table-cell>
          <table:table-cell table:style-name="ce3" table:formula="of:=SUMPRODUCT(([.A2:.A1001]=[.G4])*[.B2:.B1001])" office:value-type="float" office:value="2063" calcext:value-type="float">
            <text:p>206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IF([.A5]=FORWARD; [.B5]; 0)+[.C4]" office:value-type="float" office:value="25" calcext:value-type="float">
            <text:p>25</text:p>
          </table:table-cell>
          <table:table-cell table:style-name="ce2" table:formula="of:=IF([.A5]=FORWARD; [.E5]*[.B5]; 0)+[.D4]" office:value-type="float" office:value="0" calcext:value-type="float">
            <text:p>0</text:p>
          </table:table-cell>
          <table:table-cell table:style-name="ce2" table:formula="of:=IF([.A5]=UP; -1*[.B5]; IF([.A5]=DOWN; [.B5]; 0))+[.E4]" office:value-type="float" office:value="3" calcext:value-type="float">
            <text:p>3</text:p>
          </table:table-cell>
          <table:table-cell table:style-name="ce2"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3" office:value-type="float" office:value="8" calcext:value-type="float">
            <text:p>8</text:p>
          </table:table-cell>
          <table:table-cell table:style-name="ce2" table:formula="of:=IF([.A6]=FORWARD; [.B6]; 0)+[.C5]" office:value-type="float" office:value="25" calcext:value-type="float">
            <text:p>25</text:p>
          </table:table-cell>
          <table:table-cell table:style-name="ce2" table:formula="of:=IF([.A6]=FORWARD; [.E6]*[.B6]; 0)+[.D5]" office:value-type="float" office:value="0" calcext:value-type="float">
            <text:p>0</text:p>
          </table:table-cell>
          <table:table-cell table:style-name="ce2" table:formula="of:=IF([.A6]=UP; -1*[.B6]; IF([.A6]=DOWN; [.B6]; 0))+[.E5]" office:value-type="float" office:value="11" calcext:value-type="float">
            <text:p>11</text:p>
          </table:table-cell>
          <table:table-cell table:style-name="ce2"/>
          <table:table-cell table:style-name="ce6" office:value-type="string" calcext:value-type="string">
            <text:p>aim</text:p>
          </table:table-cell>
          <table:table-cell table:style-name="ce3" table:formula="of:=MAX([.E2:.E1001])" office:value-type="float" office:value="1099" calcext:value-type="float">
            <text:p>109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IF([.A7]=FORWARD; [.B7]; 0)+[.C6]" office:value-type="float" office:value="25" calcext:value-type="float">
            <text:p>25</text:p>
          </table:table-cell>
          <table:table-cell table:style-name="ce2" table:formula="of:=IF([.A7]=FORWARD; [.E7]*[.B7]; 0)+[.D6]" office:value-type="float" office:value="0" calcext:value-type="float">
            <text:p>0</text:p>
          </table:table-cell>
          <table:table-cell table:style-name="ce2" table:formula="of:=IF([.A7]=UP; -1*[.B7]; IF([.A7]=DOWN; [.B7]; 0))+[.E6]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horizontal</text:p>
          </table:table-cell>
          <table:table-cell table:style-name="ce3" table:formula="of:=MAX([.C2:.C1001])" office:value-type="float" office:value="1868" calcext:value-type="float">
            <text:p>186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IF([.A8]=FORWARD; [.B8]; 0)+[.C7]" office:value-type="float" office:value="31" calcext:value-type="float">
            <text:p>31</text:p>
          </table:table-cell>
          <table:table-cell table:style-name="ce2" table:formula="of:=IF([.A8]=FORWARD; [.E8]*[.B8]; 0)+[.D7]" office:value-type="float" office:value="84" calcext:value-type="float">
            <text:p>84</text:p>
          </table:table-cell>
          <table:table-cell table:style-name="ce2" table:formula="of:=IF([.A8]=UP; -1*[.B8]; IF([.A8]=DOWN; [.B8]; 0))+[.E7]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vertical</text:p>
          </table:table-cell>
          <table:table-cell table:style-name="ce3" table:formula="of:=MAX([.D2:.D1001])" office:value-type="float" office:value="1078987" calcext:value-type="float">
            <text:p>107898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IF([.A9]=FORWARD; [.B9]; 0)+[.C8]" office:value-type="float" office:value="31" calcext:value-type="float">
            <text:p>31</text:p>
          </table:table-cell>
          <table:table-cell table:style-name="ce2" table:formula="of:=IF([.A9]=FORWARD; [.E9]*[.B9]; 0)+[.D8]" office:value-type="float" office:value="84" calcext:value-type="float">
            <text:p>84</text:p>
          </table:table-cell>
          <table:table-cell table:style-name="ce2" table:formula="of:=IF([.A9]=UP; -1*[.B9]; IF([.A9]=DOWN; [.B9]; 0))+[.E8]" office:value-type="float" office:value="21" calcext:value-type="float">
            <text:p>21</text:p>
          </table:table-cell>
          <table:table-cell table:style-name="ce2"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IF([.A10]=FORWARD; [.B10]; 0)+[.C9]" office:value-type="float" office:value="31" calcext:value-type="float">
            <text:p>31</text:p>
          </table:table-cell>
          <table:table-cell table:style-name="ce2" table:formula="of:=IF([.A10]=FORWARD; [.E10]*[.B10]; 0)+[.D9]" office:value-type="float" office:value="84" calcext:value-type="float">
            <text:p>84</text:p>
          </table:table-cell>
          <table:table-cell table:style-name="ce2" table:formula="of:=IF([.A10]=UP; -1*[.B10]; IF([.A10]=DOWN; [.B10]; 0))+[.E9]" office:value-type="float" office:value="18" calcext:value-type="float">
            <text:p>18</text:p>
          </table:table-cell>
          <table:table-cell table:style-name="ce2"/>
          <table:table-cell table:style-name="ce4" office:value-type="string" calcext:value-type="string">
            <text:p>result</text:p>
          </table:table-cell>
          <table:table-cell table:style-name="ce7" table:formula="of:=[.H7]*[.H8]" office:value-type="float" office:value="2015547716" calcext:value-type="float">
            <text:p>201554771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11]=FORWARD; [.B11]; 0)+[.C10]" office:value-type="float" office:value="34" calcext:value-type="float">
            <text:p>34</text:p>
          </table:table-cell>
          <table:table-cell table:style-name="ce2" table:formula="of:=IF([.A11]=FORWARD; [.E11]*[.B11]; 0)+[.D10]" office:value-type="float" office:value="138" calcext:value-type="float">
            <text:p>138</text:p>
          </table:table-cell>
          <table:table-cell table:style-name="ce2" table:formula="of:=IF([.A11]=UP; -1*[.B11]; IF([.A11]=DOWN; [.B11]; 0))+[.E10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12]=FORWARD; [.B12]; 0)+[.C11]" office:value-type="float" office:value="34" calcext:value-type="float">
            <text:p>34</text:p>
          </table:table-cell>
          <table:table-cell table:style-name="ce2" table:formula="of:=IF([.A12]=FORWARD; [.E12]*[.B12]; 0)+[.D11]" office:value-type="float" office:value="138" calcext:value-type="float">
            <text:p>138</text:p>
          </table:table-cell>
          <table:table-cell table:style-name="ce2" table:formula="of:=IF([.A12]=UP; -1*[.B12]; IF([.A12]=DOWN; [.B12]; 0))+[.E11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13]=FORWARD; [.B13]; 0)+[.C12]" office:value-type="float" office:value="34" calcext:value-type="float">
            <text:p>34</text:p>
          </table:table-cell>
          <table:table-cell table:style-name="ce2" table:formula="of:=IF([.A13]=FORWARD; [.E13]*[.B13]; 0)+[.D12]" office:value-type="float" office:value="138" calcext:value-type="float">
            <text:p>138</text:p>
          </table:table-cell>
          <table:table-cell table:style-name="ce2" table:formula="of:=IF([.A13]=UP; -1*[.B13]; IF([.A13]=DOWN; [.B13]; 0))+[.E12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14]=FORWARD; [.B14]; 0)+[.C13]" office:value-type="float" office:value="34" calcext:value-type="float">
            <text:p>34</text:p>
          </table:table-cell>
          <table:table-cell table:style-name="ce2" table:formula="of:=IF([.A14]=FORWARD; [.E14]*[.B14]; 0)+[.D13]" office:value-type="float" office:value="138" calcext:value-type="float">
            <text:p>138</text:p>
          </table:table-cell>
          <table:table-cell table:style-name="ce2" table:formula="of:=IF([.A14]=UP; -1*[.B14]; IF([.A14]=DOWN; [.B14]; 0))+[.E13]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15]=FORWARD; [.B15]; 0)+[.C14]" office:value-type="float" office:value="34" calcext:value-type="float">
            <text:p>34</text:p>
          </table:table-cell>
          <table:table-cell table:style-name="ce2" table:formula="of:=IF([.A15]=FORWARD; [.E15]*[.B15]; 0)+[.D14]" office:value-type="float" office:value="138" calcext:value-type="float">
            <text:p>138</text:p>
          </table:table-cell>
          <table:table-cell table:style-name="ce2" table:formula="of:=IF([.A15]=UP; -1*[.B15]; IF([.A15]=DOWN; [.B15]; 0))+[.E14]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16]=FORWARD; [.B16]; 0)+[.C15]" office:value-type="float" office:value="42" calcext:value-type="float">
            <text:p>42</text:p>
          </table:table-cell>
          <table:table-cell table:style-name="ce2" table:formula="of:=IF([.A16]=FORWARD; [.E16]*[.B16]; 0)+[.D15]" office:value-type="float" office:value="402" calcext:value-type="float">
            <text:p>402</text:p>
          </table:table-cell>
          <table:table-cell table:style-name="ce2" table:formula="of:=IF([.A16]=UP; -1*[.B16]; IF([.A16]=DOWN; [.B16]; 0))+[.E15]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17]=FORWARD; [.B17]; 0)+[.C16]" office:value-type="float" office:value="42" calcext:value-type="float">
            <text:p>42</text:p>
          </table:table-cell>
          <table:table-cell table:style-name="ce2" table:formula="of:=IF([.A17]=FORWARD; [.E17]*[.B17]; 0)+[.D16]" office:value-type="float" office:value="402" calcext:value-type="float">
            <text:p>402</text:p>
          </table:table-cell>
          <table:table-cell table:style-name="ce2" table:formula="of:=IF([.A17]=UP; -1*[.B17]; IF([.A17]=DOWN; [.B17]; 0))+[.E16]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18]=FORWARD; [.B18]; 0)+[.C17]" office:value-type="float" office:value="42" calcext:value-type="float">
            <text:p>42</text:p>
          </table:table-cell>
          <table:table-cell table:style-name="ce2" table:formula="of:=IF([.A18]=FORWARD; [.E18]*[.B18]; 0)+[.D17]" office:value-type="float" office:value="402" calcext:value-type="float">
            <text:p>402</text:p>
          </table:table-cell>
          <table:table-cell table:style-name="ce2" table:formula="of:=IF([.A18]=UP; -1*[.B18]; IF([.A18]=DOWN; [.B18]; 0))+[.E17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19]=FORWARD; [.B19]; 0)+[.C18]" office:value-type="float" office:value="46" calcext:value-type="float">
            <text:p>46</text:p>
          </table:table-cell>
          <table:table-cell table:style-name="ce2" table:formula="of:=IF([.A19]=FORWARD; [.E19]*[.B19]; 0)+[.D18]" office:value-type="float" office:value="582" calcext:value-type="float">
            <text:p>582</text:p>
          </table:table-cell>
          <table:table-cell table:style-name="ce2" table:formula="of:=IF([.A19]=UP; -1*[.B19]; IF([.A19]=DOWN; [.B19]; 0))+[.E18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20]=FORWARD; [.B20]; 0)+[.C19]" office:value-type="float" office:value="49" calcext:value-type="float">
            <text:p>49</text:p>
          </table:table-cell>
          <table:table-cell table:style-name="ce2" table:formula="of:=IF([.A20]=FORWARD; [.E20]*[.B20]; 0)+[.D19]" office:value-type="float" office:value="717" calcext:value-type="float">
            <text:p>717</text:p>
          </table:table-cell>
          <table:table-cell table:style-name="ce2" table:formula="of:=IF([.A20]=UP; -1*[.B20]; IF([.A20]=DOWN; [.B20]; 0))+[.E19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1]=FORWARD; [.B21]; 0)+[.C20]" office:value-type="float" office:value="49" calcext:value-type="float">
            <text:p>49</text:p>
          </table:table-cell>
          <table:table-cell table:style-name="ce2" table:formula="of:=IF([.A21]=FORWARD; [.E21]*[.B21]; 0)+[.D20]" office:value-type="float" office:value="717" calcext:value-type="float">
            <text:p>717</text:p>
          </table:table-cell>
          <table:table-cell table:style-name="ce2" table:formula="of:=IF([.A21]=UP; -1*[.B21]; IF([.A21]=DOWN; [.B21]; 0))+[.E20]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2]=FORWARD; [.B22]; 0)+[.C21]" office:value-type="float" office:value="51" calcext:value-type="float">
            <text:p>51</text:p>
          </table:table-cell>
          <table:table-cell table:style-name="ce2" table:formula="of:=IF([.A22]=FORWARD; [.E22]*[.B22]; 0)+[.D21]" office:value-type="float" office:value="809" calcext:value-type="float">
            <text:p>809</text:p>
          </table:table-cell>
          <table:table-cell table:style-name="ce2" table:formula="of:=IF([.A22]=UP; -1*[.B22]; IF([.A22]=DOWN; [.B22]; 0))+[.E21]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3]=FORWARD; [.B23]; 0)+[.C22]" office:value-type="float" office:value="51" calcext:value-type="float">
            <text:p>51</text:p>
          </table:table-cell>
          <table:table-cell table:style-name="ce2" table:formula="of:=IF([.A23]=FORWARD; [.E23]*[.B23]; 0)+[.D22]" office:value-type="float" office:value="809" calcext:value-type="float">
            <text:p>809</text:p>
          </table:table-cell>
          <table:table-cell table:style-name="ce2" table:formula="of:=IF([.A23]=UP; -1*[.B23]; IF([.A23]=DOWN; [.B23]; 0))+[.E22]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24]=FORWARD; [.B24]; 0)+[.C23]" office:value-type="float" office:value="60" calcext:value-type="float">
            <text:p>60</text:p>
          </table:table-cell>
          <table:table-cell table:style-name="ce2" table:formula="of:=IF([.A24]=FORWARD; [.E24]*[.B24]; 0)+[.D23]" office:value-type="float" office:value="1268" calcext:value-type="float">
            <text:p>1268</text:p>
          </table:table-cell>
          <table:table-cell table:style-name="ce2" table:formula="of:=IF([.A24]=UP; -1*[.B24]; IF([.A24]=DOWN; [.B24]; 0))+[.E23]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5]=FORWARD; [.B25]; 0)+[.C24]" office:value-type="float" office:value="66" calcext:value-type="float">
            <text:p>66</text:p>
          </table:table-cell>
          <table:table-cell table:style-name="ce2" table:formula="of:=IF([.A25]=FORWARD; [.E25]*[.B25]; 0)+[.D24]" office:value-type="float" office:value="1574" calcext:value-type="float">
            <text:p>1574</text:p>
          </table:table-cell>
          <table:table-cell table:style-name="ce2" table:formula="of:=IF([.A25]=UP; -1*[.B25]; IF([.A25]=DOWN; [.B25]; 0))+[.E24]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6]=FORWARD; [.B26]; 0)+[.C25]" office:value-type="float" office:value="66" calcext:value-type="float">
            <text:p>66</text:p>
          </table:table-cell>
          <table:table-cell table:style-name="ce2" table:formula="of:=IF([.A26]=FORWARD; [.E26]*[.B26]; 0)+[.D25]" office:value-type="float" office:value="1574" calcext:value-type="float">
            <text:p>1574</text:p>
          </table:table-cell>
          <table:table-cell table:style-name="ce2" table:formula="of:=IF([.A26]=UP; -1*[.B26]; IF([.A26]=DOWN; [.B26]; 0))+[.E25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27]=FORWARD; [.B27]; 0)+[.C26]" office:value-type="float" office:value="74" calcext:value-type="float">
            <text:p>74</text:p>
          </table:table-cell>
          <table:table-cell table:style-name="ce2" table:formula="of:=IF([.A27]=FORWARD; [.E27]*[.B27]; 0)+[.D26]" office:value-type="float" office:value="1974" calcext:value-type="float">
            <text:p>1974</text:p>
          </table:table-cell>
          <table:table-cell table:style-name="ce2" table:formula="of:=IF([.A27]=UP; -1*[.B27]; IF([.A27]=DOWN; [.B27]; 0))+[.E26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28]=FORWARD; [.B28]; 0)+[.C27]" office:value-type="float" office:value="74" calcext:value-type="float">
            <text:p>74</text:p>
          </table:table-cell>
          <table:table-cell table:style-name="ce2" table:formula="of:=IF([.A28]=FORWARD; [.E28]*[.B28]; 0)+[.D27]" office:value-type="float" office:value="1974" calcext:value-type="float">
            <text:p>1974</text:p>
          </table:table-cell>
          <table:table-cell table:style-name="ce2" table:formula="of:=IF([.A28]=UP; -1*[.B28]; IF([.A28]=DOWN; [.B28]; 0))+[.E27]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29]=FORWARD; [.B29]; 0)+[.C28]" office:value-type="float" office:value="82" calcext:value-type="float">
            <text:p>82</text:p>
          </table:table-cell>
          <table:table-cell table:style-name="ce2" table:formula="of:=IF([.A29]=FORWARD; [.E29]*[.B29]; 0)+[.D28]" office:value-type="float" office:value="2446" calcext:value-type="float">
            <text:p>2446</text:p>
          </table:table-cell>
          <table:table-cell table:style-name="ce2" table:formula="of:=IF([.A29]=UP; -1*[.B29]; IF([.A29]=DOWN; [.B29]; 0))+[.E28]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0]=FORWARD; [.B30]; 0)+[.C29]" office:value-type="float" office:value="82" calcext:value-type="float">
            <text:p>82</text:p>
          </table:table-cell>
          <table:table-cell table:style-name="ce2" table:formula="of:=IF([.A30]=FORWARD; [.E30]*[.B30]; 0)+[.D29]" office:value-type="float" office:value="2446" calcext:value-type="float">
            <text:p>2446</text:p>
          </table:table-cell>
          <table:table-cell table:style-name="ce2" table:formula="of:=IF([.A30]=UP; -1*[.B30]; IF([.A30]=DOWN; [.B30]; 0))+[.E29]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31]=FORWARD; [.B31]; 0)+[.C30]" office:value-type="float" office:value="82" calcext:value-type="float">
            <text:p>82</text:p>
          </table:table-cell>
          <table:table-cell table:style-name="ce2" table:formula="of:=IF([.A31]=FORWARD; [.E31]*[.B31]; 0)+[.D30]" office:value-type="float" office:value="2446" calcext:value-type="float">
            <text:p>2446</text:p>
          </table:table-cell>
          <table:table-cell table:style-name="ce2" table:formula="of:=IF([.A31]=UP; -1*[.B31]; IF([.A31]=DOWN; [.B31]; 0))+[.E30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2]=FORWARD; [.B32]; 0)+[.C31]" office:value-type="float" office:value="82" calcext:value-type="float">
            <text:p>82</text:p>
          </table:table-cell>
          <table:table-cell table:style-name="ce2" table:formula="of:=IF([.A32]=FORWARD; [.E32]*[.B32]; 0)+[.D31]" office:value-type="float" office:value="2446" calcext:value-type="float">
            <text:p>2446</text:p>
          </table:table-cell>
          <table:table-cell table:style-name="ce2" table:formula="of:=IF([.A32]=UP; -1*[.B32]; IF([.A32]=DOWN; [.B32]; 0))+[.E31]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3]=FORWARD; [.B33]; 0)+[.C32]" office:value-type="float" office:value="82" calcext:value-type="float">
            <text:p>82</text:p>
          </table:table-cell>
          <table:table-cell table:style-name="ce2" table:formula="of:=IF([.A33]=FORWARD; [.E33]*[.B33]; 0)+[.D32]" office:value-type="float" office:value="2446" calcext:value-type="float">
            <text:p>2446</text:p>
          </table:table-cell>
          <table:table-cell table:style-name="ce2" table:formula="of:=IF([.A33]=UP; -1*[.B33]; IF([.A33]=DOWN; [.B33]; 0))+[.E32]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4]=FORWARD; [.B34]; 0)+[.C33]" office:value-type="float" office:value="84" calcext:value-type="float">
            <text:p>84</text:p>
          </table:table-cell>
          <table:table-cell table:style-name="ce2" table:formula="of:=IF([.A34]=FORWARD; [.E34]*[.B34]; 0)+[.D33]" office:value-type="float" office:value="2608" calcext:value-type="float">
            <text:p>2608</text:p>
          </table:table-cell>
          <table:table-cell table:style-name="ce2" table:formula="of:=IF([.A34]=UP; -1*[.B34]; IF([.A34]=DOWN; [.B34]; 0))+[.E33]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35]=FORWARD; [.B35]; 0)+[.C34]" office:value-type="float" office:value="84" calcext:value-type="float">
            <text:p>84</text:p>
          </table:table-cell>
          <table:table-cell table:style-name="ce2" table:formula="of:=IF([.A35]=FORWARD; [.E35]*[.B35]; 0)+[.D34]" office:value-type="float" office:value="2608" calcext:value-type="float">
            <text:p>2608</text:p>
          </table:table-cell>
          <table:table-cell table:style-name="ce2" table:formula="of:=IF([.A35]=UP; -1*[.B35]; IF([.A35]=DOWN; [.B35]; 0))+[.E34]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36]=FORWARD; [.B36]; 0)+[.C35]" office:value-type="float" office:value="84" calcext:value-type="float">
            <text:p>84</text:p>
          </table:table-cell>
          <table:table-cell table:style-name="ce2" table:formula="of:=IF([.A36]=FORWARD; [.E36]*[.B36]; 0)+[.D35]" office:value-type="float" office:value="2608" calcext:value-type="float">
            <text:p>2608</text:p>
          </table:table-cell>
          <table:table-cell table:style-name="ce2" table:formula="of:=IF([.A36]=UP; -1*[.B36]; IF([.A36]=DOWN; [.B36]; 0))+[.E35]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37]=FORWARD; [.B37]; 0)+[.C36]" office:value-type="float" office:value="87" calcext:value-type="float">
            <text:p>87</text:p>
          </table:table-cell>
          <table:table-cell table:style-name="ce2" table:formula="of:=IF([.A37]=FORWARD; [.E37]*[.B37]; 0)+[.D36]" office:value-type="float" office:value="2845" calcext:value-type="float">
            <text:p>2845</text:p>
          </table:table-cell>
          <table:table-cell table:style-name="ce2" table:formula="of:=IF([.A37]=UP; -1*[.B37]; IF([.A37]=DOWN; [.B37]; 0))+[.E36]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8]=FORWARD; [.B38]; 0)+[.C37]" office:value-type="float" office:value="94" calcext:value-type="float">
            <text:p>94</text:p>
          </table:table-cell>
          <table:table-cell table:style-name="ce2" table:formula="of:=IF([.A38]=FORWARD; [.E38]*[.B38]; 0)+[.D37]" office:value-type="float" office:value="3398" calcext:value-type="float">
            <text:p>3398</text:p>
          </table:table-cell>
          <table:table-cell table:style-name="ce2" table:formula="of:=IF([.A38]=UP; -1*[.B38]; IF([.A38]=DOWN; [.B38]; 0))+[.E37]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9]=FORWARD; [.B39]; 0)+[.C38]" office:value-type="float" office:value="94" calcext:value-type="float">
            <text:p>94</text:p>
          </table:table-cell>
          <table:table-cell table:style-name="ce2" table:formula="of:=IF([.A39]=FORWARD; [.E39]*[.B39]; 0)+[.D38]" office:value-type="float" office:value="3398" calcext:value-type="float">
            <text:p>3398</text:p>
          </table:table-cell>
          <table:table-cell table:style-name="ce2" table:formula="of:=IF([.A39]=UP; -1*[.B39]; IF([.A39]=DOWN; [.B39]; 0))+[.E38]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40]=FORWARD; [.B40]; 0)+[.C39]" office:value-type="float" office:value="98" calcext:value-type="float">
            <text:p>98</text:p>
          </table:table-cell>
          <table:table-cell table:style-name="ce2" table:formula="of:=IF([.A40]=FORWARD; [.E40]*[.B40]; 0)+[.D39]" office:value-type="float" office:value="3722" calcext:value-type="float">
            <text:p>3722</text:p>
          </table:table-cell>
          <table:table-cell table:style-name="ce2" table:formula="of:=IF([.A40]=UP; -1*[.B40]; IF([.A40]=DOWN; [.B40]; 0))+[.E39]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1]=FORWARD; [.B41]; 0)+[.C40]" office:value-type="float" office:value="98" calcext:value-type="float">
            <text:p>98</text:p>
          </table:table-cell>
          <table:table-cell table:style-name="ce2" table:formula="of:=IF([.A41]=FORWARD; [.E41]*[.B41]; 0)+[.D40]" office:value-type="float" office:value="3722" calcext:value-type="float">
            <text:p>3722</text:p>
          </table:table-cell>
          <table:table-cell table:style-name="ce2" table:formula="of:=IF([.A41]=UP; -1*[.B41]; IF([.A41]=DOWN; [.B41]; 0))+[.E40]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2]=FORWARD; [.B42]; 0)+[.C41]" office:value-type="float" office:value="98" calcext:value-type="float">
            <text:p>98</text:p>
          </table:table-cell>
          <table:table-cell table:style-name="ce2" table:formula="of:=IF([.A42]=FORWARD; [.E42]*[.B42]; 0)+[.D41]" office:value-type="float" office:value="3722" calcext:value-type="float">
            <text:p>3722</text:p>
          </table:table-cell>
          <table:table-cell table:style-name="ce2" table:formula="of:=IF([.A42]=UP; -1*[.B42]; IF([.A42]=DOWN; [.B42]; 0))+[.E41]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3]=FORWARD; [.B43]; 0)+[.C42]" office:value-type="float" office:value="98" calcext:value-type="float">
            <text:p>98</text:p>
          </table:table-cell>
          <table:table-cell table:style-name="ce2" table:formula="of:=IF([.A43]=FORWARD; [.E43]*[.B43]; 0)+[.D42]" office:value-type="float" office:value="3722" calcext:value-type="float">
            <text:p>3722</text:p>
          </table:table-cell>
          <table:table-cell table:style-name="ce2" table:formula="of:=IF([.A43]=UP; -1*[.B43]; IF([.A43]=DOWN; [.B43]; 0))+[.E42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44]=FORWARD; [.B44]; 0)+[.C43]" office:value-type="float" office:value="103" calcext:value-type="float">
            <text:p>103</text:p>
          </table:table-cell>
          <table:table-cell table:style-name="ce2" table:formula="of:=IF([.A44]=FORWARD; [.E44]*[.B44]; 0)+[.D43]" office:value-type="float" office:value="4187" calcext:value-type="float">
            <text:p>4187</text:p>
          </table:table-cell>
          <table:table-cell table:style-name="ce2" table:formula="of:=IF([.A44]=UP; -1*[.B44]; IF([.A44]=DOWN; [.B44]; 0))+[.E43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5]=FORWARD; [.B45]; 0)+[.C44]" office:value-type="float" office:value="109" calcext:value-type="float">
            <text:p>109</text:p>
          </table:table-cell>
          <table:table-cell table:style-name="ce2" table:formula="of:=IF([.A45]=FORWARD; [.E45]*[.B45]; 0)+[.D44]" office:value-type="float" office:value="4745" calcext:value-type="float">
            <text:p>4745</text:p>
          </table:table-cell>
          <table:table-cell table:style-name="ce2" table:formula="of:=IF([.A45]=UP; -1*[.B45]; IF([.A45]=DOWN; [.B45]; 0))+[.E44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6]=FORWARD; [.B46]; 0)+[.C45]" office:value-type="float" office:value="109" calcext:value-type="float">
            <text:p>109</text:p>
          </table:table-cell>
          <table:table-cell table:style-name="ce2" table:formula="of:=IF([.A46]=FORWARD; [.E46]*[.B46]; 0)+[.D45]" office:value-type="float" office:value="4745" calcext:value-type="float">
            <text:p>4745</text:p>
          </table:table-cell>
          <table:table-cell table:style-name="ce2" table:formula="of:=IF([.A46]=UP; -1*[.B46]; IF([.A46]=DOWN; [.B46]; 0))+[.E45]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7]=FORWARD; [.B47]; 0)+[.C46]" office:value-type="float" office:value="110" calcext:value-type="float">
            <text:p>110</text:p>
          </table:table-cell>
          <table:table-cell table:style-name="ce2" table:formula="of:=IF([.A47]=FORWARD; [.E47]*[.B47]; 0)+[.D46]" office:value-type="float" office:value="4841" calcext:value-type="float">
            <text:p>4841</text:p>
          </table:table-cell>
          <table:table-cell table:style-name="ce2" table:formula="of:=IF([.A47]=UP; -1*[.B47]; IF([.A47]=DOWN; [.B47]; 0))+[.E46]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8]=FORWARD; [.B48]; 0)+[.C47]" office:value-type="float" office:value="110" calcext:value-type="float">
            <text:p>110</text:p>
          </table:table-cell>
          <table:table-cell table:style-name="ce2" table:formula="of:=IF([.A48]=FORWARD; [.E48]*[.B48]; 0)+[.D47]" office:value-type="float" office:value="4841" calcext:value-type="float">
            <text:p>4841</text:p>
          </table:table-cell>
          <table:table-cell table:style-name="ce2" table:formula="of:=IF([.A48]=UP; -1*[.B48]; IF([.A48]=DOWN; [.B48]; 0))+[.E47]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9]=FORWARD; [.B49]; 0)+[.C48]" office:value-type="float" office:value="110" calcext:value-type="float">
            <text:p>110</text:p>
          </table:table-cell>
          <table:table-cell table:style-name="ce2" table:formula="of:=IF([.A49]=FORWARD; [.E49]*[.B49]; 0)+[.D48]" office:value-type="float" office:value="4841" calcext:value-type="float">
            <text:p>4841</text:p>
          </table:table-cell>
          <table:table-cell table:style-name="ce2" table:formula="of:=IF([.A49]=UP; -1*[.B49]; IF([.A49]=DOWN; [.B49]; 0))+[.E48]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50]=FORWARD; [.B50]; 0)+[.C49]" office:value-type="float" office:value="115" calcext:value-type="float">
            <text:p>115</text:p>
          </table:table-cell>
          <table:table-cell table:style-name="ce2" table:formula="of:=IF([.A50]=FORWARD; [.E50]*[.B50]; 0)+[.D49]" office:value-type="float" office:value="5356" calcext:value-type="float">
            <text:p>5356</text:p>
          </table:table-cell>
          <table:table-cell table:style-name="ce2" table:formula="of:=IF([.A50]=UP; -1*[.B50]; IF([.A50]=DOWN; [.B50]; 0))+[.E49]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51]=FORWARD; [.B51]; 0)+[.C50]" office:value-type="float" office:value="117" calcext:value-type="float">
            <text:p>117</text:p>
          </table:table-cell>
          <table:table-cell table:style-name="ce2" table:formula="of:=IF([.A51]=FORWARD; [.E51]*[.B51]; 0)+[.D50]" office:value-type="float" office:value="5562" calcext:value-type="float">
            <text:p>5562</text:p>
          </table:table-cell>
          <table:table-cell table:style-name="ce2" table:formula="of:=IF([.A51]=UP; -1*[.B51]; IF([.A51]=DOWN; [.B51]; 0))+[.E50]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52]=FORWARD; [.B52]; 0)+[.C51]" office:value-type="float" office:value="126" calcext:value-type="float">
            <text:p>126</text:p>
          </table:table-cell>
          <table:table-cell table:style-name="ce2" table:formula="of:=IF([.A52]=FORWARD; [.E52]*[.B52]; 0)+[.D51]" office:value-type="float" office:value="6489" calcext:value-type="float">
            <text:p>6489</text:p>
          </table:table-cell>
          <table:table-cell table:style-name="ce2" table:formula="of:=IF([.A52]=UP; -1*[.B52]; IF([.A52]=DOWN; [.B52]; 0))+[.E51]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3]=FORWARD; [.B53]; 0)+[.C52]" office:value-type="float" office:value="126" calcext:value-type="float">
            <text:p>126</text:p>
          </table:table-cell>
          <table:table-cell table:style-name="ce2" table:formula="of:=IF([.A53]=FORWARD; [.E53]*[.B53]; 0)+[.D52]" office:value-type="float" office:value="6489" calcext:value-type="float">
            <text:p>6489</text:p>
          </table:table-cell>
          <table:table-cell table:style-name="ce2" table:formula="of:=IF([.A53]=UP; -1*[.B53]; IF([.A53]=DOWN; [.B53]; 0))+[.E52]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54]=FORWARD; [.B54]; 0)+[.C53]" office:value-type="float" office:value="126" calcext:value-type="float">
            <text:p>126</text:p>
          </table:table-cell>
          <table:table-cell table:style-name="ce2" table:formula="of:=IF([.A54]=FORWARD; [.E54]*[.B54]; 0)+[.D53]" office:value-type="float" office:value="6489" calcext:value-type="float">
            <text:p>6489</text:p>
          </table:table-cell>
          <table:table-cell table:style-name="ce2" table:formula="of:=IF([.A54]=UP; -1*[.B54]; IF([.A54]=DOWN; [.B54]; 0))+[.E53]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5]=FORWARD; [.B55]; 0)+[.C54]" office:value-type="float" office:value="126" calcext:value-type="float">
            <text:p>126</text:p>
          </table:table-cell>
          <table:table-cell table:style-name="ce2" table:formula="of:=IF([.A55]=FORWARD; [.E55]*[.B55]; 0)+[.D54]" office:value-type="float" office:value="6489" calcext:value-type="float">
            <text:p>6489</text:p>
          </table:table-cell>
          <table:table-cell table:style-name="ce2" table:formula="of:=IF([.A55]=UP; -1*[.B55]; IF([.A55]=DOWN; [.B55]; 0))+[.E54]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56]=FORWARD; [.B56]; 0)+[.C55]" office:value-type="float" office:value="126" calcext:value-type="float">
            <text:p>126</text:p>
          </table:table-cell>
          <table:table-cell table:style-name="ce2" table:formula="of:=IF([.A56]=FORWARD; [.E56]*[.B56]; 0)+[.D55]" office:value-type="float" office:value="6489" calcext:value-type="float">
            <text:p>6489</text:p>
          </table:table-cell>
          <table:table-cell table:style-name="ce2" table:formula="of:=IF([.A56]=UP; -1*[.B56]; IF([.A56]=DOWN; [.B56]; 0))+[.E55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57]=FORWARD; [.B57]; 0)+[.C56]" office:value-type="float" office:value="126" calcext:value-type="float">
            <text:p>126</text:p>
          </table:table-cell>
          <table:table-cell table:style-name="ce2" table:formula="of:=IF([.A57]=FORWARD; [.E57]*[.B57]; 0)+[.D56]" office:value-type="float" office:value="6489" calcext:value-type="float">
            <text:p>6489</text:p>
          </table:table-cell>
          <table:table-cell table:style-name="ce2" table:formula="of:=IF([.A57]=UP; -1*[.B57]; IF([.A57]=DOWN; [.B57]; 0))+[.E56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58]=FORWARD; [.B58]; 0)+[.C57]" office:value-type="float" office:value="133" calcext:value-type="float">
            <text:p>133</text:p>
          </table:table-cell>
          <table:table-cell table:style-name="ce2" table:formula="of:=IF([.A58]=FORWARD; [.E58]*[.B58]; 0)+[.D57]" office:value-type="float" office:value="7140" calcext:value-type="float">
            <text:p>7140</text:p>
          </table:table-cell>
          <table:table-cell table:style-name="ce2" table:formula="of:=IF([.A58]=UP; -1*[.B58]; IF([.A58]=DOWN; [.B58]; 0))+[.E57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59]=FORWARD; [.B59]; 0)+[.C58]" office:value-type="float" office:value="133" calcext:value-type="float">
            <text:p>133</text:p>
          </table:table-cell>
          <table:table-cell table:style-name="ce2" table:formula="of:=IF([.A59]=FORWARD; [.E59]*[.B59]; 0)+[.D58]" office:value-type="float" office:value="7140" calcext:value-type="float">
            <text:p>7140</text:p>
          </table:table-cell>
          <table:table-cell table:style-name="ce2" table:formula="of:=IF([.A59]=UP; -1*[.B59]; IF([.A59]=DOWN; [.B59]; 0))+[.E58]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60]=FORWARD; [.B60]; 0)+[.C59]" office:value-type="float" office:value="141" calcext:value-type="float">
            <text:p>141</text:p>
          </table:table-cell>
          <table:table-cell table:style-name="ce2" table:formula="of:=IF([.A60]=FORWARD; [.E60]*[.B60]; 0)+[.D59]" office:value-type="float" office:value="7876" calcext:value-type="float">
            <text:p>7876</text:p>
          </table:table-cell>
          <table:table-cell table:style-name="ce2" table:formula="of:=IF([.A60]=UP; -1*[.B60]; IF([.A60]=DOWN; [.B60]; 0))+[.E59]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61]=FORWARD; [.B61]; 0)+[.C60]" office:value-type="float" office:value="145" calcext:value-type="float">
            <text:p>145</text:p>
          </table:table-cell>
          <table:table-cell table:style-name="ce2" table:formula="of:=IF([.A61]=FORWARD; [.E61]*[.B61]; 0)+[.D60]" office:value-type="float" office:value="8244" calcext:value-type="float">
            <text:p>8244</text:p>
          </table:table-cell>
          <table:table-cell table:style-name="ce2" table:formula="of:=IF([.A61]=UP; -1*[.B61]; IF([.A61]=DOWN; [.B61]; 0))+[.E60]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2]=FORWARD; [.B62]; 0)+[.C61]" office:value-type="float" office:value="148" calcext:value-type="float">
            <text:p>148</text:p>
          </table:table-cell>
          <table:table-cell table:style-name="ce2" table:formula="of:=IF([.A62]=FORWARD; [.E62]*[.B62]; 0)+[.D61]" office:value-type="float" office:value="8520" calcext:value-type="float">
            <text:p>8520</text:p>
          </table:table-cell>
          <table:table-cell table:style-name="ce2" table:formula="of:=IF([.A62]=UP; -1*[.B62]; IF([.A62]=DOWN; [.B62]; 0))+[.E61]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63]=FORWARD; [.B63]; 0)+[.C62]" office:value-type="float" office:value="148" calcext:value-type="float">
            <text:p>148</text:p>
          </table:table-cell>
          <table:table-cell table:style-name="ce2" table:formula="of:=IF([.A63]=FORWARD; [.E63]*[.B63]; 0)+[.D62]" office:value-type="float" office:value="8520" calcext:value-type="float">
            <text:p>8520</text:p>
          </table:table-cell>
          <table:table-cell table:style-name="ce2" table:formula="of:=IF([.A63]=UP; -1*[.B63]; IF([.A63]=DOWN; [.B63]; 0))+[.E6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64]=FORWARD; [.B64]; 0)+[.C63]" office:value-type="float" office:value="150" calcext:value-type="float">
            <text:p>150</text:p>
          </table:table-cell>
          <table:table-cell table:style-name="ce2" table:formula="of:=IF([.A64]=FORWARD; [.E64]*[.B64]; 0)+[.D63]" office:value-type="float" office:value="8722" calcext:value-type="float">
            <text:p>8722</text:p>
          </table:table-cell>
          <table:table-cell table:style-name="ce2" table:formula="of:=IF([.A64]=UP; -1*[.B64]; IF([.A64]=DOWN; [.B64]; 0))+[.E6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5]=FORWARD; [.B65]; 0)+[.C64]" office:value-type="float" office:value="155" calcext:value-type="float">
            <text:p>155</text:p>
          </table:table-cell>
          <table:table-cell table:style-name="ce2" table:formula="of:=IF([.A65]=FORWARD; [.E65]*[.B65]; 0)+[.D64]" office:value-type="float" office:value="9227" calcext:value-type="float">
            <text:p>9227</text:p>
          </table:table-cell>
          <table:table-cell table:style-name="ce2" table:formula="of:=IF([.A65]=UP; -1*[.B65]; IF([.A65]=DOWN; [.B65]; 0))+[.E6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6]=FORWARD; [.B66]; 0)+[.C65]" office:value-type="float" office:value="155" calcext:value-type="float">
            <text:p>155</text:p>
          </table:table-cell>
          <table:table-cell table:style-name="ce2" table:formula="of:=IF([.A66]=FORWARD; [.E66]*[.B66]; 0)+[.D65]" office:value-type="float" office:value="9227" calcext:value-type="float">
            <text:p>9227</text:p>
          </table:table-cell>
          <table:table-cell table:style-name="ce2" table:formula="of:=IF([.A66]=UP; -1*[.B66]; IF([.A66]=DOWN; [.B66]; 0))+[.E65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67]=FORWARD; [.B67]; 0)+[.C66]" office:value-type="float" office:value="155" calcext:value-type="float">
            <text:p>155</text:p>
          </table:table-cell>
          <table:table-cell table:style-name="ce2" table:formula="of:=IF([.A67]=FORWARD; [.E67]*[.B67]; 0)+[.D66]" office:value-type="float" office:value="9227" calcext:value-type="float">
            <text:p>9227</text:p>
          </table:table-cell>
          <table:table-cell table:style-name="ce2" table:formula="of:=IF([.A67]=UP; -1*[.B67]; IF([.A67]=DOWN; [.B67]; 0))+[.E66]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68]=FORWARD; [.B68]; 0)+[.C67]" office:value-type="float" office:value="159" calcext:value-type="float">
            <text:p>159</text:p>
          </table:table-cell>
          <table:table-cell table:style-name="ce2" table:formula="of:=IF([.A68]=FORWARD; [.E68]*[.B68]; 0)+[.D67]" office:value-type="float" office:value="9623" calcext:value-type="float">
            <text:p>9623</text:p>
          </table:table-cell>
          <table:table-cell table:style-name="ce2" table:formula="of:=IF([.A68]=UP; -1*[.B68]; IF([.A68]=DOWN; [.B68]; 0))+[.E67]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9]=FORWARD; [.B69]; 0)+[.C68]" office:value-type="float" office:value="159" calcext:value-type="float">
            <text:p>159</text:p>
          </table:table-cell>
          <table:table-cell table:style-name="ce2" table:formula="of:=IF([.A69]=FORWARD; [.E69]*[.B69]; 0)+[.D68]" office:value-type="float" office:value="9623" calcext:value-type="float">
            <text:p>9623</text:p>
          </table:table-cell>
          <table:table-cell table:style-name="ce2" table:formula="of:=IF([.A69]=UP; -1*[.B69]; IF([.A69]=DOWN; [.B69]; 0))+[.E68]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0]=FORWARD; [.B70]; 0)+[.C69]" office:value-type="float" office:value="159" calcext:value-type="float">
            <text:p>159</text:p>
          </table:table-cell>
          <table:table-cell table:style-name="ce2" table:formula="of:=IF([.A70]=FORWARD; [.E70]*[.B70]; 0)+[.D69]" office:value-type="float" office:value="9623" calcext:value-type="float">
            <text:p>9623</text:p>
          </table:table-cell>
          <table:table-cell table:style-name="ce2" table:formula="of:=IF([.A70]=UP; -1*[.B70]; IF([.A70]=DOWN; [.B70]; 0))+[.E69]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71]=FORWARD; [.B71]; 0)+[.C70]" office:value-type="float" office:value="159" calcext:value-type="float">
            <text:p>159</text:p>
          </table:table-cell>
          <table:table-cell table:style-name="ce2" table:formula="of:=IF([.A71]=FORWARD; [.E71]*[.B71]; 0)+[.D70]" office:value-type="float" office:value="9623" calcext:value-type="float">
            <text:p>9623</text:p>
          </table:table-cell>
          <table:table-cell table:style-name="ce2" table:formula="of:=IF([.A71]=UP; -1*[.B71]; IF([.A71]=DOWN; [.B71]; 0))+[.E70]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72]=FORWARD; [.B72]; 0)+[.C71]" office:value-type="float" office:value="159" calcext:value-type="float">
            <text:p>159</text:p>
          </table:table-cell>
          <table:table-cell table:style-name="ce2" table:formula="of:=IF([.A72]=FORWARD; [.E72]*[.B72]; 0)+[.D71]" office:value-type="float" office:value="9623" calcext:value-type="float">
            <text:p>9623</text:p>
          </table:table-cell>
          <table:table-cell table:style-name="ce2" table:formula="of:=IF([.A72]=UP; -1*[.B72]; IF([.A72]=DOWN; [.B72]; 0))+[.E71]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73]=FORWARD; [.B73]; 0)+[.C72]" office:value-type="float" office:value="160" calcext:value-type="float">
            <text:p>160</text:p>
          </table:table-cell>
          <table:table-cell table:style-name="ce2" table:formula="of:=IF([.A73]=FORWARD; [.E73]*[.B73]; 0)+[.D72]" office:value-type="float" office:value="9735" calcext:value-type="float">
            <text:p>9735</text:p>
          </table:table-cell>
          <table:table-cell table:style-name="ce2" table:formula="of:=IF([.A73]=UP; -1*[.B73]; IF([.A73]=DOWN; [.B73]; 0))+[.E72]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4]=FORWARD; [.B74]; 0)+[.C73]" office:value-type="float" office:value="160" calcext:value-type="float">
            <text:p>160</text:p>
          </table:table-cell>
          <table:table-cell table:style-name="ce2" table:formula="of:=IF([.A74]=FORWARD; [.E74]*[.B74]; 0)+[.D73]" office:value-type="float" office:value="9735" calcext:value-type="float">
            <text:p>9735</text:p>
          </table:table-cell>
          <table:table-cell table:style-name="ce2" table:formula="of:=IF([.A74]=UP; -1*[.B74]; IF([.A74]=DOWN; [.B74]; 0))+[.E73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5]=FORWARD; [.B75]; 0)+[.C74]" office:value-type="float" office:value="166" calcext:value-type="float">
            <text:p>166</text:p>
          </table:table-cell>
          <table:table-cell table:style-name="ce2" table:formula="of:=IF([.A75]=FORWARD; [.E75]*[.B75]; 0)+[.D74]" office:value-type="float" office:value="10389" calcext:value-type="float">
            <text:p>10389</text:p>
          </table:table-cell>
          <table:table-cell table:style-name="ce2" table:formula="of:=IF([.A75]=UP; -1*[.B75]; IF([.A75]=DOWN; [.B75]; 0))+[.E74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6]=FORWARD; [.B76]; 0)+[.C75]" office:value-type="float" office:value="166" calcext:value-type="float">
            <text:p>166</text:p>
          </table:table-cell>
          <table:table-cell table:style-name="ce2" table:formula="of:=IF([.A76]=FORWARD; [.E76]*[.B76]; 0)+[.D75]" office:value-type="float" office:value="10389" calcext:value-type="float">
            <text:p>10389</text:p>
          </table:table-cell>
          <table:table-cell table:style-name="ce2" table:formula="of:=IF([.A76]=UP; -1*[.B76]; IF([.A76]=DOWN; [.B76]; 0))+[.E75]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77]=FORWARD; [.B77]; 0)+[.C76]" office:value-type="float" office:value="175" calcext:value-type="float">
            <text:p>175</text:p>
          </table:table-cell>
          <table:table-cell table:style-name="ce2" table:formula="of:=IF([.A77]=FORWARD; [.E77]*[.B77]; 0)+[.D76]" office:value-type="float" office:value="11397" calcext:value-type="float">
            <text:p>11397</text:p>
          </table:table-cell>
          <table:table-cell table:style-name="ce2" table:formula="of:=IF([.A77]=UP; -1*[.B77]; IF([.A77]=DOWN; [.B77]; 0))+[.E76]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78]=FORWARD; [.B78]; 0)+[.C77]" office:value-type="float" office:value="175" calcext:value-type="float">
            <text:p>175</text:p>
          </table:table-cell>
          <table:table-cell table:style-name="ce2" table:formula="of:=IF([.A78]=FORWARD; [.E78]*[.B78]; 0)+[.D77]" office:value-type="float" office:value="11397" calcext:value-type="float">
            <text:p>11397</text:p>
          </table:table-cell>
          <table:table-cell table:style-name="ce2" table:formula="of:=IF([.A78]=UP; -1*[.B78]; IF([.A78]=DOWN; [.B78]; 0))+[.E77]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9]=FORWARD; [.B79]; 0)+[.C78]" office:value-type="float" office:value="175" calcext:value-type="float">
            <text:p>175</text:p>
          </table:table-cell>
          <table:table-cell table:style-name="ce2" table:formula="of:=IF([.A79]=FORWARD; [.E79]*[.B79]; 0)+[.D78]" office:value-type="float" office:value="11397" calcext:value-type="float">
            <text:p>11397</text:p>
          </table:table-cell>
          <table:table-cell table:style-name="ce2" table:formula="of:=IF([.A79]=UP; -1*[.B79]; IF([.A79]=DOWN; [.B79]; 0))+[.E78]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80]=FORWARD; [.B80]; 0)+[.C79]" office:value-type="float" office:value="175" calcext:value-type="float">
            <text:p>175</text:p>
          </table:table-cell>
          <table:table-cell table:style-name="ce2" table:formula="of:=IF([.A80]=FORWARD; [.E80]*[.B80]; 0)+[.D79]" office:value-type="float" office:value="11397" calcext:value-type="float">
            <text:p>11397</text:p>
          </table:table-cell>
          <table:table-cell table:style-name="ce2" table:formula="of:=IF([.A80]=UP; -1*[.B80]; IF([.A80]=DOWN; [.B80]; 0))+[.E79]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1]=FORWARD; [.B81]; 0)+[.C80]" office:value-type="float" office:value="178" calcext:value-type="float">
            <text:p>178</text:p>
          </table:table-cell>
          <table:table-cell table:style-name="ce2" table:formula="of:=IF([.A81]=FORWARD; [.E81]*[.B81]; 0)+[.D80]" office:value-type="float" office:value="11742" calcext:value-type="float">
            <text:p>11742</text:p>
          </table:table-cell>
          <table:table-cell table:style-name="ce2" table:formula="of:=IF([.A81]=UP; -1*[.B81]; IF([.A81]=DOWN; [.B81]; 0))+[.E80]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2]=FORWARD; [.B82]; 0)+[.C81]" office:value-type="float" office:value="181" calcext:value-type="float">
            <text:p>181</text:p>
          </table:table-cell>
          <table:table-cell table:style-name="ce2" table:formula="of:=IF([.A82]=FORWARD; [.E82]*[.B82]; 0)+[.D81]" office:value-type="float" office:value="12087" calcext:value-type="float">
            <text:p>12087</text:p>
          </table:table-cell>
          <table:table-cell table:style-name="ce2" table:formula="of:=IF([.A82]=UP; -1*[.B82]; IF([.A82]=DOWN; [.B82]; 0))+[.E81]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3]=FORWARD; [.B83]; 0)+[.C82]" office:value-type="float" office:value="181" calcext:value-type="float">
            <text:p>181</text:p>
          </table:table-cell>
          <table:table-cell table:style-name="ce2" table:formula="of:=IF([.A83]=FORWARD; [.E83]*[.B83]; 0)+[.D82]" office:value-type="float" office:value="12087" calcext:value-type="float">
            <text:p>12087</text:p>
          </table:table-cell>
          <table:table-cell table:style-name="ce2" table:formula="of:=IF([.A83]=UP; -1*[.B83]; IF([.A83]=DOWN; [.B83]; 0))+[.E82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84]=FORWARD; [.B84]; 0)+[.C83]" office:value-type="float" office:value="181" calcext:value-type="float">
            <text:p>181</text:p>
          </table:table-cell>
          <table:table-cell table:style-name="ce2" table:formula="of:=IF([.A84]=FORWARD; [.E84]*[.B84]; 0)+[.D83]" office:value-type="float" office:value="12087" calcext:value-type="float">
            <text:p>12087</text:p>
          </table:table-cell>
          <table:table-cell table:style-name="ce2" table:formula="of:=IF([.A84]=UP; -1*[.B84]; IF([.A84]=DOWN; [.B84]; 0))+[.E83]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85]=FORWARD; [.B85]; 0)+[.C84]" office:value-type="float" office:value="181" calcext:value-type="float">
            <text:p>181</text:p>
          </table:table-cell>
          <table:table-cell table:style-name="ce2" table:formula="of:=IF([.A85]=FORWARD; [.E85]*[.B85]; 0)+[.D84]" office:value-type="float" office:value="12087" calcext:value-type="float">
            <text:p>12087</text:p>
          </table:table-cell>
          <table:table-cell table:style-name="ce2" table:formula="of:=IF([.A85]=UP; -1*[.B85]; IF([.A85]=DOWN; [.B85]; 0))+[.E84]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86]=FORWARD; [.B86]; 0)+[.C85]" office:value-type="float" office:value="182" calcext:value-type="float">
            <text:p>182</text:p>
          </table:table-cell>
          <table:table-cell table:style-name="ce2" table:formula="of:=IF([.A86]=FORWARD; [.E86]*[.B86]; 0)+[.D85]" office:value-type="float" office:value="12199" calcext:value-type="float">
            <text:p>12199</text:p>
          </table:table-cell>
          <table:table-cell table:style-name="ce2" table:formula="of:=IF([.A86]=UP; -1*[.B86]; IF([.A86]=DOWN; [.B86]; 0))+[.E85]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87]=FORWARD; [.B87]; 0)+[.C86]" office:value-type="float" office:value="184" calcext:value-type="float">
            <text:p>184</text:p>
          </table:table-cell>
          <table:table-cell table:style-name="ce2" table:formula="of:=IF([.A87]=FORWARD; [.E87]*[.B87]; 0)+[.D86]" office:value-type="float" office:value="12423" calcext:value-type="float">
            <text:p>12423</text:p>
          </table:table-cell>
          <table:table-cell table:style-name="ce2" table:formula="of:=IF([.A87]=UP; -1*[.B87]; IF([.A87]=DOWN; [.B87]; 0))+[.E86]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88]=FORWARD; [.B88]; 0)+[.C87]" office:value-type="float" office:value="184" calcext:value-type="float">
            <text:p>184</text:p>
          </table:table-cell>
          <table:table-cell table:style-name="ce2" table:formula="of:=IF([.A88]=FORWARD; [.E88]*[.B88]; 0)+[.D87]" office:value-type="float" office:value="12423" calcext:value-type="float">
            <text:p>12423</text:p>
          </table:table-cell>
          <table:table-cell table:style-name="ce2" table:formula="of:=IF([.A88]=UP; -1*[.B88]; IF([.A88]=DOWN; [.B88]; 0))+[.E87]"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89]=FORWARD; [.B89]; 0)+[.C88]" office:value-type="float" office:value="184" calcext:value-type="float">
            <text:p>184</text:p>
          </table:table-cell>
          <table:table-cell table:style-name="ce2" table:formula="of:=IF([.A89]=FORWARD; [.E89]*[.B89]; 0)+[.D88]" office:value-type="float" office:value="12423" calcext:value-type="float">
            <text:p>12423</text:p>
          </table:table-cell>
          <table:table-cell table:style-name="ce2" table:formula="of:=IF([.A89]=UP; -1*[.B89]; IF([.A89]=DOWN; [.B89]; 0))+[.E88]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0]=FORWARD; [.B90]; 0)+[.C89]" office:value-type="float" office:value="184" calcext:value-type="float">
            <text:p>184</text:p>
          </table:table-cell>
          <table:table-cell table:style-name="ce2" table:formula="of:=IF([.A90]=FORWARD; [.E90]*[.B90]; 0)+[.D89]" office:value-type="float" office:value="12423" calcext:value-type="float">
            <text:p>12423</text:p>
          </table:table-cell>
          <table:table-cell table:style-name="ce2" table:formula="of:=IF([.A90]=UP; -1*[.B90]; IF([.A90]=DOWN; [.B90]; 0))+[.E89]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91]=FORWARD; [.B91]; 0)+[.C90]" office:value-type="float" office:value="193" calcext:value-type="float">
            <text:p>193</text:p>
          </table:table-cell>
          <table:table-cell table:style-name="ce2" table:formula="of:=IF([.A91]=FORWARD; [.E91]*[.B91]; 0)+[.D90]" office:value-type="float" office:value="13458" calcext:value-type="float">
            <text:p>13458</text:p>
          </table:table-cell>
          <table:table-cell table:style-name="ce2" table:formula="of:=IF([.A91]=UP; -1*[.B91]; IF([.A91]=DOWN; [.B91]; 0))+[.E90]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92]=FORWARD; [.B92]; 0)+[.C91]" office:value-type="float" office:value="193" calcext:value-type="float">
            <text:p>193</text:p>
          </table:table-cell>
          <table:table-cell table:style-name="ce2" table:formula="of:=IF([.A92]=FORWARD; [.E92]*[.B92]; 0)+[.D91]" office:value-type="float" office:value="13458" calcext:value-type="float">
            <text:p>13458</text:p>
          </table:table-cell>
          <table:table-cell table:style-name="ce2" table:formula="of:=IF([.A92]=UP; -1*[.B92]; IF([.A92]=DOWN; [.B92]; 0))+[.E91]"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3]=FORWARD; [.B93]; 0)+[.C92]" office:value-type="float" office:value="193" calcext:value-type="float">
            <text:p>193</text:p>
          </table:table-cell>
          <table:table-cell table:style-name="ce2" table:formula="of:=IF([.A93]=FORWARD; [.E93]*[.B93]; 0)+[.D92]" office:value-type="float" office:value="13458" calcext:value-type="float">
            <text:p>13458</text:p>
          </table:table-cell>
          <table:table-cell table:style-name="ce2" table:formula="of:=IF([.A93]=UP; -1*[.B93]; IF([.A93]=DOWN; [.B93]; 0))+[.E92]"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4]=FORWARD; [.B94]; 0)+[.C93]" office:value-type="float" office:value="193" calcext:value-type="float">
            <text:p>193</text:p>
          </table:table-cell>
          <table:table-cell table:style-name="ce2" table:formula="of:=IF([.A94]=FORWARD; [.E94]*[.B94]; 0)+[.D93]" office:value-type="float" office:value="13458" calcext:value-type="float">
            <text:p>13458</text:p>
          </table:table-cell>
          <table:table-cell table:style-name="ce2" table:formula="of:=IF([.A94]=UP; -1*[.B94]; IF([.A94]=DOWN; [.B94]; 0))+[.E93]"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95]=FORWARD; [.B95]; 0)+[.C94]" office:value-type="float" office:value="193" calcext:value-type="float">
            <text:p>193</text:p>
          </table:table-cell>
          <table:table-cell table:style-name="ce2" table:formula="of:=IF([.A95]=FORWARD; [.E95]*[.B95]; 0)+[.D94]" office:value-type="float" office:value="13458" calcext:value-type="float">
            <text:p>13458</text:p>
          </table:table-cell>
          <table:table-cell table:style-name="ce2" table:formula="of:=IF([.A95]=UP; -1*[.B95]; IF([.A95]=DOWN; [.B95]; 0))+[.E94]"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6]=FORWARD; [.B96]; 0)+[.C95]" office:value-type="float" office:value="193" calcext:value-type="float">
            <text:p>193</text:p>
          </table:table-cell>
          <table:table-cell table:style-name="ce2" table:formula="of:=IF([.A96]=FORWARD; [.E96]*[.B96]; 0)+[.D95]" office:value-type="float" office:value="13458" calcext:value-type="float">
            <text:p>13458</text:p>
          </table:table-cell>
          <table:table-cell table:style-name="ce2" table:formula="of:=IF([.A96]=UP; -1*[.B96]; IF([.A96]=DOWN; [.B96]; 0))+[.E95]"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97]=FORWARD; [.B97]; 0)+[.C96]" office:value-type="float" office:value="202" calcext:value-type="float">
            <text:p>202</text:p>
          </table:table-cell>
          <table:table-cell table:style-name="ce2" table:formula="of:=IF([.A97]=FORWARD; [.E97]*[.B97]; 0)+[.D96]" office:value-type="float" office:value="14691" calcext:value-type="float">
            <text:p>14691</text:p>
          </table:table-cell>
          <table:table-cell table:style-name="ce2" table:formula="of:=IF([.A97]=UP; -1*[.B97]; IF([.A97]=DOWN; [.B97]; 0))+[.E96]"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8]=FORWARD; [.B98]; 0)+[.C97]" office:value-type="float" office:value="207" calcext:value-type="float">
            <text:p>207</text:p>
          </table:table-cell>
          <table:table-cell table:style-name="ce2" table:formula="of:=IF([.A98]=FORWARD; [.E98]*[.B98]; 0)+[.D97]" office:value-type="float" office:value="15376" calcext:value-type="float">
            <text:p>15376</text:p>
          </table:table-cell>
          <table:table-cell table:style-name="ce2" table:formula="of:=IF([.A98]=UP; -1*[.B98]; IF([.A98]=DOWN; [.B98]; 0))+[.E97]"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99]=FORWARD; [.B99]; 0)+[.C98]" office:value-type="float" office:value="207" calcext:value-type="float">
            <text:p>207</text:p>
          </table:table-cell>
          <table:table-cell table:style-name="ce2" table:formula="of:=IF([.A99]=FORWARD; [.E99]*[.B99]; 0)+[.D98]" office:value-type="float" office:value="15376" calcext:value-type="float">
            <text:p>15376</text:p>
          </table:table-cell>
          <table:table-cell table:style-name="ce2" table:formula="of:=IF([.A99]=UP; -1*[.B99]; IF([.A99]=DOWN; [.B99]; 0))+[.E98]"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100]=FORWARD; [.B100]; 0)+[.C99]" office:value-type="float" office:value="215" calcext:value-type="float">
            <text:p>215</text:p>
          </table:table-cell>
          <table:table-cell table:style-name="ce2" table:formula="of:=IF([.A100]=FORWARD; [.E100]*[.B100]; 0)+[.D99]" office:value-type="float" office:value="16488" calcext:value-type="float">
            <text:p>16488</text:p>
          </table:table-cell>
          <table:table-cell table:style-name="ce2" table:formula="of:=IF([.A100]=UP; -1*[.B100]; IF([.A100]=DOWN; [.B100]; 0))+[.E99]"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101]=FORWARD; [.B101]; 0)+[.C100]" office:value-type="float" office:value="215" calcext:value-type="float">
            <text:p>215</text:p>
          </table:table-cell>
          <table:table-cell table:style-name="ce2" table:formula="of:=IF([.A101]=FORWARD; [.E101]*[.B101]; 0)+[.D100]" office:value-type="float" office:value="16488" calcext:value-type="float">
            <text:p>16488</text:p>
          </table:table-cell>
          <table:table-cell table:style-name="ce2" table:formula="of:=IF([.A101]=UP; -1*[.B101]; IF([.A101]=DOWN; [.B101]; 0))+[.E100]"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102]=FORWARD; [.B102]; 0)+[.C101]" office:value-type="float" office:value="215" calcext:value-type="float">
            <text:p>215</text:p>
          </table:table-cell>
          <table:table-cell table:style-name="ce2" table:formula="of:=IF([.A102]=FORWARD; [.E102]*[.B102]; 0)+[.D101]" office:value-type="float" office:value="16488" calcext:value-type="float">
            <text:p>16488</text:p>
          </table:table-cell>
          <table:table-cell table:style-name="ce2" table:formula="of:=IF([.A102]=UP; -1*[.B102]; IF([.A102]=DOWN; [.B102]; 0))+[.E101]"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03]=FORWARD; [.B103]; 0)+[.C102]" office:value-type="float" office:value="215" calcext:value-type="float">
            <text:p>215</text:p>
          </table:table-cell>
          <table:table-cell table:style-name="ce2" table:formula="of:=IF([.A103]=FORWARD; [.E103]*[.B103]; 0)+[.D102]" office:value-type="float" office:value="16488" calcext:value-type="float">
            <text:p>16488</text:p>
          </table:table-cell>
          <table:table-cell table:style-name="ce2" table:formula="of:=IF([.A103]=UP; -1*[.B103]; IF([.A103]=DOWN; [.B103]; 0))+[.E102]"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104]=FORWARD; [.B104]; 0)+[.C103]" office:value-type="float" office:value="215" calcext:value-type="float">
            <text:p>215</text:p>
          </table:table-cell>
          <table:table-cell table:style-name="ce2" table:formula="of:=IF([.A104]=FORWARD; [.E104]*[.B104]; 0)+[.D103]" office:value-type="float" office:value="16488" calcext:value-type="float">
            <text:p>16488</text:p>
          </table:table-cell>
          <table:table-cell table:style-name="ce2" table:formula="of:=IF([.A104]=UP; -1*[.B104]; IF([.A104]=DOWN; [.B104]; 0))+[.E103]"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05]=FORWARD; [.B105]; 0)+[.C104]" office:value-type="float" office:value="215" calcext:value-type="float">
            <text:p>215</text:p>
          </table:table-cell>
          <table:table-cell table:style-name="ce2" table:formula="of:=IF([.A105]=FORWARD; [.E105]*[.B105]; 0)+[.D104]" office:value-type="float" office:value="16488" calcext:value-type="float">
            <text:p>16488</text:p>
          </table:table-cell>
          <table:table-cell table:style-name="ce2" table:formula="of:=IF([.A105]=UP; -1*[.B105]; IF([.A105]=DOWN; [.B105]; 0))+[.E104]"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106]=FORWARD; [.B106]; 0)+[.C105]" office:value-type="float" office:value="215" calcext:value-type="float">
            <text:p>215</text:p>
          </table:table-cell>
          <table:table-cell table:style-name="ce2" table:formula="of:=IF([.A106]=FORWARD; [.E106]*[.B106]; 0)+[.D105]" office:value-type="float" office:value="16488" calcext:value-type="float">
            <text:p>16488</text:p>
          </table:table-cell>
          <table:table-cell table:style-name="ce2" table:formula="of:=IF([.A106]=UP; -1*[.B106]; IF([.A106]=DOWN; [.B106]; 0))+[.E105]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07]=FORWARD; [.B107]; 0)+[.C106]" office:value-type="float" office:value="215" calcext:value-type="float">
            <text:p>215</text:p>
          </table:table-cell>
          <table:table-cell table:style-name="ce2" table:formula="of:=IF([.A107]=FORWARD; [.E107]*[.B107]; 0)+[.D106]" office:value-type="float" office:value="16488" calcext:value-type="float">
            <text:p>16488</text:p>
          </table:table-cell>
          <table:table-cell table:style-name="ce2" table:formula="of:=IF([.A107]=UP; -1*[.B107]; IF([.A107]=DOWN; [.B107]; 0))+[.E106]"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108]=FORWARD; [.B108]; 0)+[.C107]" office:value-type="float" office:value="219" calcext:value-type="float">
            <text:p>219</text:p>
          </table:table-cell>
          <table:table-cell table:style-name="ce2" table:formula="of:=IF([.A108]=FORWARD; [.E108]*[.B108]; 0)+[.D107]" office:value-type="float" office:value="17100" calcext:value-type="float">
            <text:p>17100</text:p>
          </table:table-cell>
          <table:table-cell table:style-name="ce2" table:formula="of:=IF([.A108]=UP; -1*[.B108]; IF([.A108]=DOWN; [.B108]; 0))+[.E107]"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109]=FORWARD; [.B109]; 0)+[.C108]" office:value-type="float" office:value="219" calcext:value-type="float">
            <text:p>219</text:p>
          </table:table-cell>
          <table:table-cell table:style-name="ce2" table:formula="of:=IF([.A109]=FORWARD; [.E109]*[.B109]; 0)+[.D108]" office:value-type="float" office:value="17100" calcext:value-type="float">
            <text:p>17100</text:p>
          </table:table-cell>
          <table:table-cell table:style-name="ce2" table:formula="of:=IF([.A109]=UP; -1*[.B109]; IF([.A109]=DOWN; [.B109]; 0))+[.E108]"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110]=FORWARD; [.B110]; 0)+[.C109]" office:value-type="float" office:value="223" calcext:value-type="float">
            <text:p>223</text:p>
          </table:table-cell>
          <table:table-cell table:style-name="ce2" table:formula="of:=IF([.A110]=FORWARD; [.E110]*[.B110]; 0)+[.D109]" office:value-type="float" office:value="17748" calcext:value-type="float">
            <text:p>17748</text:p>
          </table:table-cell>
          <table:table-cell table:style-name="ce2" table:formula="of:=IF([.A110]=UP; -1*[.B110]; IF([.A110]=DOWN; [.B110]; 0))+[.E109]"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111]=FORWARD; [.B111]; 0)+[.C110]" office:value-type="float" office:value="223" calcext:value-type="float">
            <text:p>223</text:p>
          </table:table-cell>
          <table:table-cell table:style-name="ce2" table:formula="of:=IF([.A111]=FORWARD; [.E111]*[.B111]; 0)+[.D110]" office:value-type="float" office:value="17748" calcext:value-type="float">
            <text:p>17748</text:p>
          </table:table-cell>
          <table:table-cell table:style-name="ce2" table:formula="of:=IF([.A111]=UP; -1*[.B111]; IF([.A111]=DOWN; [.B111]; 0))+[.E110]"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112]=FORWARD; [.B112]; 0)+[.C111]" office:value-type="float" office:value="223" calcext:value-type="float">
            <text:p>223</text:p>
          </table:table-cell>
          <table:table-cell table:style-name="ce2" table:formula="of:=IF([.A112]=FORWARD; [.E112]*[.B112]; 0)+[.D111]" office:value-type="float" office:value="17748" calcext:value-type="float">
            <text:p>17748</text:p>
          </table:table-cell>
          <table:table-cell table:style-name="ce2" table:formula="of:=IF([.A112]=UP; -1*[.B112]; IF([.A112]=DOWN; [.B112]; 0))+[.E111]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113]=FORWARD; [.B113]; 0)+[.C112]" office:value-type="float" office:value="232" calcext:value-type="float">
            <text:p>232</text:p>
          </table:table-cell>
          <table:table-cell table:style-name="ce2" table:formula="of:=IF([.A113]=FORWARD; [.E113]*[.B113]; 0)+[.D112]" office:value-type="float" office:value="19341" calcext:value-type="float">
            <text:p>19341</text:p>
          </table:table-cell>
          <table:table-cell table:style-name="ce2" table:formula="of:=IF([.A113]=UP; -1*[.B113]; IF([.A113]=DOWN; [.B113]; 0))+[.E112]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114]=FORWARD; [.B114]; 0)+[.C113]" office:value-type="float" office:value="232" calcext:value-type="float">
            <text:p>232</text:p>
          </table:table-cell>
          <table:table-cell table:style-name="ce2" table:formula="of:=IF([.A114]=FORWARD; [.E114]*[.B114]; 0)+[.D113]" office:value-type="float" office:value="19341" calcext:value-type="float">
            <text:p>19341</text:p>
          </table:table-cell>
          <table:table-cell table:style-name="ce2" table:formula="of:=IF([.A114]=UP; -1*[.B114]; IF([.A114]=DOWN; [.B114]; 0))+[.E113]"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115]=FORWARD; [.B115]; 0)+[.C114]" office:value-type="float" office:value="232" calcext:value-type="float">
            <text:p>232</text:p>
          </table:table-cell>
          <table:table-cell table:style-name="ce2" table:formula="of:=IF([.A115]=FORWARD; [.E115]*[.B115]; 0)+[.D114]" office:value-type="float" office:value="19341" calcext:value-type="float">
            <text:p>19341</text:p>
          </table:table-cell>
          <table:table-cell table:style-name="ce2" table:formula="of:=IF([.A115]=UP; -1*[.B115]; IF([.A115]=DOWN; [.B115]; 0))+[.E114]"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16]=FORWARD; [.B116]; 0)+[.C115]" office:value-type="float" office:value="232" calcext:value-type="float">
            <text:p>232</text:p>
          </table:table-cell>
          <table:table-cell table:style-name="ce2" table:formula="of:=IF([.A116]=FORWARD; [.E116]*[.B116]; 0)+[.D115]" office:value-type="float" office:value="19341" calcext:value-type="float">
            <text:p>19341</text:p>
          </table:table-cell>
          <table:table-cell table:style-name="ce2" table:formula="of:=IF([.A116]=UP; -1*[.B116]; IF([.A116]=DOWN; [.B116]; 0))+[.E115]"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117]=FORWARD; [.B117]; 0)+[.C116]" office:value-type="float" office:value="232" calcext:value-type="float">
            <text:p>232</text:p>
          </table:table-cell>
          <table:table-cell table:style-name="ce2" table:formula="of:=IF([.A117]=FORWARD; [.E117]*[.B117]; 0)+[.D116]" office:value-type="float" office:value="19341" calcext:value-type="float">
            <text:p>19341</text:p>
          </table:table-cell>
          <table:table-cell table:style-name="ce2" table:formula="of:=IF([.A117]=UP; -1*[.B117]; IF([.A117]=DOWN; [.B117]; 0))+[.E116]"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18]=FORWARD; [.B118]; 0)+[.C117]" office:value-type="float" office:value="234" calcext:value-type="float">
            <text:p>234</text:p>
          </table:table-cell>
          <table:table-cell table:style-name="ce2" table:formula="of:=IF([.A118]=FORWARD; [.E118]*[.B118]; 0)+[.D117]" office:value-type="float" office:value="19711" calcext:value-type="float">
            <text:p>19711</text:p>
          </table:table-cell>
          <table:table-cell table:style-name="ce2" table:formula="of:=IF([.A118]=UP; -1*[.B118]; IF([.A118]=DOWN; [.B118]; 0))+[.E117]"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119]=FORWARD; [.B119]; 0)+[.C118]" office:value-type="float" office:value="234" calcext:value-type="float">
            <text:p>234</text:p>
          </table:table-cell>
          <table:table-cell table:style-name="ce2" table:formula="of:=IF([.A119]=FORWARD; [.E119]*[.B119]; 0)+[.D118]" office:value-type="float" office:value="19711" calcext:value-type="float">
            <text:p>19711</text:p>
          </table:table-cell>
          <table:table-cell table:style-name="ce2" table:formula="of:=IF([.A119]=UP; -1*[.B119]; IF([.A119]=DOWN; [.B119]; 0))+[.E118]"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120]=FORWARD; [.B120]; 0)+[.C119]" office:value-type="float" office:value="234" calcext:value-type="float">
            <text:p>234</text:p>
          </table:table-cell>
          <table:table-cell table:style-name="ce2" table:formula="of:=IF([.A120]=FORWARD; [.E120]*[.B120]; 0)+[.D119]" office:value-type="float" office:value="19711" calcext:value-type="float">
            <text:p>19711</text:p>
          </table:table-cell>
          <table:table-cell table:style-name="ce2" table:formula="of:=IF([.A120]=UP; -1*[.B120]; IF([.A120]=DOWN; [.B120]; 0))+[.E119]"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21]=FORWARD; [.B121]; 0)+[.C120]" office:value-type="float" office:value="239" calcext:value-type="float">
            <text:p>239</text:p>
          </table:table-cell>
          <table:table-cell table:style-name="ce2" table:formula="of:=IF([.A121]=FORWARD; [.E121]*[.B121]; 0)+[.D120]" office:value-type="float" office:value="20686" calcext:value-type="float">
            <text:p>20686</text:p>
          </table:table-cell>
          <table:table-cell table:style-name="ce2" table:formula="of:=IF([.A121]=UP; -1*[.B121]; IF([.A121]=DOWN; [.B121]; 0))+[.E120]"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22]=FORWARD; [.B122]; 0)+[.C121]" office:value-type="float" office:value="239" calcext:value-type="float">
            <text:p>239</text:p>
          </table:table-cell>
          <table:table-cell table:style-name="ce2" table:formula="of:=IF([.A122]=FORWARD; [.E122]*[.B122]; 0)+[.D121]" office:value-type="float" office:value="20686" calcext:value-type="float">
            <text:p>20686</text:p>
          </table:table-cell>
          <table:table-cell table:style-name="ce2" table:formula="of:=IF([.A122]=UP; -1*[.B122]; IF([.A122]=DOWN; [.B122]; 0))+[.E121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123]=FORWARD; [.B123]; 0)+[.C122]" office:value-type="float" office:value="239" calcext:value-type="float">
            <text:p>239</text:p>
          </table:table-cell>
          <table:table-cell table:style-name="ce2" table:formula="of:=IF([.A123]=FORWARD; [.E123]*[.B123]; 0)+[.D122]" office:value-type="float" office:value="20686" calcext:value-type="float">
            <text:p>20686</text:p>
          </table:table-cell>
          <table:table-cell table:style-name="ce2" table:formula="of:=IF([.A123]=UP; -1*[.B123]; IF([.A123]=DOWN; [.B123]; 0))+[.E122]"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24]=FORWARD; [.B124]; 0)+[.C123]" office:value-type="float" office:value="239" calcext:value-type="float">
            <text:p>239</text:p>
          </table:table-cell>
          <table:table-cell table:style-name="ce2" table:formula="of:=IF([.A124]=FORWARD; [.E124]*[.B124]; 0)+[.D123]" office:value-type="float" office:value="20686" calcext:value-type="float">
            <text:p>20686</text:p>
          </table:table-cell>
          <table:table-cell table:style-name="ce2" table:formula="of:=IF([.A124]=UP; -1*[.B124]; IF([.A124]=DOWN; [.B124]; 0))+[.E123]"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125]=FORWARD; [.B125]; 0)+[.C124]" office:value-type="float" office:value="239" calcext:value-type="float">
            <text:p>239</text:p>
          </table:table-cell>
          <table:table-cell table:style-name="ce2" table:formula="of:=IF([.A125]=FORWARD; [.E125]*[.B125]; 0)+[.D124]" office:value-type="float" office:value="20686" calcext:value-type="float">
            <text:p>20686</text:p>
          </table:table-cell>
          <table:table-cell table:style-name="ce2" table:formula="of:=IF([.A125]=UP; -1*[.B125]; IF([.A125]=DOWN; [.B125]; 0))+[.E124]"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126]=FORWARD; [.B126]; 0)+[.C125]" office:value-type="float" office:value="245" calcext:value-type="float">
            <text:p>245</text:p>
          </table:table-cell>
          <table:table-cell table:style-name="ce2" table:formula="of:=IF([.A126]=FORWARD; [.E126]*[.B126]; 0)+[.D125]" office:value-type="float" office:value="21754" calcext:value-type="float">
            <text:p>21754</text:p>
          </table:table-cell>
          <table:table-cell table:style-name="ce2" table:formula="of:=IF([.A126]=UP; -1*[.B126]; IF([.A126]=DOWN; [.B126]; 0))+[.E125]"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127]=FORWARD; [.B127]; 0)+[.C126]" office:value-type="float" office:value="245" calcext:value-type="float">
            <text:p>245</text:p>
          </table:table-cell>
          <table:table-cell table:style-name="ce2" table:formula="of:=IF([.A127]=FORWARD; [.E127]*[.B127]; 0)+[.D126]" office:value-type="float" office:value="21754" calcext:value-type="float">
            <text:p>21754</text:p>
          </table:table-cell>
          <table:table-cell table:style-name="ce2" table:formula="of:=IF([.A127]=UP; -1*[.B127]; IF([.A127]=DOWN; [.B127]; 0))+[.E126]"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128]=FORWARD; [.B128]; 0)+[.C127]" office:value-type="float" office:value="245" calcext:value-type="float">
            <text:p>245</text:p>
          </table:table-cell>
          <table:table-cell table:style-name="ce2" table:formula="of:=IF([.A128]=FORWARD; [.E128]*[.B128]; 0)+[.D127]" office:value-type="float" office:value="21754" calcext:value-type="float">
            <text:p>21754</text:p>
          </table:table-cell>
          <table:table-cell table:style-name="ce2" table:formula="of:=IF([.A128]=UP; -1*[.B128]; IF([.A128]=DOWN; [.B128]; 0))+[.E127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129]=FORWARD; [.B129]; 0)+[.C128]" office:value-type="float" office:value="248" calcext:value-type="float">
            <text:p>248</text:p>
          </table:table-cell>
          <table:table-cell table:style-name="ce2" table:formula="of:=IF([.A129]=FORWARD; [.E129]*[.B129]; 0)+[.D128]" office:value-type="float" office:value="22333" calcext:value-type="float">
            <text:p>22333</text:p>
          </table:table-cell>
          <table:table-cell table:style-name="ce2" table:formula="of:=IF([.A129]=UP; -1*[.B129]; IF([.A129]=DOWN; [.B129]; 0))+[.E128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30]=FORWARD; [.B130]; 0)+[.C129]" office:value-type="float" office:value="253" calcext:value-type="float">
            <text:p>253</text:p>
          </table:table-cell>
          <table:table-cell table:style-name="ce2" table:formula="of:=IF([.A130]=FORWARD; [.E130]*[.B130]; 0)+[.D129]" office:value-type="float" office:value="23298" calcext:value-type="float">
            <text:p>23298</text:p>
          </table:table-cell>
          <table:table-cell table:style-name="ce2" table:formula="of:=IF([.A130]=UP; -1*[.B130]; IF([.A130]=DOWN; [.B130]; 0))+[.E129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131]=FORWARD; [.B131]; 0)+[.C130]" office:value-type="float" office:value="257" calcext:value-type="float">
            <text:p>257</text:p>
          </table:table-cell>
          <table:table-cell table:style-name="ce2" table:formula="of:=IF([.A131]=FORWARD; [.E131]*[.B131]; 0)+[.D130]" office:value-type="float" office:value="24070" calcext:value-type="float">
            <text:p>24070</text:p>
          </table:table-cell>
          <table:table-cell table:style-name="ce2" table:formula="of:=IF([.A131]=UP; -1*[.B131]; IF([.A131]=DOWN; [.B131]; 0))+[.E130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32]=FORWARD; [.B132]; 0)+[.C131]" office:value-type="float" office:value="257" calcext:value-type="float">
            <text:p>257</text:p>
          </table:table-cell>
          <table:table-cell table:style-name="ce2" table:formula="of:=IF([.A132]=FORWARD; [.E132]*[.B132]; 0)+[.D131]" office:value-type="float" office:value="24070" calcext:value-type="float">
            <text:p>24070</text:p>
          </table:table-cell>
          <table:table-cell table:style-name="ce2" table:formula="of:=IF([.A132]=UP; -1*[.B132]; IF([.A132]=DOWN; [.B132]; 0))+[.E131]"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33]=FORWARD; [.B133]; 0)+[.C132]" office:value-type="float" office:value="259" calcext:value-type="float">
            <text:p>259</text:p>
          </table:table-cell>
          <table:table-cell table:style-name="ce2" table:formula="of:=IF([.A133]=FORWARD; [.E133]*[.B133]; 0)+[.D132]" office:value-type="float" office:value="24466" calcext:value-type="float">
            <text:p>24466</text:p>
          </table:table-cell>
          <table:table-cell table:style-name="ce2" table:formula="of:=IF([.A133]=UP; -1*[.B133]; IF([.A133]=DOWN; [.B133]; 0))+[.E132]"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134]=FORWARD; [.B134]; 0)+[.C133]" office:value-type="float" office:value="259" calcext:value-type="float">
            <text:p>259</text:p>
          </table:table-cell>
          <table:table-cell table:style-name="ce2" table:formula="of:=IF([.A134]=FORWARD; [.E134]*[.B134]; 0)+[.D133]" office:value-type="float" office:value="24466" calcext:value-type="float">
            <text:p>24466</text:p>
          </table:table-cell>
          <table:table-cell table:style-name="ce2" table:formula="of:=IF([.A134]=UP; -1*[.B134]; IF([.A134]=DOWN; [.B134]; 0))+[.E133]"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135]=FORWARD; [.B135]; 0)+[.C134]" office:value-type="float" office:value="259" calcext:value-type="float">
            <text:p>259</text:p>
          </table:table-cell>
          <table:table-cell table:style-name="ce2" table:formula="of:=IF([.A135]=FORWARD; [.E135]*[.B135]; 0)+[.D134]" office:value-type="float" office:value="24466" calcext:value-type="float">
            <text:p>24466</text:p>
          </table:table-cell>
          <table:table-cell table:style-name="ce2" table:formula="of:=IF([.A135]=UP; -1*[.B135]; IF([.A135]=DOWN; [.B135]; 0))+[.E134]"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136]=FORWARD; [.B136]; 0)+[.C135]" office:value-type="float" office:value="259" calcext:value-type="float">
            <text:p>259</text:p>
          </table:table-cell>
          <table:table-cell table:style-name="ce2" table:formula="of:=IF([.A136]=FORWARD; [.E136]*[.B136]; 0)+[.D135]" office:value-type="float" office:value="24466" calcext:value-type="float">
            <text:p>24466</text:p>
          </table:table-cell>
          <table:table-cell table:style-name="ce2" table:formula="of:=IF([.A136]=UP; -1*[.B136]; IF([.A136]=DOWN; [.B136]; 0))+[.E135]"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37]=FORWARD; [.B137]; 0)+[.C136]" office:value-type="float" office:value="261" calcext:value-type="float">
            <text:p>261</text:p>
          </table:table-cell>
          <table:table-cell table:style-name="ce2" table:formula="of:=IF([.A137]=FORWARD; [.E137]*[.B137]; 0)+[.D136]" office:value-type="float" office:value="24840" calcext:value-type="float">
            <text:p>24840</text:p>
          </table:table-cell>
          <table:table-cell table:style-name="ce2" table:formula="of:=IF([.A137]=UP; -1*[.B137]; IF([.A137]=DOWN; [.B137]; 0))+[.E136]"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38]=FORWARD; [.B138]; 0)+[.C137]" office:value-type="float" office:value="263" calcext:value-type="float">
            <text:p>263</text:p>
          </table:table-cell>
          <table:table-cell table:style-name="ce2" table:formula="of:=IF([.A138]=FORWARD; [.E138]*[.B138]; 0)+[.D137]" office:value-type="float" office:value="25214" calcext:value-type="float">
            <text:p>25214</text:p>
          </table:table-cell>
          <table:table-cell table:style-name="ce2" table:formula="of:=IF([.A138]=UP; -1*[.B138]; IF([.A138]=DOWN; [.B138]; 0))+[.E137]"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139]=FORWARD; [.B139]; 0)+[.C138]" office:value-type="float" office:value="263" calcext:value-type="float">
            <text:p>263</text:p>
          </table:table-cell>
          <table:table-cell table:style-name="ce2" table:formula="of:=IF([.A139]=FORWARD; [.E139]*[.B139]; 0)+[.D138]" office:value-type="float" office:value="25214" calcext:value-type="float">
            <text:p>25214</text:p>
          </table:table-cell>
          <table:table-cell table:style-name="ce2" table:formula="of:=IF([.A139]=UP; -1*[.B139]; IF([.A139]=DOWN; [.B139]; 0))+[.E138]"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140]=FORWARD; [.B140]; 0)+[.C139]" office:value-type="float" office:value="263" calcext:value-type="float">
            <text:p>263</text:p>
          </table:table-cell>
          <table:table-cell table:style-name="ce2" table:formula="of:=IF([.A140]=FORWARD; [.E140]*[.B140]; 0)+[.D139]" office:value-type="float" office:value="25214" calcext:value-type="float">
            <text:p>25214</text:p>
          </table:table-cell>
          <table:table-cell table:style-name="ce2" table:formula="of:=IF([.A140]=UP; -1*[.B140]; IF([.A140]=DOWN; [.B140]; 0))+[.E139]"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141]=FORWARD; [.B141]; 0)+[.C140]" office:value-type="float" office:value="263" calcext:value-type="float">
            <text:p>263</text:p>
          </table:table-cell>
          <table:table-cell table:style-name="ce2" table:formula="of:=IF([.A141]=FORWARD; [.E141]*[.B141]; 0)+[.D140]" office:value-type="float" office:value="25214" calcext:value-type="float">
            <text:p>25214</text:p>
          </table:table-cell>
          <table:table-cell table:style-name="ce2" table:formula="of:=IF([.A141]=UP; -1*[.B141]; IF([.A141]=DOWN; [.B141]; 0))+[.E140]"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142]=FORWARD; [.B142]; 0)+[.C141]" office:value-type="float" office:value="263" calcext:value-type="float">
            <text:p>263</text:p>
          </table:table-cell>
          <table:table-cell table:style-name="ce2" table:formula="of:=IF([.A142]=FORWARD; [.E142]*[.B142]; 0)+[.D141]" office:value-type="float" office:value="25214" calcext:value-type="float">
            <text:p>25214</text:p>
          </table:table-cell>
          <table:table-cell table:style-name="ce2" table:formula="of:=IF([.A142]=UP; -1*[.B142]; IF([.A142]=DOWN; [.B142]; 0))+[.E141]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43]=FORWARD; [.B143]; 0)+[.C142]" office:value-type="float" office:value="268" calcext:value-type="float">
            <text:p>268</text:p>
          </table:table-cell>
          <table:table-cell table:style-name="ce2" table:formula="of:=IF([.A143]=FORWARD; [.E143]*[.B143]; 0)+[.D142]" office:value-type="float" office:value="26209" calcext:value-type="float">
            <text:p>26209</text:p>
          </table:table-cell>
          <table:table-cell table:style-name="ce2" table:formula="of:=IF([.A143]=UP; -1*[.B143]; IF([.A143]=DOWN; [.B143]; 0))+[.E142]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44]=FORWARD; [.B144]; 0)+[.C143]" office:value-type="float" office:value="268" calcext:value-type="float">
            <text:p>268</text:p>
          </table:table-cell>
          <table:table-cell table:style-name="ce2" table:formula="of:=IF([.A144]=FORWARD; [.E144]*[.B144]; 0)+[.D143]" office:value-type="float" office:value="26209" calcext:value-type="float">
            <text:p>26209</text:p>
          </table:table-cell>
          <table:table-cell table:style-name="ce2" table:formula="of:=IF([.A144]=UP; -1*[.B144]; IF([.A144]=DOWN; [.B144]; 0))+[.E143]"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145]=FORWARD; [.B145]; 0)+[.C144]" office:value-type="float" office:value="268" calcext:value-type="float">
            <text:p>268</text:p>
          </table:table-cell>
          <table:table-cell table:style-name="ce2" table:formula="of:=IF([.A145]=FORWARD; [.E145]*[.B145]; 0)+[.D144]" office:value-type="float" office:value="26209" calcext:value-type="float">
            <text:p>26209</text:p>
          </table:table-cell>
          <table:table-cell table:style-name="ce2" table:formula="of:=IF([.A145]=UP; -1*[.B145]; IF([.A145]=DOWN; [.B145]; 0))+[.E144]"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146]=FORWARD; [.B146]; 0)+[.C145]" office:value-type="float" office:value="275" calcext:value-type="float">
            <text:p>275</text:p>
          </table:table-cell>
          <table:table-cell table:style-name="ce2" table:formula="of:=IF([.A146]=FORWARD; [.E146]*[.B146]; 0)+[.D145]" office:value-type="float" office:value="27630" calcext:value-type="float">
            <text:p>27630</text:p>
          </table:table-cell>
          <table:table-cell table:style-name="ce2" table:formula="of:=IF([.A146]=UP; -1*[.B146]; IF([.A146]=DOWN; [.B146]; 0))+[.E145]"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47]=FORWARD; [.B147]; 0)+[.C146]" office:value-type="float" office:value="275" calcext:value-type="float">
            <text:p>275</text:p>
          </table:table-cell>
          <table:table-cell table:style-name="ce2" table:formula="of:=IF([.A147]=FORWARD; [.E147]*[.B147]; 0)+[.D146]" office:value-type="float" office:value="27630" calcext:value-type="float">
            <text:p>27630</text:p>
          </table:table-cell>
          <table:table-cell table:style-name="ce2" table:formula="of:=IF([.A147]=UP; -1*[.B147]; IF([.A147]=DOWN; [.B147]; 0))+[.E146]"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148]=FORWARD; [.B148]; 0)+[.C147]" office:value-type="float" office:value="275" calcext:value-type="float">
            <text:p>275</text:p>
          </table:table-cell>
          <table:table-cell table:style-name="ce2" table:formula="of:=IF([.A148]=FORWARD; [.E148]*[.B148]; 0)+[.D147]" office:value-type="float" office:value="27630" calcext:value-type="float">
            <text:p>27630</text:p>
          </table:table-cell>
          <table:table-cell table:style-name="ce2" table:formula="of:=IF([.A148]=UP; -1*[.B148]; IF([.A148]=DOWN; [.B148]; 0))+[.E147]"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149]=FORWARD; [.B149]; 0)+[.C148]" office:value-type="float" office:value="283" calcext:value-type="float">
            <text:p>283</text:p>
          </table:table-cell>
          <table:table-cell table:style-name="ce2" table:formula="of:=IF([.A149]=FORWARD; [.E149]*[.B149]; 0)+[.D148]" office:value-type="float" office:value="29318" calcext:value-type="float">
            <text:p>29318</text:p>
          </table:table-cell>
          <table:table-cell table:style-name="ce2" table:formula="of:=IF([.A149]=UP; -1*[.B149]; IF([.A149]=DOWN; [.B149]; 0))+[.E148]"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150]=FORWARD; [.B150]; 0)+[.C149]" office:value-type="float" office:value="283" calcext:value-type="float">
            <text:p>283</text:p>
          </table:table-cell>
          <table:table-cell table:style-name="ce2" table:formula="of:=IF([.A150]=FORWARD; [.E150]*[.B150]; 0)+[.D149]" office:value-type="float" office:value="29318" calcext:value-type="float">
            <text:p>29318</text:p>
          </table:table-cell>
          <table:table-cell table:style-name="ce2" table:formula="of:=IF([.A150]=UP; -1*[.B150]; IF([.A150]=DOWN; [.B150]; 0))+[.E149]"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151]=FORWARD; [.B151]; 0)+[.C150]" office:value-type="float" office:value="283" calcext:value-type="float">
            <text:p>283</text:p>
          </table:table-cell>
          <table:table-cell table:style-name="ce2" table:formula="of:=IF([.A151]=FORWARD; [.E151]*[.B151]; 0)+[.D150]" office:value-type="float" office:value="29318" calcext:value-type="float">
            <text:p>29318</text:p>
          </table:table-cell>
          <table:table-cell table:style-name="ce2" table:formula="of:=IF([.A151]=UP; -1*[.B151]; IF([.A151]=DOWN; [.B151]; 0))+[.E150]"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52]=FORWARD; [.B152]; 0)+[.C151]" office:value-type="float" office:value="283" calcext:value-type="float">
            <text:p>283</text:p>
          </table:table-cell>
          <table:table-cell table:style-name="ce2" table:formula="of:=IF([.A152]=FORWARD; [.E152]*[.B152]; 0)+[.D151]" office:value-type="float" office:value="29318" calcext:value-type="float">
            <text:p>29318</text:p>
          </table:table-cell>
          <table:table-cell table:style-name="ce2" table:formula="of:=IF([.A152]=UP; -1*[.B152]; IF([.A152]=DOWN; [.B152]; 0))+[.E151]"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53]=FORWARD; [.B153]; 0)+[.C152]" office:value-type="float" office:value="285" calcext:value-type="float">
            <text:p>285</text:p>
          </table:table-cell>
          <table:table-cell table:style-name="ce2" table:formula="of:=IF([.A153]=FORWARD; [.E153]*[.B153]; 0)+[.D152]" office:value-type="float" office:value="29760" calcext:value-type="float">
            <text:p>29760</text:p>
          </table:table-cell>
          <table:table-cell table:style-name="ce2" table:formula="of:=IF([.A153]=UP; -1*[.B153]; IF([.A153]=DOWN; [.B153]; 0))+[.E152]"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154]=FORWARD; [.B154]; 0)+[.C153]" office:value-type="float" office:value="289" calcext:value-type="float">
            <text:p>289</text:p>
          </table:table-cell>
          <table:table-cell table:style-name="ce2" table:formula="of:=IF([.A154]=FORWARD; [.E154]*[.B154]; 0)+[.D153]" office:value-type="float" office:value="30644" calcext:value-type="float">
            <text:p>30644</text:p>
          </table:table-cell>
          <table:table-cell table:style-name="ce2" table:formula="of:=IF([.A154]=UP; -1*[.B154]; IF([.A154]=DOWN; [.B154]; 0))+[.E153]"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55]=FORWARD; [.B155]; 0)+[.C154]" office:value-type="float" office:value="289" calcext:value-type="float">
            <text:p>289</text:p>
          </table:table-cell>
          <table:table-cell table:style-name="ce2" table:formula="of:=IF([.A155]=FORWARD; [.E155]*[.B155]; 0)+[.D154]" office:value-type="float" office:value="30644" calcext:value-type="float">
            <text:p>30644</text:p>
          </table:table-cell>
          <table:table-cell table:style-name="ce2" table:formula="of:=IF([.A155]=UP; -1*[.B155]; IF([.A155]=DOWN; [.B155]; 0))+[.E154]"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56]=FORWARD; [.B156]; 0)+[.C155]" office:value-type="float" office:value="289" calcext:value-type="float">
            <text:p>289</text:p>
          </table:table-cell>
          <table:table-cell table:style-name="ce2" table:formula="of:=IF([.A156]=FORWARD; [.E156]*[.B156]; 0)+[.D155]" office:value-type="float" office:value="30644" calcext:value-type="float">
            <text:p>30644</text:p>
          </table:table-cell>
          <table:table-cell table:style-name="ce2" table:formula="of:=IF([.A156]=UP; -1*[.B156]; IF([.A156]=DOWN; [.B156]; 0))+[.E155]"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157]=FORWARD; [.B157]; 0)+[.C156]" office:value-type="float" office:value="289" calcext:value-type="float">
            <text:p>289</text:p>
          </table:table-cell>
          <table:table-cell table:style-name="ce2" table:formula="of:=IF([.A157]=FORWARD; [.E157]*[.B157]; 0)+[.D156]" office:value-type="float" office:value="30644" calcext:value-type="float">
            <text:p>30644</text:p>
          </table:table-cell>
          <table:table-cell table:style-name="ce2" table:formula="of:=IF([.A157]=UP; -1*[.B157]; IF([.A157]=DOWN; [.B157]; 0))+[.E156]"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58]=FORWARD; [.B158]; 0)+[.C157]" office:value-type="float" office:value="289" calcext:value-type="float">
            <text:p>289</text:p>
          </table:table-cell>
          <table:table-cell table:style-name="ce2" table:formula="of:=IF([.A158]=FORWARD; [.E158]*[.B158]; 0)+[.D157]" office:value-type="float" office:value="30644" calcext:value-type="float">
            <text:p>30644</text:p>
          </table:table-cell>
          <table:table-cell table:style-name="ce2" table:formula="of:=IF([.A158]=UP; -1*[.B158]; IF([.A158]=DOWN; [.B158]; 0))+[.E157]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159]=FORWARD; [.B159]; 0)+[.C158]" office:value-type="float" office:value="289" calcext:value-type="float">
            <text:p>289</text:p>
          </table:table-cell>
          <table:table-cell table:style-name="ce2" table:formula="of:=IF([.A159]=FORWARD; [.E159]*[.B159]; 0)+[.D158]" office:value-type="float" office:value="30644" calcext:value-type="float">
            <text:p>30644</text:p>
          </table:table-cell>
          <table:table-cell table:style-name="ce2" table:formula="of:=IF([.A159]=UP; -1*[.B159]; IF([.A159]=DOWN; [.B159]; 0))+[.E158]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60]=FORWARD; [.B160]; 0)+[.C159]" office:value-type="float" office:value="294" calcext:value-type="float">
            <text:p>294</text:p>
          </table:table-cell>
          <table:table-cell table:style-name="ce2" table:formula="of:=IF([.A160]=FORWARD; [.E160]*[.B160]; 0)+[.D159]" office:value-type="float" office:value="31844" calcext:value-type="float">
            <text:p>31844</text:p>
          </table:table-cell>
          <table:table-cell table:style-name="ce2" table:formula="of:=IF([.A160]=UP; -1*[.B160]; IF([.A160]=DOWN; [.B160]; 0))+[.E159]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161]=FORWARD; [.B161]; 0)+[.C160]" office:value-type="float" office:value="298" calcext:value-type="float">
            <text:p>298</text:p>
          </table:table-cell>
          <table:table-cell table:style-name="ce2" table:formula="of:=IF([.A161]=FORWARD; [.E161]*[.B161]; 0)+[.D160]" office:value-type="float" office:value="32804" calcext:value-type="float">
            <text:p>32804</text:p>
          </table:table-cell>
          <table:table-cell table:style-name="ce2" table:formula="of:=IF([.A161]=UP; -1*[.B161]; IF([.A161]=DOWN; [.B161]; 0))+[.E160]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162]=FORWARD; [.B162]; 0)+[.C161]" office:value-type="float" office:value="298" calcext:value-type="float">
            <text:p>298</text:p>
          </table:table-cell>
          <table:table-cell table:style-name="ce2" table:formula="of:=IF([.A162]=FORWARD; [.E162]*[.B162]; 0)+[.D161]" office:value-type="float" office:value="32804" calcext:value-type="float">
            <text:p>32804</text:p>
          </table:table-cell>
          <table:table-cell table:style-name="ce2" table:formula="of:=IF([.A162]=UP; -1*[.B162]; IF([.A162]=DOWN; [.B162]; 0))+[.E161]"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163]=FORWARD; [.B163]; 0)+[.C162]" office:value-type="float" office:value="298" calcext:value-type="float">
            <text:p>298</text:p>
          </table:table-cell>
          <table:table-cell table:style-name="ce2" table:formula="of:=IF([.A163]=FORWARD; [.E163]*[.B163]; 0)+[.D162]" office:value-type="float" office:value="32804" calcext:value-type="float">
            <text:p>32804</text:p>
          </table:table-cell>
          <table:table-cell table:style-name="ce2" table:formula="of:=IF([.A163]=UP; -1*[.B163]; IF([.A163]=DOWN; [.B163]; 0))+[.E162]"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164]=FORWARD; [.B164]; 0)+[.C163]" office:value-type="float" office:value="298" calcext:value-type="float">
            <text:p>298</text:p>
          </table:table-cell>
          <table:table-cell table:style-name="ce2" table:formula="of:=IF([.A164]=FORWARD; [.E164]*[.B164]; 0)+[.D163]" office:value-type="float" office:value="32804" calcext:value-type="float">
            <text:p>32804</text:p>
          </table:table-cell>
          <table:table-cell table:style-name="ce2" table:formula="of:=IF([.A164]=UP; -1*[.B164]; IF([.A164]=DOWN; [.B164]; 0))+[.E163]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165]=FORWARD; [.B165]; 0)+[.C164]" office:value-type="float" office:value="305" calcext:value-type="float">
            <text:p>305</text:p>
          </table:table-cell>
          <table:table-cell table:style-name="ce2" table:formula="of:=IF([.A165]=FORWARD; [.E165]*[.B165]; 0)+[.D164]" office:value-type="float" office:value="34428" calcext:value-type="float">
            <text:p>34428</text:p>
          </table:table-cell>
          <table:table-cell table:style-name="ce2" table:formula="of:=IF([.A165]=UP; -1*[.B165]; IF([.A165]=DOWN; [.B165]; 0))+[.E164]"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166]=FORWARD; [.B166]; 0)+[.C165]" office:value-type="float" office:value="305" calcext:value-type="float">
            <text:p>305</text:p>
          </table:table-cell>
          <table:table-cell table:style-name="ce2" table:formula="of:=IF([.A166]=FORWARD; [.E166]*[.B166]; 0)+[.D165]" office:value-type="float" office:value="34428" calcext:value-type="float">
            <text:p>34428</text:p>
          </table:table-cell>
          <table:table-cell table:style-name="ce2" table:formula="of:=IF([.A166]=UP; -1*[.B166]; IF([.A166]=DOWN; [.B166]; 0))+[.E165]"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167]=FORWARD; [.B167]; 0)+[.C166]" office:value-type="float" office:value="305" calcext:value-type="float">
            <text:p>305</text:p>
          </table:table-cell>
          <table:table-cell table:style-name="ce2" table:formula="of:=IF([.A167]=FORWARD; [.E167]*[.B167]; 0)+[.D166]" office:value-type="float" office:value="34428" calcext:value-type="float">
            <text:p>34428</text:p>
          </table:table-cell>
          <table:table-cell table:style-name="ce2" table:formula="of:=IF([.A167]=UP; -1*[.B167]; IF([.A167]=DOWN; [.B167]; 0))+[.E166]"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168]=FORWARD; [.B168]; 0)+[.C167]" office:value-type="float" office:value="305" calcext:value-type="float">
            <text:p>305</text:p>
          </table:table-cell>
          <table:table-cell table:style-name="ce2" table:formula="of:=IF([.A168]=FORWARD; [.E168]*[.B168]; 0)+[.D167]" office:value-type="float" office:value="34428" calcext:value-type="float">
            <text:p>34428</text:p>
          </table:table-cell>
          <table:table-cell table:style-name="ce2" table:formula="of:=IF([.A168]=UP; -1*[.B168]; IF([.A168]=DOWN; [.B168]; 0))+[.E167]"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169]=FORWARD; [.B169]; 0)+[.C168]" office:value-type="float" office:value="311" calcext:value-type="float">
            <text:p>311</text:p>
          </table:table-cell>
          <table:table-cell table:style-name="ce2" table:formula="of:=IF([.A169]=FORWARD; [.E169]*[.B169]; 0)+[.D168]" office:value-type="float" office:value="35934" calcext:value-type="float">
            <text:p>35934</text:p>
          </table:table-cell>
          <table:table-cell table:style-name="ce2" table:formula="of:=IF([.A169]=UP; -1*[.B169]; IF([.A169]=DOWN; [.B169]; 0))+[.E168]"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170]=FORWARD; [.B170]; 0)+[.C169]" office:value-type="float" office:value="311" calcext:value-type="float">
            <text:p>311</text:p>
          </table:table-cell>
          <table:table-cell table:style-name="ce2" table:formula="of:=IF([.A170]=FORWARD; [.E170]*[.B170]; 0)+[.D169]" office:value-type="float" office:value="35934" calcext:value-type="float">
            <text:p>35934</text:p>
          </table:table-cell>
          <table:table-cell table:style-name="ce2" table:formula="of:=IF([.A170]=UP; -1*[.B170]; IF([.A170]=DOWN; [.B170]; 0))+[.E169]"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71]=FORWARD; [.B171]; 0)+[.C170]" office:value-type="float" office:value="311" calcext:value-type="float">
            <text:p>311</text:p>
          </table:table-cell>
          <table:table-cell table:style-name="ce2" table:formula="of:=IF([.A171]=FORWARD; [.E171]*[.B171]; 0)+[.D170]" office:value-type="float" office:value="35934" calcext:value-type="float">
            <text:p>35934</text:p>
          </table:table-cell>
          <table:table-cell table:style-name="ce2" table:formula="of:=IF([.A171]=UP; -1*[.B171]; IF([.A171]=DOWN; [.B171]; 0))+[.E170]"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172]=FORWARD; [.B172]; 0)+[.C171]" office:value-type="float" office:value="311" calcext:value-type="float">
            <text:p>311</text:p>
          </table:table-cell>
          <table:table-cell table:style-name="ce2" table:formula="of:=IF([.A172]=FORWARD; [.E172]*[.B172]; 0)+[.D171]" office:value-type="float" office:value="35934" calcext:value-type="float">
            <text:p>35934</text:p>
          </table:table-cell>
          <table:table-cell table:style-name="ce2" table:formula="of:=IF([.A172]=UP; -1*[.B172]; IF([.A172]=DOWN; [.B172]; 0))+[.E171]"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173]=FORWARD; [.B173]; 0)+[.C172]" office:value-type="float" office:value="311" calcext:value-type="float">
            <text:p>311</text:p>
          </table:table-cell>
          <table:table-cell table:style-name="ce2" table:formula="of:=IF([.A173]=FORWARD; [.E173]*[.B173]; 0)+[.D172]" office:value-type="float" office:value="35934" calcext:value-type="float">
            <text:p>35934</text:p>
          </table:table-cell>
          <table:table-cell table:style-name="ce2" table:formula="of:=IF([.A173]=UP; -1*[.B173]; IF([.A173]=DOWN; [.B173]; 0))+[.E172]"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74]=FORWARD; [.B174]; 0)+[.C173]" office:value-type="float" office:value="311" calcext:value-type="float">
            <text:p>311</text:p>
          </table:table-cell>
          <table:table-cell table:style-name="ce2" table:formula="of:=IF([.A174]=FORWARD; [.E174]*[.B174]; 0)+[.D173]" office:value-type="float" office:value="35934" calcext:value-type="float">
            <text:p>35934</text:p>
          </table:table-cell>
          <table:table-cell table:style-name="ce2" table:formula="of:=IF([.A174]=UP; -1*[.B174]; IF([.A174]=DOWN; [.B174]; 0))+[.E173]"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175]=FORWARD; [.B175]; 0)+[.C174]" office:value-type="float" office:value="311" calcext:value-type="float">
            <text:p>311</text:p>
          </table:table-cell>
          <table:table-cell table:style-name="ce2" table:formula="of:=IF([.A175]=FORWARD; [.E175]*[.B175]; 0)+[.D174]" office:value-type="float" office:value="35934" calcext:value-type="float">
            <text:p>35934</text:p>
          </table:table-cell>
          <table:table-cell table:style-name="ce2" table:formula="of:=IF([.A175]=UP; -1*[.B175]; IF([.A175]=DOWN; [.B175]; 0))+[.E174]"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176]=FORWARD; [.B176]; 0)+[.C175]" office:value-type="float" office:value="311" calcext:value-type="float">
            <text:p>311</text:p>
          </table:table-cell>
          <table:table-cell table:style-name="ce2" table:formula="of:=IF([.A176]=FORWARD; [.E176]*[.B176]; 0)+[.D175]" office:value-type="float" office:value="35934" calcext:value-type="float">
            <text:p>35934</text:p>
          </table:table-cell>
          <table:table-cell table:style-name="ce2" table:formula="of:=IF([.A176]=UP; -1*[.B176]; IF([.A176]=DOWN; [.B176]; 0))+[.E175]"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177]=FORWARD; [.B177]; 0)+[.C176]" office:value-type="float" office:value="311" calcext:value-type="float">
            <text:p>311</text:p>
          </table:table-cell>
          <table:table-cell table:style-name="ce2" table:formula="of:=IF([.A177]=FORWARD; [.E177]*[.B177]; 0)+[.D176]" office:value-type="float" office:value="35934" calcext:value-type="float">
            <text:p>35934</text:p>
          </table:table-cell>
          <table:table-cell table:style-name="ce2" table:formula="of:=IF([.A177]=UP; -1*[.B177]; IF([.A177]=DOWN; [.B177]; 0))+[.E176]"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78]=FORWARD; [.B178]; 0)+[.C177]" office:value-type="float" office:value="311" calcext:value-type="float">
            <text:p>311</text:p>
          </table:table-cell>
          <table:table-cell table:style-name="ce2" table:formula="of:=IF([.A178]=FORWARD; [.E178]*[.B178]; 0)+[.D177]" office:value-type="float" office:value="35934" calcext:value-type="float">
            <text:p>35934</text:p>
          </table:table-cell>
          <table:table-cell table:style-name="ce2" table:formula="of:=IF([.A178]=UP; -1*[.B178]; IF([.A178]=DOWN; [.B178]; 0))+[.E177]" office:value-type="float" office:value="265" calcext:value-type="float">
            <text:p>26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179]=FORWARD; [.B179]; 0)+[.C178]" office:value-type="float" office:value="320" calcext:value-type="float">
            <text:p>320</text:p>
          </table:table-cell>
          <table:table-cell table:style-name="ce2" table:formula="of:=IF([.A179]=FORWARD; [.E179]*[.B179]; 0)+[.D178]" office:value-type="float" office:value="38319" calcext:value-type="float">
            <text:p>38319</text:p>
          </table:table-cell>
          <table:table-cell table:style-name="ce2" table:formula="of:=IF([.A179]=UP; -1*[.B179]; IF([.A179]=DOWN; [.B179]; 0))+[.E178]" office:value-type="float" office:value="265" calcext:value-type="float">
            <text:p>26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80]=FORWARD; [.B180]; 0)+[.C179]" office:value-type="float" office:value="320" calcext:value-type="float">
            <text:p>320</text:p>
          </table:table-cell>
          <table:table-cell table:style-name="ce2" table:formula="of:=IF([.A180]=FORWARD; [.E180]*[.B180]; 0)+[.D179]" office:value-type="float" office:value="38319" calcext:value-type="float">
            <text:p>38319</text:p>
          </table:table-cell>
          <table:table-cell table:style-name="ce2" table:formula="of:=IF([.A180]=UP; -1*[.B180]; IF([.A180]=DOWN; [.B180]; 0))+[.E179]"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181]=FORWARD; [.B181]; 0)+[.C180]" office:value-type="float" office:value="320" calcext:value-type="float">
            <text:p>320</text:p>
          </table:table-cell>
          <table:table-cell table:style-name="ce2" table:formula="of:=IF([.A181]=FORWARD; [.E181]*[.B181]; 0)+[.D180]" office:value-type="float" office:value="38319" calcext:value-type="float">
            <text:p>38319</text:p>
          </table:table-cell>
          <table:table-cell table:style-name="ce2" table:formula="of:=IF([.A181]=UP; -1*[.B181]; IF([.A181]=DOWN; [.B181]; 0))+[.E180]"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182]=FORWARD; [.B182]; 0)+[.C181]" office:value-type="float" office:value="320" calcext:value-type="float">
            <text:p>320</text:p>
          </table:table-cell>
          <table:table-cell table:style-name="ce2" table:formula="of:=IF([.A182]=FORWARD; [.E182]*[.B182]; 0)+[.D181]" office:value-type="float" office:value="38319" calcext:value-type="float">
            <text:p>38319</text:p>
          </table:table-cell>
          <table:table-cell table:style-name="ce2" table:formula="of:=IF([.A182]=UP; -1*[.B182]; IF([.A182]=DOWN; [.B182]; 0))+[.E181]"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83]=FORWARD; [.B183]; 0)+[.C182]" office:value-type="float" office:value="320" calcext:value-type="float">
            <text:p>320</text:p>
          </table:table-cell>
          <table:table-cell table:style-name="ce2" table:formula="of:=IF([.A183]=FORWARD; [.E183]*[.B183]; 0)+[.D182]" office:value-type="float" office:value="38319" calcext:value-type="float">
            <text:p>38319</text:p>
          </table:table-cell>
          <table:table-cell table:style-name="ce2" table:formula="of:=IF([.A183]=UP; -1*[.B183]; IF([.A183]=DOWN; [.B183]; 0))+[.E182]"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184]=FORWARD; [.B184]; 0)+[.C183]" office:value-type="float" office:value="323" calcext:value-type="float">
            <text:p>323</text:p>
          </table:table-cell>
          <table:table-cell table:style-name="ce2" table:formula="of:=IF([.A184]=FORWARD; [.E184]*[.B184]; 0)+[.D183]" office:value-type="float" office:value="39180" calcext:value-type="float">
            <text:p>39180</text:p>
          </table:table-cell>
          <table:table-cell table:style-name="ce2" table:formula="of:=IF([.A184]=UP; -1*[.B184]; IF([.A184]=DOWN; [.B184]; 0))+[.E183]"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85]=FORWARD; [.B185]; 0)+[.C184]" office:value-type="float" office:value="323" calcext:value-type="float">
            <text:p>323</text:p>
          </table:table-cell>
          <table:table-cell table:style-name="ce2" table:formula="of:=IF([.A185]=FORWARD; [.E185]*[.B185]; 0)+[.D184]" office:value-type="float" office:value="39180" calcext:value-type="float">
            <text:p>39180</text:p>
          </table:table-cell>
          <table:table-cell table:style-name="ce2" table:formula="of:=IF([.A185]=UP; -1*[.B185]; IF([.A185]=DOWN; [.B185]; 0))+[.E184]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86]=FORWARD; [.B186]; 0)+[.C185]" office:value-type="float" office:value="328" calcext:value-type="float">
            <text:p>328</text:p>
          </table:table-cell>
          <table:table-cell table:style-name="ce2" table:formula="of:=IF([.A186]=FORWARD; [.E186]*[.B186]; 0)+[.D185]" office:value-type="float" office:value="40640" calcext:value-type="float">
            <text:p>40640</text:p>
          </table:table-cell>
          <table:table-cell table:style-name="ce2" table:formula="of:=IF([.A186]=UP; -1*[.B186]; IF([.A186]=DOWN; [.B186]; 0))+[.E185]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187]=FORWARD; [.B187]; 0)+[.C186]" office:value-type="float" office:value="328" calcext:value-type="float">
            <text:p>328</text:p>
          </table:table-cell>
          <table:table-cell table:style-name="ce2" table:formula="of:=IF([.A187]=FORWARD; [.E187]*[.B187]; 0)+[.D186]" office:value-type="float" office:value="40640" calcext:value-type="float">
            <text:p>40640</text:p>
          </table:table-cell>
          <table:table-cell table:style-name="ce2" table:formula="of:=IF([.A187]=UP; -1*[.B187]; IF([.A187]=DOWN; [.B187]; 0))+[.E186]"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188]=FORWARD; [.B188]; 0)+[.C187]" office:value-type="float" office:value="334" calcext:value-type="float">
            <text:p>334</text:p>
          </table:table-cell>
          <table:table-cell table:style-name="ce2" table:formula="of:=IF([.A188]=FORWARD; [.E188]*[.B188]; 0)+[.D187]" office:value-type="float" office:value="42428" calcext:value-type="float">
            <text:p>42428</text:p>
          </table:table-cell>
          <table:table-cell table:style-name="ce2" table:formula="of:=IF([.A188]=UP; -1*[.B188]; IF([.A188]=DOWN; [.B188]; 0))+[.E187]"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189]=FORWARD; [.B189]; 0)+[.C188]" office:value-type="float" office:value="334" calcext:value-type="float">
            <text:p>334</text:p>
          </table:table-cell>
          <table:table-cell table:style-name="ce2" table:formula="of:=IF([.A189]=FORWARD; [.E189]*[.B189]; 0)+[.D188]" office:value-type="float" office:value="42428" calcext:value-type="float">
            <text:p>42428</text:p>
          </table:table-cell>
          <table:table-cell table:style-name="ce2" table:formula="of:=IF([.A189]=UP; -1*[.B189]; IF([.A189]=DOWN; [.B189]; 0))+[.E188]"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190]=FORWARD; [.B190]; 0)+[.C189]" office:value-type="float" office:value="334" calcext:value-type="float">
            <text:p>334</text:p>
          </table:table-cell>
          <table:table-cell table:style-name="ce2" table:formula="of:=IF([.A190]=FORWARD; [.E190]*[.B190]; 0)+[.D189]" office:value-type="float" office:value="42428" calcext:value-type="float">
            <text:p>42428</text:p>
          </table:table-cell>
          <table:table-cell table:style-name="ce2" table:formula="of:=IF([.A190]=UP; -1*[.B190]; IF([.A190]=DOWN; [.B190]; 0))+[.E189]"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191]=FORWARD; [.B191]; 0)+[.C190]" office:value-type="float" office:value="334" calcext:value-type="float">
            <text:p>334</text:p>
          </table:table-cell>
          <table:table-cell table:style-name="ce2" table:formula="of:=IF([.A191]=FORWARD; [.E191]*[.B191]; 0)+[.D190]" office:value-type="float" office:value="42428" calcext:value-type="float">
            <text:p>42428</text:p>
          </table:table-cell>
          <table:table-cell table:style-name="ce2" table:formula="of:=IF([.A191]=UP; -1*[.B191]; IF([.A191]=DOWN; [.B191]; 0))+[.E190]"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192]=FORWARD; [.B192]; 0)+[.C191]" office:value-type="float" office:value="334" calcext:value-type="float">
            <text:p>334</text:p>
          </table:table-cell>
          <table:table-cell table:style-name="ce2" table:formula="of:=IF([.A192]=FORWARD; [.E192]*[.B192]; 0)+[.D191]" office:value-type="float" office:value="42428" calcext:value-type="float">
            <text:p>42428</text:p>
          </table:table-cell>
          <table:table-cell table:style-name="ce2" table:formula="of:=IF([.A192]=UP; -1*[.B192]; IF([.A192]=DOWN; [.B192]; 0))+[.E191]"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193]=FORWARD; [.B193]; 0)+[.C192]" office:value-type="float" office:value="334" calcext:value-type="float">
            <text:p>334</text:p>
          </table:table-cell>
          <table:table-cell table:style-name="ce2" table:formula="of:=IF([.A193]=FORWARD; [.E193]*[.B193]; 0)+[.D192]" office:value-type="float" office:value="42428" calcext:value-type="float">
            <text:p>42428</text:p>
          </table:table-cell>
          <table:table-cell table:style-name="ce2" table:formula="of:=IF([.A193]=UP; -1*[.B193]; IF([.A193]=DOWN; [.B193]; 0))+[.E192]"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94]=FORWARD; [.B194]; 0)+[.C193]" office:value-type="float" office:value="334" calcext:value-type="float">
            <text:p>334</text:p>
          </table:table-cell>
          <table:table-cell table:style-name="ce2" table:formula="of:=IF([.A194]=FORWARD; [.E194]*[.B194]; 0)+[.D193]" office:value-type="float" office:value="42428" calcext:value-type="float">
            <text:p>42428</text:p>
          </table:table-cell>
          <table:table-cell table:style-name="ce2" table:formula="of:=IF([.A194]=UP; -1*[.B194]; IF([.A194]=DOWN; [.B194]; 0))+[.E193]"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195]=FORWARD; [.B195]; 0)+[.C194]" office:value-type="float" office:value="334" calcext:value-type="float">
            <text:p>334</text:p>
          </table:table-cell>
          <table:table-cell table:style-name="ce2" table:formula="of:=IF([.A195]=FORWARD; [.E195]*[.B195]; 0)+[.D194]" office:value-type="float" office:value="42428" calcext:value-type="float">
            <text:p>42428</text:p>
          </table:table-cell>
          <table:table-cell table:style-name="ce2" table:formula="of:=IF([.A195]=UP; -1*[.B195]; IF([.A195]=DOWN; [.B195]; 0))+[.E194]"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196]=FORWARD; [.B196]; 0)+[.C195]" office:value-type="float" office:value="334" calcext:value-type="float">
            <text:p>334</text:p>
          </table:table-cell>
          <table:table-cell table:style-name="ce2" table:formula="of:=IF([.A196]=FORWARD; [.E196]*[.B196]; 0)+[.D195]" office:value-type="float" office:value="42428" calcext:value-type="float">
            <text:p>42428</text:p>
          </table:table-cell>
          <table:table-cell table:style-name="ce2" table:formula="of:=IF([.A196]=UP; -1*[.B196]; IF([.A196]=DOWN; [.B196]; 0))+[.E195]"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197]=FORWARD; [.B197]; 0)+[.C196]" office:value-type="float" office:value="334" calcext:value-type="float">
            <text:p>334</text:p>
          </table:table-cell>
          <table:table-cell table:style-name="ce2" table:formula="of:=IF([.A197]=FORWARD; [.E197]*[.B197]; 0)+[.D196]" office:value-type="float" office:value="42428" calcext:value-type="float">
            <text:p>42428</text:p>
          </table:table-cell>
          <table:table-cell table:style-name="ce2" table:formula="of:=IF([.A197]=UP; -1*[.B197]; IF([.A197]=DOWN; [.B197]; 0))+[.E196]"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198]=FORWARD; [.B198]; 0)+[.C197]" office:value-type="float" office:value="334" calcext:value-type="float">
            <text:p>334</text:p>
          </table:table-cell>
          <table:table-cell table:style-name="ce2" table:formula="of:=IF([.A198]=FORWARD; [.E198]*[.B198]; 0)+[.D197]" office:value-type="float" office:value="42428" calcext:value-type="float">
            <text:p>42428</text:p>
          </table:table-cell>
          <table:table-cell table:style-name="ce2" table:formula="of:=IF([.A198]=UP; -1*[.B198]; IF([.A198]=DOWN; [.B198]; 0))+[.E197]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199]=FORWARD; [.B199]; 0)+[.C198]" office:value-type="float" office:value="334" calcext:value-type="float">
            <text:p>334</text:p>
          </table:table-cell>
          <table:table-cell table:style-name="ce2" table:formula="of:=IF([.A199]=FORWARD; [.E199]*[.B199]; 0)+[.D198]" office:value-type="float" office:value="42428" calcext:value-type="float">
            <text:p>42428</text:p>
          </table:table-cell>
          <table:table-cell table:style-name="ce2" table:formula="of:=IF([.A199]=UP; -1*[.B199]; IF([.A199]=DOWN; [.B199]; 0))+[.E198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00]=FORWARD; [.B200]; 0)+[.C199]" office:value-type="float" office:value="334" calcext:value-type="float">
            <text:p>334</text:p>
          </table:table-cell>
          <table:table-cell table:style-name="ce2" table:formula="of:=IF([.A200]=FORWARD; [.E200]*[.B200]; 0)+[.D199]" office:value-type="float" office:value="42428" calcext:value-type="float">
            <text:p>42428</text:p>
          </table:table-cell>
          <table:table-cell table:style-name="ce2" table:formula="of:=IF([.A200]=UP; -1*[.B200]; IF([.A200]=DOWN; [.B200]; 0))+[.E199]"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01]=FORWARD; [.B201]; 0)+[.C200]" office:value-type="float" office:value="340" calcext:value-type="float">
            <text:p>340</text:p>
          </table:table-cell>
          <table:table-cell table:style-name="ce2" table:formula="of:=IF([.A201]=FORWARD; [.E201]*[.B201]; 0)+[.D200]" office:value-type="float" office:value="44252" calcext:value-type="float">
            <text:p>44252</text:p>
          </table:table-cell>
          <table:table-cell table:style-name="ce2" table:formula="of:=IF([.A201]=UP; -1*[.B201]; IF([.A201]=DOWN; [.B201]; 0))+[.E200]"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202]=FORWARD; [.B202]; 0)+[.C201]" office:value-type="float" office:value="343" calcext:value-type="float">
            <text:p>343</text:p>
          </table:table-cell>
          <table:table-cell table:style-name="ce2" table:formula="of:=IF([.A202]=FORWARD; [.E202]*[.B202]; 0)+[.D201]" office:value-type="float" office:value="45164" calcext:value-type="float">
            <text:p>45164</text:p>
          </table:table-cell>
          <table:table-cell table:style-name="ce2" table:formula="of:=IF([.A202]=UP; -1*[.B202]; IF([.A202]=DOWN; [.B202]; 0))+[.E201]"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203]=FORWARD; [.B203]; 0)+[.C202]" office:value-type="float" office:value="347" calcext:value-type="float">
            <text:p>347</text:p>
          </table:table-cell>
          <table:table-cell table:style-name="ce2" table:formula="of:=IF([.A203]=FORWARD; [.E203]*[.B203]; 0)+[.D202]" office:value-type="float" office:value="46380" calcext:value-type="float">
            <text:p>46380</text:p>
          </table:table-cell>
          <table:table-cell table:style-name="ce2" table:formula="of:=IF([.A203]=UP; -1*[.B203]; IF([.A203]=DOWN; [.B203]; 0))+[.E202]"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204]=FORWARD; [.B204]; 0)+[.C203]" office:value-type="float" office:value="347" calcext:value-type="float">
            <text:p>347</text:p>
          </table:table-cell>
          <table:table-cell table:style-name="ce2" table:formula="of:=IF([.A204]=FORWARD; [.E204]*[.B204]; 0)+[.D203]" office:value-type="float" office:value="46380" calcext:value-type="float">
            <text:p>46380</text:p>
          </table:table-cell>
          <table:table-cell table:style-name="ce2" table:formula="of:=IF([.A204]=UP; -1*[.B204]; IF([.A204]=DOWN; [.B204]; 0))+[.E203]"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05]=FORWARD; [.B205]; 0)+[.C204]" office:value-type="float" office:value="347" calcext:value-type="float">
            <text:p>347</text:p>
          </table:table-cell>
          <table:table-cell table:style-name="ce2" table:formula="of:=IF([.A205]=FORWARD; [.E205]*[.B205]; 0)+[.D204]" office:value-type="float" office:value="46380" calcext:value-type="float">
            <text:p>46380</text:p>
          </table:table-cell>
          <table:table-cell table:style-name="ce2" table:formula="of:=IF([.A205]=UP; -1*[.B205]; IF([.A205]=DOWN; [.B205]; 0))+[.E204]"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06]=FORWARD; [.B206]; 0)+[.C205]" office:value-type="float" office:value="349" calcext:value-type="float">
            <text:p>349</text:p>
          </table:table-cell>
          <table:table-cell table:style-name="ce2" table:formula="of:=IF([.A206]=FORWARD; [.E206]*[.B206]; 0)+[.D205]" office:value-type="float" office:value="47002" calcext:value-type="float">
            <text:p>47002</text:p>
          </table:table-cell>
          <table:table-cell table:style-name="ce2" table:formula="of:=IF([.A206]=UP; -1*[.B206]; IF([.A206]=DOWN; [.B206]; 0))+[.E205]"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07]=FORWARD; [.B207]; 0)+[.C206]" office:value-type="float" office:value="349" calcext:value-type="float">
            <text:p>349</text:p>
          </table:table-cell>
          <table:table-cell table:style-name="ce2" table:formula="of:=IF([.A207]=FORWARD; [.E207]*[.B207]; 0)+[.D206]" office:value-type="float" office:value="47002" calcext:value-type="float">
            <text:p>47002</text:p>
          </table:table-cell>
          <table:table-cell table:style-name="ce2" table:formula="of:=IF([.A207]=UP; -1*[.B207]; IF([.A207]=DOWN; [.B207]; 0))+[.E206]"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08]=FORWARD; [.B208]; 0)+[.C207]" office:value-type="float" office:value="349" calcext:value-type="float">
            <text:p>349</text:p>
          </table:table-cell>
          <table:table-cell table:style-name="ce2" table:formula="of:=IF([.A208]=FORWARD; [.E208]*[.B208]; 0)+[.D207]" office:value-type="float" office:value="47002" calcext:value-type="float">
            <text:p>47002</text:p>
          </table:table-cell>
          <table:table-cell table:style-name="ce2" table:formula="of:=IF([.A208]=UP; -1*[.B208]; IF([.A208]=DOWN; [.B208]; 0))+[.E207]"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09]=FORWARD; [.B209]; 0)+[.C208]" office:value-type="float" office:value="349" calcext:value-type="float">
            <text:p>349</text:p>
          </table:table-cell>
          <table:table-cell table:style-name="ce2" table:formula="of:=IF([.A209]=FORWARD; [.E209]*[.B209]; 0)+[.D208]" office:value-type="float" office:value="47002" calcext:value-type="float">
            <text:p>47002</text:p>
          </table:table-cell>
          <table:table-cell table:style-name="ce2" table:formula="of:=IF([.A209]=UP; -1*[.B209]; IF([.A209]=DOWN; [.B209]; 0))+[.E208]"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10]=FORWARD; [.B210]; 0)+[.C209]" office:value-type="float" office:value="350" calcext:value-type="float">
            <text:p>350</text:p>
          </table:table-cell>
          <table:table-cell table:style-name="ce2" table:formula="of:=IF([.A210]=FORWARD; [.E210]*[.B210]; 0)+[.D209]" office:value-type="float" office:value="47319" calcext:value-type="float">
            <text:p>47319</text:p>
          </table:table-cell>
          <table:table-cell table:style-name="ce2" table:formula="of:=IF([.A210]=UP; -1*[.B210]; IF([.A210]=DOWN; [.B210]; 0))+[.E209]"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211]=FORWARD; [.B211]; 0)+[.C210]" office:value-type="float" office:value="350" calcext:value-type="float">
            <text:p>350</text:p>
          </table:table-cell>
          <table:table-cell table:style-name="ce2" table:formula="of:=IF([.A211]=FORWARD; [.E211]*[.B211]; 0)+[.D210]" office:value-type="float" office:value="47319" calcext:value-type="float">
            <text:p>47319</text:p>
          </table:table-cell>
          <table:table-cell table:style-name="ce2" table:formula="of:=IF([.A211]=UP; -1*[.B211]; IF([.A211]=DOWN; [.B211]; 0))+[.E210]"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12]=FORWARD; [.B212]; 0)+[.C211]" office:value-type="float" office:value="355" calcext:value-type="float">
            <text:p>355</text:p>
          </table:table-cell>
          <table:table-cell table:style-name="ce2" table:formula="of:=IF([.A212]=FORWARD; [.E212]*[.B212]; 0)+[.D211]" office:value-type="float" office:value="48884" calcext:value-type="float">
            <text:p>48884</text:p>
          </table:table-cell>
          <table:table-cell table:style-name="ce2" table:formula="of:=IF([.A212]=UP; -1*[.B212]; IF([.A212]=DOWN; [.B212]; 0))+[.E211]"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13]=FORWARD; [.B213]; 0)+[.C212]" office:value-type="float" office:value="355" calcext:value-type="float">
            <text:p>355</text:p>
          </table:table-cell>
          <table:table-cell table:style-name="ce2" table:formula="of:=IF([.A213]=FORWARD; [.E213]*[.B213]; 0)+[.D212]" office:value-type="float" office:value="48884" calcext:value-type="float">
            <text:p>48884</text:p>
          </table:table-cell>
          <table:table-cell table:style-name="ce2" table:formula="of:=IF([.A213]=UP; -1*[.B213]; IF([.A213]=DOWN; [.B213]; 0))+[.E212]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214]=FORWARD; [.B214]; 0)+[.C213]" office:value-type="float" office:value="358" calcext:value-type="float">
            <text:p>358</text:p>
          </table:table-cell>
          <table:table-cell table:style-name="ce2" table:formula="of:=IF([.A214]=FORWARD; [.E214]*[.B214]; 0)+[.D213]" office:value-type="float" office:value="49808" calcext:value-type="float">
            <text:p>49808</text:p>
          </table:table-cell>
          <table:table-cell table:style-name="ce2" table:formula="of:=IF([.A214]=UP; -1*[.B214]; IF([.A214]=DOWN; [.B214]; 0))+[.E213]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215]=FORWARD; [.B215]; 0)+[.C214]" office:value-type="float" office:value="365" calcext:value-type="float">
            <text:p>365</text:p>
          </table:table-cell>
          <table:table-cell table:style-name="ce2" table:formula="of:=IF([.A215]=FORWARD; [.E215]*[.B215]; 0)+[.D214]" office:value-type="float" office:value="51964" calcext:value-type="float">
            <text:p>51964</text:p>
          </table:table-cell>
          <table:table-cell table:style-name="ce2" table:formula="of:=IF([.A215]=UP; -1*[.B215]; IF([.A215]=DOWN; [.B215]; 0))+[.E214]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16]=FORWARD; [.B216]; 0)+[.C215]" office:value-type="float" office:value="365" calcext:value-type="float">
            <text:p>365</text:p>
          </table:table-cell>
          <table:table-cell table:style-name="ce2" table:formula="of:=IF([.A216]=FORWARD; [.E216]*[.B216]; 0)+[.D215]" office:value-type="float" office:value="51964" calcext:value-type="float">
            <text:p>51964</text:p>
          </table:table-cell>
          <table:table-cell table:style-name="ce2" table:formula="of:=IF([.A216]=UP; -1*[.B216]; IF([.A216]=DOWN; [.B216]; 0))+[.E215]"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17]=FORWARD; [.B217]; 0)+[.C216]" office:value-type="float" office:value="365" calcext:value-type="float">
            <text:p>365</text:p>
          </table:table-cell>
          <table:table-cell table:style-name="ce2" table:formula="of:=IF([.A217]=FORWARD; [.E217]*[.B217]; 0)+[.D216]" office:value-type="float" office:value="51964" calcext:value-type="float">
            <text:p>51964</text:p>
          </table:table-cell>
          <table:table-cell table:style-name="ce2" table:formula="of:=IF([.A217]=UP; -1*[.B217]; IF([.A217]=DOWN; [.B217]; 0))+[.E216]"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18]=FORWARD; [.B218]; 0)+[.C217]" office:value-type="float" office:value="366" calcext:value-type="float">
            <text:p>366</text:p>
          </table:table-cell>
          <table:table-cell table:style-name="ce2" table:formula="of:=IF([.A218]=FORWARD; [.E218]*[.B218]; 0)+[.D217]" office:value-type="float" office:value="52268" calcext:value-type="float">
            <text:p>52268</text:p>
          </table:table-cell>
          <table:table-cell table:style-name="ce2" table:formula="of:=IF([.A218]=UP; -1*[.B218]; IF([.A218]=DOWN; [.B218]; 0))+[.E217]"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19]=FORWARD; [.B219]; 0)+[.C218]" office:value-type="float" office:value="366" calcext:value-type="float">
            <text:p>366</text:p>
          </table:table-cell>
          <table:table-cell table:style-name="ce2" table:formula="of:=IF([.A219]=FORWARD; [.E219]*[.B219]; 0)+[.D218]" office:value-type="float" office:value="52268" calcext:value-type="float">
            <text:p>52268</text:p>
          </table:table-cell>
          <table:table-cell table:style-name="ce2" table:formula="of:=IF([.A219]=UP; -1*[.B219]; IF([.A219]=DOWN; [.B219]; 0))+[.E218]"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220]=FORWARD; [.B220]; 0)+[.C219]" office:value-type="float" office:value="366" calcext:value-type="float">
            <text:p>366</text:p>
          </table:table-cell>
          <table:table-cell table:style-name="ce2" table:formula="of:=IF([.A220]=FORWARD; [.E220]*[.B220]; 0)+[.D219]" office:value-type="float" office:value="52268" calcext:value-type="float">
            <text:p>52268</text:p>
          </table:table-cell>
          <table:table-cell table:style-name="ce2" table:formula="of:=IF([.A220]=UP; -1*[.B220]; IF([.A220]=DOWN; [.B220]; 0))+[.E219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21]=FORWARD; [.B221]; 0)+[.C220]" office:value-type="float" office:value="367" calcext:value-type="float">
            <text:p>367</text:p>
          </table:table-cell>
          <table:table-cell table:style-name="ce2" table:formula="of:=IF([.A221]=FORWARD; [.E221]*[.B221]; 0)+[.D220]" office:value-type="float" office:value="52574" calcext:value-type="float">
            <text:p>52574</text:p>
          </table:table-cell>
          <table:table-cell table:style-name="ce2" table:formula="of:=IF([.A221]=UP; -1*[.B221]; IF([.A221]=DOWN; [.B221]; 0))+[.E220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222]=FORWARD; [.B222]; 0)+[.C221]" office:value-type="float" office:value="374" calcext:value-type="float">
            <text:p>374</text:p>
          </table:table-cell>
          <table:table-cell table:style-name="ce2" table:formula="of:=IF([.A222]=FORWARD; [.E222]*[.B222]; 0)+[.D221]" office:value-type="float" office:value="54716" calcext:value-type="float">
            <text:p>54716</text:p>
          </table:table-cell>
          <table:table-cell table:style-name="ce2" table:formula="of:=IF([.A222]=UP; -1*[.B222]; IF([.A222]=DOWN; [.B222]; 0))+[.E221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223]=FORWARD; [.B223]; 0)+[.C222]" office:value-type="float" office:value="374" calcext:value-type="float">
            <text:p>374</text:p>
          </table:table-cell>
          <table:table-cell table:style-name="ce2" table:formula="of:=IF([.A223]=FORWARD; [.E223]*[.B223]; 0)+[.D222]" office:value-type="float" office:value="54716" calcext:value-type="float">
            <text:p>54716</text:p>
          </table:table-cell>
          <table:table-cell table:style-name="ce2" table:formula="of:=IF([.A223]=UP; -1*[.B223]; IF([.A223]=DOWN; [.B223]; 0))+[.E222]"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24]=FORWARD; [.B224]; 0)+[.C223]" office:value-type="float" office:value="374" calcext:value-type="float">
            <text:p>374</text:p>
          </table:table-cell>
          <table:table-cell table:style-name="ce2" table:formula="of:=IF([.A224]=FORWARD; [.E224]*[.B224]; 0)+[.D223]" office:value-type="float" office:value="54716" calcext:value-type="float">
            <text:p>54716</text:p>
          </table:table-cell>
          <table:table-cell table:style-name="ce2" table:formula="of:=IF([.A224]=UP; -1*[.B224]; IF([.A224]=DOWN; [.B224]; 0))+[.E223]"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225]=FORWARD; [.B225]; 0)+[.C224]" office:value-type="float" office:value="378" calcext:value-type="float">
            <text:p>378</text:p>
          </table:table-cell>
          <table:table-cell table:style-name="ce2" table:formula="of:=IF([.A225]=FORWARD; [.E225]*[.B225]; 0)+[.D224]" office:value-type="float" office:value="55908" calcext:value-type="float">
            <text:p>55908</text:p>
          </table:table-cell>
          <table:table-cell table:style-name="ce2" table:formula="of:=IF([.A225]=UP; -1*[.B225]; IF([.A225]=DOWN; [.B225]; 0))+[.E224]"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26]=FORWARD; [.B226]; 0)+[.C225]" office:value-type="float" office:value="378" calcext:value-type="float">
            <text:p>378</text:p>
          </table:table-cell>
          <table:table-cell table:style-name="ce2" table:formula="of:=IF([.A226]=FORWARD; [.E226]*[.B226]; 0)+[.D225]" office:value-type="float" office:value="55908" calcext:value-type="float">
            <text:p>55908</text:p>
          </table:table-cell>
          <table:table-cell table:style-name="ce2" table:formula="of:=IF([.A226]=UP; -1*[.B226]; IF([.A226]=DOWN; [.B226]; 0))+[.E225]"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227]=FORWARD; [.B227]; 0)+[.C226]" office:value-type="float" office:value="385" calcext:value-type="float">
            <text:p>385</text:p>
          </table:table-cell>
          <table:table-cell table:style-name="ce2" table:formula="of:=IF([.A227]=FORWARD; [.E227]*[.B227]; 0)+[.D226]" office:value-type="float" office:value="58001" calcext:value-type="float">
            <text:p>58001</text:p>
          </table:table-cell>
          <table:table-cell table:style-name="ce2" table:formula="of:=IF([.A227]=UP; -1*[.B227]; IF([.A227]=DOWN; [.B227]; 0))+[.E226]"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228]=FORWARD; [.B228]; 0)+[.C227]" office:value-type="float" office:value="385" calcext:value-type="float">
            <text:p>385</text:p>
          </table:table-cell>
          <table:table-cell table:style-name="ce2" table:formula="of:=IF([.A228]=FORWARD; [.E228]*[.B228]; 0)+[.D227]" office:value-type="float" office:value="58001" calcext:value-type="float">
            <text:p>58001</text:p>
          </table:table-cell>
          <table:table-cell table:style-name="ce2" table:formula="of:=IF([.A228]=UP; -1*[.B228]; IF([.A228]=DOWN; [.B228]; 0))+[.E227]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29]=FORWARD; [.B229]; 0)+[.C228]" office:value-type="float" office:value="390" calcext:value-type="float">
            <text:p>390</text:p>
          </table:table-cell>
          <table:table-cell table:style-name="ce2" table:formula="of:=IF([.A229]=FORWARD; [.E229]*[.B229]; 0)+[.D228]" office:value-type="float" office:value="59461" calcext:value-type="float">
            <text:p>59461</text:p>
          </table:table-cell>
          <table:table-cell table:style-name="ce2" table:formula="of:=IF([.A229]=UP; -1*[.B229]; IF([.A229]=DOWN; [.B229]; 0))+[.E228]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30]=FORWARD; [.B230]; 0)+[.C229]" office:value-type="float" office:value="396" calcext:value-type="float">
            <text:p>396</text:p>
          </table:table-cell>
          <table:table-cell table:style-name="ce2" table:formula="of:=IF([.A230]=FORWARD; [.E230]*[.B230]; 0)+[.D229]" office:value-type="float" office:value="61213" calcext:value-type="float">
            <text:p>61213</text:p>
          </table:table-cell>
          <table:table-cell table:style-name="ce2" table:formula="of:=IF([.A230]=UP; -1*[.B230]; IF([.A230]=DOWN; [.B230]; 0))+[.E229]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31]=FORWARD; [.B231]; 0)+[.C230]" office:value-type="float" office:value="402" calcext:value-type="float">
            <text:p>402</text:p>
          </table:table-cell>
          <table:table-cell table:style-name="ce2" table:formula="of:=IF([.A231]=FORWARD; [.E231]*[.B231]; 0)+[.D230]" office:value-type="float" office:value="62965" calcext:value-type="float">
            <text:p>62965</text:p>
          </table:table-cell>
          <table:table-cell table:style-name="ce2" table:formula="of:=IF([.A231]=UP; -1*[.B231]; IF([.A231]=DOWN; [.B231]; 0))+[.E230]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32]=FORWARD; [.B232]; 0)+[.C231]" office:value-type="float" office:value="404" calcext:value-type="float">
            <text:p>404</text:p>
          </table:table-cell>
          <table:table-cell table:style-name="ce2" table:formula="of:=IF([.A232]=FORWARD; [.E232]*[.B232]; 0)+[.D231]" office:value-type="float" office:value="63549" calcext:value-type="float">
            <text:p>63549</text:p>
          </table:table-cell>
          <table:table-cell table:style-name="ce2" table:formula="of:=IF([.A232]=UP; -1*[.B232]; IF([.A232]=DOWN; [.B232]; 0))+[.E231]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33]=FORWARD; [.B233]; 0)+[.C232]" office:value-type="float" office:value="404" calcext:value-type="float">
            <text:p>404</text:p>
          </table:table-cell>
          <table:table-cell table:style-name="ce2" table:formula="of:=IF([.A233]=FORWARD; [.E233]*[.B233]; 0)+[.D232]" office:value-type="float" office:value="63549" calcext:value-type="float">
            <text:p>63549</text:p>
          </table:table-cell>
          <table:table-cell table:style-name="ce2" table:formula="of:=IF([.A233]=UP; -1*[.B233]; IF([.A233]=DOWN; [.B233]; 0))+[.E232]"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34]=FORWARD; [.B234]; 0)+[.C233]" office:value-type="float" office:value="404" calcext:value-type="float">
            <text:p>404</text:p>
          </table:table-cell>
          <table:table-cell table:style-name="ce2" table:formula="of:=IF([.A234]=FORWARD; [.E234]*[.B234]; 0)+[.D233]" office:value-type="float" office:value="63549" calcext:value-type="float">
            <text:p>63549</text:p>
          </table:table-cell>
          <table:table-cell table:style-name="ce2" table:formula="of:=IF([.A234]=UP; -1*[.B234]; IF([.A234]=DOWN; [.B234]; 0))+[.E233]"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235]=FORWARD; [.B235]; 0)+[.C234]" office:value-type="float" office:value="408" calcext:value-type="float">
            <text:p>408</text:p>
          </table:table-cell>
          <table:table-cell table:style-name="ce2" table:formula="of:=IF([.A235]=FORWARD; [.E235]*[.B235]; 0)+[.D234]" office:value-type="float" office:value="64745" calcext:value-type="float">
            <text:p>64745</text:p>
          </table:table-cell>
          <table:table-cell table:style-name="ce2" table:formula="of:=IF([.A235]=UP; -1*[.B235]; IF([.A235]=DOWN; [.B235]; 0))+[.E234]"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36]=FORWARD; [.B236]; 0)+[.C235]" office:value-type="float" office:value="410" calcext:value-type="float">
            <text:p>410</text:p>
          </table:table-cell>
          <table:table-cell table:style-name="ce2" table:formula="of:=IF([.A236]=FORWARD; [.E236]*[.B236]; 0)+[.D235]" office:value-type="float" office:value="65343" calcext:value-type="float">
            <text:p>65343</text:p>
          </table:table-cell>
          <table:table-cell table:style-name="ce2" table:formula="of:=IF([.A236]=UP; -1*[.B236]; IF([.A236]=DOWN; [.B236]; 0))+[.E235]"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37]=FORWARD; [.B237]; 0)+[.C236]" office:value-type="float" office:value="412" calcext:value-type="float">
            <text:p>412</text:p>
          </table:table-cell>
          <table:table-cell table:style-name="ce2" table:formula="of:=IF([.A237]=FORWARD; [.E237]*[.B237]; 0)+[.D236]" office:value-type="float" office:value="65941" calcext:value-type="float">
            <text:p>65941</text:p>
          </table:table-cell>
          <table:table-cell table:style-name="ce2" table:formula="of:=IF([.A237]=UP; -1*[.B237]; IF([.A237]=DOWN; [.B237]; 0))+[.E236]"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38]=FORWARD; [.B238]; 0)+[.C237]" office:value-type="float" office:value="412" calcext:value-type="float">
            <text:p>412</text:p>
          </table:table-cell>
          <table:table-cell table:style-name="ce2" table:formula="of:=IF([.A238]=FORWARD; [.E238]*[.B238]; 0)+[.D237]" office:value-type="float" office:value="65941" calcext:value-type="float">
            <text:p>65941</text:p>
          </table:table-cell>
          <table:table-cell table:style-name="ce2" table:formula="of:=IF([.A238]=UP; -1*[.B238]; IF([.A238]=DOWN; [.B238]; 0))+[.E237]"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39]=FORWARD; [.B239]; 0)+[.C238]" office:value-type="float" office:value="413" calcext:value-type="float">
            <text:p>413</text:p>
          </table:table-cell>
          <table:table-cell table:style-name="ce2" table:formula="of:=IF([.A239]=FORWARD; [.E239]*[.B239]; 0)+[.D238]" office:value-type="float" office:value="66238" calcext:value-type="float">
            <text:p>66238</text:p>
          </table:table-cell>
          <table:table-cell table:style-name="ce2" table:formula="of:=IF([.A239]=UP; -1*[.B239]; IF([.A239]=DOWN; [.B239]; 0))+[.E238]"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40]=FORWARD; [.B240]; 0)+[.C239]" office:value-type="float" office:value="413" calcext:value-type="float">
            <text:p>413</text:p>
          </table:table-cell>
          <table:table-cell table:style-name="ce2" table:formula="of:=IF([.A240]=FORWARD; [.E240]*[.B240]; 0)+[.D239]" office:value-type="float" office:value="66238" calcext:value-type="float">
            <text:p>66238</text:p>
          </table:table-cell>
          <table:table-cell table:style-name="ce2" table:formula="of:=IF([.A240]=UP; -1*[.B240]; IF([.A240]=DOWN; [.B240]; 0))+[.E239]"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241]=FORWARD; [.B241]; 0)+[.C240]" office:value-type="float" office:value="413" calcext:value-type="float">
            <text:p>413</text:p>
          </table:table-cell>
          <table:table-cell table:style-name="ce2" table:formula="of:=IF([.A241]=FORWARD; [.E241]*[.B241]; 0)+[.D240]" office:value-type="float" office:value="66238" calcext:value-type="float">
            <text:p>66238</text:p>
          </table:table-cell>
          <table:table-cell table:style-name="ce2" table:formula="of:=IF([.A241]=UP; -1*[.B241]; IF([.A241]=DOWN; [.B241]; 0))+[.E240]"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42]=FORWARD; [.B242]; 0)+[.C241]" office:value-type="float" office:value="418" calcext:value-type="float">
            <text:p>418</text:p>
          </table:table-cell>
          <table:table-cell table:style-name="ce2" table:formula="of:=IF([.A242]=FORWARD; [.E242]*[.B242]; 0)+[.D241]" office:value-type="float" office:value="67773" calcext:value-type="float">
            <text:p>67773</text:p>
          </table:table-cell>
          <table:table-cell table:style-name="ce2" table:formula="of:=IF([.A242]=UP; -1*[.B242]; IF([.A242]=DOWN; [.B242]; 0))+[.E241]"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243]=FORWARD; [.B243]; 0)+[.C242]" office:value-type="float" office:value="421" calcext:value-type="float">
            <text:p>421</text:p>
          </table:table-cell>
          <table:table-cell table:style-name="ce2" table:formula="of:=IF([.A243]=FORWARD; [.E243]*[.B243]; 0)+[.D242]" office:value-type="float" office:value="68694" calcext:value-type="float">
            <text:p>68694</text:p>
          </table:table-cell>
          <table:table-cell table:style-name="ce2" table:formula="of:=IF([.A243]=UP; -1*[.B243]; IF([.A243]=DOWN; [.B243]; 0))+[.E242]"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44]=FORWARD; [.B244]; 0)+[.C243]" office:value-type="float" office:value="421" calcext:value-type="float">
            <text:p>421</text:p>
          </table:table-cell>
          <table:table-cell table:style-name="ce2" table:formula="of:=IF([.A244]=FORWARD; [.E244]*[.B244]; 0)+[.D243]" office:value-type="float" office:value="68694" calcext:value-type="float">
            <text:p>68694</text:p>
          </table:table-cell>
          <table:table-cell table:style-name="ce2" table:formula="of:=IF([.A244]=UP; -1*[.B244]; IF([.A244]=DOWN; [.B244]; 0))+[.E243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45]=FORWARD; [.B245]; 0)+[.C244]" office:value-type="float" office:value="426" calcext:value-type="float">
            <text:p>426</text:p>
          </table:table-cell>
          <table:table-cell table:style-name="ce2" table:formula="of:=IF([.A245]=FORWARD; [.E245]*[.B245]; 0)+[.D244]" office:value-type="float" office:value="70224" calcext:value-type="float">
            <text:p>70224</text:p>
          </table:table-cell>
          <table:table-cell table:style-name="ce2" table:formula="of:=IF([.A245]=UP; -1*[.B245]; IF([.A245]=DOWN; [.B245]; 0))+[.E244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246]=FORWARD; [.B246]; 0)+[.C245]" office:value-type="float" office:value="426" calcext:value-type="float">
            <text:p>426</text:p>
          </table:table-cell>
          <table:table-cell table:style-name="ce2" table:formula="of:=IF([.A246]=FORWARD; [.E246]*[.B246]; 0)+[.D245]" office:value-type="float" office:value="70224" calcext:value-type="float">
            <text:p>70224</text:p>
          </table:table-cell>
          <table:table-cell table:style-name="ce2" table:formula="of:=IF([.A246]=UP; -1*[.B246]; IF([.A246]=DOWN; [.B246]; 0))+[.E245]"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47]=FORWARD; [.B247]; 0)+[.C246]" office:value-type="float" office:value="426" calcext:value-type="float">
            <text:p>426</text:p>
          </table:table-cell>
          <table:table-cell table:style-name="ce2" table:formula="of:=IF([.A247]=FORWARD; [.E247]*[.B247]; 0)+[.D246]" office:value-type="float" office:value="70224" calcext:value-type="float">
            <text:p>70224</text:p>
          </table:table-cell>
          <table:table-cell table:style-name="ce2" table:formula="of:=IF([.A247]=UP; -1*[.B247]; IF([.A247]=DOWN; [.B247]; 0))+[.E246]"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48]=FORWARD; [.B248]; 0)+[.C247]" office:value-type="float" office:value="426" calcext:value-type="float">
            <text:p>426</text:p>
          </table:table-cell>
          <table:table-cell table:style-name="ce2" table:formula="of:=IF([.A248]=FORWARD; [.E248]*[.B248]; 0)+[.D247]" office:value-type="float" office:value="70224" calcext:value-type="float">
            <text:p>70224</text:p>
          </table:table-cell>
          <table:table-cell table:style-name="ce2" table:formula="of:=IF([.A248]=UP; -1*[.B248]; IF([.A248]=DOWN; [.B248]; 0))+[.E247]"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49]=FORWARD; [.B249]; 0)+[.C248]" office:value-type="float" office:value="426" calcext:value-type="float">
            <text:p>426</text:p>
          </table:table-cell>
          <table:table-cell table:style-name="ce2" table:formula="of:=IF([.A249]=FORWARD; [.E249]*[.B249]; 0)+[.D248]" office:value-type="float" office:value="70224" calcext:value-type="float">
            <text:p>70224</text:p>
          </table:table-cell>
          <table:table-cell table:style-name="ce2" table:formula="of:=IF([.A249]=UP; -1*[.B249]; IF([.A249]=DOWN; [.B249]; 0))+[.E248]"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50]=FORWARD; [.B250]; 0)+[.C249]" office:value-type="float" office:value="426" calcext:value-type="float">
            <text:p>426</text:p>
          </table:table-cell>
          <table:table-cell table:style-name="ce2" table:formula="of:=IF([.A250]=FORWARD; [.E250]*[.B250]; 0)+[.D249]" office:value-type="float" office:value="70224" calcext:value-type="float">
            <text:p>70224</text:p>
          </table:table-cell>
          <table:table-cell table:style-name="ce2" table:formula="of:=IF([.A250]=UP; -1*[.B250]; IF([.A250]=DOWN; [.B250]; 0))+[.E249]"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251]=FORWARD; [.B251]; 0)+[.C250]" office:value-type="float" office:value="426" calcext:value-type="float">
            <text:p>426</text:p>
          </table:table-cell>
          <table:table-cell table:style-name="ce2" table:formula="of:=IF([.A251]=FORWARD; [.E251]*[.B251]; 0)+[.D250]" office:value-type="float" office:value="70224" calcext:value-type="float">
            <text:p>70224</text:p>
          </table:table-cell>
          <table:table-cell table:style-name="ce2" table:formula="of:=IF([.A251]=UP; -1*[.B251]; IF([.A251]=DOWN; [.B251]; 0))+[.E250]"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252]=FORWARD; [.B252]; 0)+[.C251]" office:value-type="float" office:value="429" calcext:value-type="float">
            <text:p>429</text:p>
          </table:table-cell>
          <table:table-cell table:style-name="ce2" table:formula="of:=IF([.A252]=FORWARD; [.E252]*[.B252]; 0)+[.D251]" office:value-type="float" office:value="71193" calcext:value-type="float">
            <text:p>71193</text:p>
          </table:table-cell>
          <table:table-cell table:style-name="ce2" table:formula="of:=IF([.A252]=UP; -1*[.B252]; IF([.A252]=DOWN; [.B252]; 0))+[.E251]"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253]=FORWARD; [.B253]; 0)+[.C252]" office:value-type="float" office:value="429" calcext:value-type="float">
            <text:p>429</text:p>
          </table:table-cell>
          <table:table-cell table:style-name="ce2" table:formula="of:=IF([.A253]=FORWARD; [.E253]*[.B253]; 0)+[.D252]" office:value-type="float" office:value="71193" calcext:value-type="float">
            <text:p>71193</text:p>
          </table:table-cell>
          <table:table-cell table:style-name="ce2" table:formula="of:=IF([.A253]=UP; -1*[.B253]; IF([.A253]=DOWN; [.B253]; 0))+[.E252]"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54]=FORWARD; [.B254]; 0)+[.C253]" office:value-type="float" office:value="434" calcext:value-type="float">
            <text:p>434</text:p>
          </table:table-cell>
          <table:table-cell table:style-name="ce2" table:formula="of:=IF([.A254]=FORWARD; [.E254]*[.B254]; 0)+[.D253]" office:value-type="float" office:value="72763" calcext:value-type="float">
            <text:p>72763</text:p>
          </table:table-cell>
          <table:table-cell table:style-name="ce2" table:formula="of:=IF([.A254]=UP; -1*[.B254]; IF([.A254]=DOWN; [.B254]; 0))+[.E253]"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55]=FORWARD; [.B255]; 0)+[.C254]" office:value-type="float" office:value="434" calcext:value-type="float">
            <text:p>434</text:p>
          </table:table-cell>
          <table:table-cell table:style-name="ce2" table:formula="of:=IF([.A255]=FORWARD; [.E255]*[.B255]; 0)+[.D254]" office:value-type="float" office:value="72763" calcext:value-type="float">
            <text:p>72763</text:p>
          </table:table-cell>
          <table:table-cell table:style-name="ce2" table:formula="of:=IF([.A255]=UP; -1*[.B255]; IF([.A255]=DOWN; [.B255]; 0))+[.E254]"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256]=FORWARD; [.B256]; 0)+[.C255]" office:value-type="float" office:value="434" calcext:value-type="float">
            <text:p>434</text:p>
          </table:table-cell>
          <table:table-cell table:style-name="ce2" table:formula="of:=IF([.A256]=FORWARD; [.E256]*[.B256]; 0)+[.D255]" office:value-type="float" office:value="72763" calcext:value-type="float">
            <text:p>72763</text:p>
          </table:table-cell>
          <table:table-cell table:style-name="ce2" table:formula="of:=IF([.A256]=UP; -1*[.B256]; IF([.A256]=DOWN; [.B256]; 0))+[.E255]"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257]=FORWARD; [.B257]; 0)+[.C256]" office:value-type="float" office:value="434" calcext:value-type="float">
            <text:p>434</text:p>
          </table:table-cell>
          <table:table-cell table:style-name="ce2" table:formula="of:=IF([.A257]=FORWARD; [.E257]*[.B257]; 0)+[.D256]" office:value-type="float" office:value="72763" calcext:value-type="float">
            <text:p>72763</text:p>
          </table:table-cell>
          <table:table-cell table:style-name="ce2" table:formula="of:=IF([.A257]=UP; -1*[.B257]; IF([.A257]=DOWN; [.B257]; 0))+[.E256]"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258]=FORWARD; [.B258]; 0)+[.C257]" office:value-type="float" office:value="434" calcext:value-type="float">
            <text:p>434</text:p>
          </table:table-cell>
          <table:table-cell table:style-name="ce2" table:formula="of:=IF([.A258]=FORWARD; [.E258]*[.B258]; 0)+[.D257]" office:value-type="float" office:value="72763" calcext:value-type="float">
            <text:p>72763</text:p>
          </table:table-cell>
          <table:table-cell table:style-name="ce2" table:formula="of:=IF([.A258]=UP; -1*[.B258]; IF([.A258]=DOWN; [.B258]; 0))+[.E257]"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259]=FORWARD; [.B259]; 0)+[.C258]" office:value-type="float" office:value="434" calcext:value-type="float">
            <text:p>434</text:p>
          </table:table-cell>
          <table:table-cell table:style-name="ce2" table:formula="of:=IF([.A259]=FORWARD; [.E259]*[.B259]; 0)+[.D258]" office:value-type="float" office:value="72763" calcext:value-type="float">
            <text:p>72763</text:p>
          </table:table-cell>
          <table:table-cell table:style-name="ce2" table:formula="of:=IF([.A259]=UP; -1*[.B259]; IF([.A259]=DOWN; [.B259]; 0))+[.E258]"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60]=FORWARD; [.B260]; 0)+[.C259]" office:value-type="float" office:value="436" calcext:value-type="float">
            <text:p>436</text:p>
          </table:table-cell>
          <table:table-cell table:style-name="ce2" table:formula="of:=IF([.A260]=FORWARD; [.E260]*[.B260]; 0)+[.D259]" office:value-type="float" office:value="73413" calcext:value-type="float">
            <text:p>73413</text:p>
          </table:table-cell>
          <table:table-cell table:style-name="ce2" table:formula="of:=IF([.A260]=UP; -1*[.B260]; IF([.A260]=DOWN; [.B260]; 0))+[.E259]"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261]=FORWARD; [.B261]; 0)+[.C260]" office:value-type="float" office:value="445" calcext:value-type="float">
            <text:p>445</text:p>
          </table:table-cell>
          <table:table-cell table:style-name="ce2" table:formula="of:=IF([.A261]=FORWARD; [.E261]*[.B261]; 0)+[.D260]" office:value-type="float" office:value="76338" calcext:value-type="float">
            <text:p>76338</text:p>
          </table:table-cell>
          <table:table-cell table:style-name="ce2" table:formula="of:=IF([.A261]=UP; -1*[.B261]; IF([.A261]=DOWN; [.B261]; 0))+[.E260]"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62]=FORWARD; [.B262]; 0)+[.C261]" office:value-type="float" office:value="451" calcext:value-type="float">
            <text:p>451</text:p>
          </table:table-cell>
          <table:table-cell table:style-name="ce2" table:formula="of:=IF([.A262]=FORWARD; [.E262]*[.B262]; 0)+[.D261]" office:value-type="float" office:value="78288" calcext:value-type="float">
            <text:p>78288</text:p>
          </table:table-cell>
          <table:table-cell table:style-name="ce2" table:formula="of:=IF([.A262]=UP; -1*[.B262]; IF([.A262]=DOWN; [.B262]; 0))+[.E261]"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63]=FORWARD; [.B263]; 0)+[.C262]" office:value-type="float" office:value="453" calcext:value-type="float">
            <text:p>453</text:p>
          </table:table-cell>
          <table:table-cell table:style-name="ce2" table:formula="of:=IF([.A263]=FORWARD; [.E263]*[.B263]; 0)+[.D262]" office:value-type="float" office:value="78938" calcext:value-type="float">
            <text:p>78938</text:p>
          </table:table-cell>
          <table:table-cell table:style-name="ce2" table:formula="of:=IF([.A263]=UP; -1*[.B263]; IF([.A263]=DOWN; [.B263]; 0))+[.E262]"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64]=FORWARD; [.B264]; 0)+[.C263]" office:value-type="float" office:value="453" calcext:value-type="float">
            <text:p>453</text:p>
          </table:table-cell>
          <table:table-cell table:style-name="ce2" table:formula="of:=IF([.A264]=FORWARD; [.E264]*[.B264]; 0)+[.D263]" office:value-type="float" office:value="78938" calcext:value-type="float">
            <text:p>78938</text:p>
          </table:table-cell>
          <table:table-cell table:style-name="ce2" table:formula="of:=IF([.A264]=UP; -1*[.B264]; IF([.A264]=DOWN; [.B264]; 0))+[.E263]"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65]=FORWARD; [.B265]; 0)+[.C264]" office:value-type="float" office:value="453" calcext:value-type="float">
            <text:p>453</text:p>
          </table:table-cell>
          <table:table-cell table:style-name="ce2" table:formula="of:=IF([.A265]=FORWARD; [.E265]*[.B265]; 0)+[.D264]" office:value-type="float" office:value="78938" calcext:value-type="float">
            <text:p>78938</text:p>
          </table:table-cell>
          <table:table-cell table:style-name="ce2" table:formula="of:=IF([.A265]=UP; -1*[.B265]; IF([.A265]=DOWN; [.B265]; 0))+[.E264]"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66]=FORWARD; [.B266]; 0)+[.C265]" office:value-type="float" office:value="453" calcext:value-type="float">
            <text:p>453</text:p>
          </table:table-cell>
          <table:table-cell table:style-name="ce2" table:formula="of:=IF([.A266]=FORWARD; [.E266]*[.B266]; 0)+[.D265]" office:value-type="float" office:value="78938" calcext:value-type="float">
            <text:p>78938</text:p>
          </table:table-cell>
          <table:table-cell table:style-name="ce2" table:formula="of:=IF([.A266]=UP; -1*[.B266]; IF([.A266]=DOWN; [.B266]; 0))+[.E265]"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67]=FORWARD; [.B267]; 0)+[.C266]" office:value-type="float" office:value="455" calcext:value-type="float">
            <text:p>455</text:p>
          </table:table-cell>
          <table:table-cell table:style-name="ce2" table:formula="of:=IF([.A267]=FORWARD; [.E267]*[.B267]; 0)+[.D266]" office:value-type="float" office:value="79600" calcext:value-type="float">
            <text:p>79600</text:p>
          </table:table-cell>
          <table:table-cell table:style-name="ce2" table:formula="of:=IF([.A267]=UP; -1*[.B267]; IF([.A267]=DOWN; [.B267]; 0))+[.E266]"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268]=FORWARD; [.B268]; 0)+[.C267]" office:value-type="float" office:value="458" calcext:value-type="float">
            <text:p>458</text:p>
          </table:table-cell>
          <table:table-cell table:style-name="ce2" table:formula="of:=IF([.A268]=FORWARD; [.E268]*[.B268]; 0)+[.D267]" office:value-type="float" office:value="80593" calcext:value-type="float">
            <text:p>80593</text:p>
          </table:table-cell>
          <table:table-cell table:style-name="ce2" table:formula="of:=IF([.A268]=UP; -1*[.B268]; IF([.A268]=DOWN; [.B268]; 0))+[.E267]"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69]=FORWARD; [.B269]; 0)+[.C268]" office:value-type="float" office:value="463" calcext:value-type="float">
            <text:p>463</text:p>
          </table:table-cell>
          <table:table-cell table:style-name="ce2" table:formula="of:=IF([.A269]=FORWARD; [.E269]*[.B269]; 0)+[.D268]" office:value-type="float" office:value="82248" calcext:value-type="float">
            <text:p>82248</text:p>
          </table:table-cell>
          <table:table-cell table:style-name="ce2" table:formula="of:=IF([.A269]=UP; -1*[.B269]; IF([.A269]=DOWN; [.B269]; 0))+[.E268]"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270]=FORWARD; [.B270]; 0)+[.C269]" office:value-type="float" office:value="470" calcext:value-type="float">
            <text:p>470</text:p>
          </table:table-cell>
          <table:table-cell table:style-name="ce2" table:formula="of:=IF([.A270]=FORWARD; [.E270]*[.B270]; 0)+[.D269]" office:value-type="float" office:value="84565" calcext:value-type="float">
            <text:p>84565</text:p>
          </table:table-cell>
          <table:table-cell table:style-name="ce2" table:formula="of:=IF([.A270]=UP; -1*[.B270]; IF([.A270]=DOWN; [.B270]; 0))+[.E269]"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271]=FORWARD; [.B271]; 0)+[.C270]" office:value-type="float" office:value="470" calcext:value-type="float">
            <text:p>470</text:p>
          </table:table-cell>
          <table:table-cell table:style-name="ce2" table:formula="of:=IF([.A271]=FORWARD; [.E271]*[.B271]; 0)+[.D270]" office:value-type="float" office:value="84565" calcext:value-type="float">
            <text:p>84565</text:p>
          </table:table-cell>
          <table:table-cell table:style-name="ce2" table:formula="of:=IF([.A271]=UP; -1*[.B271]; IF([.A271]=DOWN; [.B271]; 0))+[.E270]"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72]=FORWARD; [.B272]; 0)+[.C271]" office:value-type="float" office:value="471" calcext:value-type="float">
            <text:p>471</text:p>
          </table:table-cell>
          <table:table-cell table:style-name="ce2" table:formula="of:=IF([.A272]=FORWARD; [.E272]*[.B272]; 0)+[.D271]" office:value-type="float" office:value="84904" calcext:value-type="float">
            <text:p>84904</text:p>
          </table:table-cell>
          <table:table-cell table:style-name="ce2" table:formula="of:=IF([.A272]=UP; -1*[.B272]; IF([.A272]=DOWN; [.B272]; 0))+[.E271]"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73]=FORWARD; [.B273]; 0)+[.C272]" office:value-type="float" office:value="472" calcext:value-type="float">
            <text:p>472</text:p>
          </table:table-cell>
          <table:table-cell table:style-name="ce2" table:formula="of:=IF([.A273]=FORWARD; [.E273]*[.B273]; 0)+[.D272]" office:value-type="float" office:value="85243" calcext:value-type="float">
            <text:p>85243</text:p>
          </table:table-cell>
          <table:table-cell table:style-name="ce2" table:formula="of:=IF([.A273]=UP; -1*[.B273]; IF([.A273]=DOWN; [.B273]; 0))+[.E272]"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274]=FORWARD; [.B274]; 0)+[.C273]" office:value-type="float" office:value="476" calcext:value-type="float">
            <text:p>476</text:p>
          </table:table-cell>
          <table:table-cell table:style-name="ce2" table:formula="of:=IF([.A274]=FORWARD; [.E274]*[.B274]; 0)+[.D273]" office:value-type="float" office:value="86599" calcext:value-type="float">
            <text:p>86599</text:p>
          </table:table-cell>
          <table:table-cell table:style-name="ce2" table:formula="of:=IF([.A274]=UP; -1*[.B274]; IF([.A274]=DOWN; [.B274]; 0))+[.E273]"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75]=FORWARD; [.B275]; 0)+[.C274]" office:value-type="float" office:value="481" calcext:value-type="float">
            <text:p>481</text:p>
          </table:table-cell>
          <table:table-cell table:style-name="ce2" table:formula="of:=IF([.A275]=FORWARD; [.E275]*[.B275]; 0)+[.D274]" office:value-type="float" office:value="88294" calcext:value-type="float">
            <text:p>88294</text:p>
          </table:table-cell>
          <table:table-cell table:style-name="ce2" table:formula="of:=IF([.A275]=UP; -1*[.B275]; IF([.A275]=DOWN; [.B275]; 0))+[.E274]"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276]=FORWARD; [.B276]; 0)+[.C275]" office:value-type="float" office:value="481" calcext:value-type="float">
            <text:p>481</text:p>
          </table:table-cell>
          <table:table-cell table:style-name="ce2" table:formula="of:=IF([.A276]=FORWARD; [.E276]*[.B276]; 0)+[.D275]" office:value-type="float" office:value="88294" calcext:value-type="float">
            <text:p>88294</text:p>
          </table:table-cell>
          <table:table-cell table:style-name="ce2" table:formula="of:=IF([.A276]=UP; -1*[.B276]; IF([.A276]=DOWN; [.B276]; 0))+[.E275]"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77]=FORWARD; [.B277]; 0)+[.C276]" office:value-type="float" office:value="487" calcext:value-type="float">
            <text:p>487</text:p>
          </table:table-cell>
          <table:table-cell table:style-name="ce2" table:formula="of:=IF([.A277]=FORWARD; [.E277]*[.B277]; 0)+[.D276]" office:value-type="float" office:value="90352" calcext:value-type="float">
            <text:p>90352</text:p>
          </table:table-cell>
          <table:table-cell table:style-name="ce2" table:formula="of:=IF([.A277]=UP; -1*[.B277]; IF([.A277]=DOWN; [.B277]; 0))+[.E276]"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278]=FORWARD; [.B278]; 0)+[.C277]" office:value-type="float" office:value="491" calcext:value-type="float">
            <text:p>491</text:p>
          </table:table-cell>
          <table:table-cell table:style-name="ce2" table:formula="of:=IF([.A278]=FORWARD; [.E278]*[.B278]; 0)+[.D277]" office:value-type="float" office:value="91724" calcext:value-type="float">
            <text:p>91724</text:p>
          </table:table-cell>
          <table:table-cell table:style-name="ce2" table:formula="of:=IF([.A278]=UP; -1*[.B278]; IF([.A278]=DOWN; [.B278]; 0))+[.E277]"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79]=FORWARD; [.B279]; 0)+[.C278]" office:value-type="float" office:value="497" calcext:value-type="float">
            <text:p>497</text:p>
          </table:table-cell>
          <table:table-cell table:style-name="ce2" table:formula="of:=IF([.A279]=FORWARD; [.E279]*[.B279]; 0)+[.D278]" office:value-type="float" office:value="93782" calcext:value-type="float">
            <text:p>93782</text:p>
          </table:table-cell>
          <table:table-cell table:style-name="ce2" table:formula="of:=IF([.A279]=UP; -1*[.B279]; IF([.A279]=DOWN; [.B279]; 0))+[.E278]"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80]=FORWARD; [.B280]; 0)+[.C279]" office:value-type="float" office:value="497" calcext:value-type="float">
            <text:p>497</text:p>
          </table:table-cell>
          <table:table-cell table:style-name="ce2" table:formula="of:=IF([.A280]=FORWARD; [.E280]*[.B280]; 0)+[.D279]" office:value-type="float" office:value="93782" calcext:value-type="float">
            <text:p>93782</text:p>
          </table:table-cell>
          <table:table-cell table:style-name="ce2" table:formula="of:=IF([.A280]=UP; -1*[.B280]; IF([.A280]=DOWN; [.B280]; 0))+[.E279]"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281]=FORWARD; [.B281]; 0)+[.C280]" office:value-type="float" office:value="497" calcext:value-type="float">
            <text:p>497</text:p>
          </table:table-cell>
          <table:table-cell table:style-name="ce2" table:formula="of:=IF([.A281]=FORWARD; [.E281]*[.B281]; 0)+[.D280]" office:value-type="float" office:value="93782" calcext:value-type="float">
            <text:p>93782</text:p>
          </table:table-cell>
          <table:table-cell table:style-name="ce2" table:formula="of:=IF([.A281]=UP; -1*[.B281]; IF([.A281]=DOWN; [.B281]; 0))+[.E280]"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282]=FORWARD; [.B282]; 0)+[.C281]" office:value-type="float" office:value="497" calcext:value-type="float">
            <text:p>497</text:p>
          </table:table-cell>
          <table:table-cell table:style-name="ce2" table:formula="of:=IF([.A282]=FORWARD; [.E282]*[.B282]; 0)+[.D281]" office:value-type="float" office:value="93782" calcext:value-type="float">
            <text:p>93782</text:p>
          </table:table-cell>
          <table:table-cell table:style-name="ce2" table:formula="of:=IF([.A282]=UP; -1*[.B282]; IF([.A282]=DOWN; [.B282]; 0))+[.E281]"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283]=FORWARD; [.B283]; 0)+[.C282]" office:value-type="float" office:value="497" calcext:value-type="float">
            <text:p>497</text:p>
          </table:table-cell>
          <table:table-cell table:style-name="ce2" table:formula="of:=IF([.A283]=FORWARD; [.E283]*[.B283]; 0)+[.D282]" office:value-type="float" office:value="93782" calcext:value-type="float">
            <text:p>93782</text:p>
          </table:table-cell>
          <table:table-cell table:style-name="ce2" table:formula="of:=IF([.A283]=UP; -1*[.B283]; IF([.A283]=DOWN; [.B283]; 0))+[.E282]"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284]=FORWARD; [.B284]; 0)+[.C283]" office:value-type="float" office:value="497" calcext:value-type="float">
            <text:p>497</text:p>
          </table:table-cell>
          <table:table-cell table:style-name="ce2" table:formula="of:=IF([.A284]=FORWARD; [.E284]*[.B284]; 0)+[.D283]" office:value-type="float" office:value="93782" calcext:value-type="float">
            <text:p>93782</text:p>
          </table:table-cell>
          <table:table-cell table:style-name="ce2" table:formula="of:=IF([.A284]=UP; -1*[.B284]; IF([.A284]=DOWN; [.B284]; 0))+[.E283]"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85]=FORWARD; [.B285]; 0)+[.C284]" office:value-type="float" office:value="499" calcext:value-type="float">
            <text:p>499</text:p>
          </table:table-cell>
          <table:table-cell table:style-name="ce2" table:formula="of:=IF([.A285]=FORWARD; [.E285]*[.B285]; 0)+[.D284]" office:value-type="float" office:value="94506" calcext:value-type="float">
            <text:p>94506</text:p>
          </table:table-cell>
          <table:table-cell table:style-name="ce2" table:formula="of:=IF([.A285]=UP; -1*[.B285]; IF([.A285]=DOWN; [.B285]; 0))+[.E284]"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286]=FORWARD; [.B286]; 0)+[.C285]" office:value-type="float" office:value="499" calcext:value-type="float">
            <text:p>499</text:p>
          </table:table-cell>
          <table:table-cell table:style-name="ce2" table:formula="of:=IF([.A286]=FORWARD; [.E286]*[.B286]; 0)+[.D285]" office:value-type="float" office:value="94506" calcext:value-type="float">
            <text:p>94506</text:p>
          </table:table-cell>
          <table:table-cell table:style-name="ce2" table:formula="of:=IF([.A286]=UP; -1*[.B286]; IF([.A286]=DOWN; [.B286]; 0))+[.E285]"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287]=FORWARD; [.B287]; 0)+[.C286]" office:value-type="float" office:value="502" calcext:value-type="float">
            <text:p>502</text:p>
          </table:table-cell>
          <table:table-cell table:style-name="ce2" table:formula="of:=IF([.A287]=FORWARD; [.E287]*[.B287]; 0)+[.D286]" office:value-type="float" office:value="95619" calcext:value-type="float">
            <text:p>95619</text:p>
          </table:table-cell>
          <table:table-cell table:style-name="ce2" table:formula="of:=IF([.A287]=UP; -1*[.B287]; IF([.A287]=DOWN; [.B287]; 0))+[.E286]"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288]=FORWARD; [.B288]; 0)+[.C287]" office:value-type="float" office:value="502" calcext:value-type="float">
            <text:p>502</text:p>
          </table:table-cell>
          <table:table-cell table:style-name="ce2" table:formula="of:=IF([.A288]=FORWARD; [.E288]*[.B288]; 0)+[.D287]" office:value-type="float" office:value="95619" calcext:value-type="float">
            <text:p>95619</text:p>
          </table:table-cell>
          <table:table-cell table:style-name="ce2" table:formula="of:=IF([.A288]=UP; -1*[.B288]; IF([.A288]=DOWN; [.B288]; 0))+[.E287]" office:value-type="float" office:value="375" calcext:value-type="float">
            <text:p>3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89]=FORWARD; [.B289]; 0)+[.C288]" office:value-type="float" office:value="502" calcext:value-type="float">
            <text:p>502</text:p>
          </table:table-cell>
          <table:table-cell table:style-name="ce2" table:formula="of:=IF([.A289]=FORWARD; [.E289]*[.B289]; 0)+[.D288]" office:value-type="float" office:value="95619" calcext:value-type="float">
            <text:p>95619</text:p>
          </table:table-cell>
          <table:table-cell table:style-name="ce2" table:formula="of:=IF([.A289]=UP; -1*[.B289]; IF([.A289]=DOWN; [.B289]; 0))+[.E288]" office:value-type="float" office:value="374" calcext:value-type="float">
            <text:p>37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90]=FORWARD; [.B290]; 0)+[.C289]" office:value-type="float" office:value="502" calcext:value-type="float">
            <text:p>502</text:p>
          </table:table-cell>
          <table:table-cell table:style-name="ce2" table:formula="of:=IF([.A290]=FORWARD; [.E290]*[.B290]; 0)+[.D289]" office:value-type="float" office:value="95619" calcext:value-type="float">
            <text:p>95619</text:p>
          </table:table-cell>
          <table:table-cell table:style-name="ce2" table:formula="of:=IF([.A290]=UP; -1*[.B290]; IF([.A290]=DOWN; [.B290]; 0))+[.E289]" office:value-type="float" office:value="380" calcext:value-type="float">
            <text:p>38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291]=FORWARD; [.B291]; 0)+[.C290]" office:value-type="float" office:value="506" calcext:value-type="float">
            <text:p>506</text:p>
          </table:table-cell>
          <table:table-cell table:style-name="ce2" table:formula="of:=IF([.A291]=FORWARD; [.E291]*[.B291]; 0)+[.D290]" office:value-type="float" office:value="97139" calcext:value-type="float">
            <text:p>97139</text:p>
          </table:table-cell>
          <table:table-cell table:style-name="ce2" table:formula="of:=IF([.A291]=UP; -1*[.B291]; IF([.A291]=DOWN; [.B291]; 0))+[.E290]" office:value-type="float" office:value="380" calcext:value-type="float">
            <text:p>38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292]=FORWARD; [.B292]; 0)+[.C291]" office:value-type="float" office:value="506" calcext:value-type="float">
            <text:p>506</text:p>
          </table:table-cell>
          <table:table-cell table:style-name="ce2" table:formula="of:=IF([.A292]=FORWARD; [.E292]*[.B292]; 0)+[.D291]" office:value-type="float" office:value="97139" calcext:value-type="float">
            <text:p>97139</text:p>
          </table:table-cell>
          <table:table-cell table:style-name="ce2" table:formula="of:=IF([.A292]=UP; -1*[.B292]; IF([.A292]=DOWN; [.B292]; 0))+[.E291]" office:value-type="float" office:value="389" calcext:value-type="float">
            <text:p>38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293]=FORWARD; [.B293]; 0)+[.C292]" office:value-type="float" office:value="506" calcext:value-type="float">
            <text:p>506</text:p>
          </table:table-cell>
          <table:table-cell table:style-name="ce2" table:formula="of:=IF([.A293]=FORWARD; [.E293]*[.B293]; 0)+[.D292]" office:value-type="float" office:value="97139" calcext:value-type="float">
            <text:p>97139</text:p>
          </table:table-cell>
          <table:table-cell table:style-name="ce2" table:formula="of:=IF([.A293]=UP; -1*[.B293]; IF([.A293]=DOWN; [.B293]; 0))+[.E292]" office:value-type="float" office:value="394" calcext:value-type="float">
            <text:p>39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294]=FORWARD; [.B294]; 0)+[.C293]" office:value-type="float" office:value="506" calcext:value-type="float">
            <text:p>506</text:p>
          </table:table-cell>
          <table:table-cell table:style-name="ce2" table:formula="of:=IF([.A294]=FORWARD; [.E294]*[.B294]; 0)+[.D293]" office:value-type="float" office:value="97139" calcext:value-type="float">
            <text:p>97139</text:p>
          </table:table-cell>
          <table:table-cell table:style-name="ce2" table:formula="of:=IF([.A294]=UP; -1*[.B294]; IF([.A294]=DOWN; [.B294]; 0))+[.E293]"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295]=FORWARD; [.B295]; 0)+[.C294]" office:value-type="float" office:value="506" calcext:value-type="float">
            <text:p>506</text:p>
          </table:table-cell>
          <table:table-cell table:style-name="ce2" table:formula="of:=IF([.A295]=FORWARD; [.E295]*[.B295]; 0)+[.D294]" office:value-type="float" office:value="97139" calcext:value-type="float">
            <text:p>97139</text:p>
          </table:table-cell>
          <table:table-cell table:style-name="ce2" table:formula="of:=IF([.A295]=UP; -1*[.B295]; IF([.A295]=DOWN; [.B295]; 0))+[.E294]"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296]=FORWARD; [.B296]; 0)+[.C295]" office:value-type="float" office:value="506" calcext:value-type="float">
            <text:p>506</text:p>
          </table:table-cell>
          <table:table-cell table:style-name="ce2" table:formula="of:=IF([.A296]=FORWARD; [.E296]*[.B296]; 0)+[.D295]" office:value-type="float" office:value="97139" calcext:value-type="float">
            <text:p>97139</text:p>
          </table:table-cell>
          <table:table-cell table:style-name="ce2" table:formula="of:=IF([.A296]=UP; -1*[.B296]; IF([.A296]=DOWN; [.B296]; 0))+[.E295]"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297]=FORWARD; [.B297]; 0)+[.C296]" office:value-type="float" office:value="506" calcext:value-type="float">
            <text:p>506</text:p>
          </table:table-cell>
          <table:table-cell table:style-name="ce2" table:formula="of:=IF([.A297]=FORWARD; [.E297]*[.B297]; 0)+[.D296]" office:value-type="float" office:value="97139" calcext:value-type="float">
            <text:p>97139</text:p>
          </table:table-cell>
          <table:table-cell table:style-name="ce2" table:formula="of:=IF([.A297]=UP; -1*[.B297]; IF([.A297]=DOWN; [.B297]; 0))+[.E296]"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298]=FORWARD; [.B298]; 0)+[.C297]" office:value-type="float" office:value="508" calcext:value-type="float">
            <text:p>508</text:p>
          </table:table-cell>
          <table:table-cell table:style-name="ce2" table:formula="of:=IF([.A298]=FORWARD; [.E298]*[.B298]; 0)+[.D297]" office:value-type="float" office:value="97929" calcext:value-type="float">
            <text:p>97929</text:p>
          </table:table-cell>
          <table:table-cell table:style-name="ce2" table:formula="of:=IF([.A298]=UP; -1*[.B298]; IF([.A298]=DOWN; [.B298]; 0))+[.E297]"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299]=FORWARD; [.B299]; 0)+[.C298]" office:value-type="float" office:value="508" calcext:value-type="float">
            <text:p>508</text:p>
          </table:table-cell>
          <table:table-cell table:style-name="ce2" table:formula="of:=IF([.A299]=FORWARD; [.E299]*[.B299]; 0)+[.D298]" office:value-type="float" office:value="97929" calcext:value-type="float">
            <text:p>97929</text:p>
          </table:table-cell>
          <table:table-cell table:style-name="ce2" table:formula="of:=IF([.A299]=UP; -1*[.B299]; IF([.A299]=DOWN; [.B299]; 0))+[.E298]" office:value-type="float" office:value="402" calcext:value-type="float">
            <text:p>40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300]=FORWARD; [.B300]; 0)+[.C299]" office:value-type="float" office:value="508" calcext:value-type="float">
            <text:p>508</text:p>
          </table:table-cell>
          <table:table-cell table:style-name="ce2" table:formula="of:=IF([.A300]=FORWARD; [.E300]*[.B300]; 0)+[.D299]" office:value-type="float" office:value="97929" calcext:value-type="float">
            <text:p>97929</text:p>
          </table:table-cell>
          <table:table-cell table:style-name="ce2" table:formula="of:=IF([.A300]=UP; -1*[.B300]; IF([.A300]=DOWN; [.B300]; 0))+[.E299]"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301]=FORWARD; [.B301]; 0)+[.C300]" office:value-type="float" office:value="514" calcext:value-type="float">
            <text:p>514</text:p>
          </table:table-cell>
          <table:table-cell table:style-name="ce2" table:formula="of:=IF([.A301]=FORWARD; [.E301]*[.B301]; 0)+[.D300]" office:value-type="float" office:value="100395" calcext:value-type="float">
            <text:p>100395</text:p>
          </table:table-cell>
          <table:table-cell table:style-name="ce2" table:formula="of:=IF([.A301]=UP; -1*[.B301]; IF([.A301]=DOWN; [.B301]; 0))+[.E300]"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302]=FORWARD; [.B302]; 0)+[.C301]" office:value-type="float" office:value="515" calcext:value-type="float">
            <text:p>515</text:p>
          </table:table-cell>
          <table:table-cell table:style-name="ce2" table:formula="of:=IF([.A302]=FORWARD; [.E302]*[.B302]; 0)+[.D301]" office:value-type="float" office:value="100806" calcext:value-type="float">
            <text:p>100806</text:p>
          </table:table-cell>
          <table:table-cell table:style-name="ce2" table:formula="of:=IF([.A302]=UP; -1*[.B302]; IF([.A302]=DOWN; [.B302]; 0))+[.E301]"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303]=FORWARD; [.B303]; 0)+[.C302]" office:value-type="float" office:value="523" calcext:value-type="float">
            <text:p>523</text:p>
          </table:table-cell>
          <table:table-cell table:style-name="ce2" table:formula="of:=IF([.A303]=FORWARD; [.E303]*[.B303]; 0)+[.D302]" office:value-type="float" office:value="104094" calcext:value-type="float">
            <text:p>104094</text:p>
          </table:table-cell>
          <table:table-cell table:style-name="ce2" table:formula="of:=IF([.A303]=UP; -1*[.B303]; IF([.A303]=DOWN; [.B303]; 0))+[.E302]"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304]=FORWARD; [.B304]; 0)+[.C303]" office:value-type="float" office:value="523" calcext:value-type="float">
            <text:p>523</text:p>
          </table:table-cell>
          <table:table-cell table:style-name="ce2" table:formula="of:=IF([.A304]=FORWARD; [.E304]*[.B304]; 0)+[.D303]" office:value-type="float" office:value="104094" calcext:value-type="float">
            <text:p>104094</text:p>
          </table:table-cell>
          <table:table-cell table:style-name="ce2" table:formula="of:=IF([.A304]=UP; -1*[.B304]; IF([.A304]=DOWN; [.B304]; 0))+[.E303]"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05]=FORWARD; [.B305]; 0)+[.C304]" office:value-type="float" office:value="523" calcext:value-type="float">
            <text:p>523</text:p>
          </table:table-cell>
          <table:table-cell table:style-name="ce2" table:formula="of:=IF([.A305]=FORWARD; [.E305]*[.B305]; 0)+[.D304]" office:value-type="float" office:value="104094" calcext:value-type="float">
            <text:p>104094</text:p>
          </table:table-cell>
          <table:table-cell table:style-name="ce2" table:formula="of:=IF([.A305]=UP; -1*[.B305]; IF([.A305]=DOWN; [.B305]; 0))+[.E304]" office:value-type="float" office:value="419" calcext:value-type="float">
            <text:p>4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06]=FORWARD; [.B306]; 0)+[.C305]" office:value-type="float" office:value="523" calcext:value-type="float">
            <text:p>523</text:p>
          </table:table-cell>
          <table:table-cell table:style-name="ce2" table:formula="of:=IF([.A306]=FORWARD; [.E306]*[.B306]; 0)+[.D305]" office:value-type="float" office:value="104094" calcext:value-type="float">
            <text:p>104094</text:p>
          </table:table-cell>
          <table:table-cell table:style-name="ce2" table:formula="of:=IF([.A306]=UP; -1*[.B306]; IF([.A306]=DOWN; [.B306]; 0))+[.E305]" office:value-type="float" office:value="421" calcext:value-type="float">
            <text:p>42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07]=FORWARD; [.B307]; 0)+[.C306]" office:value-type="float" office:value="530" calcext:value-type="float">
            <text:p>530</text:p>
          </table:table-cell>
          <table:table-cell table:style-name="ce2" table:formula="of:=IF([.A307]=FORWARD; [.E307]*[.B307]; 0)+[.D306]" office:value-type="float" office:value="107041" calcext:value-type="float">
            <text:p>107041</text:p>
          </table:table-cell>
          <table:table-cell table:style-name="ce2" table:formula="of:=IF([.A307]=UP; -1*[.B307]; IF([.A307]=DOWN; [.B307]; 0))+[.E306]" office:value-type="float" office:value="421" calcext:value-type="float">
            <text:p>42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308]=FORWARD; [.B308]; 0)+[.C307]" office:value-type="float" office:value="530" calcext:value-type="float">
            <text:p>530</text:p>
          </table:table-cell>
          <table:table-cell table:style-name="ce2" table:formula="of:=IF([.A308]=FORWARD; [.E308]*[.B308]; 0)+[.D307]" office:value-type="float" office:value="107041" calcext:value-type="float">
            <text:p>107041</text:p>
          </table:table-cell>
          <table:table-cell table:style-name="ce2" table:formula="of:=IF([.A308]=UP; -1*[.B308]; IF([.A308]=DOWN; [.B308]; 0))+[.E307]"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309]=FORWARD; [.B309]; 0)+[.C308]" office:value-type="float" office:value="535" calcext:value-type="float">
            <text:p>535</text:p>
          </table:table-cell>
          <table:table-cell table:style-name="ce2" table:formula="of:=IF([.A309]=FORWARD; [.E309]*[.B309]; 0)+[.D308]" office:value-type="float" office:value="109106" calcext:value-type="float">
            <text:p>109106</text:p>
          </table:table-cell>
          <table:table-cell table:style-name="ce2" table:formula="of:=IF([.A309]=UP; -1*[.B309]; IF([.A309]=DOWN; [.B309]; 0))+[.E308]"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10]=FORWARD; [.B310]; 0)+[.C309]" office:value-type="float" office:value="542" calcext:value-type="float">
            <text:p>542</text:p>
          </table:table-cell>
          <table:table-cell table:style-name="ce2" table:formula="of:=IF([.A310]=FORWARD; [.E310]*[.B310]; 0)+[.D309]" office:value-type="float" office:value="111997" calcext:value-type="float">
            <text:p>111997</text:p>
          </table:table-cell>
          <table:table-cell table:style-name="ce2" table:formula="of:=IF([.A310]=UP; -1*[.B310]; IF([.A310]=DOWN; [.B310]; 0))+[.E309]"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11]=FORWARD; [.B311]; 0)+[.C310]" office:value-type="float" office:value="549" calcext:value-type="float">
            <text:p>549</text:p>
          </table:table-cell>
          <table:table-cell table:style-name="ce2" table:formula="of:=IF([.A311]=FORWARD; [.E311]*[.B311]; 0)+[.D310]" office:value-type="float" office:value="114888" calcext:value-type="float">
            <text:p>114888</text:p>
          </table:table-cell>
          <table:table-cell table:style-name="ce2" table:formula="of:=IF([.A311]=UP; -1*[.B311]; IF([.A311]=DOWN; [.B311]; 0))+[.E310]"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312]=FORWARD; [.B312]; 0)+[.C311]" office:value-type="float" office:value="552" calcext:value-type="float">
            <text:p>552</text:p>
          </table:table-cell>
          <table:table-cell table:style-name="ce2" table:formula="of:=IF([.A312]=FORWARD; [.E312]*[.B312]; 0)+[.D311]" office:value-type="float" office:value="116127" calcext:value-type="float">
            <text:p>116127</text:p>
          </table:table-cell>
          <table:table-cell table:style-name="ce2" table:formula="of:=IF([.A312]=UP; -1*[.B312]; IF([.A312]=DOWN; [.B312]; 0))+[.E311]"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313]=FORWARD; [.B313]; 0)+[.C312]" office:value-type="float" office:value="552" calcext:value-type="float">
            <text:p>552</text:p>
          </table:table-cell>
          <table:table-cell table:style-name="ce2" table:formula="of:=IF([.A313]=FORWARD; [.E313]*[.B313]; 0)+[.D312]" office:value-type="float" office:value="116127" calcext:value-type="float">
            <text:p>116127</text:p>
          </table:table-cell>
          <table:table-cell table:style-name="ce2" table:formula="of:=IF([.A313]=UP; -1*[.B313]; IF([.A313]=DOWN; [.B313]; 0))+[.E312]"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314]=FORWARD; [.B314]; 0)+[.C313]" office:value-type="float" office:value="555" calcext:value-type="float">
            <text:p>555</text:p>
          </table:table-cell>
          <table:table-cell table:style-name="ce2" table:formula="of:=IF([.A314]=FORWARD; [.E314]*[.B314]; 0)+[.D313]" office:value-type="float" office:value="117357" calcext:value-type="float">
            <text:p>117357</text:p>
          </table:table-cell>
          <table:table-cell table:style-name="ce2" table:formula="of:=IF([.A314]=UP; -1*[.B314]; IF([.A314]=DOWN; [.B314]; 0))+[.E313]"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15]=FORWARD; [.B315]; 0)+[.C314]" office:value-type="float" office:value="555" calcext:value-type="float">
            <text:p>555</text:p>
          </table:table-cell>
          <table:table-cell table:style-name="ce2" table:formula="of:=IF([.A315]=FORWARD; [.E315]*[.B315]; 0)+[.D314]" office:value-type="float" office:value="117357" calcext:value-type="float">
            <text:p>117357</text:p>
          </table:table-cell>
          <table:table-cell table:style-name="ce2" table:formula="of:=IF([.A315]=UP; -1*[.B315]; IF([.A315]=DOWN; [.B315]; 0))+[.E314]" office:value-type="float" office:value="406" calcext:value-type="float">
            <text:p>4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316]=FORWARD; [.B316]; 0)+[.C315]" office:value-type="float" office:value="555" calcext:value-type="float">
            <text:p>555</text:p>
          </table:table-cell>
          <table:table-cell table:style-name="ce2" table:formula="of:=IF([.A316]=FORWARD; [.E316]*[.B316]; 0)+[.D315]" office:value-type="float" office:value="117357" calcext:value-type="float">
            <text:p>117357</text:p>
          </table:table-cell>
          <table:table-cell table:style-name="ce2" table:formula="of:=IF([.A316]=UP; -1*[.B316]; IF([.A316]=DOWN; [.B316]; 0))+[.E315]"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317]=FORWARD; [.B317]; 0)+[.C316]" office:value-type="float" office:value="556" calcext:value-type="float">
            <text:p>556</text:p>
          </table:table-cell>
          <table:table-cell table:style-name="ce2" table:formula="of:=IF([.A317]=FORWARD; [.E317]*[.B317]; 0)+[.D316]" office:value-type="float" office:value="117768" calcext:value-type="float">
            <text:p>117768</text:p>
          </table:table-cell>
          <table:table-cell table:style-name="ce2" table:formula="of:=IF([.A317]=UP; -1*[.B317]; IF([.A317]=DOWN; [.B317]; 0))+[.E316]"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18]=FORWARD; [.B318]; 0)+[.C317]" office:value-type="float" office:value="563" calcext:value-type="float">
            <text:p>563</text:p>
          </table:table-cell>
          <table:table-cell table:style-name="ce2" table:formula="of:=IF([.A318]=FORWARD; [.E318]*[.B318]; 0)+[.D317]" office:value-type="float" office:value="120645" calcext:value-type="float">
            <text:p>120645</text:p>
          </table:table-cell>
          <table:table-cell table:style-name="ce2" table:formula="of:=IF([.A318]=UP; -1*[.B318]; IF([.A318]=DOWN; [.B318]; 0))+[.E317]"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19]=FORWARD; [.B319]; 0)+[.C318]" office:value-type="float" office:value="570" calcext:value-type="float">
            <text:p>570</text:p>
          </table:table-cell>
          <table:table-cell table:style-name="ce2" table:formula="of:=IF([.A319]=FORWARD; [.E319]*[.B319]; 0)+[.D318]" office:value-type="float" office:value="123522" calcext:value-type="float">
            <text:p>123522</text:p>
          </table:table-cell>
          <table:table-cell table:style-name="ce2" table:formula="of:=IF([.A319]=UP; -1*[.B319]; IF([.A319]=DOWN; [.B319]; 0))+[.E318]"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320]=FORWARD; [.B320]; 0)+[.C319]" office:value-type="float" office:value="570" calcext:value-type="float">
            <text:p>570</text:p>
          </table:table-cell>
          <table:table-cell table:style-name="ce2" table:formula="of:=IF([.A320]=FORWARD; [.E320]*[.B320]; 0)+[.D319]" office:value-type="float" office:value="123522" calcext:value-type="float">
            <text:p>123522</text:p>
          </table:table-cell>
          <table:table-cell table:style-name="ce2" table:formula="of:=IF([.A320]=UP; -1*[.B320]; IF([.A320]=DOWN; [.B320]; 0))+[.E319]" office:value-type="float" office:value="420" calcext:value-type="float">
            <text:p>42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21]=FORWARD; [.B321]; 0)+[.C320]" office:value-type="float" office:value="570" calcext:value-type="float">
            <text:p>570</text:p>
          </table:table-cell>
          <table:table-cell table:style-name="ce2" table:formula="of:=IF([.A321]=FORWARD; [.E321]*[.B321]; 0)+[.D320]" office:value-type="float" office:value="123522" calcext:value-type="float">
            <text:p>123522</text:p>
          </table:table-cell>
          <table:table-cell table:style-name="ce2" table:formula="of:=IF([.A321]=UP; -1*[.B321]; IF([.A321]=DOWN; [.B321]; 0))+[.E320]"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322]=FORWARD; [.B322]; 0)+[.C321]" office:value-type="float" office:value="571" calcext:value-type="float">
            <text:p>571</text:p>
          </table:table-cell>
          <table:table-cell table:style-name="ce2" table:formula="of:=IF([.A322]=FORWARD; [.E322]*[.B322]; 0)+[.D321]" office:value-type="float" office:value="123938" calcext:value-type="float">
            <text:p>123938</text:p>
          </table:table-cell>
          <table:table-cell table:style-name="ce2" table:formula="of:=IF([.A322]=UP; -1*[.B322]; IF([.A322]=DOWN; [.B322]; 0))+[.E321]"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323]=FORWARD; [.B323]; 0)+[.C322]" office:value-type="float" office:value="571" calcext:value-type="float">
            <text:p>571</text:p>
          </table:table-cell>
          <table:table-cell table:style-name="ce2" table:formula="of:=IF([.A323]=FORWARD; [.E323]*[.B323]; 0)+[.D322]" office:value-type="float" office:value="123938" calcext:value-type="float">
            <text:p>123938</text:p>
          </table:table-cell>
          <table:table-cell table:style-name="ce2" table:formula="of:=IF([.A323]=UP; -1*[.B323]; IF([.A323]=DOWN; [.B323]; 0))+[.E322]"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324]=FORWARD; [.B324]; 0)+[.C323]" office:value-type="float" office:value="574" calcext:value-type="float">
            <text:p>574</text:p>
          </table:table-cell>
          <table:table-cell table:style-name="ce2" table:formula="of:=IF([.A324]=FORWARD; [.E324]*[.B324]; 0)+[.D323]" office:value-type="float" office:value="125213" calcext:value-type="float">
            <text:p>125213</text:p>
          </table:table-cell>
          <table:table-cell table:style-name="ce2" table:formula="of:=IF([.A324]=UP; -1*[.B324]; IF([.A324]=DOWN; [.B324]; 0))+[.E323]"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325]=FORWARD; [.B325]; 0)+[.C324]" office:value-type="float" office:value="582" calcext:value-type="float">
            <text:p>582</text:p>
          </table:table-cell>
          <table:table-cell table:style-name="ce2" table:formula="of:=IF([.A325]=FORWARD; [.E325]*[.B325]; 0)+[.D324]" office:value-type="float" office:value="128613" calcext:value-type="float">
            <text:p>128613</text:p>
          </table:table-cell>
          <table:table-cell table:style-name="ce2" table:formula="of:=IF([.A325]=UP; -1*[.B325]; IF([.A325]=DOWN; [.B325]; 0))+[.E324]"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326]=FORWARD; [.B326]; 0)+[.C325]" office:value-type="float" office:value="582" calcext:value-type="float">
            <text:p>582</text:p>
          </table:table-cell>
          <table:table-cell table:style-name="ce2" table:formula="of:=IF([.A326]=FORWARD; [.E326]*[.B326]; 0)+[.D325]" office:value-type="float" office:value="128613" calcext:value-type="float">
            <text:p>128613</text:p>
          </table:table-cell>
          <table:table-cell table:style-name="ce2" table:formula="of:=IF([.A326]=UP; -1*[.B326]; IF([.A326]=DOWN; [.B326]; 0))+[.E325]" office:value-type="float" office:value="428" calcext:value-type="float">
            <text:p>42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327]=FORWARD; [.B327]; 0)+[.C326]" office:value-type="float" office:value="588" calcext:value-type="float">
            <text:p>588</text:p>
          </table:table-cell>
          <table:table-cell table:style-name="ce2" table:formula="of:=IF([.A327]=FORWARD; [.E327]*[.B327]; 0)+[.D326]" office:value-type="float" office:value="131181" calcext:value-type="float">
            <text:p>131181</text:p>
          </table:table-cell>
          <table:table-cell table:style-name="ce2" table:formula="of:=IF([.A327]=UP; -1*[.B327]; IF([.A327]=DOWN; [.B327]; 0))+[.E326]" office:value-type="float" office:value="428" calcext:value-type="float">
            <text:p>42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28]=FORWARD; [.B328]; 0)+[.C327]" office:value-type="float" office:value="588" calcext:value-type="float">
            <text:p>588</text:p>
          </table:table-cell>
          <table:table-cell table:style-name="ce2" table:formula="of:=IF([.A328]=FORWARD; [.E328]*[.B328]; 0)+[.D327]" office:value-type="float" office:value="131181" calcext:value-type="float">
            <text:p>131181</text:p>
          </table:table-cell>
          <table:table-cell table:style-name="ce2" table:formula="of:=IF([.A328]=UP; -1*[.B328]; IF([.A328]=DOWN; [.B328]; 0))+[.E327]"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29]=FORWARD; [.B329]; 0)+[.C328]" office:value-type="float" office:value="588" calcext:value-type="float">
            <text:p>588</text:p>
          </table:table-cell>
          <table:table-cell table:style-name="ce2" table:formula="of:=IF([.A329]=FORWARD; [.E329]*[.B329]; 0)+[.D328]" office:value-type="float" office:value="131181" calcext:value-type="float">
            <text:p>131181</text:p>
          </table:table-cell>
          <table:table-cell table:style-name="ce2" table:formula="of:=IF([.A329]=UP; -1*[.B329]; IF([.A329]=DOWN; [.B329]; 0))+[.E328]" office:value-type="float" office:value="437" calcext:value-type="float">
            <text:p>43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330]=FORWARD; [.B330]; 0)+[.C329]" office:value-type="float" office:value="589" calcext:value-type="float">
            <text:p>589</text:p>
          </table:table-cell>
          <table:table-cell table:style-name="ce2" table:formula="of:=IF([.A330]=FORWARD; [.E330]*[.B330]; 0)+[.D329]" office:value-type="float" office:value="131618" calcext:value-type="float">
            <text:p>131618</text:p>
          </table:table-cell>
          <table:table-cell table:style-name="ce2" table:formula="of:=IF([.A330]=UP; -1*[.B330]; IF([.A330]=DOWN; [.B330]; 0))+[.E329]" office:value-type="float" office:value="437" calcext:value-type="float">
            <text:p>43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31]=FORWARD; [.B331]; 0)+[.C330]" office:value-type="float" office:value="589" calcext:value-type="float">
            <text:p>589</text:p>
          </table:table-cell>
          <table:table-cell table:style-name="ce2" table:formula="of:=IF([.A331]=FORWARD; [.E331]*[.B331]; 0)+[.D330]" office:value-type="float" office:value="131618" calcext:value-type="float">
            <text:p>131618</text:p>
          </table:table-cell>
          <table:table-cell table:style-name="ce2" table:formula="of:=IF([.A331]=UP; -1*[.B331]; IF([.A331]=DOWN; [.B331]; 0))+[.E330]" office:value-type="float" office:value="441" calcext:value-type="float">
            <text:p>44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332]=FORWARD; [.B332]; 0)+[.C331]" office:value-type="float" office:value="589" calcext:value-type="float">
            <text:p>589</text:p>
          </table:table-cell>
          <table:table-cell table:style-name="ce2" table:formula="of:=IF([.A332]=FORWARD; [.E332]*[.B332]; 0)+[.D331]" office:value-type="float" office:value="131618" calcext:value-type="float">
            <text:p>131618</text:p>
          </table:table-cell>
          <table:table-cell table:style-name="ce2" table:formula="of:=IF([.A332]=UP; -1*[.B332]; IF([.A332]=DOWN; [.B332]; 0))+[.E331]" office:value-type="float" office:value="447" calcext:value-type="float">
            <text:p>4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33]=FORWARD; [.B333]; 0)+[.C332]" office:value-type="float" office:value="589" calcext:value-type="float">
            <text:p>589</text:p>
          </table:table-cell>
          <table:table-cell table:style-name="ce2" table:formula="of:=IF([.A333]=FORWARD; [.E333]*[.B333]; 0)+[.D332]" office:value-type="float" office:value="131618" calcext:value-type="float">
            <text:p>131618</text:p>
          </table:table-cell>
          <table:table-cell table:style-name="ce2" table:formula="of:=IF([.A333]=UP; -1*[.B333]; IF([.A333]=DOWN; [.B333]; 0))+[.E332]"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34]=FORWARD; [.B334]; 0)+[.C333]" office:value-type="float" office:value="596" calcext:value-type="float">
            <text:p>596</text:p>
          </table:table-cell>
          <table:table-cell table:style-name="ce2" table:formula="of:=IF([.A334]=FORWARD; [.E334]*[.B334]; 0)+[.D333]" office:value-type="float" office:value="134761" calcext:value-type="float">
            <text:p>134761</text:p>
          </table:table-cell>
          <table:table-cell table:style-name="ce2" table:formula="of:=IF([.A334]=UP; -1*[.B334]; IF([.A334]=DOWN; [.B334]; 0))+[.E333]"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35]=FORWARD; [.B335]; 0)+[.C334]" office:value-type="float" office:value="603" calcext:value-type="float">
            <text:p>603</text:p>
          </table:table-cell>
          <table:table-cell table:style-name="ce2" table:formula="of:=IF([.A335]=FORWARD; [.E335]*[.B335]; 0)+[.D334]" office:value-type="float" office:value="137904" calcext:value-type="float">
            <text:p>137904</text:p>
          </table:table-cell>
          <table:table-cell table:style-name="ce2" table:formula="of:=IF([.A335]=UP; -1*[.B335]; IF([.A335]=DOWN; [.B335]; 0))+[.E334]"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336]=FORWARD; [.B336]; 0)+[.C335]" office:value-type="float" office:value="603" calcext:value-type="float">
            <text:p>603</text:p>
          </table:table-cell>
          <table:table-cell table:style-name="ce2" table:formula="of:=IF([.A336]=FORWARD; [.E336]*[.B336]; 0)+[.D335]" office:value-type="float" office:value="137904" calcext:value-type="float">
            <text:p>137904</text:p>
          </table:table-cell>
          <table:table-cell table:style-name="ce2" table:formula="of:=IF([.A336]=UP; -1*[.B336]; IF([.A336]=DOWN; [.B336]; 0))+[.E335]"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37]=FORWARD; [.B337]; 0)+[.C336]" office:value-type="float" office:value="610" calcext:value-type="float">
            <text:p>610</text:p>
          </table:table-cell>
          <table:table-cell table:style-name="ce2" table:formula="of:=IF([.A337]=FORWARD; [.E337]*[.B337]; 0)+[.D336]" office:value-type="float" office:value="141110" calcext:value-type="float">
            <text:p>141110</text:p>
          </table:table-cell>
          <table:table-cell table:style-name="ce2" table:formula="of:=IF([.A337]=UP; -1*[.B337]; IF([.A337]=DOWN; [.B337]; 0))+[.E336]"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338]=FORWARD; [.B338]; 0)+[.C337]" office:value-type="float" office:value="610" calcext:value-type="float">
            <text:p>610</text:p>
          </table:table-cell>
          <table:table-cell table:style-name="ce2" table:formula="of:=IF([.A338]=FORWARD; [.E338]*[.B338]; 0)+[.D337]" office:value-type="float" office:value="141110" calcext:value-type="float">
            <text:p>141110</text:p>
          </table:table-cell>
          <table:table-cell table:style-name="ce2" table:formula="of:=IF([.A338]=UP; -1*[.B338]; IF([.A338]=DOWN; [.B338]; 0))+[.E337]" office:value-type="float" office:value="466" calcext:value-type="float">
            <text:p>46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39]=FORWARD; [.B339]; 0)+[.C338]" office:value-type="float" office:value="617" calcext:value-type="float">
            <text:p>617</text:p>
          </table:table-cell>
          <table:table-cell table:style-name="ce2" table:formula="of:=IF([.A339]=FORWARD; [.E339]*[.B339]; 0)+[.D338]" office:value-type="float" office:value="144372" calcext:value-type="float">
            <text:p>144372</text:p>
          </table:table-cell>
          <table:table-cell table:style-name="ce2" table:formula="of:=IF([.A339]=UP; -1*[.B339]; IF([.A339]=DOWN; [.B339]; 0))+[.E338]" office:value-type="float" office:value="466" calcext:value-type="float">
            <text:p>46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340]=FORWARD; [.B340]; 0)+[.C339]" office:value-type="float" office:value="617" calcext:value-type="float">
            <text:p>617</text:p>
          </table:table-cell>
          <table:table-cell table:style-name="ce2" table:formula="of:=IF([.A340]=FORWARD; [.E340]*[.B340]; 0)+[.D339]" office:value-type="float" office:value="144372" calcext:value-type="float">
            <text:p>144372</text:p>
          </table:table-cell>
          <table:table-cell table:style-name="ce2" table:formula="of:=IF([.A340]=UP; -1*[.B340]; IF([.A340]=DOWN; [.B340]; 0))+[.E339]" office:value-type="float" office:value="471" calcext:value-type="float">
            <text:p>47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41]=FORWARD; [.B341]; 0)+[.C340]" office:value-type="float" office:value="617" calcext:value-type="float">
            <text:p>617</text:p>
          </table:table-cell>
          <table:table-cell table:style-name="ce2" table:formula="of:=IF([.A341]=FORWARD; [.E341]*[.B341]; 0)+[.D340]" office:value-type="float" office:value="144372" calcext:value-type="float">
            <text:p>144372</text:p>
          </table:table-cell>
          <table:table-cell table:style-name="ce2" table:formula="of:=IF([.A341]=UP; -1*[.B341]; IF([.A341]=DOWN; [.B341]; 0))+[.E340]"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342]=FORWARD; [.B342]; 0)+[.C341]" office:value-type="float" office:value="618" calcext:value-type="float">
            <text:p>618</text:p>
          </table:table-cell>
          <table:table-cell table:style-name="ce2" table:formula="of:=IF([.A342]=FORWARD; [.E342]*[.B342]; 0)+[.D341]" office:value-type="float" office:value="144850" calcext:value-type="float">
            <text:p>144850</text:p>
          </table:table-cell>
          <table:table-cell table:style-name="ce2" table:formula="of:=IF([.A342]=UP; -1*[.B342]; IF([.A342]=DOWN; [.B342]; 0))+[.E341]"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43]=FORWARD; [.B343]; 0)+[.C342]" office:value-type="float" office:value="625" calcext:value-type="float">
            <text:p>625</text:p>
          </table:table-cell>
          <table:table-cell table:style-name="ce2" table:formula="of:=IF([.A343]=FORWARD; [.E343]*[.B343]; 0)+[.D342]" office:value-type="float" office:value="148196" calcext:value-type="float">
            <text:p>148196</text:p>
          </table:table-cell>
          <table:table-cell table:style-name="ce2" table:formula="of:=IF([.A343]=UP; -1*[.B343]; IF([.A343]=DOWN; [.B343]; 0))+[.E342]"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344]=FORWARD; [.B344]; 0)+[.C343]" office:value-type="float" office:value="625" calcext:value-type="float">
            <text:p>625</text:p>
          </table:table-cell>
          <table:table-cell table:style-name="ce2" table:formula="of:=IF([.A344]=FORWARD; [.E344]*[.B344]; 0)+[.D343]" office:value-type="float" office:value="148196" calcext:value-type="float">
            <text:p>148196</text:p>
          </table:table-cell>
          <table:table-cell table:style-name="ce2" table:formula="of:=IF([.A344]=UP; -1*[.B344]; IF([.A344]=DOWN; [.B344]; 0))+[.E343]" office:value-type="float" office:value="472" calcext:value-type="float">
            <text:p>47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345]=FORWARD; [.B345]; 0)+[.C344]" office:value-type="float" office:value="625" calcext:value-type="float">
            <text:p>625</text:p>
          </table:table-cell>
          <table:table-cell table:style-name="ce2" table:formula="of:=IF([.A345]=FORWARD; [.E345]*[.B345]; 0)+[.D344]" office:value-type="float" office:value="148196" calcext:value-type="float">
            <text:p>148196</text:p>
          </table:table-cell>
          <table:table-cell table:style-name="ce2" table:formula="of:=IF([.A345]=UP; -1*[.B345]; IF([.A345]=DOWN; [.B345]; 0))+[.E344]" office:value-type="float" office:value="477" calcext:value-type="float">
            <text:p>47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346]=FORWARD; [.B346]; 0)+[.C345]" office:value-type="float" office:value="634" calcext:value-type="float">
            <text:p>634</text:p>
          </table:table-cell>
          <table:table-cell table:style-name="ce2" table:formula="of:=IF([.A346]=FORWARD; [.E346]*[.B346]; 0)+[.D345]" office:value-type="float" office:value="152489" calcext:value-type="float">
            <text:p>152489</text:p>
          </table:table-cell>
          <table:table-cell table:style-name="ce2" table:formula="of:=IF([.A346]=UP; -1*[.B346]; IF([.A346]=DOWN; [.B346]; 0))+[.E345]" office:value-type="float" office:value="477" calcext:value-type="float">
            <text:p>47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47]=FORWARD; [.B347]; 0)+[.C346]" office:value-type="float" office:value="634" calcext:value-type="float">
            <text:p>634</text:p>
          </table:table-cell>
          <table:table-cell table:style-name="ce2" table:formula="of:=IF([.A347]=FORWARD; [.E347]*[.B347]; 0)+[.D346]" office:value-type="float" office:value="152489" calcext:value-type="float">
            <text:p>152489</text:p>
          </table:table-cell>
          <table:table-cell table:style-name="ce2" table:formula="of:=IF([.A347]=UP; -1*[.B347]; IF([.A347]=DOWN; [.B347]; 0))+[.E346]" office:value-type="float" office:value="479" calcext:value-type="float">
            <text:p>47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48]=FORWARD; [.B348]; 0)+[.C347]" office:value-type="float" office:value="641" calcext:value-type="float">
            <text:p>641</text:p>
          </table:table-cell>
          <table:table-cell table:style-name="ce2" table:formula="of:=IF([.A348]=FORWARD; [.E348]*[.B348]; 0)+[.D347]" office:value-type="float" office:value="155842" calcext:value-type="float">
            <text:p>155842</text:p>
          </table:table-cell>
          <table:table-cell table:style-name="ce2" table:formula="of:=IF([.A348]=UP; -1*[.B348]; IF([.A348]=DOWN; [.B348]; 0))+[.E347]" office:value-type="float" office:value="479" calcext:value-type="float">
            <text:p>47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49]=FORWARD; [.B349]; 0)+[.C348]" office:value-type="float" office:value="641" calcext:value-type="float">
            <text:p>641</text:p>
          </table:table-cell>
          <table:table-cell table:style-name="ce2" table:formula="of:=IF([.A349]=FORWARD; [.E349]*[.B349]; 0)+[.D348]" office:value-type="float" office:value="155842" calcext:value-type="float">
            <text:p>155842</text:p>
          </table:table-cell>
          <table:table-cell table:style-name="ce2" table:formula="of:=IF([.A349]=UP; -1*[.B349]; IF([.A349]=DOWN; [.B349]; 0))+[.E348]" office:value-type="float" office:value="475" calcext:value-type="float">
            <text:p>4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350]=FORWARD; [.B350]; 0)+[.C349]" office:value-type="float" office:value="641" calcext:value-type="float">
            <text:p>641</text:p>
          </table:table-cell>
          <table:table-cell table:style-name="ce2" table:formula="of:=IF([.A350]=FORWARD; [.E350]*[.B350]; 0)+[.D349]" office:value-type="float" office:value="155842" calcext:value-type="float">
            <text:p>155842</text:p>
          </table:table-cell>
          <table:table-cell table:style-name="ce2" table:formula="of:=IF([.A350]=UP; -1*[.B350]; IF([.A350]=DOWN; [.B350]; 0))+[.E349]" office:value-type="float" office:value="476" calcext:value-type="float">
            <text:p>47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51]=FORWARD; [.B351]; 0)+[.C350]" office:value-type="float" office:value="641" calcext:value-type="float">
            <text:p>641</text:p>
          </table:table-cell>
          <table:table-cell table:style-name="ce2" table:formula="of:=IF([.A351]=FORWARD; [.E351]*[.B351]; 0)+[.D350]" office:value-type="float" office:value="155842" calcext:value-type="float">
            <text:p>155842</text:p>
          </table:table-cell>
          <table:table-cell table:style-name="ce2" table:formula="of:=IF([.A351]=UP; -1*[.B351]; IF([.A351]=DOWN; [.B351]; 0))+[.E350]" office:value-type="float" office:value="483" calcext:value-type="float">
            <text:p>48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52]=FORWARD; [.B352]; 0)+[.C351]" office:value-type="float" office:value="645" calcext:value-type="float">
            <text:p>645</text:p>
          </table:table-cell>
          <table:table-cell table:style-name="ce2" table:formula="of:=IF([.A352]=FORWARD; [.E352]*[.B352]; 0)+[.D351]" office:value-type="float" office:value="157774" calcext:value-type="float">
            <text:p>157774</text:p>
          </table:table-cell>
          <table:table-cell table:style-name="ce2" table:formula="of:=IF([.A352]=UP; -1*[.B352]; IF([.A352]=DOWN; [.B352]; 0))+[.E351]" office:value-type="float" office:value="483" calcext:value-type="float">
            <text:p>48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53]=FORWARD; [.B353]; 0)+[.C352]" office:value-type="float" office:value="645" calcext:value-type="float">
            <text:p>645</text:p>
          </table:table-cell>
          <table:table-cell table:style-name="ce2" table:formula="of:=IF([.A353]=FORWARD; [.E353]*[.B353]; 0)+[.D352]" office:value-type="float" office:value="157774" calcext:value-type="float">
            <text:p>157774</text:p>
          </table:table-cell>
          <table:table-cell table:style-name="ce2" table:formula="of:=IF([.A353]=UP; -1*[.B353]; IF([.A353]=DOWN; [.B353]; 0))+[.E352]" office:value-type="float" office:value="485" calcext:value-type="float">
            <text:p>4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54]=FORWARD; [.B354]; 0)+[.C353]" office:value-type="float" office:value="645" calcext:value-type="float">
            <text:p>645</text:p>
          </table:table-cell>
          <table:table-cell table:style-name="ce2" table:formula="of:=IF([.A354]=FORWARD; [.E354]*[.B354]; 0)+[.D353]" office:value-type="float" office:value="157774" calcext:value-type="float">
            <text:p>157774</text:p>
          </table:table-cell>
          <table:table-cell table:style-name="ce2" table:formula="of:=IF([.A354]=UP; -1*[.B354]; IF([.A354]=DOWN; [.B354]; 0))+[.E353]" office:value-type="float" office:value="489" calcext:value-type="float">
            <text:p>48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55]=FORWARD; [.B355]; 0)+[.C354]" office:value-type="float" office:value="649" calcext:value-type="float">
            <text:p>649</text:p>
          </table:table-cell>
          <table:table-cell table:style-name="ce2" table:formula="of:=IF([.A355]=FORWARD; [.E355]*[.B355]; 0)+[.D354]" office:value-type="float" office:value="159730" calcext:value-type="float">
            <text:p>159730</text:p>
          </table:table-cell>
          <table:table-cell table:style-name="ce2" table:formula="of:=IF([.A355]=UP; -1*[.B355]; IF([.A355]=DOWN; [.B355]; 0))+[.E354]" office:value-type="float" office:value="489" calcext:value-type="float">
            <text:p>48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356]=FORWARD; [.B356]; 0)+[.C355]" office:value-type="float" office:value="649" calcext:value-type="float">
            <text:p>649</text:p>
          </table:table-cell>
          <table:table-cell table:style-name="ce2" table:formula="of:=IF([.A356]=FORWARD; [.E356]*[.B356]; 0)+[.D355]" office:value-type="float" office:value="159730" calcext:value-type="float">
            <text:p>159730</text:p>
          </table:table-cell>
          <table:table-cell table:style-name="ce2" table:formula="of:=IF([.A356]=UP; -1*[.B356]; IF([.A356]=DOWN; [.B356]; 0))+[.E355]"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357]=FORWARD; [.B357]; 0)+[.C356]" office:value-type="float" office:value="652" calcext:value-type="float">
            <text:p>652</text:p>
          </table:table-cell>
          <table:table-cell table:style-name="ce2" table:formula="of:=IF([.A357]=FORWARD; [.E357]*[.B357]; 0)+[.D356]" office:value-type="float" office:value="161221" calcext:value-type="float">
            <text:p>161221</text:p>
          </table:table-cell>
          <table:table-cell table:style-name="ce2" table:formula="of:=IF([.A357]=UP; -1*[.B357]; IF([.A357]=DOWN; [.B357]; 0))+[.E356]"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58]=FORWARD; [.B358]; 0)+[.C357]" office:value-type="float" office:value="654" calcext:value-type="float">
            <text:p>654</text:p>
          </table:table-cell>
          <table:table-cell table:style-name="ce2" table:formula="of:=IF([.A358]=FORWARD; [.E358]*[.B358]; 0)+[.D357]" office:value-type="float" office:value="162215" calcext:value-type="float">
            <text:p>162215</text:p>
          </table:table-cell>
          <table:table-cell table:style-name="ce2" table:formula="of:=IF([.A358]=UP; -1*[.B358]; IF([.A358]=DOWN; [.B358]; 0))+[.E357]"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359]=FORWARD; [.B359]; 0)+[.C358]" office:value-type="float" office:value="654" calcext:value-type="float">
            <text:p>654</text:p>
          </table:table-cell>
          <table:table-cell table:style-name="ce2" table:formula="of:=IF([.A359]=FORWARD; [.E359]*[.B359]; 0)+[.D358]" office:value-type="float" office:value="162215" calcext:value-type="float">
            <text:p>162215</text:p>
          </table:table-cell>
          <table:table-cell table:style-name="ce2" table:formula="of:=IF([.A359]=UP; -1*[.B359]; IF([.A359]=DOWN; [.B359]; 0))+[.E358]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60]=FORWARD; [.B360]; 0)+[.C359]" office:value-type="float" office:value="654" calcext:value-type="float">
            <text:p>654</text:p>
          </table:table-cell>
          <table:table-cell table:style-name="ce2" table:formula="of:=IF([.A360]=FORWARD; [.E360]*[.B360]; 0)+[.D359]" office:value-type="float" office:value="162215" calcext:value-type="float">
            <text:p>162215</text:p>
          </table:table-cell>
          <table:table-cell table:style-name="ce2" table:formula="of:=IF([.A360]=UP; -1*[.B360]; IF([.A360]=DOWN; [.B360]; 0))+[.E359]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61]=FORWARD; [.B361]; 0)+[.C360]" office:value-type="float" office:value="656" calcext:value-type="float">
            <text:p>656</text:p>
          </table:table-cell>
          <table:table-cell table:style-name="ce2" table:formula="of:=IF([.A361]=FORWARD; [.E361]*[.B361]; 0)+[.D360]" office:value-type="float" office:value="163223" calcext:value-type="float">
            <text:p>163223</text:p>
          </table:table-cell>
          <table:table-cell table:style-name="ce2" table:formula="of:=IF([.A361]=UP; -1*[.B361]; IF([.A361]=DOWN; [.B361]; 0))+[.E360]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362]=FORWARD; [.B362]; 0)+[.C361]" office:value-type="float" office:value="662" calcext:value-type="float">
            <text:p>662</text:p>
          </table:table-cell>
          <table:table-cell table:style-name="ce2" table:formula="of:=IF([.A362]=FORWARD; [.E362]*[.B362]; 0)+[.D361]" office:value-type="float" office:value="166247" calcext:value-type="float">
            <text:p>166247</text:p>
          </table:table-cell>
          <table:table-cell table:style-name="ce2" table:formula="of:=IF([.A362]=UP; -1*[.B362]; IF([.A362]=DOWN; [.B362]; 0))+[.E361]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363]=FORWARD; [.B363]; 0)+[.C362]" office:value-type="float" office:value="662" calcext:value-type="float">
            <text:p>662</text:p>
          </table:table-cell>
          <table:table-cell table:style-name="ce2" table:formula="of:=IF([.A363]=FORWARD; [.E363]*[.B363]; 0)+[.D362]" office:value-type="float" office:value="166247" calcext:value-type="float">
            <text:p>166247</text:p>
          </table:table-cell>
          <table:table-cell table:style-name="ce2" table:formula="of:=IF([.A363]=UP; -1*[.B363]; IF([.A363]=DOWN; [.B363]; 0))+[.E362]" office:value-type="float" office:value="513" calcext:value-type="float">
            <text:p>5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364]=FORWARD; [.B364]; 0)+[.C363]" office:value-type="float" office:value="662" calcext:value-type="float">
            <text:p>662</text:p>
          </table:table-cell>
          <table:table-cell table:style-name="ce2" table:formula="of:=IF([.A364]=FORWARD; [.E364]*[.B364]; 0)+[.D363]" office:value-type="float" office:value="166247" calcext:value-type="float">
            <text:p>166247</text:p>
          </table:table-cell>
          <table:table-cell table:style-name="ce2" table:formula="of:=IF([.A364]=UP; -1*[.B364]; IF([.A364]=DOWN; [.B364]; 0))+[.E363]" office:value-type="float" office:value="516" calcext:value-type="float">
            <text:p>51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365]=FORWARD; [.B365]; 0)+[.C364]" office:value-type="float" office:value="671" calcext:value-type="float">
            <text:p>671</text:p>
          </table:table-cell>
          <table:table-cell table:style-name="ce2" table:formula="of:=IF([.A365]=FORWARD; [.E365]*[.B365]; 0)+[.D364]" office:value-type="float" office:value="170891" calcext:value-type="float">
            <text:p>170891</text:p>
          </table:table-cell>
          <table:table-cell table:style-name="ce2" table:formula="of:=IF([.A365]=UP; -1*[.B365]; IF([.A365]=DOWN; [.B365]; 0))+[.E364]" office:value-type="float" office:value="516" calcext:value-type="float">
            <text:p>51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66]=FORWARD; [.B366]; 0)+[.C365]" office:value-type="float" office:value="671" calcext:value-type="float">
            <text:p>671</text:p>
          </table:table-cell>
          <table:table-cell table:style-name="ce2" table:formula="of:=IF([.A366]=FORWARD; [.E366]*[.B366]; 0)+[.D365]" office:value-type="float" office:value="170891" calcext:value-type="float">
            <text:p>170891</text:p>
          </table:table-cell>
          <table:table-cell table:style-name="ce2" table:formula="of:=IF([.A366]=UP; -1*[.B366]; IF([.A366]=DOWN; [.B366]; 0))+[.E365]" office:value-type="float" office:value="512" calcext:value-type="float">
            <text:p>5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367]=FORWARD; [.B367]; 0)+[.C366]" office:value-type="float" office:value="671" calcext:value-type="float">
            <text:p>671</text:p>
          </table:table-cell>
          <table:table-cell table:style-name="ce2" table:formula="of:=IF([.A367]=FORWARD; [.E367]*[.B367]; 0)+[.D366]" office:value-type="float" office:value="170891" calcext:value-type="float">
            <text:p>170891</text:p>
          </table:table-cell>
          <table:table-cell table:style-name="ce2" table:formula="of:=IF([.A367]=UP; -1*[.B367]; IF([.A367]=DOWN; [.B367]; 0))+[.E366]"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68]=FORWARD; [.B368]; 0)+[.C367]" office:value-type="float" office:value="678" calcext:value-type="float">
            <text:p>678</text:p>
          </table:table-cell>
          <table:table-cell table:style-name="ce2" table:formula="of:=IF([.A368]=FORWARD; [.E368]*[.B368]; 0)+[.D367]" office:value-type="float" office:value="174468" calcext:value-type="float">
            <text:p>174468</text:p>
          </table:table-cell>
          <table:table-cell table:style-name="ce2" table:formula="of:=IF([.A368]=UP; -1*[.B368]; IF([.A368]=DOWN; [.B368]; 0))+[.E367]"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369]=FORWARD; [.B369]; 0)+[.C368]" office:value-type="float" office:value="678" calcext:value-type="float">
            <text:p>678</text:p>
          </table:table-cell>
          <table:table-cell table:style-name="ce2" table:formula="of:=IF([.A369]=FORWARD; [.E369]*[.B369]; 0)+[.D368]" office:value-type="float" office:value="174468" calcext:value-type="float">
            <text:p>174468</text:p>
          </table:table-cell>
          <table:table-cell table:style-name="ce2" table:formula="of:=IF([.A369]=UP; -1*[.B369]; IF([.A369]=DOWN; [.B369]; 0))+[.E368]" office:value-type="float" office:value="508" calcext:value-type="float">
            <text:p>5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370]=FORWARD; [.B370]; 0)+[.C369]" office:value-type="float" office:value="678" calcext:value-type="float">
            <text:p>678</text:p>
          </table:table-cell>
          <table:table-cell table:style-name="ce2" table:formula="of:=IF([.A370]=FORWARD; [.E370]*[.B370]; 0)+[.D369]" office:value-type="float" office:value="174468" calcext:value-type="float">
            <text:p>174468</text:p>
          </table:table-cell>
          <table:table-cell table:style-name="ce2" table:formula="of:=IF([.A370]=UP; -1*[.B370]; IF([.A370]=DOWN; [.B370]; 0))+[.E369]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71]=FORWARD; [.B371]; 0)+[.C370]" office:value-type="float" office:value="678" calcext:value-type="float">
            <text:p>678</text:p>
          </table:table-cell>
          <table:table-cell table:style-name="ce2" table:formula="of:=IF([.A371]=FORWARD; [.E371]*[.B371]; 0)+[.D370]" office:value-type="float" office:value="174468" calcext:value-type="float">
            <text:p>174468</text:p>
          </table:table-cell>
          <table:table-cell table:style-name="ce2" table:formula="of:=IF([.A371]=UP; -1*[.B371]; IF([.A371]=DOWN; [.B371]; 0))+[.E370]"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72]=FORWARD; [.B372]; 0)+[.C371]" office:value-type="float" office:value="678" calcext:value-type="float">
            <text:p>678</text:p>
          </table:table-cell>
          <table:table-cell table:style-name="ce2" table:formula="of:=IF([.A372]=FORWARD; [.E372]*[.B372]; 0)+[.D371]" office:value-type="float" office:value="174468" calcext:value-type="float">
            <text:p>174468</text:p>
          </table:table-cell>
          <table:table-cell table:style-name="ce2" table:formula="of:=IF([.A372]=UP; -1*[.B372]; IF([.A372]=DOWN; [.B372]; 0))+[.E371]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373]=FORWARD; [.B373]; 0)+[.C372]" office:value-type="float" office:value="678" calcext:value-type="float">
            <text:p>678</text:p>
          </table:table-cell>
          <table:table-cell table:style-name="ce2" table:formula="of:=IF([.A373]=FORWARD; [.E373]*[.B373]; 0)+[.D372]" office:value-type="float" office:value="174468" calcext:value-type="float">
            <text:p>174468</text:p>
          </table:table-cell>
          <table:table-cell table:style-name="ce2" table:formula="of:=IF([.A373]=UP; -1*[.B373]; IF([.A373]=DOWN; [.B373]; 0))+[.E372]"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374]=FORWARD; [.B374]; 0)+[.C373]" office:value-type="float" office:value="686" calcext:value-type="float">
            <text:p>686</text:p>
          </table:table-cell>
          <table:table-cell table:style-name="ce2" table:formula="of:=IF([.A374]=FORWARD; [.E374]*[.B374]; 0)+[.D373]" office:value-type="float" office:value="178420" calcext:value-type="float">
            <text:p>178420</text:p>
          </table:table-cell>
          <table:table-cell table:style-name="ce2" table:formula="of:=IF([.A374]=UP; -1*[.B374]; IF([.A374]=DOWN; [.B374]; 0))+[.E373]"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375]=FORWARD; [.B375]; 0)+[.C374]" office:value-type="float" office:value="686" calcext:value-type="float">
            <text:p>686</text:p>
          </table:table-cell>
          <table:table-cell table:style-name="ce2" table:formula="of:=IF([.A375]=FORWARD; [.E375]*[.B375]; 0)+[.D374]" office:value-type="float" office:value="178420" calcext:value-type="float">
            <text:p>178420</text:p>
          </table:table-cell>
          <table:table-cell table:style-name="ce2" table:formula="of:=IF([.A375]=UP; -1*[.B375]; IF([.A375]=DOWN; [.B375]; 0))+[.E374]"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76]=FORWARD; [.B376]; 0)+[.C375]" office:value-type="float" office:value="686" calcext:value-type="float">
            <text:p>686</text:p>
          </table:table-cell>
          <table:table-cell table:style-name="ce2" table:formula="of:=IF([.A376]=FORWARD; [.E376]*[.B376]; 0)+[.D375]" office:value-type="float" office:value="178420" calcext:value-type="float">
            <text:p>178420</text:p>
          </table:table-cell>
          <table:table-cell table:style-name="ce2" table:formula="of:=IF([.A376]=UP; -1*[.B376]; IF([.A376]=DOWN; [.B376]; 0))+[.E375]" office:value-type="float" office:value="493" calcext:value-type="float">
            <text:p>4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377]=FORWARD; [.B377]; 0)+[.C376]" office:value-type="float" office:value="686" calcext:value-type="float">
            <text:p>686</text:p>
          </table:table-cell>
          <table:table-cell table:style-name="ce2" table:formula="of:=IF([.A377]=FORWARD; [.E377]*[.B377]; 0)+[.D376]" office:value-type="float" office:value="178420" calcext:value-type="float">
            <text:p>178420</text:p>
          </table:table-cell>
          <table:table-cell table:style-name="ce2" table:formula="of:=IF([.A377]=UP; -1*[.B377]; IF([.A377]=DOWN; [.B377]; 0))+[.E376]" office:value-type="float" office:value="487" calcext:value-type="float">
            <text:p>4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378]=FORWARD; [.B378]; 0)+[.C377]" office:value-type="float" office:value="686" calcext:value-type="float">
            <text:p>686</text:p>
          </table:table-cell>
          <table:table-cell table:style-name="ce2" table:formula="of:=IF([.A378]=FORWARD; [.E378]*[.B378]; 0)+[.D377]" office:value-type="float" office:value="178420" calcext:value-type="float">
            <text:p>178420</text:p>
          </table:table-cell>
          <table:table-cell table:style-name="ce2" table:formula="of:=IF([.A378]=UP; -1*[.B378]; IF([.A378]=DOWN; [.B378]; 0))+[.E377]" office:value-type="float" office:value="495" calcext:value-type="float">
            <text:p>49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379]=FORWARD; [.B379]; 0)+[.C378]" office:value-type="float" office:value="691" calcext:value-type="float">
            <text:p>691</text:p>
          </table:table-cell>
          <table:table-cell table:style-name="ce2" table:formula="of:=IF([.A379]=FORWARD; [.E379]*[.B379]; 0)+[.D378]" office:value-type="float" office:value="180895" calcext:value-type="float">
            <text:p>180895</text:p>
          </table:table-cell>
          <table:table-cell table:style-name="ce2" table:formula="of:=IF([.A379]=UP; -1*[.B379]; IF([.A379]=DOWN; [.B379]; 0))+[.E378]" office:value-type="float" office:value="495" calcext:value-type="float">
            <text:p>49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380]=FORWARD; [.B380]; 0)+[.C379]" office:value-type="float" office:value="691" calcext:value-type="float">
            <text:p>691</text:p>
          </table:table-cell>
          <table:table-cell table:style-name="ce2" table:formula="of:=IF([.A380]=FORWARD; [.E380]*[.B380]; 0)+[.D379]" office:value-type="float" office:value="180895" calcext:value-type="float">
            <text:p>180895</text:p>
          </table:table-cell>
          <table:table-cell table:style-name="ce2" table:formula="of:=IF([.A380]=UP; -1*[.B380]; IF([.A380]=DOWN; [.B380]; 0))+[.E379]" office:value-type="float" office:value="496" calcext:value-type="float">
            <text:p>49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81]=FORWARD; [.B381]; 0)+[.C380]" office:value-type="float" office:value="691" calcext:value-type="float">
            <text:p>691</text:p>
          </table:table-cell>
          <table:table-cell table:style-name="ce2" table:formula="of:=IF([.A381]=FORWARD; [.E381]*[.B381]; 0)+[.D380]" office:value-type="float" office:value="180895" calcext:value-type="float">
            <text:p>180895</text:p>
          </table:table-cell>
          <table:table-cell table:style-name="ce2" table:formula="of:=IF([.A381]=UP; -1*[.B381]; IF([.A381]=DOWN; [.B381]; 0))+[.E380]"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382]=FORWARD; [.B382]; 0)+[.C381]" office:value-type="float" office:value="691" calcext:value-type="float">
            <text:p>691</text:p>
          </table:table-cell>
          <table:table-cell table:style-name="ce2" table:formula="of:=IF([.A382]=FORWARD; [.E382]*[.B382]; 0)+[.D381]" office:value-type="float" office:value="180895" calcext:value-type="float">
            <text:p>180895</text:p>
          </table:table-cell>
          <table:table-cell table:style-name="ce2" table:formula="of:=IF([.A382]=UP; -1*[.B382]; IF([.A382]=DOWN; [.B382]; 0))+[.E381]" office:value-type="float" office:value="489" calcext:value-type="float">
            <text:p>48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383]=FORWARD; [.B383]; 0)+[.C382]" office:value-type="float" office:value="698" calcext:value-type="float">
            <text:p>698</text:p>
          </table:table-cell>
          <table:table-cell table:style-name="ce2" table:formula="of:=IF([.A383]=FORWARD; [.E383]*[.B383]; 0)+[.D382]" office:value-type="float" office:value="184318" calcext:value-type="float">
            <text:p>184318</text:p>
          </table:table-cell>
          <table:table-cell table:style-name="ce2" table:formula="of:=IF([.A383]=UP; -1*[.B383]; IF([.A383]=DOWN; [.B383]; 0))+[.E382]" office:value-type="float" office:value="489" calcext:value-type="float">
            <text:p>48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384]=FORWARD; [.B384]; 0)+[.C383]" office:value-type="float" office:value="698" calcext:value-type="float">
            <text:p>698</text:p>
          </table:table-cell>
          <table:table-cell table:style-name="ce2" table:formula="of:=IF([.A384]=FORWARD; [.E384]*[.B384]; 0)+[.D383]" office:value-type="float" office:value="184318" calcext:value-type="float">
            <text:p>184318</text:p>
          </table:table-cell>
          <table:table-cell table:style-name="ce2" table:formula="of:=IF([.A384]=UP; -1*[.B384]; IF([.A384]=DOWN; [.B384]; 0))+[.E383]" office:value-type="float" office:value="495" calcext:value-type="float">
            <text:p>49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85]=FORWARD; [.B385]; 0)+[.C384]" office:value-type="float" office:value="698" calcext:value-type="float">
            <text:p>698</text:p>
          </table:table-cell>
          <table:table-cell table:style-name="ce2" table:formula="of:=IF([.A385]=FORWARD; [.E385]*[.B385]; 0)+[.D384]" office:value-type="float" office:value="184318" calcext:value-type="float">
            <text:p>184318</text:p>
          </table:table-cell>
          <table:table-cell table:style-name="ce2" table:formula="of:=IF([.A385]=UP; -1*[.B385]; IF([.A385]=DOWN; [.B385]; 0))+[.E384]"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386]=FORWARD; [.B386]; 0)+[.C385]" office:value-type="float" office:value="699" calcext:value-type="float">
            <text:p>699</text:p>
          </table:table-cell>
          <table:table-cell table:style-name="ce2" table:formula="of:=IF([.A386]=FORWARD; [.E386]*[.B386]; 0)+[.D385]" office:value-type="float" office:value="184809" calcext:value-type="float">
            <text:p>184809</text:p>
          </table:table-cell>
          <table:table-cell table:style-name="ce2" table:formula="of:=IF([.A386]=UP; -1*[.B386]; IF([.A386]=DOWN; [.B386]; 0))+[.E385]"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387]=FORWARD; [.B387]; 0)+[.C386]" office:value-type="float" office:value="699" calcext:value-type="float">
            <text:p>699</text:p>
          </table:table-cell>
          <table:table-cell table:style-name="ce2" table:formula="of:=IF([.A387]=FORWARD; [.E387]*[.B387]; 0)+[.D386]" office:value-type="float" office:value="184809" calcext:value-type="float">
            <text:p>184809</text:p>
          </table:table-cell>
          <table:table-cell table:style-name="ce2" table:formula="of:=IF([.A387]=UP; -1*[.B387]; IF([.A387]=DOWN; [.B387]; 0))+[.E386]"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388]=FORWARD; [.B388]; 0)+[.C387]" office:value-type="float" office:value="707" calcext:value-type="float">
            <text:p>707</text:p>
          </table:table-cell>
          <table:table-cell table:style-name="ce2" table:formula="of:=IF([.A388]=FORWARD; [.E388]*[.B388]; 0)+[.D387]" office:value-type="float" office:value="188665" calcext:value-type="float">
            <text:p>188665</text:p>
          </table:table-cell>
          <table:table-cell table:style-name="ce2" table:formula="of:=IF([.A388]=UP; -1*[.B388]; IF([.A388]=DOWN; [.B388]; 0))+[.E387]"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389]=FORWARD; [.B389]; 0)+[.C388]" office:value-type="float" office:value="707" calcext:value-type="float">
            <text:p>707</text:p>
          </table:table-cell>
          <table:table-cell table:style-name="ce2" table:formula="of:=IF([.A389]=FORWARD; [.E389]*[.B389]; 0)+[.D388]" office:value-type="float" office:value="188665" calcext:value-type="float">
            <text:p>188665</text:p>
          </table:table-cell>
          <table:table-cell table:style-name="ce2" table:formula="of:=IF([.A389]=UP; -1*[.B389]; IF([.A389]=DOWN; [.B389]; 0))+[.E388]" office:value-type="float" office:value="485" calcext:value-type="float">
            <text:p>4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390]=FORWARD; [.B390]; 0)+[.C389]" office:value-type="float" office:value="707" calcext:value-type="float">
            <text:p>707</text:p>
          </table:table-cell>
          <table:table-cell table:style-name="ce2" table:formula="of:=IF([.A390]=FORWARD; [.E390]*[.B390]; 0)+[.D389]" office:value-type="float" office:value="188665" calcext:value-type="float">
            <text:p>188665</text:p>
          </table:table-cell>
          <table:table-cell table:style-name="ce2" table:formula="of:=IF([.A390]=UP; -1*[.B390]; IF([.A390]=DOWN; [.B390]; 0))+[.E389]" office:value-type="float" office:value="477" calcext:value-type="float">
            <text:p>47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391]=FORWARD; [.B391]; 0)+[.C390]" office:value-type="float" office:value="707" calcext:value-type="float">
            <text:p>707</text:p>
          </table:table-cell>
          <table:table-cell table:style-name="ce2" table:formula="of:=IF([.A391]=FORWARD; [.E391]*[.B391]; 0)+[.D390]" office:value-type="float" office:value="188665" calcext:value-type="float">
            <text:p>188665</text:p>
          </table:table-cell>
          <table:table-cell table:style-name="ce2" table:formula="of:=IF([.A391]=UP; -1*[.B391]; IF([.A391]=DOWN; [.B391]; 0))+[.E390]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392]=FORWARD; [.B392]; 0)+[.C391]" office:value-type="float" office:value="707" calcext:value-type="float">
            <text:p>707</text:p>
          </table:table-cell>
          <table:table-cell table:style-name="ce2" table:formula="of:=IF([.A392]=FORWARD; [.E392]*[.B392]; 0)+[.D391]" office:value-type="float" office:value="188665" calcext:value-type="float">
            <text:p>188665</text:p>
          </table:table-cell>
          <table:table-cell table:style-name="ce2" table:formula="of:=IF([.A392]=UP; -1*[.B392]; IF([.A392]=DOWN; [.B392]; 0))+[.E391]" office:value-type="float" office:value="485" calcext:value-type="float">
            <text:p>4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393]=FORWARD; [.B393]; 0)+[.C392]" office:value-type="float" office:value="707" calcext:value-type="float">
            <text:p>707</text:p>
          </table:table-cell>
          <table:table-cell table:style-name="ce2" table:formula="of:=IF([.A393]=FORWARD; [.E393]*[.B393]; 0)+[.D392]" office:value-type="float" office:value="188665" calcext:value-type="float">
            <text:p>188665</text:p>
          </table:table-cell>
          <table:table-cell table:style-name="ce2" table:formula="of:=IF([.A393]=UP; -1*[.B393]; IF([.A393]=DOWN; [.B393]; 0))+[.E392]" office:value-type="float" office:value="479" calcext:value-type="float">
            <text:p>47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394]=FORWARD; [.B394]; 0)+[.C393]" office:value-type="float" office:value="707" calcext:value-type="float">
            <text:p>707</text:p>
          </table:table-cell>
          <table:table-cell table:style-name="ce2" table:formula="of:=IF([.A394]=FORWARD; [.E394]*[.B394]; 0)+[.D393]" office:value-type="float" office:value="188665" calcext:value-type="float">
            <text:p>188665</text:p>
          </table:table-cell>
          <table:table-cell table:style-name="ce2" table:formula="of:=IF([.A394]=UP; -1*[.B394]; IF([.A394]=DOWN; [.B394]; 0))+[.E393]" office:value-type="float" office:value="471" calcext:value-type="float">
            <text:p>47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95]=FORWARD; [.B395]; 0)+[.C394]" office:value-type="float" office:value="707" calcext:value-type="float">
            <text:p>707</text:p>
          </table:table-cell>
          <table:table-cell table:style-name="ce2" table:formula="of:=IF([.A395]=FORWARD; [.E395]*[.B395]; 0)+[.D394]" office:value-type="float" office:value="188665" calcext:value-type="float">
            <text:p>188665</text:p>
          </table:table-cell>
          <table:table-cell table:style-name="ce2" table:formula="of:=IF([.A395]=UP; -1*[.B395]; IF([.A395]=DOWN; [.B395]; 0))+[.E394]"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96]=FORWARD; [.B396]; 0)+[.C395]" office:value-type="float" office:value="707" calcext:value-type="float">
            <text:p>707</text:p>
          </table:table-cell>
          <table:table-cell table:style-name="ce2" table:formula="of:=IF([.A396]=FORWARD; [.E396]*[.B396]; 0)+[.D395]" office:value-type="float" office:value="188665" calcext:value-type="float">
            <text:p>188665</text:p>
          </table:table-cell>
          <table:table-cell table:style-name="ce2" table:formula="of:=IF([.A396]=UP; -1*[.B396]; IF([.A396]=DOWN; [.B396]; 0))+[.E395]" office:value-type="float" office:value="469" calcext:value-type="float">
            <text:p>46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397]=FORWARD; [.B397]; 0)+[.C396]" office:value-type="float" office:value="707" calcext:value-type="float">
            <text:p>707</text:p>
          </table:table-cell>
          <table:table-cell table:style-name="ce2" table:formula="of:=IF([.A397]=FORWARD; [.E397]*[.B397]; 0)+[.D396]" office:value-type="float" office:value="188665" calcext:value-type="float">
            <text:p>188665</text:p>
          </table:table-cell>
          <table:table-cell table:style-name="ce2" table:formula="of:=IF([.A397]=UP; -1*[.B397]; IF([.A397]=DOWN; [.B397]; 0))+[.E396]" office:value-type="float" office:value="470" calcext:value-type="float">
            <text:p>47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398]=FORWARD; [.B398]; 0)+[.C397]" office:value-type="float" office:value="707" calcext:value-type="float">
            <text:p>707</text:p>
          </table:table-cell>
          <table:table-cell table:style-name="ce2" table:formula="of:=IF([.A398]=FORWARD; [.E398]*[.B398]; 0)+[.D397]" office:value-type="float" office:value="188665" calcext:value-type="float">
            <text:p>188665</text:p>
          </table:table-cell>
          <table:table-cell table:style-name="ce2" table:formula="of:=IF([.A398]=UP; -1*[.B398]; IF([.A398]=DOWN; [.B398]; 0))+[.E397]" office:value-type="float" office:value="472" calcext:value-type="float">
            <text:p>47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399]=FORWARD; [.B399]; 0)+[.C398]" office:value-type="float" office:value="711" calcext:value-type="float">
            <text:p>711</text:p>
          </table:table-cell>
          <table:table-cell table:style-name="ce2" table:formula="of:=IF([.A399]=FORWARD; [.E399]*[.B399]; 0)+[.D398]" office:value-type="float" office:value="190553" calcext:value-type="float">
            <text:p>190553</text:p>
          </table:table-cell>
          <table:table-cell table:style-name="ce2" table:formula="of:=IF([.A399]=UP; -1*[.B399]; IF([.A399]=DOWN; [.B399]; 0))+[.E398]" office:value-type="float" office:value="472" calcext:value-type="float">
            <text:p>47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400]=FORWARD; [.B400]; 0)+[.C399]" office:value-type="float" office:value="711" calcext:value-type="float">
            <text:p>711</text:p>
          </table:table-cell>
          <table:table-cell table:style-name="ce2" table:formula="of:=IF([.A400]=FORWARD; [.E400]*[.B400]; 0)+[.D399]" office:value-type="float" office:value="190553" calcext:value-type="float">
            <text:p>190553</text:p>
          </table:table-cell>
          <table:table-cell table:style-name="ce2" table:formula="of:=IF([.A400]=UP; -1*[.B400]; IF([.A400]=DOWN; [.B400]; 0))+[.E399]" office:value-type="float" office:value="463" calcext:value-type="float">
            <text:p>46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01]=FORWARD; [.B401]; 0)+[.C400]" office:value-type="float" office:value="711" calcext:value-type="float">
            <text:p>711</text:p>
          </table:table-cell>
          <table:table-cell table:style-name="ce2" table:formula="of:=IF([.A401]=FORWARD; [.E401]*[.B401]; 0)+[.D400]" office:value-type="float" office:value="190553" calcext:value-type="float">
            <text:p>190553</text:p>
          </table:table-cell>
          <table:table-cell table:style-name="ce2" table:formula="of:=IF([.A401]=UP; -1*[.B401]; IF([.A401]=DOWN; [.B401]; 0))+[.E400]"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402]=FORWARD; [.B402]; 0)+[.C401]" office:value-type="float" office:value="711" calcext:value-type="float">
            <text:p>711</text:p>
          </table:table-cell>
          <table:table-cell table:style-name="ce2" table:formula="of:=IF([.A402]=FORWARD; [.E402]*[.B402]; 0)+[.D401]" office:value-type="float" office:value="190553" calcext:value-type="float">
            <text:p>190553</text:p>
          </table:table-cell>
          <table:table-cell table:style-name="ce2" table:formula="of:=IF([.A402]=UP; -1*[.B402]; IF([.A402]=DOWN; [.B402]; 0))+[.E401]"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403]=FORWARD; [.B403]; 0)+[.C402]" office:value-type="float" office:value="715" calcext:value-type="float">
            <text:p>715</text:p>
          </table:table-cell>
          <table:table-cell table:style-name="ce2" table:formula="of:=IF([.A403]=FORWARD; [.E403]*[.B403]; 0)+[.D402]" office:value-type="float" office:value="192393" calcext:value-type="float">
            <text:p>192393</text:p>
          </table:table-cell>
          <table:table-cell table:style-name="ce2" table:formula="of:=IF([.A403]=UP; -1*[.B403]; IF([.A403]=DOWN; [.B403]; 0))+[.E402]"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404]=FORWARD; [.B404]; 0)+[.C403]" office:value-type="float" office:value="724" calcext:value-type="float">
            <text:p>724</text:p>
          </table:table-cell>
          <table:table-cell table:style-name="ce2" table:formula="of:=IF([.A404]=FORWARD; [.E404]*[.B404]; 0)+[.D403]" office:value-type="float" office:value="196533" calcext:value-type="float">
            <text:p>196533</text:p>
          </table:table-cell>
          <table:table-cell table:style-name="ce2" table:formula="of:=IF([.A404]=UP; -1*[.B404]; IF([.A404]=DOWN; [.B404]; 0))+[.E403]"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05]=FORWARD; [.B405]; 0)+[.C404]" office:value-type="float" office:value="724" calcext:value-type="float">
            <text:p>724</text:p>
          </table:table-cell>
          <table:table-cell table:style-name="ce2" table:formula="of:=IF([.A405]=FORWARD; [.E405]*[.B405]; 0)+[.D404]" office:value-type="float" office:value="196533" calcext:value-type="float">
            <text:p>196533</text:p>
          </table:table-cell>
          <table:table-cell table:style-name="ce2" table:formula="of:=IF([.A405]=UP; -1*[.B405]; IF([.A405]=DOWN; [.B405]; 0))+[.E404]" office:value-type="float" office:value="452" calcext:value-type="float">
            <text:p>4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06]=FORWARD; [.B406]; 0)+[.C405]" office:value-type="float" office:value="732" calcext:value-type="float">
            <text:p>732</text:p>
          </table:table-cell>
          <table:table-cell table:style-name="ce2" table:formula="of:=IF([.A406]=FORWARD; [.E406]*[.B406]; 0)+[.D405]" office:value-type="float" office:value="200149" calcext:value-type="float">
            <text:p>200149</text:p>
          </table:table-cell>
          <table:table-cell table:style-name="ce2" table:formula="of:=IF([.A406]=UP; -1*[.B406]; IF([.A406]=DOWN; [.B406]; 0))+[.E405]" office:value-type="float" office:value="452" calcext:value-type="float">
            <text:p>4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07]=FORWARD; [.B407]; 0)+[.C406]" office:value-type="float" office:value="732" calcext:value-type="float">
            <text:p>732</text:p>
          </table:table-cell>
          <table:table-cell table:style-name="ce2" table:formula="of:=IF([.A407]=FORWARD; [.E407]*[.B407]; 0)+[.D406]" office:value-type="float" office:value="200149" calcext:value-type="float">
            <text:p>200149</text:p>
          </table:table-cell>
          <table:table-cell table:style-name="ce2" table:formula="of:=IF([.A407]=UP; -1*[.B407]; IF([.A407]=DOWN; [.B407]; 0))+[.E406]"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408]=FORWARD; [.B408]; 0)+[.C407]" office:value-type="float" office:value="732" calcext:value-type="float">
            <text:p>732</text:p>
          </table:table-cell>
          <table:table-cell table:style-name="ce2" table:formula="of:=IF([.A408]=FORWARD; [.E408]*[.B408]; 0)+[.D407]" office:value-type="float" office:value="200149" calcext:value-type="float">
            <text:p>200149</text:p>
          </table:table-cell>
          <table:table-cell table:style-name="ce2" table:formula="of:=IF([.A408]=UP; -1*[.B408]; IF([.A408]=DOWN; [.B408]; 0))+[.E407]" office:value-type="float" office:value="451" calcext:value-type="float">
            <text:p>4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09]=FORWARD; [.B409]; 0)+[.C408]" office:value-type="float" office:value="735" calcext:value-type="float">
            <text:p>735</text:p>
          </table:table-cell>
          <table:table-cell table:style-name="ce2" table:formula="of:=IF([.A409]=FORWARD; [.E409]*[.B409]; 0)+[.D408]" office:value-type="float" office:value="201502" calcext:value-type="float">
            <text:p>201502</text:p>
          </table:table-cell>
          <table:table-cell table:style-name="ce2" table:formula="of:=IF([.A409]=UP; -1*[.B409]; IF([.A409]=DOWN; [.B409]; 0))+[.E408]" office:value-type="float" office:value="451" calcext:value-type="float">
            <text:p>4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410]=FORWARD; [.B410]; 0)+[.C409]" office:value-type="float" office:value="737" calcext:value-type="float">
            <text:p>737</text:p>
          </table:table-cell>
          <table:table-cell table:style-name="ce2" table:formula="of:=IF([.A410]=FORWARD; [.E410]*[.B410]; 0)+[.D409]" office:value-type="float" office:value="202404" calcext:value-type="float">
            <text:p>202404</text:p>
          </table:table-cell>
          <table:table-cell table:style-name="ce2" table:formula="of:=IF([.A410]=UP; -1*[.B410]; IF([.A410]=DOWN; [.B410]; 0))+[.E409]" office:value-type="float" office:value="451" calcext:value-type="float">
            <text:p>4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411]=FORWARD; [.B411]; 0)+[.C410]" office:value-type="float" office:value="737" calcext:value-type="float">
            <text:p>737</text:p>
          </table:table-cell>
          <table:table-cell table:style-name="ce2" table:formula="of:=IF([.A411]=FORWARD; [.E411]*[.B411]; 0)+[.D410]" office:value-type="float" office:value="202404" calcext:value-type="float">
            <text:p>202404</text:p>
          </table:table-cell>
          <table:table-cell table:style-name="ce2" table:formula="of:=IF([.A411]=UP; -1*[.B411]; IF([.A411]=DOWN; [.B411]; 0))+[.E410]"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12]=FORWARD; [.B412]; 0)+[.C411]" office:value-type="float" office:value="737" calcext:value-type="float">
            <text:p>737</text:p>
          </table:table-cell>
          <table:table-cell table:style-name="ce2" table:formula="of:=IF([.A412]=FORWARD; [.E412]*[.B412]; 0)+[.D411]" office:value-type="float" office:value="202404" calcext:value-type="float">
            <text:p>202404</text:p>
          </table:table-cell>
          <table:table-cell table:style-name="ce2" table:formula="of:=IF([.A412]=UP; -1*[.B412]; IF([.A412]=DOWN; [.B412]; 0))+[.E411]" office:value-type="float" office:value="457" calcext:value-type="float">
            <text:p>45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13]=FORWARD; [.B413]; 0)+[.C412]" office:value-type="float" office:value="737" calcext:value-type="float">
            <text:p>737</text:p>
          </table:table-cell>
          <table:table-cell table:style-name="ce2" table:formula="of:=IF([.A413]=FORWARD; [.E413]*[.B413]; 0)+[.D412]" office:value-type="float" office:value="202404" calcext:value-type="float">
            <text:p>202404</text:p>
          </table:table-cell>
          <table:table-cell table:style-name="ce2" table:formula="of:=IF([.A413]=UP; -1*[.B413]; IF([.A413]=DOWN; [.B413]; 0))+[.E412]"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14]=FORWARD; [.B414]; 0)+[.C413]" office:value-type="float" office:value="737" calcext:value-type="float">
            <text:p>737</text:p>
          </table:table-cell>
          <table:table-cell table:style-name="ce2" table:formula="of:=IF([.A414]=FORWARD; [.E414]*[.B414]; 0)+[.D413]" office:value-type="float" office:value="202404" calcext:value-type="float">
            <text:p>202404</text:p>
          </table:table-cell>
          <table:table-cell table:style-name="ce2" table:formula="of:=IF([.A414]=UP; -1*[.B414]; IF([.A414]=DOWN; [.B414]; 0))+[.E413]"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15]=FORWARD; [.B415]; 0)+[.C414]" office:value-type="float" office:value="737" calcext:value-type="float">
            <text:p>737</text:p>
          </table:table-cell>
          <table:table-cell table:style-name="ce2" table:formula="of:=IF([.A415]=FORWARD; [.E415]*[.B415]; 0)+[.D414]" office:value-type="float" office:value="202404" calcext:value-type="float">
            <text:p>202404</text:p>
          </table:table-cell>
          <table:table-cell table:style-name="ce2" table:formula="of:=IF([.A415]=UP; -1*[.B415]; IF([.A415]=DOWN; [.B415]; 0))+[.E414]"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416]=FORWARD; [.B416]; 0)+[.C415]" office:value-type="float" office:value="737" calcext:value-type="float">
            <text:p>737</text:p>
          </table:table-cell>
          <table:table-cell table:style-name="ce2" table:formula="of:=IF([.A416]=FORWARD; [.E416]*[.B416]; 0)+[.D415]" office:value-type="float" office:value="202404" calcext:value-type="float">
            <text:p>202404</text:p>
          </table:table-cell>
          <table:table-cell table:style-name="ce2" table:formula="of:=IF([.A416]=UP; -1*[.B416]; IF([.A416]=DOWN; [.B416]; 0))+[.E415]"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17]=FORWARD; [.B417]; 0)+[.C416]" office:value-type="float" office:value="743" calcext:value-type="float">
            <text:p>743</text:p>
          </table:table-cell>
          <table:table-cell table:style-name="ce2" table:formula="of:=IF([.A417]=FORWARD; [.E417]*[.B417]; 0)+[.D416]" office:value-type="float" office:value="205002" calcext:value-type="float">
            <text:p>205002</text:p>
          </table:table-cell>
          <table:table-cell table:style-name="ce2" table:formula="of:=IF([.A417]=UP; -1*[.B417]; IF([.A417]=DOWN; [.B417]; 0))+[.E416]"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18]=FORWARD; [.B418]; 0)+[.C417]" office:value-type="float" office:value="751" calcext:value-type="float">
            <text:p>751</text:p>
          </table:table-cell>
          <table:table-cell table:style-name="ce2" table:formula="of:=IF([.A418]=FORWARD; [.E418]*[.B418]; 0)+[.D417]" office:value-type="float" office:value="208466" calcext:value-type="float">
            <text:p>208466</text:p>
          </table:table-cell>
          <table:table-cell table:style-name="ce2" table:formula="of:=IF([.A418]=UP; -1*[.B418]; IF([.A418]=DOWN; [.B418]; 0))+[.E417]"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19]=FORWARD; [.B419]; 0)+[.C418]" office:value-type="float" office:value="759" calcext:value-type="float">
            <text:p>759</text:p>
          </table:table-cell>
          <table:table-cell table:style-name="ce2" table:formula="of:=IF([.A419]=FORWARD; [.E419]*[.B419]; 0)+[.D418]" office:value-type="float" office:value="211930" calcext:value-type="float">
            <text:p>211930</text:p>
          </table:table-cell>
          <table:table-cell table:style-name="ce2" table:formula="of:=IF([.A419]=UP; -1*[.B419]; IF([.A419]=DOWN; [.B419]; 0))+[.E418]"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20]=FORWARD; [.B420]; 0)+[.C419]" office:value-type="float" office:value="765" calcext:value-type="float">
            <text:p>765</text:p>
          </table:table-cell>
          <table:table-cell table:style-name="ce2" table:formula="of:=IF([.A420]=FORWARD; [.E420]*[.B420]; 0)+[.D419]" office:value-type="float" office:value="214528" calcext:value-type="float">
            <text:p>214528</text:p>
          </table:table-cell>
          <table:table-cell table:style-name="ce2" table:formula="of:=IF([.A420]=UP; -1*[.B420]; IF([.A420]=DOWN; [.B420]; 0))+[.E419]"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421]=FORWARD; [.B421]; 0)+[.C420]" office:value-type="float" office:value="765" calcext:value-type="float">
            <text:p>765</text:p>
          </table:table-cell>
          <table:table-cell table:style-name="ce2" table:formula="of:=IF([.A421]=FORWARD; [.E421]*[.B421]; 0)+[.D420]" office:value-type="float" office:value="214528" calcext:value-type="float">
            <text:p>214528</text:p>
          </table:table-cell>
          <table:table-cell table:style-name="ce2" table:formula="of:=IF([.A421]=UP; -1*[.B421]; IF([.A421]=DOWN; [.B421]; 0))+[.E420]"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422]=FORWARD; [.B422]; 0)+[.C421]" office:value-type="float" office:value="765" calcext:value-type="float">
            <text:p>765</text:p>
          </table:table-cell>
          <table:table-cell table:style-name="ce2" table:formula="of:=IF([.A422]=FORWARD; [.E422]*[.B422]; 0)+[.D421]" office:value-type="float" office:value="214528" calcext:value-type="float">
            <text:p>214528</text:p>
          </table:table-cell>
          <table:table-cell table:style-name="ce2" table:formula="of:=IF([.A422]=UP; -1*[.B422]; IF([.A422]=DOWN; [.B422]; 0))+[.E421]"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23]=FORWARD; [.B423]; 0)+[.C422]" office:value-type="float" office:value="773" calcext:value-type="float">
            <text:p>773</text:p>
          </table:table-cell>
          <table:table-cell table:style-name="ce2" table:formula="of:=IF([.A423]=FORWARD; [.E423]*[.B423]; 0)+[.D422]" office:value-type="float" office:value="218040" calcext:value-type="float">
            <text:p>218040</text:p>
          </table:table-cell>
          <table:table-cell table:style-name="ce2" table:formula="of:=IF([.A423]=UP; -1*[.B423]; IF([.A423]=DOWN; [.B423]; 0))+[.E422]"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24]=FORWARD; [.B424]; 0)+[.C423]" office:value-type="float" office:value="773" calcext:value-type="float">
            <text:p>773</text:p>
          </table:table-cell>
          <table:table-cell table:style-name="ce2" table:formula="of:=IF([.A424]=FORWARD; [.E424]*[.B424]; 0)+[.D423]" office:value-type="float" office:value="218040" calcext:value-type="float">
            <text:p>218040</text:p>
          </table:table-cell>
          <table:table-cell table:style-name="ce2" table:formula="of:=IF([.A424]=UP; -1*[.B424]; IF([.A424]=DOWN; [.B424]; 0))+[.E423]" office:value-type="float" office:value="436" calcext:value-type="float">
            <text:p>4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25]=FORWARD; [.B425]; 0)+[.C424]" office:value-type="float" office:value="774" calcext:value-type="float">
            <text:p>774</text:p>
          </table:table-cell>
          <table:table-cell table:style-name="ce2" table:formula="of:=IF([.A425]=FORWARD; [.E425]*[.B425]; 0)+[.D424]" office:value-type="float" office:value="218476" calcext:value-type="float">
            <text:p>218476</text:p>
          </table:table-cell>
          <table:table-cell table:style-name="ce2" table:formula="of:=IF([.A425]=UP; -1*[.B425]; IF([.A425]=DOWN; [.B425]; 0))+[.E424]" office:value-type="float" office:value="436" calcext:value-type="float">
            <text:p>4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26]=FORWARD; [.B426]; 0)+[.C425]" office:value-type="float" office:value="774" calcext:value-type="float">
            <text:p>774</text:p>
          </table:table-cell>
          <table:table-cell table:style-name="ce2" table:formula="of:=IF([.A426]=FORWARD; [.E426]*[.B426]; 0)+[.D425]" office:value-type="float" office:value="218476" calcext:value-type="float">
            <text:p>218476</text:p>
          </table:table-cell>
          <table:table-cell table:style-name="ce2" table:formula="of:=IF([.A426]=UP; -1*[.B426]; IF([.A426]=DOWN; [.B426]; 0))+[.E425]"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27]=FORWARD; [.B427]; 0)+[.C426]" office:value-type="float" office:value="774" calcext:value-type="float">
            <text:p>774</text:p>
          </table:table-cell>
          <table:table-cell table:style-name="ce2" table:formula="of:=IF([.A427]=FORWARD; [.E427]*[.B427]; 0)+[.D426]" office:value-type="float" office:value="218476" calcext:value-type="float">
            <text:p>218476</text:p>
          </table:table-cell>
          <table:table-cell table:style-name="ce2" table:formula="of:=IF([.A427]=UP; -1*[.B427]; IF([.A427]=DOWN; [.B427]; 0))+[.E426]"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428]=FORWARD; [.B428]; 0)+[.C427]" office:value-type="float" office:value="774" calcext:value-type="float">
            <text:p>774</text:p>
          </table:table-cell>
          <table:table-cell table:style-name="ce2" table:formula="of:=IF([.A428]=FORWARD; [.E428]*[.B428]; 0)+[.D427]" office:value-type="float" office:value="218476" calcext:value-type="float">
            <text:p>218476</text:p>
          </table:table-cell>
          <table:table-cell table:style-name="ce2" table:formula="of:=IF([.A428]=UP; -1*[.B428]; IF([.A428]=DOWN; [.B428]; 0))+[.E427]"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429]=FORWARD; [.B429]; 0)+[.C428]" office:value-type="float" office:value="774" calcext:value-type="float">
            <text:p>774</text:p>
          </table:table-cell>
          <table:table-cell table:style-name="ce2" table:formula="of:=IF([.A429]=FORWARD; [.E429]*[.B429]; 0)+[.D428]" office:value-type="float" office:value="218476" calcext:value-type="float">
            <text:p>218476</text:p>
          </table:table-cell>
          <table:table-cell table:style-name="ce2" table:formula="of:=IF([.A429]=UP; -1*[.B429]; IF([.A429]=DOWN; [.B429]; 0))+[.E428]"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430]=FORWARD; [.B430]; 0)+[.C429]" office:value-type="float" office:value="774" calcext:value-type="float">
            <text:p>774</text:p>
          </table:table-cell>
          <table:table-cell table:style-name="ce2" table:formula="of:=IF([.A430]=FORWARD; [.E430]*[.B430]; 0)+[.D429]" office:value-type="float" office:value="218476" calcext:value-type="float">
            <text:p>218476</text:p>
          </table:table-cell>
          <table:table-cell table:style-name="ce2" table:formula="of:=IF([.A430]=UP; -1*[.B430]; IF([.A430]=DOWN; [.B430]; 0))+[.E429]"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431]=FORWARD; [.B431]; 0)+[.C430]" office:value-type="float" office:value="781" calcext:value-type="float">
            <text:p>781</text:p>
          </table:table-cell>
          <table:table-cell table:style-name="ce2" table:formula="of:=IF([.A431]=FORWARD; [.E431]*[.B431]; 0)+[.D430]" office:value-type="float" office:value="221584" calcext:value-type="float">
            <text:p>221584</text:p>
          </table:table-cell>
          <table:table-cell table:style-name="ce2" table:formula="of:=IF([.A431]=UP; -1*[.B431]; IF([.A431]=DOWN; [.B431]; 0))+[.E430]"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32]=FORWARD; [.B432]; 0)+[.C431]" office:value-type="float" office:value="781" calcext:value-type="float">
            <text:p>781</text:p>
          </table:table-cell>
          <table:table-cell table:style-name="ce2" table:formula="of:=IF([.A432]=FORWARD; [.E432]*[.B432]; 0)+[.D431]" office:value-type="float" office:value="221584" calcext:value-type="float">
            <text:p>221584</text:p>
          </table:table-cell>
          <table:table-cell table:style-name="ce2" table:formula="of:=IF([.A432]=UP; -1*[.B432]; IF([.A432]=DOWN; [.B432]; 0))+[.E431]" office:value-type="float" office:value="447" calcext:value-type="float">
            <text:p>4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33]=FORWARD; [.B433]; 0)+[.C432]" office:value-type="float" office:value="782" calcext:value-type="float">
            <text:p>782</text:p>
          </table:table-cell>
          <table:table-cell table:style-name="ce2" table:formula="of:=IF([.A433]=FORWARD; [.E433]*[.B433]; 0)+[.D432]" office:value-type="float" office:value="222031" calcext:value-type="float">
            <text:p>222031</text:p>
          </table:table-cell>
          <table:table-cell table:style-name="ce2" table:formula="of:=IF([.A433]=UP; -1*[.B433]; IF([.A433]=DOWN; [.B433]; 0))+[.E432]" office:value-type="float" office:value="447" calcext:value-type="float">
            <text:p>4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34]=FORWARD; [.B434]; 0)+[.C433]" office:value-type="float" office:value="782" calcext:value-type="float">
            <text:p>782</text:p>
          </table:table-cell>
          <table:table-cell table:style-name="ce2" table:formula="of:=IF([.A434]=FORWARD; [.E434]*[.B434]; 0)+[.D433]" office:value-type="float" office:value="222031" calcext:value-type="float">
            <text:p>222031</text:p>
          </table:table-cell>
          <table:table-cell table:style-name="ce2" table:formula="of:=IF([.A434]=UP; -1*[.B434]; IF([.A434]=DOWN; [.B434]; 0))+[.E433]" office:value-type="float" office:value="453" calcext:value-type="float">
            <text:p>45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435]=FORWARD; [.B435]; 0)+[.C434]" office:value-type="float" office:value="789" calcext:value-type="float">
            <text:p>789</text:p>
          </table:table-cell>
          <table:table-cell table:style-name="ce2" table:formula="of:=IF([.A435]=FORWARD; [.E435]*[.B435]; 0)+[.D434]" office:value-type="float" office:value="225202" calcext:value-type="float">
            <text:p>225202</text:p>
          </table:table-cell>
          <table:table-cell table:style-name="ce2" table:formula="of:=IF([.A435]=UP; -1*[.B435]; IF([.A435]=DOWN; [.B435]; 0))+[.E434]" office:value-type="float" office:value="453" calcext:value-type="float">
            <text:p>45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36]=FORWARD; [.B436]; 0)+[.C435]" office:value-type="float" office:value="792" calcext:value-type="float">
            <text:p>792</text:p>
          </table:table-cell>
          <table:table-cell table:style-name="ce2" table:formula="of:=IF([.A436]=FORWARD; [.E436]*[.B436]; 0)+[.D435]" office:value-type="float" office:value="226561" calcext:value-type="float">
            <text:p>226561</text:p>
          </table:table-cell>
          <table:table-cell table:style-name="ce2" table:formula="of:=IF([.A436]=UP; -1*[.B436]; IF([.A436]=DOWN; [.B436]; 0))+[.E435]" office:value-type="float" office:value="453" calcext:value-type="float">
            <text:p>45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437]=FORWARD; [.B437]; 0)+[.C436]" office:value-type="float" office:value="794" calcext:value-type="float">
            <text:p>794</text:p>
          </table:table-cell>
          <table:table-cell table:style-name="ce2" table:formula="of:=IF([.A437]=FORWARD; [.E437]*[.B437]; 0)+[.D436]" office:value-type="float" office:value="227467" calcext:value-type="float">
            <text:p>227467</text:p>
          </table:table-cell>
          <table:table-cell table:style-name="ce2" table:formula="of:=IF([.A437]=UP; -1*[.B437]; IF([.A437]=DOWN; [.B437]; 0))+[.E436]" office:value-type="float" office:value="453" calcext:value-type="float">
            <text:p>45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438]=FORWARD; [.B438]; 0)+[.C437]" office:value-type="float" office:value="794" calcext:value-type="float">
            <text:p>794</text:p>
          </table:table-cell>
          <table:table-cell table:style-name="ce2" table:formula="of:=IF([.A438]=FORWARD; [.E438]*[.B438]; 0)+[.D437]" office:value-type="float" office:value="227467" calcext:value-type="float">
            <text:p>227467</text:p>
          </table:table-cell>
          <table:table-cell table:style-name="ce2" table:formula="of:=IF([.A438]=UP; -1*[.B438]; IF([.A438]=DOWN; [.B438]; 0))+[.E437]"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39]=FORWARD; [.B439]; 0)+[.C438]" office:value-type="float" office:value="800" calcext:value-type="float">
            <text:p>800</text:p>
          </table:table-cell>
          <table:table-cell table:style-name="ce2" table:formula="of:=IF([.A439]=FORWARD; [.E439]*[.B439]; 0)+[.D438]" office:value-type="float" office:value="230215" calcext:value-type="float">
            <text:p>230215</text:p>
          </table:table-cell>
          <table:table-cell table:style-name="ce2" table:formula="of:=IF([.A439]=UP; -1*[.B439]; IF([.A439]=DOWN; [.B439]; 0))+[.E438]"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40]=FORWARD; [.B440]; 0)+[.C439]" office:value-type="float" office:value="800" calcext:value-type="float">
            <text:p>800</text:p>
          </table:table-cell>
          <table:table-cell table:style-name="ce2" table:formula="of:=IF([.A440]=FORWARD; [.E440]*[.B440]; 0)+[.D439]" office:value-type="float" office:value="230215" calcext:value-type="float">
            <text:p>230215</text:p>
          </table:table-cell>
          <table:table-cell table:style-name="ce2" table:formula="of:=IF([.A440]=UP; -1*[.B440]; IF([.A440]=DOWN; [.B440]; 0))+[.E439]"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41]=FORWARD; [.B441]; 0)+[.C440]" office:value-type="float" office:value="806" calcext:value-type="float">
            <text:p>806</text:p>
          </table:table-cell>
          <table:table-cell table:style-name="ce2" table:formula="of:=IF([.A441]=FORWARD; [.E441]*[.B441]; 0)+[.D440]" office:value-type="float" office:value="232915" calcext:value-type="float">
            <text:p>232915</text:p>
          </table:table-cell>
          <table:table-cell table:style-name="ce2" table:formula="of:=IF([.A441]=UP; -1*[.B441]; IF([.A441]=DOWN; [.B441]; 0))+[.E440]"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42]=FORWARD; [.B442]; 0)+[.C441]" office:value-type="float" office:value="814" calcext:value-type="float">
            <text:p>814</text:p>
          </table:table-cell>
          <table:table-cell table:style-name="ce2" table:formula="of:=IF([.A442]=FORWARD; [.E442]*[.B442]; 0)+[.D441]" office:value-type="float" office:value="236515" calcext:value-type="float">
            <text:p>236515</text:p>
          </table:table-cell>
          <table:table-cell table:style-name="ce2" table:formula="of:=IF([.A442]=UP; -1*[.B442]; IF([.A442]=DOWN; [.B442]; 0))+[.E441]"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43]=FORWARD; [.B443]; 0)+[.C442]" office:value-type="float" office:value="814" calcext:value-type="float">
            <text:p>814</text:p>
          </table:table-cell>
          <table:table-cell table:style-name="ce2" table:formula="of:=IF([.A443]=FORWARD; [.E443]*[.B443]; 0)+[.D442]" office:value-type="float" office:value="236515" calcext:value-type="float">
            <text:p>236515</text:p>
          </table:table-cell>
          <table:table-cell table:style-name="ce2" table:formula="of:=IF([.A443]=UP; -1*[.B443]; IF([.A443]=DOWN; [.B443]; 0))+[.E442]" office:value-type="float" office:value="451" calcext:value-type="float">
            <text:p>4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44]=FORWARD; [.B444]; 0)+[.C443]" office:value-type="float" office:value="814" calcext:value-type="float">
            <text:p>814</text:p>
          </table:table-cell>
          <table:table-cell table:style-name="ce2" table:formula="of:=IF([.A444]=FORWARD; [.E444]*[.B444]; 0)+[.D443]" office:value-type="float" office:value="236515" calcext:value-type="float">
            <text:p>236515</text:p>
          </table:table-cell>
          <table:table-cell table:style-name="ce2" table:formula="of:=IF([.A444]=UP; -1*[.B444]; IF([.A444]=DOWN; [.B444]; 0))+[.E443]"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45]=FORWARD; [.B445]; 0)+[.C444]" office:value-type="float" office:value="814" calcext:value-type="float">
            <text:p>814</text:p>
          </table:table-cell>
          <table:table-cell table:style-name="ce2" table:formula="of:=IF([.A445]=FORWARD; [.E445]*[.B445]; 0)+[.D444]" office:value-type="float" office:value="236515" calcext:value-type="float">
            <text:p>236515</text:p>
          </table:table-cell>
          <table:table-cell table:style-name="ce2" table:formula="of:=IF([.A445]=UP; -1*[.B445]; IF([.A445]=DOWN; [.B445]; 0))+[.E444]"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446]=FORWARD; [.B446]; 0)+[.C445]" office:value-type="float" office:value="814" calcext:value-type="float">
            <text:p>814</text:p>
          </table:table-cell>
          <table:table-cell table:style-name="ce2" table:formula="of:=IF([.A446]=FORWARD; [.E446]*[.B446]; 0)+[.D445]" office:value-type="float" office:value="236515" calcext:value-type="float">
            <text:p>236515</text:p>
          </table:table-cell>
          <table:table-cell table:style-name="ce2" table:formula="of:=IF([.A446]=UP; -1*[.B446]; IF([.A446]=DOWN; [.B446]; 0))+[.E445]" office:value-type="float" office:value="456" calcext:value-type="float">
            <text:p>45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447]=FORWARD; [.B447]; 0)+[.C446]" office:value-type="float" office:value="814" calcext:value-type="float">
            <text:p>814</text:p>
          </table:table-cell>
          <table:table-cell table:style-name="ce2" table:formula="of:=IF([.A447]=FORWARD; [.E447]*[.B447]; 0)+[.D446]" office:value-type="float" office:value="236515" calcext:value-type="float">
            <text:p>236515</text:p>
          </table:table-cell>
          <table:table-cell table:style-name="ce2" table:formula="of:=IF([.A447]=UP; -1*[.B447]; IF([.A447]=DOWN; [.B447]; 0))+[.E446]"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48]=FORWARD; [.B448]; 0)+[.C447]" office:value-type="float" office:value="814" calcext:value-type="float">
            <text:p>814</text:p>
          </table:table-cell>
          <table:table-cell table:style-name="ce2" table:formula="of:=IF([.A448]=FORWARD; [.E448]*[.B448]; 0)+[.D447]" office:value-type="float" office:value="236515" calcext:value-type="float">
            <text:p>236515</text:p>
          </table:table-cell>
          <table:table-cell table:style-name="ce2" table:formula="of:=IF([.A448]=UP; -1*[.B448]; IF([.A448]=DOWN; [.B448]; 0))+[.E447]"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449]=FORWARD; [.B449]; 0)+[.C448]" office:value-type="float" office:value="821" calcext:value-type="float">
            <text:p>821</text:p>
          </table:table-cell>
          <table:table-cell table:style-name="ce2" table:formula="of:=IF([.A449]=FORWARD; [.E449]*[.B449]; 0)+[.D448]" office:value-type="float" office:value="239749" calcext:value-type="float">
            <text:p>239749</text:p>
          </table:table-cell>
          <table:table-cell table:style-name="ce2" table:formula="of:=IF([.A449]=UP; -1*[.B449]; IF([.A449]=DOWN; [.B449]; 0))+[.E448]"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50]=FORWARD; [.B450]; 0)+[.C449]" office:value-type="float" office:value="821" calcext:value-type="float">
            <text:p>821</text:p>
          </table:table-cell>
          <table:table-cell table:style-name="ce2" table:formula="of:=IF([.A450]=FORWARD; [.E450]*[.B450]; 0)+[.D449]" office:value-type="float" office:value="239749" calcext:value-type="float">
            <text:p>239749</text:p>
          </table:table-cell>
          <table:table-cell table:style-name="ce2" table:formula="of:=IF([.A450]=UP; -1*[.B450]; IF([.A450]=DOWN; [.B450]; 0))+[.E449]" office:value-type="float" office:value="463" calcext:value-type="float">
            <text:p>46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451]=FORWARD; [.B451]; 0)+[.C450]" office:value-type="float" office:value="826" calcext:value-type="float">
            <text:p>826</text:p>
          </table:table-cell>
          <table:table-cell table:style-name="ce2" table:formula="of:=IF([.A451]=FORWARD; [.E451]*[.B451]; 0)+[.D450]" office:value-type="float" office:value="242064" calcext:value-type="float">
            <text:p>242064</text:p>
          </table:table-cell>
          <table:table-cell table:style-name="ce2" table:formula="of:=IF([.A451]=UP; -1*[.B451]; IF([.A451]=DOWN; [.B451]; 0))+[.E450]" office:value-type="float" office:value="463" calcext:value-type="float">
            <text:p>46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452]=FORWARD; [.B452]; 0)+[.C451]" office:value-type="float" office:value="831" calcext:value-type="float">
            <text:p>831</text:p>
          </table:table-cell>
          <table:table-cell table:style-name="ce2" table:formula="of:=IF([.A452]=FORWARD; [.E452]*[.B452]; 0)+[.D451]" office:value-type="float" office:value="244379" calcext:value-type="float">
            <text:p>244379</text:p>
          </table:table-cell>
          <table:table-cell table:style-name="ce2" table:formula="of:=IF([.A452]=UP; -1*[.B452]; IF([.A452]=DOWN; [.B452]; 0))+[.E451]" office:value-type="float" office:value="463" calcext:value-type="float">
            <text:p>46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453]=FORWARD; [.B453]; 0)+[.C452]" office:value-type="float" office:value="831" calcext:value-type="float">
            <text:p>831</text:p>
          </table:table-cell>
          <table:table-cell table:style-name="ce2" table:formula="of:=IF([.A453]=FORWARD; [.E453]*[.B453]; 0)+[.D452]" office:value-type="float" office:value="244379" calcext:value-type="float">
            <text:p>244379</text:p>
          </table:table-cell>
          <table:table-cell table:style-name="ce2" table:formula="of:=IF([.A453]=UP; -1*[.B453]; IF([.A453]=DOWN; [.B453]; 0))+[.E452]"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54]=FORWARD; [.B454]; 0)+[.C453]" office:value-type="float" office:value="831" calcext:value-type="float">
            <text:p>831</text:p>
          </table:table-cell>
          <table:table-cell table:style-name="ce2" table:formula="of:=IF([.A454]=FORWARD; [.E454]*[.B454]; 0)+[.D453]" office:value-type="float" office:value="244379" calcext:value-type="float">
            <text:p>244379</text:p>
          </table:table-cell>
          <table:table-cell table:style-name="ce2" table:formula="of:=IF([.A454]=UP; -1*[.B454]; IF([.A454]=DOWN; [.B454]; 0))+[.E453]" office:value-type="float" office:value="455" calcext:value-type="float">
            <text:p>4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55]=FORWARD; [.B455]; 0)+[.C454]" office:value-type="float" office:value="837" calcext:value-type="float">
            <text:p>837</text:p>
          </table:table-cell>
          <table:table-cell table:style-name="ce2" table:formula="of:=IF([.A455]=FORWARD; [.E455]*[.B455]; 0)+[.D454]" office:value-type="float" office:value="247109" calcext:value-type="float">
            <text:p>247109</text:p>
          </table:table-cell>
          <table:table-cell table:style-name="ce2" table:formula="of:=IF([.A455]=UP; -1*[.B455]; IF([.A455]=DOWN; [.B455]; 0))+[.E454]" office:value-type="float" office:value="455" calcext:value-type="float">
            <text:p>4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56]=FORWARD; [.B456]; 0)+[.C455]" office:value-type="float" office:value="837" calcext:value-type="float">
            <text:p>837</text:p>
          </table:table-cell>
          <table:table-cell table:style-name="ce2" table:formula="of:=IF([.A456]=FORWARD; [.E456]*[.B456]; 0)+[.D455]" office:value-type="float" office:value="247109" calcext:value-type="float">
            <text:p>247109</text:p>
          </table:table-cell>
          <table:table-cell table:style-name="ce2" table:formula="of:=IF([.A456]=UP; -1*[.B456]; IF([.A456]=DOWN; [.B456]; 0))+[.E455]"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57]=FORWARD; [.B457]; 0)+[.C456]" office:value-type="float" office:value="838" calcext:value-type="float">
            <text:p>838</text:p>
          </table:table-cell>
          <table:table-cell table:style-name="ce2" table:formula="of:=IF([.A457]=FORWARD; [.E457]*[.B457]; 0)+[.D456]" office:value-type="float" office:value="247563" calcext:value-type="float">
            <text:p>247563</text:p>
          </table:table-cell>
          <table:table-cell table:style-name="ce2" table:formula="of:=IF([.A457]=UP; -1*[.B457]; IF([.A457]=DOWN; [.B457]; 0))+[.E456]"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58]=FORWARD; [.B458]; 0)+[.C457]" office:value-type="float" office:value="838" calcext:value-type="float">
            <text:p>838</text:p>
          </table:table-cell>
          <table:table-cell table:style-name="ce2" table:formula="of:=IF([.A458]=FORWARD; [.E458]*[.B458]; 0)+[.D457]" office:value-type="float" office:value="247563" calcext:value-type="float">
            <text:p>247563</text:p>
          </table:table-cell>
          <table:table-cell table:style-name="ce2" table:formula="of:=IF([.A458]=UP; -1*[.B458]; IF([.A458]=DOWN; [.B458]; 0))+[.E457]"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459]=FORWARD; [.B459]; 0)+[.C458]" office:value-type="float" office:value="838" calcext:value-type="float">
            <text:p>838</text:p>
          </table:table-cell>
          <table:table-cell table:style-name="ce2" table:formula="of:=IF([.A459]=FORWARD; [.E459]*[.B459]; 0)+[.D458]" office:value-type="float" office:value="247563" calcext:value-type="float">
            <text:p>247563</text:p>
          </table:table-cell>
          <table:table-cell table:style-name="ce2" table:formula="of:=IF([.A459]=UP; -1*[.B459]; IF([.A459]=DOWN; [.B459]; 0))+[.E458]"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460]=FORWARD; [.B460]; 0)+[.C459]" office:value-type="float" office:value="845" calcext:value-type="float">
            <text:p>845</text:p>
          </table:table-cell>
          <table:table-cell table:style-name="ce2" table:formula="of:=IF([.A460]=FORWARD; [.E460]*[.B460]; 0)+[.D459]" office:value-type="float" office:value="250832" calcext:value-type="float">
            <text:p>250832</text:p>
          </table:table-cell>
          <table:table-cell table:style-name="ce2" table:formula="of:=IF([.A460]=UP; -1*[.B460]; IF([.A460]=DOWN; [.B460]; 0))+[.E459]"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461]=FORWARD; [.B461]; 0)+[.C460]" office:value-type="float" office:value="850" calcext:value-type="float">
            <text:p>850</text:p>
          </table:table-cell>
          <table:table-cell table:style-name="ce2" table:formula="of:=IF([.A461]=FORWARD; [.E461]*[.B461]; 0)+[.D460]" office:value-type="float" office:value="253167" calcext:value-type="float">
            <text:p>253167</text:p>
          </table:table-cell>
          <table:table-cell table:style-name="ce2" table:formula="of:=IF([.A461]=UP; -1*[.B461]; IF([.A461]=DOWN; [.B461]; 0))+[.E460]"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62]=FORWARD; [.B462]; 0)+[.C461]" office:value-type="float" office:value="853" calcext:value-type="float">
            <text:p>853</text:p>
          </table:table-cell>
          <table:table-cell table:style-name="ce2" table:formula="of:=IF([.A462]=FORWARD; [.E462]*[.B462]; 0)+[.D461]" office:value-type="float" office:value="254568" calcext:value-type="float">
            <text:p>254568</text:p>
          </table:table-cell>
          <table:table-cell table:style-name="ce2" table:formula="of:=IF([.A462]=UP; -1*[.B462]; IF([.A462]=DOWN; [.B462]; 0))+[.E461]"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463]=FORWARD; [.B463]; 0)+[.C462]" office:value-type="float" office:value="853" calcext:value-type="float">
            <text:p>853</text:p>
          </table:table-cell>
          <table:table-cell table:style-name="ce2" table:formula="of:=IF([.A463]=FORWARD; [.E463]*[.B463]; 0)+[.D462]" office:value-type="float" office:value="254568" calcext:value-type="float">
            <text:p>254568</text:p>
          </table:table-cell>
          <table:table-cell table:style-name="ce2" table:formula="of:=IF([.A463]=UP; -1*[.B463]; IF([.A463]=DOWN; [.B463]; 0))+[.E462]" office:value-type="float" office:value="469" calcext:value-type="float">
            <text:p>46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464]=FORWARD; [.B464]; 0)+[.C463]" office:value-type="float" office:value="853" calcext:value-type="float">
            <text:p>853</text:p>
          </table:table-cell>
          <table:table-cell table:style-name="ce2" table:formula="of:=IF([.A464]=FORWARD; [.E464]*[.B464]; 0)+[.D463]" office:value-type="float" office:value="254568" calcext:value-type="float">
            <text:p>254568</text:p>
          </table:table-cell>
          <table:table-cell table:style-name="ce2" table:formula="of:=IF([.A464]=UP; -1*[.B464]; IF([.A464]=DOWN; [.B464]; 0))+[.E463]"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65]=FORWARD; [.B465]; 0)+[.C464]" office:value-type="float" office:value="856" calcext:value-type="float">
            <text:p>856</text:p>
          </table:table-cell>
          <table:table-cell table:style-name="ce2" table:formula="of:=IF([.A465]=FORWARD; [.E465]*[.B465]; 0)+[.D464]" office:value-type="float" office:value="255987" calcext:value-type="float">
            <text:p>255987</text:p>
          </table:table-cell>
          <table:table-cell table:style-name="ce2" table:formula="of:=IF([.A465]=UP; -1*[.B465]; IF([.A465]=DOWN; [.B465]; 0))+[.E464]"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466]=FORWARD; [.B466]; 0)+[.C465]" office:value-type="float" office:value="858" calcext:value-type="float">
            <text:p>858</text:p>
          </table:table-cell>
          <table:table-cell table:style-name="ce2" table:formula="of:=IF([.A466]=FORWARD; [.E466]*[.B466]; 0)+[.D465]" office:value-type="float" office:value="256933" calcext:value-type="float">
            <text:p>256933</text:p>
          </table:table-cell>
          <table:table-cell table:style-name="ce2" table:formula="of:=IF([.A466]=UP; -1*[.B466]; IF([.A466]=DOWN; [.B466]; 0))+[.E465]"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67]=FORWARD; [.B467]; 0)+[.C466]" office:value-type="float" office:value="861" calcext:value-type="float">
            <text:p>861</text:p>
          </table:table-cell>
          <table:table-cell table:style-name="ce2" table:formula="of:=IF([.A467]=FORWARD; [.E467]*[.B467]; 0)+[.D466]" office:value-type="float" office:value="258352" calcext:value-type="float">
            <text:p>258352</text:p>
          </table:table-cell>
          <table:table-cell table:style-name="ce2" table:formula="of:=IF([.A467]=UP; -1*[.B467]; IF([.A467]=DOWN; [.B467]; 0))+[.E466]"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68]=FORWARD; [.B468]; 0)+[.C467]" office:value-type="float" office:value="861" calcext:value-type="float">
            <text:p>861</text:p>
          </table:table-cell>
          <table:table-cell table:style-name="ce2" table:formula="of:=IF([.A468]=FORWARD; [.E468]*[.B468]; 0)+[.D467]" office:value-type="float" office:value="258352" calcext:value-type="float">
            <text:p>258352</text:p>
          </table:table-cell>
          <table:table-cell table:style-name="ce2" table:formula="of:=IF([.A468]=UP; -1*[.B468]; IF([.A468]=DOWN; [.B468]; 0))+[.E467]" office:value-type="float" office:value="474" calcext:value-type="float">
            <text:p>47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69]=FORWARD; [.B469]; 0)+[.C468]" office:value-type="float" office:value="861" calcext:value-type="float">
            <text:p>861</text:p>
          </table:table-cell>
          <table:table-cell table:style-name="ce2" table:formula="of:=IF([.A469]=FORWARD; [.E469]*[.B469]; 0)+[.D468]" office:value-type="float" office:value="258352" calcext:value-type="float">
            <text:p>258352</text:p>
          </table:table-cell>
          <table:table-cell table:style-name="ce2" table:formula="of:=IF([.A469]=UP; -1*[.B469]; IF([.A469]=DOWN; [.B469]; 0))+[.E468]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70]=FORWARD; [.B470]; 0)+[.C469]" office:value-type="float" office:value="861" calcext:value-type="float">
            <text:p>861</text:p>
          </table:table-cell>
          <table:table-cell table:style-name="ce2" table:formula="of:=IF([.A470]=FORWARD; [.E470]*[.B470]; 0)+[.D469]" office:value-type="float" office:value="258352" calcext:value-type="float">
            <text:p>258352</text:p>
          </table:table-cell>
          <table:table-cell table:style-name="ce2" table:formula="of:=IF([.A470]=UP; -1*[.B470]; IF([.A470]=DOWN; [.B470]; 0))+[.E469]"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471]=FORWARD; [.B471]; 0)+[.C470]" office:value-type="float" office:value="861" calcext:value-type="float">
            <text:p>861</text:p>
          </table:table-cell>
          <table:table-cell table:style-name="ce2" table:formula="of:=IF([.A471]=FORWARD; [.E471]*[.B471]; 0)+[.D470]" office:value-type="float" office:value="258352" calcext:value-type="float">
            <text:p>258352</text:p>
          </table:table-cell>
          <table:table-cell table:style-name="ce2" table:formula="of:=IF([.A471]=UP; -1*[.B471]; IF([.A471]=DOWN; [.B471]; 0))+[.E470]" office:value-type="float" office:value="493" calcext:value-type="float">
            <text:p>4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72]=FORWARD; [.B472]; 0)+[.C471]" office:value-type="float" office:value="867" calcext:value-type="float">
            <text:p>867</text:p>
          </table:table-cell>
          <table:table-cell table:style-name="ce2" table:formula="of:=IF([.A472]=FORWARD; [.E472]*[.B472]; 0)+[.D471]" office:value-type="float" office:value="261310" calcext:value-type="float">
            <text:p>261310</text:p>
          </table:table-cell>
          <table:table-cell table:style-name="ce2" table:formula="of:=IF([.A472]=UP; -1*[.B472]; IF([.A472]=DOWN; [.B472]; 0))+[.E471]" office:value-type="float" office:value="493" calcext:value-type="float">
            <text:p>4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473]=FORWARD; [.B473]; 0)+[.C472]" office:value-type="float" office:value="872" calcext:value-type="float">
            <text:p>872</text:p>
          </table:table-cell>
          <table:table-cell table:style-name="ce2" table:formula="of:=IF([.A473]=FORWARD; [.E473]*[.B473]; 0)+[.D472]" office:value-type="float" office:value="263775" calcext:value-type="float">
            <text:p>263775</text:p>
          </table:table-cell>
          <table:table-cell table:style-name="ce2" table:formula="of:=IF([.A473]=UP; -1*[.B473]; IF([.A473]=DOWN; [.B473]; 0))+[.E472]" office:value-type="float" office:value="493" calcext:value-type="float">
            <text:p>4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74]=FORWARD; [.B474]; 0)+[.C473]" office:value-type="float" office:value="872" calcext:value-type="float">
            <text:p>872</text:p>
          </table:table-cell>
          <table:table-cell table:style-name="ce2" table:formula="of:=IF([.A474]=FORWARD; [.E474]*[.B474]; 0)+[.D473]" office:value-type="float" office:value="263775" calcext:value-type="float">
            <text:p>263775</text:p>
          </table:table-cell>
          <table:table-cell table:style-name="ce2" table:formula="of:=IF([.A474]=UP; -1*[.B474]; IF([.A474]=DOWN; [.B474]; 0))+[.E473]" office:value-type="float" office:value="501" calcext:value-type="float">
            <text:p>5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475]=FORWARD; [.B475]; 0)+[.C474]" office:value-type="float" office:value="874" calcext:value-type="float">
            <text:p>874</text:p>
          </table:table-cell>
          <table:table-cell table:style-name="ce2" table:formula="of:=IF([.A475]=FORWARD; [.E475]*[.B475]; 0)+[.D474]" office:value-type="float" office:value="264777" calcext:value-type="float">
            <text:p>264777</text:p>
          </table:table-cell>
          <table:table-cell table:style-name="ce2" table:formula="of:=IF([.A475]=UP; -1*[.B475]; IF([.A475]=DOWN; [.B475]; 0))+[.E474]" office:value-type="float" office:value="501" calcext:value-type="float">
            <text:p>5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76]=FORWARD; [.B476]; 0)+[.C475]" office:value-type="float" office:value="880" calcext:value-type="float">
            <text:p>880</text:p>
          </table:table-cell>
          <table:table-cell table:style-name="ce2" table:formula="of:=IF([.A476]=FORWARD; [.E476]*[.B476]; 0)+[.D475]" office:value-type="float" office:value="267783" calcext:value-type="float">
            <text:p>267783</text:p>
          </table:table-cell>
          <table:table-cell table:style-name="ce2" table:formula="of:=IF([.A476]=UP; -1*[.B476]; IF([.A476]=DOWN; [.B476]; 0))+[.E475]" office:value-type="float" office:value="501" calcext:value-type="float">
            <text:p>5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77]=FORWARD; [.B477]; 0)+[.C476]" office:value-type="float" office:value="881" calcext:value-type="float">
            <text:p>881</text:p>
          </table:table-cell>
          <table:table-cell table:style-name="ce2" table:formula="of:=IF([.A477]=FORWARD; [.E477]*[.B477]; 0)+[.D476]" office:value-type="float" office:value="268284" calcext:value-type="float">
            <text:p>268284</text:p>
          </table:table-cell>
          <table:table-cell table:style-name="ce2" table:formula="of:=IF([.A477]=UP; -1*[.B477]; IF([.A477]=DOWN; [.B477]; 0))+[.E476]" office:value-type="float" office:value="501" calcext:value-type="float">
            <text:p>5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78]=FORWARD; [.B478]; 0)+[.C477]" office:value-type="float" office:value="881" calcext:value-type="float">
            <text:p>881</text:p>
          </table:table-cell>
          <table:table-cell table:style-name="ce2" table:formula="of:=IF([.A478]=FORWARD; [.E478]*[.B478]; 0)+[.D477]" office:value-type="float" office:value="268284" calcext:value-type="float">
            <text:p>268284</text:p>
          </table:table-cell>
          <table:table-cell table:style-name="ce2" table:formula="of:=IF([.A478]=UP; -1*[.B478]; IF([.A478]=DOWN; [.B478]; 0))+[.E477]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479]=FORWARD; [.B479]; 0)+[.C478]" office:value-type="float" office:value="881" calcext:value-type="float">
            <text:p>881</text:p>
          </table:table-cell>
          <table:table-cell table:style-name="ce2" table:formula="of:=IF([.A479]=FORWARD; [.E479]*[.B479]; 0)+[.D478]" office:value-type="float" office:value="268284" calcext:value-type="float">
            <text:p>268284</text:p>
          </table:table-cell>
          <table:table-cell table:style-name="ce2" table:formula="of:=IF([.A479]=UP; -1*[.B479]; IF([.A479]=DOWN; [.B479]; 0))+[.E478]"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80]=FORWARD; [.B480]; 0)+[.C479]" office:value-type="float" office:value="881" calcext:value-type="float">
            <text:p>881</text:p>
          </table:table-cell>
          <table:table-cell table:style-name="ce2" table:formula="of:=IF([.A480]=FORWARD; [.E480]*[.B480]; 0)+[.D479]" office:value-type="float" office:value="268284" calcext:value-type="float">
            <text:p>268284</text:p>
          </table:table-cell>
          <table:table-cell table:style-name="ce2" table:formula="of:=IF([.A480]=UP; -1*[.B480]; IF([.A480]=DOWN; [.B480]; 0))+[.E479]" office:value-type="float" office:value="512" calcext:value-type="float">
            <text:p>5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81]=FORWARD; [.B481]; 0)+[.C480]" office:value-type="float" office:value="881" calcext:value-type="float">
            <text:p>881</text:p>
          </table:table-cell>
          <table:table-cell table:style-name="ce2" table:formula="of:=IF([.A481]=FORWARD; [.E481]*[.B481]; 0)+[.D480]" office:value-type="float" office:value="268284" calcext:value-type="float">
            <text:p>268284</text:p>
          </table:table-cell>
          <table:table-cell table:style-name="ce2" table:formula="of:=IF([.A481]=UP; -1*[.B481]; IF([.A481]=DOWN; [.B481]; 0))+[.E480]" office:value-type="float" office:value="513" calcext:value-type="float">
            <text:p>5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82]=FORWARD; [.B482]; 0)+[.C481]" office:value-type="float" office:value="881" calcext:value-type="float">
            <text:p>881</text:p>
          </table:table-cell>
          <table:table-cell table:style-name="ce2" table:formula="of:=IF([.A482]=FORWARD; [.E482]*[.B482]; 0)+[.D481]" office:value-type="float" office:value="268284" calcext:value-type="float">
            <text:p>268284</text:p>
          </table:table-cell>
          <table:table-cell table:style-name="ce2" table:formula="of:=IF([.A482]=UP; -1*[.B482]; IF([.A482]=DOWN; [.B482]; 0))+[.E481]" office:value-type="float" office:value="519" calcext:value-type="float">
            <text:p>5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483]=FORWARD; [.B483]; 0)+[.C482]" office:value-type="float" office:value="881" calcext:value-type="float">
            <text:p>881</text:p>
          </table:table-cell>
          <table:table-cell table:style-name="ce2" table:formula="of:=IF([.A483]=FORWARD; [.E483]*[.B483]; 0)+[.D482]" office:value-type="float" office:value="268284" calcext:value-type="float">
            <text:p>268284</text:p>
          </table:table-cell>
          <table:table-cell table:style-name="ce2" table:formula="of:=IF([.A483]=UP; -1*[.B483]; IF([.A483]=DOWN; [.B483]; 0))+[.E482]" office:value-type="float" office:value="524" calcext:value-type="float">
            <text:p>52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84]=FORWARD; [.B484]; 0)+[.C483]" office:value-type="float" office:value="882" calcext:value-type="float">
            <text:p>882</text:p>
          </table:table-cell>
          <table:table-cell table:style-name="ce2" table:formula="of:=IF([.A484]=FORWARD; [.E484]*[.B484]; 0)+[.D483]" office:value-type="float" office:value="268808" calcext:value-type="float">
            <text:p>268808</text:p>
          </table:table-cell>
          <table:table-cell table:style-name="ce2" table:formula="of:=IF([.A484]=UP; -1*[.B484]; IF([.A484]=DOWN; [.B484]; 0))+[.E483]" office:value-type="float" office:value="524" calcext:value-type="float">
            <text:p>52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485]=FORWARD; [.B485]; 0)+[.C484]" office:value-type="float" office:value="882" calcext:value-type="float">
            <text:p>882</text:p>
          </table:table-cell>
          <table:table-cell table:style-name="ce2" table:formula="of:=IF([.A485]=FORWARD; [.E485]*[.B485]; 0)+[.D484]" office:value-type="float" office:value="268808" calcext:value-type="float">
            <text:p>268808</text:p>
          </table:table-cell>
          <table:table-cell table:style-name="ce2" table:formula="of:=IF([.A485]=UP; -1*[.B485]; IF([.A485]=DOWN; [.B485]; 0))+[.E484]" office:value-type="float" office:value="515" calcext:value-type="float">
            <text:p>5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486]=FORWARD; [.B486]; 0)+[.C485]" office:value-type="float" office:value="882" calcext:value-type="float">
            <text:p>882</text:p>
          </table:table-cell>
          <table:table-cell table:style-name="ce2" table:formula="of:=IF([.A486]=FORWARD; [.E486]*[.B486]; 0)+[.D485]" office:value-type="float" office:value="268808" calcext:value-type="float">
            <text:p>268808</text:p>
          </table:table-cell>
          <table:table-cell table:style-name="ce2" table:formula="of:=IF([.A486]=UP; -1*[.B486]; IF([.A486]=DOWN; [.B486]; 0))+[.E485]" office:value-type="float" office:value="519" calcext:value-type="float">
            <text:p>5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487]=FORWARD; [.B487]; 0)+[.C486]" office:value-type="float" office:value="882" calcext:value-type="float">
            <text:p>882</text:p>
          </table:table-cell>
          <table:table-cell table:style-name="ce2" table:formula="of:=IF([.A487]=FORWARD; [.E487]*[.B487]; 0)+[.D486]" office:value-type="float" office:value="268808" calcext:value-type="float">
            <text:p>268808</text:p>
          </table:table-cell>
          <table:table-cell table:style-name="ce2" table:formula="of:=IF([.A487]=UP; -1*[.B487]; IF([.A487]=DOWN; [.B487]; 0))+[.E486]"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488]=FORWARD; [.B488]; 0)+[.C487]" office:value-type="float" office:value="886" calcext:value-type="float">
            <text:p>886</text:p>
          </table:table-cell>
          <table:table-cell table:style-name="ce2" table:formula="of:=IF([.A488]=FORWARD; [.E488]*[.B488]; 0)+[.D487]" office:value-type="float" office:value="270916" calcext:value-type="float">
            <text:p>270916</text:p>
          </table:table-cell>
          <table:table-cell table:style-name="ce2" table:formula="of:=IF([.A488]=UP; -1*[.B488]; IF([.A488]=DOWN; [.B488]; 0))+[.E487]"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89]=FORWARD; [.B489]; 0)+[.C488]" office:value-type="float" office:value="886" calcext:value-type="float">
            <text:p>886</text:p>
          </table:table-cell>
          <table:table-cell table:style-name="ce2" table:formula="of:=IF([.A489]=FORWARD; [.E489]*[.B489]; 0)+[.D488]" office:value-type="float" office:value="270916" calcext:value-type="float">
            <text:p>270916</text:p>
          </table:table-cell>
          <table:table-cell table:style-name="ce2" table:formula="of:=IF([.A489]=UP; -1*[.B489]; IF([.A489]=DOWN; [.B489]; 0))+[.E488]" office:value-type="float" office:value="530" calcext:value-type="float">
            <text:p>5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90]=FORWARD; [.B490]; 0)+[.C489]" office:value-type="float" office:value="886" calcext:value-type="float">
            <text:p>886</text:p>
          </table:table-cell>
          <table:table-cell table:style-name="ce2" table:formula="of:=IF([.A490]=FORWARD; [.E490]*[.B490]; 0)+[.D489]" office:value-type="float" office:value="270916" calcext:value-type="float">
            <text:p>270916</text:p>
          </table:table-cell>
          <table:table-cell table:style-name="ce2" table:formula="of:=IF([.A490]=UP; -1*[.B490]; IF([.A490]=DOWN; [.B490]; 0))+[.E489]" office:value-type="float" office:value="536" calcext:value-type="float">
            <text:p>5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491]=FORWARD; [.B491]; 0)+[.C490]" office:value-type="float" office:value="886" calcext:value-type="float">
            <text:p>886</text:p>
          </table:table-cell>
          <table:table-cell table:style-name="ce2" table:formula="of:=IF([.A491]=FORWARD; [.E491]*[.B491]; 0)+[.D490]" office:value-type="float" office:value="270916" calcext:value-type="float">
            <text:p>270916</text:p>
          </table:table-cell>
          <table:table-cell table:style-name="ce2" table:formula="of:=IF([.A491]=UP; -1*[.B491]; IF([.A491]=DOWN; [.B491]; 0))+[.E490]"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492]=FORWARD; [.B492]; 0)+[.C491]" office:value-type="float" office:value="886" calcext:value-type="float">
            <text:p>886</text:p>
          </table:table-cell>
          <table:table-cell table:style-name="ce2" table:formula="of:=IF([.A492]=FORWARD; [.E492]*[.B492]; 0)+[.D491]" office:value-type="float" office:value="270916" calcext:value-type="float">
            <text:p>270916</text:p>
          </table:table-cell>
          <table:table-cell table:style-name="ce2" table:formula="of:=IF([.A492]=UP; -1*[.B492]; IF([.A492]=DOWN; [.B492]; 0))+[.E491]" office:value-type="float" office:value="541" calcext:value-type="float">
            <text:p>54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93]=FORWARD; [.B493]; 0)+[.C492]" office:value-type="float" office:value="892" calcext:value-type="float">
            <text:p>892</text:p>
          </table:table-cell>
          <table:table-cell table:style-name="ce2" table:formula="of:=IF([.A493]=FORWARD; [.E493]*[.B493]; 0)+[.D492]" office:value-type="float" office:value="274162" calcext:value-type="float">
            <text:p>274162</text:p>
          </table:table-cell>
          <table:table-cell table:style-name="ce2" table:formula="of:=IF([.A493]=UP; -1*[.B493]; IF([.A493]=DOWN; [.B493]; 0))+[.E492]" office:value-type="float" office:value="541" calcext:value-type="float">
            <text:p>54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494]=FORWARD; [.B494]; 0)+[.C493]" office:value-type="float" office:value="892" calcext:value-type="float">
            <text:p>892</text:p>
          </table:table-cell>
          <table:table-cell table:style-name="ce2" table:formula="of:=IF([.A494]=FORWARD; [.E494]*[.B494]; 0)+[.D493]" office:value-type="float" office:value="274162" calcext:value-type="float">
            <text:p>274162</text:p>
          </table:table-cell>
          <table:table-cell table:style-name="ce2" table:formula="of:=IF([.A494]=UP; -1*[.B494]; IF([.A494]=DOWN; [.B494]; 0))+[.E493]" office:value-type="float" office:value="542" calcext:value-type="float">
            <text:p>54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495]=FORWARD; [.B495]; 0)+[.C494]" office:value-type="float" office:value="892" calcext:value-type="float">
            <text:p>892</text:p>
          </table:table-cell>
          <table:table-cell table:style-name="ce2" table:formula="of:=IF([.A495]=FORWARD; [.E495]*[.B495]; 0)+[.D494]" office:value-type="float" office:value="274162" calcext:value-type="float">
            <text:p>274162</text:p>
          </table:table-cell>
          <table:table-cell table:style-name="ce2" table:formula="of:=IF([.A495]=UP; -1*[.B495]; IF([.A495]=DOWN; [.B495]; 0))+[.E494]"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496]=FORWARD; [.B496]; 0)+[.C495]" office:value-type="float" office:value="892" calcext:value-type="float">
            <text:p>892</text:p>
          </table:table-cell>
          <table:table-cell table:style-name="ce2" table:formula="of:=IF([.A496]=FORWARD; [.E496]*[.B496]; 0)+[.D495]" office:value-type="float" office:value="274162" calcext:value-type="float">
            <text:p>274162</text:p>
          </table:table-cell>
          <table:table-cell table:style-name="ce2" table:formula="of:=IF([.A496]=UP; -1*[.B496]; IF([.A496]=DOWN; [.B496]; 0))+[.E495]" office:value-type="float" office:value="540" calcext:value-type="float">
            <text:p>54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497]=FORWARD; [.B497]; 0)+[.C496]" office:value-type="float" office:value="892" calcext:value-type="float">
            <text:p>892</text:p>
          </table:table-cell>
          <table:table-cell table:style-name="ce2" table:formula="of:=IF([.A497]=FORWARD; [.E497]*[.B497]; 0)+[.D496]" office:value-type="float" office:value="274162" calcext:value-type="float">
            <text:p>274162</text:p>
          </table:table-cell>
          <table:table-cell table:style-name="ce2" table:formula="of:=IF([.A497]=UP; -1*[.B497]; IF([.A497]=DOWN; [.B497]; 0))+[.E496]"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98]=FORWARD; [.B498]; 0)+[.C497]" office:value-type="float" office:value="898" calcext:value-type="float">
            <text:p>898</text:p>
          </table:table-cell>
          <table:table-cell table:style-name="ce2" table:formula="of:=IF([.A498]=FORWARD; [.E498]*[.B498]; 0)+[.D497]" office:value-type="float" office:value="277360" calcext:value-type="float">
            <text:p>277360</text:p>
          </table:table-cell>
          <table:table-cell table:style-name="ce2" table:formula="of:=IF([.A498]=UP; -1*[.B498]; IF([.A498]=DOWN; [.B498]; 0))+[.E497]"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499]=FORWARD; [.B499]; 0)+[.C498]" office:value-type="float" office:value="898" calcext:value-type="float">
            <text:p>898</text:p>
          </table:table-cell>
          <table:table-cell table:style-name="ce2" table:formula="of:=IF([.A499]=FORWARD; [.E499]*[.B499]; 0)+[.D498]" office:value-type="float" office:value="277360" calcext:value-type="float">
            <text:p>277360</text:p>
          </table:table-cell>
          <table:table-cell table:style-name="ce2" table:formula="of:=IF([.A499]=UP; -1*[.B499]; IF([.A499]=DOWN; [.B499]; 0))+[.E498]"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500]=FORWARD; [.B500]; 0)+[.C499]" office:value-type="float" office:value="898" calcext:value-type="float">
            <text:p>898</text:p>
          </table:table-cell>
          <table:table-cell table:style-name="ce2" table:formula="of:=IF([.A500]=FORWARD; [.E500]*[.B500]; 0)+[.D499]" office:value-type="float" office:value="277360" calcext:value-type="float">
            <text:p>277360</text:p>
          </table:table-cell>
          <table:table-cell table:style-name="ce2" table:formula="of:=IF([.A500]=UP; -1*[.B500]; IF([.A500]=DOWN; [.B500]; 0))+[.E499]"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501]=FORWARD; [.B501]; 0)+[.C500]" office:value-type="float" office:value="898" calcext:value-type="float">
            <text:p>898</text:p>
          </table:table-cell>
          <table:table-cell table:style-name="ce2" table:formula="of:=IF([.A501]=FORWARD; [.E501]*[.B501]; 0)+[.D500]" office:value-type="float" office:value="277360" calcext:value-type="float">
            <text:p>277360</text:p>
          </table:table-cell>
          <table:table-cell table:style-name="ce2" table:formula="of:=IF([.A501]=UP; -1*[.B501]; IF([.A501]=DOWN; [.B501]; 0))+[.E500]" office:value-type="float" office:value="535" calcext:value-type="float">
            <text:p>53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502]=FORWARD; [.B502]; 0)+[.C501]" office:value-type="float" office:value="898" calcext:value-type="float">
            <text:p>898</text:p>
          </table:table-cell>
          <table:table-cell table:style-name="ce2" table:formula="of:=IF([.A502]=FORWARD; [.E502]*[.B502]; 0)+[.D501]" office:value-type="float" office:value="277360" calcext:value-type="float">
            <text:p>277360</text:p>
          </table:table-cell>
          <table:table-cell table:style-name="ce2" table:formula="of:=IF([.A502]=UP; -1*[.B502]; IF([.A502]=DOWN; [.B502]; 0))+[.E501]"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503]=FORWARD; [.B503]; 0)+[.C502]" office:value-type="float" office:value="899" calcext:value-type="float">
            <text:p>899</text:p>
          </table:table-cell>
          <table:table-cell table:style-name="ce2" table:formula="of:=IF([.A503]=FORWARD; [.E503]*[.B503]; 0)+[.D502]" office:value-type="float" office:value="277894" calcext:value-type="float">
            <text:p>277894</text:p>
          </table:table-cell>
          <table:table-cell table:style-name="ce2" table:formula="of:=IF([.A503]=UP; -1*[.B503]; IF([.A503]=DOWN; [.B503]; 0))+[.E502]"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04]=FORWARD; [.B504]; 0)+[.C503]" office:value-type="float" office:value="899" calcext:value-type="float">
            <text:p>899</text:p>
          </table:table-cell>
          <table:table-cell table:style-name="ce2" table:formula="of:=IF([.A504]=FORWARD; [.E504]*[.B504]; 0)+[.D503]" office:value-type="float" office:value="277894" calcext:value-type="float">
            <text:p>277894</text:p>
          </table:table-cell>
          <table:table-cell table:style-name="ce2" table:formula="of:=IF([.A504]=UP; -1*[.B504]; IF([.A504]=DOWN; [.B504]; 0))+[.E503]" office:value-type="float" office:value="537" calcext:value-type="float">
            <text:p>53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505]=FORWARD; [.B505]; 0)+[.C504]" office:value-type="float" office:value="901" calcext:value-type="float">
            <text:p>901</text:p>
          </table:table-cell>
          <table:table-cell table:style-name="ce2" table:formula="of:=IF([.A505]=FORWARD; [.E505]*[.B505]; 0)+[.D504]" office:value-type="float" office:value="278968" calcext:value-type="float">
            <text:p>278968</text:p>
          </table:table-cell>
          <table:table-cell table:style-name="ce2" table:formula="of:=IF([.A505]=UP; -1*[.B505]; IF([.A505]=DOWN; [.B505]; 0))+[.E504]" office:value-type="float" office:value="537" calcext:value-type="float">
            <text:p>53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506]=FORWARD; [.B506]; 0)+[.C505]" office:value-type="float" office:value="901" calcext:value-type="float">
            <text:p>901</text:p>
          </table:table-cell>
          <table:table-cell table:style-name="ce2" table:formula="of:=IF([.A506]=FORWARD; [.E506]*[.B506]; 0)+[.D505]" office:value-type="float" office:value="278968" calcext:value-type="float">
            <text:p>278968</text:p>
          </table:table-cell>
          <table:table-cell table:style-name="ce2" table:formula="of:=IF([.A506]=UP; -1*[.B506]; IF([.A506]=DOWN; [.B506]; 0))+[.E505]" office:value-type="float" office:value="543" calcext:value-type="float">
            <text:p>54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507]=FORWARD; [.B507]; 0)+[.C506]" office:value-type="float" office:value="901" calcext:value-type="float">
            <text:p>901</text:p>
          </table:table-cell>
          <table:table-cell table:style-name="ce2" table:formula="of:=IF([.A507]=FORWARD; [.E507]*[.B507]; 0)+[.D506]" office:value-type="float" office:value="278968" calcext:value-type="float">
            <text:p>278968</text:p>
          </table:table-cell>
          <table:table-cell table:style-name="ce2" table:formula="of:=IF([.A507]=UP; -1*[.B507]; IF([.A507]=DOWN; [.B507]; 0))+[.E506]" office:value-type="float" office:value="548" calcext:value-type="float">
            <text:p>5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508]=FORWARD; [.B508]; 0)+[.C507]" office:value-type="float" office:value="901" calcext:value-type="float">
            <text:p>901</text:p>
          </table:table-cell>
          <table:table-cell table:style-name="ce2" table:formula="of:=IF([.A508]=FORWARD; [.E508]*[.B508]; 0)+[.D507]" office:value-type="float" office:value="278968" calcext:value-type="float">
            <text:p>278968</text:p>
          </table:table-cell>
          <table:table-cell table:style-name="ce2" table:formula="of:=IF([.A508]=UP; -1*[.B508]; IF([.A508]=DOWN; [.B508]; 0))+[.E507]" office:value-type="float" office:value="549" calcext:value-type="float">
            <text:p>5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509]=FORWARD; [.B509]; 0)+[.C508]" office:value-type="float" office:value="901" calcext:value-type="float">
            <text:p>901</text:p>
          </table:table-cell>
          <table:table-cell table:style-name="ce2" table:formula="of:=IF([.A509]=FORWARD; [.E509]*[.B509]; 0)+[.D508]" office:value-type="float" office:value="278968" calcext:value-type="float">
            <text:p>278968</text:p>
          </table:table-cell>
          <table:table-cell table:style-name="ce2" table:formula="of:=IF([.A509]=UP; -1*[.B509]; IF([.A509]=DOWN; [.B509]; 0))+[.E508]"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510]=FORWARD; [.B510]; 0)+[.C509]" office:value-type="float" office:value="901" calcext:value-type="float">
            <text:p>901</text:p>
          </table:table-cell>
          <table:table-cell table:style-name="ce2" table:formula="of:=IF([.A510]=FORWARD; [.E510]*[.B510]; 0)+[.D509]" office:value-type="float" office:value="278968" calcext:value-type="float">
            <text:p>278968</text:p>
          </table:table-cell>
          <table:table-cell table:style-name="ce2" table:formula="of:=IF([.A510]=UP; -1*[.B510]; IF([.A510]=DOWN; [.B510]; 0))+[.E509]" office:value-type="float" office:value="552" calcext:value-type="float">
            <text:p>5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11]=FORWARD; [.B511]; 0)+[.C510]" office:value-type="float" office:value="901" calcext:value-type="float">
            <text:p>901</text:p>
          </table:table-cell>
          <table:table-cell table:style-name="ce2" table:formula="of:=IF([.A511]=FORWARD; [.E511]*[.B511]; 0)+[.D510]" office:value-type="float" office:value="278968" calcext:value-type="float">
            <text:p>278968</text:p>
          </table:table-cell>
          <table:table-cell table:style-name="ce2" table:formula="of:=IF([.A511]=UP; -1*[.B511]; IF([.A511]=DOWN; [.B511]; 0))+[.E510]"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512]=FORWARD; [.B512]; 0)+[.C511]" office:value-type="float" office:value="901" calcext:value-type="float">
            <text:p>901</text:p>
          </table:table-cell>
          <table:table-cell table:style-name="ce2" table:formula="of:=IF([.A512]=FORWARD; [.E512]*[.B512]; 0)+[.D511]" office:value-type="float" office:value="278968" calcext:value-type="float">
            <text:p>278968</text:p>
          </table:table-cell>
          <table:table-cell table:style-name="ce2" table:formula="of:=IF([.A512]=UP; -1*[.B512]; IF([.A512]=DOWN; [.B512]; 0))+[.E511]"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513]=FORWARD; [.B513]; 0)+[.C512]" office:value-type="float" office:value="908" calcext:value-type="float">
            <text:p>908</text:p>
          </table:table-cell>
          <table:table-cell table:style-name="ce2" table:formula="of:=IF([.A513]=FORWARD; [.E513]*[.B513]; 0)+[.D512]" office:value-type="float" office:value="282846" calcext:value-type="float">
            <text:p>282846</text:p>
          </table:table-cell>
          <table:table-cell table:style-name="ce2" table:formula="of:=IF([.A513]=UP; -1*[.B513]; IF([.A513]=DOWN; [.B513]; 0))+[.E512]"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14]=FORWARD; [.B514]; 0)+[.C513]" office:value-type="float" office:value="908" calcext:value-type="float">
            <text:p>908</text:p>
          </table:table-cell>
          <table:table-cell table:style-name="ce2" table:formula="of:=IF([.A514]=FORWARD; [.E514]*[.B514]; 0)+[.D513]" office:value-type="float" office:value="282846" calcext:value-type="float">
            <text:p>282846</text:p>
          </table:table-cell>
          <table:table-cell table:style-name="ce2" table:formula="of:=IF([.A514]=UP; -1*[.B514]; IF([.A514]=DOWN; [.B514]; 0))+[.E513]" office:value-type="float" office:value="557" calcext:value-type="float">
            <text:p>55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515]=FORWARD; [.B515]; 0)+[.C514]" office:value-type="float" office:value="913" calcext:value-type="float">
            <text:p>913</text:p>
          </table:table-cell>
          <table:table-cell table:style-name="ce2" table:formula="of:=IF([.A515]=FORWARD; [.E515]*[.B515]; 0)+[.D514]" office:value-type="float" office:value="285631" calcext:value-type="float">
            <text:p>285631</text:p>
          </table:table-cell>
          <table:table-cell table:style-name="ce2" table:formula="of:=IF([.A515]=UP; -1*[.B515]; IF([.A515]=DOWN; [.B515]; 0))+[.E514]" office:value-type="float" office:value="557" calcext:value-type="float">
            <text:p>55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16]=FORWARD; [.B516]; 0)+[.C515]" office:value-type="float" office:value="913" calcext:value-type="float">
            <text:p>913</text:p>
          </table:table-cell>
          <table:table-cell table:style-name="ce2" table:formula="of:=IF([.A516]=FORWARD; [.E516]*[.B516]; 0)+[.D515]" office:value-type="float" office:value="285631" calcext:value-type="float">
            <text:p>285631</text:p>
          </table:table-cell>
          <table:table-cell table:style-name="ce2" table:formula="of:=IF([.A516]=UP; -1*[.B516]; IF([.A516]=DOWN; [.B516]; 0))+[.E515]" office:value-type="float" office:value="561" calcext:value-type="float">
            <text:p>56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517]=FORWARD; [.B517]; 0)+[.C516]" office:value-type="float" office:value="913" calcext:value-type="float">
            <text:p>913</text:p>
          </table:table-cell>
          <table:table-cell table:style-name="ce2" table:formula="of:=IF([.A517]=FORWARD; [.E517]*[.B517]; 0)+[.D516]" office:value-type="float" office:value="285631" calcext:value-type="float">
            <text:p>285631</text:p>
          </table:table-cell>
          <table:table-cell table:style-name="ce2" table:formula="of:=IF([.A517]=UP; -1*[.B517]; IF([.A517]=DOWN; [.B517]; 0))+[.E516]" office:value-type="float" office:value="560" calcext:value-type="float">
            <text:p>56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518]=FORWARD; [.B518]; 0)+[.C517]" office:value-type="float" office:value="913" calcext:value-type="float">
            <text:p>913</text:p>
          </table:table-cell>
          <table:table-cell table:style-name="ce2" table:formula="of:=IF([.A518]=FORWARD; [.E518]*[.B518]; 0)+[.D517]" office:value-type="float" office:value="285631" calcext:value-type="float">
            <text:p>285631</text:p>
          </table:table-cell>
          <table:table-cell table:style-name="ce2" table:formula="of:=IF([.A518]=UP; -1*[.B518]; IF([.A518]=DOWN; [.B518]; 0))+[.E517]" office:value-type="float" office:value="567" calcext:value-type="float">
            <text:p>56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19]=FORWARD; [.B519]; 0)+[.C518]" office:value-type="float" office:value="916" calcext:value-type="float">
            <text:p>916</text:p>
          </table:table-cell>
          <table:table-cell table:style-name="ce2" table:formula="of:=IF([.A519]=FORWARD; [.E519]*[.B519]; 0)+[.D518]" office:value-type="float" office:value="287332" calcext:value-type="float">
            <text:p>287332</text:p>
          </table:table-cell>
          <table:table-cell table:style-name="ce2" table:formula="of:=IF([.A519]=UP; -1*[.B519]; IF([.A519]=DOWN; [.B519]; 0))+[.E518]" office:value-type="float" office:value="567" calcext:value-type="float">
            <text:p>56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520]=FORWARD; [.B520]; 0)+[.C519]" office:value-type="float" office:value="916" calcext:value-type="float">
            <text:p>916</text:p>
          </table:table-cell>
          <table:table-cell table:style-name="ce2" table:formula="of:=IF([.A520]=FORWARD; [.E520]*[.B520]; 0)+[.D519]" office:value-type="float" office:value="287332" calcext:value-type="float">
            <text:p>287332</text:p>
          </table:table-cell>
          <table:table-cell table:style-name="ce2" table:formula="of:=IF([.A520]=UP; -1*[.B520]; IF([.A520]=DOWN; [.B520]; 0))+[.E519]" office:value-type="float" office:value="558" calcext:value-type="float">
            <text:p>5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521]=FORWARD; [.B521]; 0)+[.C520]" office:value-type="float" office:value="916" calcext:value-type="float">
            <text:p>916</text:p>
          </table:table-cell>
          <table:table-cell table:style-name="ce2" table:formula="of:=IF([.A521]=FORWARD; [.E521]*[.B521]; 0)+[.D520]" office:value-type="float" office:value="287332" calcext:value-type="float">
            <text:p>287332</text:p>
          </table:table-cell>
          <table:table-cell table:style-name="ce2" table:formula="of:=IF([.A521]=UP; -1*[.B521]; IF([.A521]=DOWN; [.B521]; 0))+[.E520]" office:value-type="float" office:value="560" calcext:value-type="float">
            <text:p>56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522]=FORWARD; [.B522]; 0)+[.C521]" office:value-type="float" office:value="916" calcext:value-type="float">
            <text:p>916</text:p>
          </table:table-cell>
          <table:table-cell table:style-name="ce2" table:formula="of:=IF([.A522]=FORWARD; [.E522]*[.B522]; 0)+[.D521]" office:value-type="float" office:value="287332" calcext:value-type="float">
            <text:p>287332</text:p>
          </table:table-cell>
          <table:table-cell table:style-name="ce2" table:formula="of:=IF([.A522]=UP; -1*[.B522]; IF([.A522]=DOWN; [.B522]; 0))+[.E521]"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523]=FORWARD; [.B523]; 0)+[.C522]" office:value-type="float" office:value="923" calcext:value-type="float">
            <text:p>923</text:p>
          </table:table-cell>
          <table:table-cell table:style-name="ce2" table:formula="of:=IF([.A523]=FORWARD; [.E523]*[.B523]; 0)+[.D522]" office:value-type="float" office:value="291217" calcext:value-type="float">
            <text:p>291217</text:p>
          </table:table-cell>
          <table:table-cell table:style-name="ce2" table:formula="of:=IF([.A523]=UP; -1*[.B523]; IF([.A523]=DOWN; [.B523]; 0))+[.E522]"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524]=FORWARD; [.B524]; 0)+[.C523]" office:value-type="float" office:value="923" calcext:value-type="float">
            <text:p>923</text:p>
          </table:table-cell>
          <table:table-cell table:style-name="ce2" table:formula="of:=IF([.A524]=FORWARD; [.E524]*[.B524]; 0)+[.D523]" office:value-type="float" office:value="291217" calcext:value-type="float">
            <text:p>291217</text:p>
          </table:table-cell>
          <table:table-cell table:style-name="ce2" table:formula="of:=IF([.A524]=UP; -1*[.B524]; IF([.A524]=DOWN; [.B524]; 0))+[.E523]"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525]=FORWARD; [.B525]; 0)+[.C524]" office:value-type="float" office:value="931" calcext:value-type="float">
            <text:p>931</text:p>
          </table:table-cell>
          <table:table-cell table:style-name="ce2" table:formula="of:=IF([.A525]=FORWARD; [.E525]*[.B525]; 0)+[.D524]" office:value-type="float" office:value="295593" calcext:value-type="float">
            <text:p>295593</text:p>
          </table:table-cell>
          <table:table-cell table:style-name="ce2" table:formula="of:=IF([.A525]=UP; -1*[.B525]; IF([.A525]=DOWN; [.B525]; 0))+[.E524]"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526]=FORWARD; [.B526]; 0)+[.C525]" office:value-type="float" office:value="939" calcext:value-type="float">
            <text:p>939</text:p>
          </table:table-cell>
          <table:table-cell table:style-name="ce2" table:formula="of:=IF([.A526]=FORWARD; [.E526]*[.B526]; 0)+[.D525]" office:value-type="float" office:value="299969" calcext:value-type="float">
            <text:p>299969</text:p>
          </table:table-cell>
          <table:table-cell table:style-name="ce2" table:formula="of:=IF([.A526]=UP; -1*[.B526]; IF([.A526]=DOWN; [.B526]; 0))+[.E525]"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527]=FORWARD; [.B527]; 0)+[.C526]" office:value-type="float" office:value="939" calcext:value-type="float">
            <text:p>939</text:p>
          </table:table-cell>
          <table:table-cell table:style-name="ce2" table:formula="of:=IF([.A527]=FORWARD; [.E527]*[.B527]; 0)+[.D526]" office:value-type="float" office:value="299969" calcext:value-type="float">
            <text:p>299969</text:p>
          </table:table-cell>
          <table:table-cell table:style-name="ce2" table:formula="of:=IF([.A527]=UP; -1*[.B527]; IF([.A527]=DOWN; [.B527]; 0))+[.E526]" office:value-type="float" office:value="539" calcext:value-type="float">
            <text:p>5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528]=FORWARD; [.B528]; 0)+[.C527]" office:value-type="float" office:value="947" calcext:value-type="float">
            <text:p>947</text:p>
          </table:table-cell>
          <table:table-cell table:style-name="ce2" table:formula="of:=IF([.A528]=FORWARD; [.E528]*[.B528]; 0)+[.D527]" office:value-type="float" office:value="304281" calcext:value-type="float">
            <text:p>304281</text:p>
          </table:table-cell>
          <table:table-cell table:style-name="ce2" table:formula="of:=IF([.A528]=UP; -1*[.B528]; IF([.A528]=DOWN; [.B528]; 0))+[.E527]" office:value-type="float" office:value="539" calcext:value-type="float">
            <text:p>5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529]=FORWARD; [.B529]; 0)+[.C528]" office:value-type="float" office:value="948" calcext:value-type="float">
            <text:p>948</text:p>
          </table:table-cell>
          <table:table-cell table:style-name="ce2" table:formula="of:=IF([.A529]=FORWARD; [.E529]*[.B529]; 0)+[.D528]" office:value-type="float" office:value="304820" calcext:value-type="float">
            <text:p>304820</text:p>
          </table:table-cell>
          <table:table-cell table:style-name="ce2" table:formula="of:=IF([.A529]=UP; -1*[.B529]; IF([.A529]=DOWN; [.B529]; 0))+[.E528]" office:value-type="float" office:value="539" calcext:value-type="float">
            <text:p>5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530]=FORWARD; [.B530]; 0)+[.C529]" office:value-type="float" office:value="950" calcext:value-type="float">
            <text:p>950</text:p>
          </table:table-cell>
          <table:table-cell table:style-name="ce2" table:formula="of:=IF([.A530]=FORWARD; [.E530]*[.B530]; 0)+[.D529]" office:value-type="float" office:value="305898" calcext:value-type="float">
            <text:p>305898</text:p>
          </table:table-cell>
          <table:table-cell table:style-name="ce2" table:formula="of:=IF([.A530]=UP; -1*[.B530]; IF([.A530]=DOWN; [.B530]; 0))+[.E529]" office:value-type="float" office:value="539" calcext:value-type="float">
            <text:p>5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531]=FORWARD; [.B531]; 0)+[.C530]" office:value-type="float" office:value="950" calcext:value-type="float">
            <text:p>950</text:p>
          </table:table-cell>
          <table:table-cell table:style-name="ce2" table:formula="of:=IF([.A531]=FORWARD; [.E531]*[.B531]; 0)+[.D530]" office:value-type="float" office:value="305898" calcext:value-type="float">
            <text:p>305898</text:p>
          </table:table-cell>
          <table:table-cell table:style-name="ce2" table:formula="of:=IF([.A531]=UP; -1*[.B531]; IF([.A531]=DOWN; [.B531]; 0))+[.E530]"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532]=FORWARD; [.B532]; 0)+[.C531]" office:value-type="float" office:value="956" calcext:value-type="float">
            <text:p>956</text:p>
          </table:table-cell>
          <table:table-cell table:style-name="ce2" table:formula="of:=IF([.A532]=FORWARD; [.E532]*[.B532]; 0)+[.D531]" office:value-type="float" office:value="309180" calcext:value-type="float">
            <text:p>309180</text:p>
          </table:table-cell>
          <table:table-cell table:style-name="ce2" table:formula="of:=IF([.A532]=UP; -1*[.B532]; IF([.A532]=DOWN; [.B532]; 0))+[.E531]"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33]=FORWARD; [.B533]; 0)+[.C532]" office:value-type="float" office:value="956" calcext:value-type="float">
            <text:p>956</text:p>
          </table:table-cell>
          <table:table-cell table:style-name="ce2" table:formula="of:=IF([.A533]=FORWARD; [.E533]*[.B533]; 0)+[.D532]" office:value-type="float" office:value="309180" calcext:value-type="float">
            <text:p>309180</text:p>
          </table:table-cell>
          <table:table-cell table:style-name="ce2" table:formula="of:=IF([.A533]=UP; -1*[.B533]; IF([.A533]=DOWN; [.B533]; 0))+[.E532]"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534]=FORWARD; [.B534]; 0)+[.C533]" office:value-type="float" office:value="956" calcext:value-type="float">
            <text:p>956</text:p>
          </table:table-cell>
          <table:table-cell table:style-name="ce2" table:formula="of:=IF([.A534]=FORWARD; [.E534]*[.B534]; 0)+[.D533]" office:value-type="float" office:value="309180" calcext:value-type="float">
            <text:p>309180</text:p>
          </table:table-cell>
          <table:table-cell table:style-name="ce2" table:formula="of:=IF([.A534]=UP; -1*[.B534]; IF([.A534]=DOWN; [.B534]; 0))+[.E533]" office:value-type="float" office:value="559" calcext:value-type="float">
            <text:p>5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535]=FORWARD; [.B535]; 0)+[.C534]" office:value-type="float" office:value="965" calcext:value-type="float">
            <text:p>965</text:p>
          </table:table-cell>
          <table:table-cell table:style-name="ce2" table:formula="of:=IF([.A535]=FORWARD; [.E535]*[.B535]; 0)+[.D534]" office:value-type="float" office:value="314211" calcext:value-type="float">
            <text:p>314211</text:p>
          </table:table-cell>
          <table:table-cell table:style-name="ce2" table:formula="of:=IF([.A535]=UP; -1*[.B535]; IF([.A535]=DOWN; [.B535]; 0))+[.E534]" office:value-type="float" office:value="559" calcext:value-type="float">
            <text:p>5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36]=FORWARD; [.B536]; 0)+[.C535]" office:value-type="float" office:value="969" calcext:value-type="float">
            <text:p>969</text:p>
          </table:table-cell>
          <table:table-cell table:style-name="ce2" table:formula="of:=IF([.A536]=FORWARD; [.E536]*[.B536]; 0)+[.D535]" office:value-type="float" office:value="316447" calcext:value-type="float">
            <text:p>316447</text:p>
          </table:table-cell>
          <table:table-cell table:style-name="ce2" table:formula="of:=IF([.A536]=UP; -1*[.B536]; IF([.A536]=DOWN; [.B536]; 0))+[.E535]" office:value-type="float" office:value="559" calcext:value-type="float">
            <text:p>5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537]=FORWARD; [.B537]; 0)+[.C536]" office:value-type="float" office:value="969" calcext:value-type="float">
            <text:p>969</text:p>
          </table:table-cell>
          <table:table-cell table:style-name="ce2" table:formula="of:=IF([.A537]=FORWARD; [.E537]*[.B537]; 0)+[.D536]" office:value-type="float" office:value="316447" calcext:value-type="float">
            <text:p>316447</text:p>
          </table:table-cell>
          <table:table-cell table:style-name="ce2" table:formula="of:=IF([.A537]=UP; -1*[.B537]; IF([.A537]=DOWN; [.B537]; 0))+[.E536]"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38]=FORWARD; [.B538]; 0)+[.C537]" office:value-type="float" office:value="969" calcext:value-type="float">
            <text:p>969</text:p>
          </table:table-cell>
          <table:table-cell table:style-name="ce2" table:formula="of:=IF([.A538]=FORWARD; [.E538]*[.B538]; 0)+[.D537]" office:value-type="float" office:value="316447" calcext:value-type="float">
            <text:p>316447</text:p>
          </table:table-cell>
          <table:table-cell table:style-name="ce2" table:formula="of:=IF([.A538]=UP; -1*[.B538]; IF([.A538]=DOWN; [.B538]; 0))+[.E537]"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39]=FORWARD; [.B539]; 0)+[.C538]" office:value-type="float" office:value="972" calcext:value-type="float">
            <text:p>972</text:p>
          </table:table-cell>
          <table:table-cell table:style-name="ce2" table:formula="of:=IF([.A539]=FORWARD; [.E539]*[.B539]; 0)+[.D538]" office:value-type="float" office:value="318154" calcext:value-type="float">
            <text:p>318154</text:p>
          </table:table-cell>
          <table:table-cell table:style-name="ce2" table:formula="of:=IF([.A539]=UP; -1*[.B539]; IF([.A539]=DOWN; [.B539]; 0))+[.E538]"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540]=FORWARD; [.B540]; 0)+[.C539]" office:value-type="float" office:value="972" calcext:value-type="float">
            <text:p>972</text:p>
          </table:table-cell>
          <table:table-cell table:style-name="ce2" table:formula="of:=IF([.A540]=FORWARD; [.E540]*[.B540]; 0)+[.D539]" office:value-type="float" office:value="318154" calcext:value-type="float">
            <text:p>318154</text:p>
          </table:table-cell>
          <table:table-cell table:style-name="ce2" table:formula="of:=IF([.A540]=UP; -1*[.B540]; IF([.A540]=DOWN; [.B540]; 0))+[.E539]" office:value-type="float" office:value="567" calcext:value-type="float">
            <text:p>56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541]=FORWARD; [.B541]; 0)+[.C540]" office:value-type="float" office:value="972" calcext:value-type="float">
            <text:p>972</text:p>
          </table:table-cell>
          <table:table-cell table:style-name="ce2" table:formula="of:=IF([.A541]=FORWARD; [.E541]*[.B541]; 0)+[.D540]" office:value-type="float" office:value="318154" calcext:value-type="float">
            <text:p>318154</text:p>
          </table:table-cell>
          <table:table-cell table:style-name="ce2" table:formula="of:=IF([.A541]=UP; -1*[.B541]; IF([.A541]=DOWN; [.B541]; 0))+[.E540]" office:value-type="float" office:value="560" calcext:value-type="float">
            <text:p>56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542]=FORWARD; [.B542]; 0)+[.C541]" office:value-type="float" office:value="972" calcext:value-type="float">
            <text:p>972</text:p>
          </table:table-cell>
          <table:table-cell table:style-name="ce2" table:formula="of:=IF([.A542]=FORWARD; [.E542]*[.B542]; 0)+[.D541]" office:value-type="float" office:value="318154" calcext:value-type="float">
            <text:p>318154</text:p>
          </table:table-cell>
          <table:table-cell table:style-name="ce2" table:formula="of:=IF([.A542]=UP; -1*[.B542]; IF([.A542]=DOWN; [.B542]; 0))+[.E541]"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543]=FORWARD; [.B543]; 0)+[.C542]" office:value-type="float" office:value="972" calcext:value-type="float">
            <text:p>972</text:p>
          </table:table-cell>
          <table:table-cell table:style-name="ce2" table:formula="of:=IF([.A543]=FORWARD; [.E543]*[.B543]; 0)+[.D542]" office:value-type="float" office:value="318154" calcext:value-type="float">
            <text:p>318154</text:p>
          </table:table-cell>
          <table:table-cell table:style-name="ce2" table:formula="of:=IF([.A543]=UP; -1*[.B543]; IF([.A543]=DOWN; [.B543]; 0))+[.E542]" office:value-type="float" office:value="571" calcext:value-type="float">
            <text:p>57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544]=FORWARD; [.B544]; 0)+[.C543]" office:value-type="float" office:value="980" calcext:value-type="float">
            <text:p>980</text:p>
          </table:table-cell>
          <table:table-cell table:style-name="ce2" table:formula="of:=IF([.A544]=FORWARD; [.E544]*[.B544]; 0)+[.D543]" office:value-type="float" office:value="322722" calcext:value-type="float">
            <text:p>322722</text:p>
          </table:table-cell>
          <table:table-cell table:style-name="ce2" table:formula="of:=IF([.A544]=UP; -1*[.B544]; IF([.A544]=DOWN; [.B544]; 0))+[.E543]" office:value-type="float" office:value="571" calcext:value-type="float">
            <text:p>57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545]=FORWARD; [.B545]; 0)+[.C544]" office:value-type="float" office:value="980" calcext:value-type="float">
            <text:p>980</text:p>
          </table:table-cell>
          <table:table-cell table:style-name="ce2" table:formula="of:=IF([.A545]=FORWARD; [.E545]*[.B545]; 0)+[.D544]" office:value-type="float" office:value="322722" calcext:value-type="float">
            <text:p>322722</text:p>
          </table:table-cell>
          <table:table-cell table:style-name="ce2" table:formula="of:=IF([.A545]=UP; -1*[.B545]; IF([.A545]=DOWN; [.B545]; 0))+[.E544]" office:value-type="float" office:value="573" calcext:value-type="float">
            <text:p>5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46]=FORWARD; [.B546]; 0)+[.C545]" office:value-type="float" office:value="980" calcext:value-type="float">
            <text:p>980</text:p>
          </table:table-cell>
          <table:table-cell table:style-name="ce2" table:formula="of:=IF([.A546]=FORWARD; [.E546]*[.B546]; 0)+[.D545]" office:value-type="float" office:value="322722" calcext:value-type="float">
            <text:p>322722</text:p>
          </table:table-cell>
          <table:table-cell table:style-name="ce2" table:formula="of:=IF([.A546]=UP; -1*[.B546]; IF([.A546]=DOWN; [.B546]; 0))+[.E545]" office:value-type="float" office:value="576" calcext:value-type="float">
            <text:p>57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547]=FORWARD; [.B547]; 0)+[.C546]" office:value-type="float" office:value="980" calcext:value-type="float">
            <text:p>980</text:p>
          </table:table-cell>
          <table:table-cell table:style-name="ce2" table:formula="of:=IF([.A547]=FORWARD; [.E547]*[.B547]; 0)+[.D546]" office:value-type="float" office:value="322722" calcext:value-type="float">
            <text:p>322722</text:p>
          </table:table-cell>
          <table:table-cell table:style-name="ce2" table:formula="of:=IF([.A547]=UP; -1*[.B547]; IF([.A547]=DOWN; [.B547]; 0))+[.E546]"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548]=FORWARD; [.B548]; 0)+[.C547]" office:value-type="float" office:value="989" calcext:value-type="float">
            <text:p>989</text:p>
          </table:table-cell>
          <table:table-cell table:style-name="ce2" table:formula="of:=IF([.A548]=FORWARD; [.E548]*[.B548]; 0)+[.D547]" office:value-type="float" office:value="327969" calcext:value-type="float">
            <text:p>327969</text:p>
          </table:table-cell>
          <table:table-cell table:style-name="ce2" table:formula="of:=IF([.A548]=UP; -1*[.B548]; IF([.A548]=DOWN; [.B548]; 0))+[.E547]"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49]=FORWARD; [.B549]; 0)+[.C548]" office:value-type="float" office:value="989" calcext:value-type="float">
            <text:p>989</text:p>
          </table:table-cell>
          <table:table-cell table:style-name="ce2" table:formula="of:=IF([.A549]=FORWARD; [.E549]*[.B549]; 0)+[.D548]" office:value-type="float" office:value="327969" calcext:value-type="float">
            <text:p>327969</text:p>
          </table:table-cell>
          <table:table-cell table:style-name="ce2" table:formula="of:=IF([.A549]=UP; -1*[.B549]; IF([.A549]=DOWN; [.B549]; 0))+[.E548]" office:value-type="float" office:value="587" calcext:value-type="float">
            <text:p>5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50]=FORWARD; [.B550]; 0)+[.C549]" office:value-type="float" office:value="989" calcext:value-type="float">
            <text:p>989</text:p>
          </table:table-cell>
          <table:table-cell table:style-name="ce2" table:formula="of:=IF([.A550]=FORWARD; [.E550]*[.B550]; 0)+[.D549]" office:value-type="float" office:value="327969" calcext:value-type="float">
            <text:p>327969</text:p>
          </table:table-cell>
          <table:table-cell table:style-name="ce2" table:formula="of:=IF([.A550]=UP; -1*[.B550]; IF([.A550]=DOWN; [.B550]; 0))+[.E549]" office:value-type="float" office:value="584" calcext:value-type="float">
            <text:p>5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51]=FORWARD; [.B551]; 0)+[.C550]" office:value-type="float" office:value="989" calcext:value-type="float">
            <text:p>989</text:p>
          </table:table-cell>
          <table:table-cell table:style-name="ce2" table:formula="of:=IF([.A551]=FORWARD; [.E551]*[.B551]; 0)+[.D550]" office:value-type="float" office:value="327969" calcext:value-type="float">
            <text:p>327969</text:p>
          </table:table-cell>
          <table:table-cell table:style-name="ce2" table:formula="of:=IF([.A551]=UP; -1*[.B551]; IF([.A551]=DOWN; [.B551]; 0))+[.E550]"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552]=FORWARD; [.B552]; 0)+[.C551]" office:value-type="float" office:value="989" calcext:value-type="float">
            <text:p>989</text:p>
          </table:table-cell>
          <table:table-cell table:style-name="ce2" table:formula="of:=IF([.A552]=FORWARD; [.E552]*[.B552]; 0)+[.D551]" office:value-type="float" office:value="327969" calcext:value-type="float">
            <text:p>327969</text:p>
          </table:table-cell>
          <table:table-cell table:style-name="ce2" table:formula="of:=IF([.A552]=UP; -1*[.B552]; IF([.A552]=DOWN; [.B552]; 0))+[.E551]" office:value-type="float" office:value="593" calcext:value-type="float">
            <text:p>5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553]=FORWARD; [.B553]; 0)+[.C552]" office:value-type="float" office:value="998" calcext:value-type="float">
            <text:p>998</text:p>
          </table:table-cell>
          <table:table-cell table:style-name="ce2" table:formula="of:=IF([.A553]=FORWARD; [.E553]*[.B553]; 0)+[.D552]" office:value-type="float" office:value="333306" calcext:value-type="float">
            <text:p>333306</text:p>
          </table:table-cell>
          <table:table-cell table:style-name="ce2" table:formula="of:=IF([.A553]=UP; -1*[.B553]; IF([.A553]=DOWN; [.B553]; 0))+[.E552]" office:value-type="float" office:value="593" calcext:value-type="float">
            <text:p>5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554]=FORWARD; [.B554]; 0)+[.C553]" office:value-type="float" office:value="998" calcext:value-type="float">
            <text:p>998</text:p>
          </table:table-cell>
          <table:table-cell table:style-name="ce2" table:formula="of:=IF([.A554]=FORWARD; [.E554]*[.B554]; 0)+[.D553]" office:value-type="float" office:value="333306" calcext:value-type="float">
            <text:p>333306</text:p>
          </table:table-cell>
          <table:table-cell table:style-name="ce2" table:formula="of:=IF([.A554]=UP; -1*[.B554]; IF([.A554]=DOWN; [.B554]; 0))+[.E553]"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55]=FORWARD; [.B555]; 0)+[.C554]" office:value-type="float" office:value="1002" calcext:value-type="float">
            <text:p>1002</text:p>
          </table:table-cell>
          <table:table-cell table:style-name="ce2" table:formula="of:=IF([.A555]=FORWARD; [.E555]*[.B555]; 0)+[.D554]" office:value-type="float" office:value="335714" calcext:value-type="float">
            <text:p>335714</text:p>
          </table:table-cell>
          <table:table-cell table:style-name="ce2" table:formula="of:=IF([.A555]=UP; -1*[.B555]; IF([.A555]=DOWN; [.B555]; 0))+[.E554]"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56]=FORWARD; [.B556]; 0)+[.C555]" office:value-type="float" office:value="1005" calcext:value-type="float">
            <text:p>1005</text:p>
          </table:table-cell>
          <table:table-cell table:style-name="ce2" table:formula="of:=IF([.A556]=FORWARD; [.E556]*[.B556]; 0)+[.D555]" office:value-type="float" office:value="337520" calcext:value-type="float">
            <text:p>337520</text:p>
          </table:table-cell>
          <table:table-cell table:style-name="ce2" table:formula="of:=IF([.A556]=UP; -1*[.B556]; IF([.A556]=DOWN; [.B556]; 0))+[.E555]"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557]=FORWARD; [.B557]; 0)+[.C556]" office:value-type="float" office:value="1005" calcext:value-type="float">
            <text:p>1005</text:p>
          </table:table-cell>
          <table:table-cell table:style-name="ce2" table:formula="of:=IF([.A557]=FORWARD; [.E557]*[.B557]; 0)+[.D556]" office:value-type="float" office:value="337520" calcext:value-type="float">
            <text:p>337520</text:p>
          </table:table-cell>
          <table:table-cell table:style-name="ce2" table:formula="of:=IF([.A557]=UP; -1*[.B557]; IF([.A557]=DOWN; [.B557]; 0))+[.E556]"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58]=FORWARD; [.B558]; 0)+[.C557]" office:value-type="float" office:value="1009" calcext:value-type="float">
            <text:p>1009</text:p>
          </table:table-cell>
          <table:table-cell table:style-name="ce2" table:formula="of:=IF([.A558]=FORWARD; [.E558]*[.B558]; 0)+[.D557]" office:value-type="float" office:value="339952" calcext:value-type="float">
            <text:p>339952</text:p>
          </table:table-cell>
          <table:table-cell table:style-name="ce2" table:formula="of:=IF([.A558]=UP; -1*[.B558]; IF([.A558]=DOWN; [.B558]; 0))+[.E557]"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559]=FORWARD; [.B559]; 0)+[.C558]" office:value-type="float" office:value="1009" calcext:value-type="float">
            <text:p>1009</text:p>
          </table:table-cell>
          <table:table-cell table:style-name="ce2" table:formula="of:=IF([.A559]=FORWARD; [.E559]*[.B559]; 0)+[.D558]" office:value-type="float" office:value="339952" calcext:value-type="float">
            <text:p>339952</text:p>
          </table:table-cell>
          <table:table-cell table:style-name="ce2" table:formula="of:=IF([.A559]=UP; -1*[.B559]; IF([.A559]=DOWN; [.B559]; 0))+[.E558]"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560]=FORWARD; [.B560]; 0)+[.C559]" office:value-type="float" office:value="1009" calcext:value-type="float">
            <text:p>1009</text:p>
          </table:table-cell>
          <table:table-cell table:style-name="ce2" table:formula="of:=IF([.A560]=FORWARD; [.E560]*[.B560]; 0)+[.D559]" office:value-type="float" office:value="339952" calcext:value-type="float">
            <text:p>339952</text:p>
          </table:table-cell>
          <table:table-cell table:style-name="ce2" table:formula="of:=IF([.A560]=UP; -1*[.B560]; IF([.A560]=DOWN; [.B560]; 0))+[.E559]"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561]=FORWARD; [.B561]; 0)+[.C560]" office:value-type="float" office:value="1010" calcext:value-type="float">
            <text:p>1010</text:p>
          </table:table-cell>
          <table:table-cell table:style-name="ce2" table:formula="of:=IF([.A561]=FORWARD; [.E561]*[.B561]; 0)+[.D560]" office:value-type="float" office:value="340567" calcext:value-type="float">
            <text:p>340567</text:p>
          </table:table-cell>
          <table:table-cell table:style-name="ce2" table:formula="of:=IF([.A561]=UP; -1*[.B561]; IF([.A561]=DOWN; [.B561]; 0))+[.E560]"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62]=FORWARD; [.B562]; 0)+[.C561]" office:value-type="float" office:value="1010" calcext:value-type="float">
            <text:p>1010</text:p>
          </table:table-cell>
          <table:table-cell table:style-name="ce2" table:formula="of:=IF([.A562]=FORWARD; [.E562]*[.B562]; 0)+[.D561]" office:value-type="float" office:value="340567" calcext:value-type="float">
            <text:p>340567</text:p>
          </table:table-cell>
          <table:table-cell table:style-name="ce2" table:formula="of:=IF([.A562]=UP; -1*[.B562]; IF([.A562]=DOWN; [.B562]; 0))+[.E561]" office:value-type="float" office:value="619" calcext:value-type="float">
            <text:p>6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563]=FORWARD; [.B563]; 0)+[.C562]" office:value-type="float" office:value="1012" calcext:value-type="float">
            <text:p>1012</text:p>
          </table:table-cell>
          <table:table-cell table:style-name="ce2" table:formula="of:=IF([.A563]=FORWARD; [.E563]*[.B563]; 0)+[.D562]" office:value-type="float" office:value="341805" calcext:value-type="float">
            <text:p>341805</text:p>
          </table:table-cell>
          <table:table-cell table:style-name="ce2" table:formula="of:=IF([.A563]=UP; -1*[.B563]; IF([.A563]=DOWN; [.B563]; 0))+[.E562]" office:value-type="float" office:value="619" calcext:value-type="float">
            <text:p>6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64]=FORWARD; [.B564]; 0)+[.C563]" office:value-type="float" office:value="1012" calcext:value-type="float">
            <text:p>1012</text:p>
          </table:table-cell>
          <table:table-cell table:style-name="ce2" table:formula="of:=IF([.A564]=FORWARD; [.E564]*[.B564]; 0)+[.D563]" office:value-type="float" office:value="341805" calcext:value-type="float">
            <text:p>341805</text:p>
          </table:table-cell>
          <table:table-cell table:style-name="ce2" table:formula="of:=IF([.A564]=UP; -1*[.B564]; IF([.A564]=DOWN; [.B564]; 0))+[.E563]"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65]=FORWARD; [.B565]; 0)+[.C564]" office:value-type="float" office:value="1012" calcext:value-type="float">
            <text:p>1012</text:p>
          </table:table-cell>
          <table:table-cell table:style-name="ce2" table:formula="of:=IF([.A565]=FORWARD; [.E565]*[.B565]; 0)+[.D564]" office:value-type="float" office:value="341805" calcext:value-type="float">
            <text:p>341805</text:p>
          </table:table-cell>
          <table:table-cell table:style-name="ce2" table:formula="of:=IF([.A565]=UP; -1*[.B565]; IF([.A565]=DOWN; [.B565]; 0))+[.E564]"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66]=FORWARD; [.B566]; 0)+[.C565]" office:value-type="float" office:value="1016" calcext:value-type="float">
            <text:p>1016</text:p>
          </table:table-cell>
          <table:table-cell table:style-name="ce2" table:formula="of:=IF([.A566]=FORWARD; [.E566]*[.B566]; 0)+[.D565]" office:value-type="float" office:value="344257" calcext:value-type="float">
            <text:p>344257</text:p>
          </table:table-cell>
          <table:table-cell table:style-name="ce2" table:formula="of:=IF([.A566]=UP; -1*[.B566]; IF([.A566]=DOWN; [.B566]; 0))+[.E565]"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67]=FORWARD; [.B567]; 0)+[.C566]" office:value-type="float" office:value="1016" calcext:value-type="float">
            <text:p>1016</text:p>
          </table:table-cell>
          <table:table-cell table:style-name="ce2" table:formula="of:=IF([.A567]=FORWARD; [.E567]*[.B567]; 0)+[.D566]" office:value-type="float" office:value="344257" calcext:value-type="float">
            <text:p>344257</text:p>
          </table:table-cell>
          <table:table-cell table:style-name="ce2" table:formula="of:=IF([.A567]=UP; -1*[.B567]; IF([.A567]=DOWN; [.B567]; 0))+[.E566]" office:value-type="float" office:value="617" calcext:value-type="float">
            <text:p>6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568]=FORWARD; [.B568]; 0)+[.C567]" office:value-type="float" office:value="1016" calcext:value-type="float">
            <text:p>1016</text:p>
          </table:table-cell>
          <table:table-cell table:style-name="ce2" table:formula="of:=IF([.A568]=FORWARD; [.E568]*[.B568]; 0)+[.D567]" office:value-type="float" office:value="344257" calcext:value-type="float">
            <text:p>344257</text:p>
          </table:table-cell>
          <table:table-cell table:style-name="ce2" table:formula="of:=IF([.A568]=UP; -1*[.B568]; IF([.A568]=DOWN; [.B568]; 0))+[.E567]"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569]=FORWARD; [.B569]; 0)+[.C568]" office:value-type="float" office:value="1016" calcext:value-type="float">
            <text:p>1016</text:p>
          </table:table-cell>
          <table:table-cell table:style-name="ce2" table:formula="of:=IF([.A569]=FORWARD; [.E569]*[.B569]; 0)+[.D568]" office:value-type="float" office:value="344257" calcext:value-type="float">
            <text:p>344257</text:p>
          </table:table-cell>
          <table:table-cell table:style-name="ce2" table:formula="of:=IF([.A569]=UP; -1*[.B569]; IF([.A569]=DOWN; [.B569]; 0))+[.E568]"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570]=FORWARD; [.B570]; 0)+[.C569]" office:value-type="float" office:value="1024" calcext:value-type="float">
            <text:p>1024</text:p>
          </table:table-cell>
          <table:table-cell table:style-name="ce2" table:formula="of:=IF([.A570]=FORWARD; [.E570]*[.B570]; 0)+[.D569]" office:value-type="float" office:value="349113" calcext:value-type="float">
            <text:p>349113</text:p>
          </table:table-cell>
          <table:table-cell table:style-name="ce2" table:formula="of:=IF([.A570]=UP; -1*[.B570]; IF([.A570]=DOWN; [.B570]; 0))+[.E569]"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571]=FORWARD; [.B571]; 0)+[.C570]" office:value-type="float" office:value="1024" calcext:value-type="float">
            <text:p>1024</text:p>
          </table:table-cell>
          <table:table-cell table:style-name="ce2" table:formula="of:=IF([.A571]=FORWARD; [.E571]*[.B571]; 0)+[.D570]" office:value-type="float" office:value="349113" calcext:value-type="float">
            <text:p>349113</text:p>
          </table:table-cell>
          <table:table-cell table:style-name="ce2" table:formula="of:=IF([.A571]=UP; -1*[.B571]; IF([.A571]=DOWN; [.B571]; 0))+[.E570]" office:value-type="float" office:value="612" calcext:value-type="float">
            <text:p>6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572]=FORWARD; [.B572]; 0)+[.C571]" office:value-type="float" office:value="1024" calcext:value-type="float">
            <text:p>1024</text:p>
          </table:table-cell>
          <table:table-cell table:style-name="ce2" table:formula="of:=IF([.A572]=FORWARD; [.E572]*[.B572]; 0)+[.D571]" office:value-type="float" office:value="349113" calcext:value-type="float">
            <text:p>349113</text:p>
          </table:table-cell>
          <table:table-cell table:style-name="ce2" table:formula="of:=IF([.A572]=UP; -1*[.B572]; IF([.A572]=DOWN; [.B572]; 0))+[.E571]"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573]=FORWARD; [.B573]; 0)+[.C572]" office:value-type="float" office:value="1024" calcext:value-type="float">
            <text:p>1024</text:p>
          </table:table-cell>
          <table:table-cell table:style-name="ce2" table:formula="of:=IF([.A573]=FORWARD; [.E573]*[.B573]; 0)+[.D572]" office:value-type="float" office:value="349113" calcext:value-type="float">
            <text:p>349113</text:p>
          </table:table-cell>
          <table:table-cell table:style-name="ce2" table:formula="of:=IF([.A573]=UP; -1*[.B573]; IF([.A573]=DOWN; [.B573]; 0))+[.E572]" office:value-type="float" office:value="627" calcext:value-type="float">
            <text:p>62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574]=FORWARD; [.B574]; 0)+[.C573]" office:value-type="float" office:value="1024" calcext:value-type="float">
            <text:p>1024</text:p>
          </table:table-cell>
          <table:table-cell table:style-name="ce2" table:formula="of:=IF([.A574]=FORWARD; [.E574]*[.B574]; 0)+[.D573]" office:value-type="float" office:value="349113" calcext:value-type="float">
            <text:p>349113</text:p>
          </table:table-cell>
          <table:table-cell table:style-name="ce2" table:formula="of:=IF([.A574]=UP; -1*[.B574]; IF([.A574]=DOWN; [.B574]; 0))+[.E573]"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575]=FORWARD; [.B575]; 0)+[.C574]" office:value-type="float" office:value="1030" calcext:value-type="float">
            <text:p>1030</text:p>
          </table:table-cell>
          <table:table-cell table:style-name="ce2" table:formula="of:=IF([.A575]=FORWARD; [.E575]*[.B575]; 0)+[.D574]" office:value-type="float" office:value="352917" calcext:value-type="float">
            <text:p>352917</text:p>
          </table:table-cell>
          <table:table-cell table:style-name="ce2" table:formula="of:=IF([.A575]=UP; -1*[.B575]; IF([.A575]=DOWN; [.B575]; 0))+[.E574]"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576]=FORWARD; [.B576]; 0)+[.C575]" office:value-type="float" office:value="1035" calcext:value-type="float">
            <text:p>1035</text:p>
          </table:table-cell>
          <table:table-cell table:style-name="ce2" table:formula="of:=IF([.A576]=FORWARD; [.E576]*[.B576]; 0)+[.D575]" office:value-type="float" office:value="356087" calcext:value-type="float">
            <text:p>356087</text:p>
          </table:table-cell>
          <table:table-cell table:style-name="ce2" table:formula="of:=IF([.A576]=UP; -1*[.B576]; IF([.A576]=DOWN; [.B576]; 0))+[.E575]"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77]=FORWARD; [.B577]; 0)+[.C576]" office:value-type="float" office:value="1035" calcext:value-type="float">
            <text:p>1035</text:p>
          </table:table-cell>
          <table:table-cell table:style-name="ce2" table:formula="of:=IF([.A577]=FORWARD; [.E577]*[.B577]; 0)+[.D576]" office:value-type="float" office:value="356087" calcext:value-type="float">
            <text:p>356087</text:p>
          </table:table-cell>
          <table:table-cell table:style-name="ce2" table:formula="of:=IF([.A577]=UP; -1*[.B577]; IF([.A577]=DOWN; [.B577]; 0))+[.E576]" office:value-type="float" office:value="630" calcext:value-type="float">
            <text:p>6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578]=FORWARD; [.B578]; 0)+[.C577]" office:value-type="float" office:value="1035" calcext:value-type="float">
            <text:p>1035</text:p>
          </table:table-cell>
          <table:table-cell table:style-name="ce2" table:formula="of:=IF([.A578]=FORWARD; [.E578]*[.B578]; 0)+[.D577]" office:value-type="float" office:value="356087" calcext:value-type="float">
            <text:p>356087</text:p>
          </table:table-cell>
          <table:table-cell table:style-name="ce2" table:formula="of:=IF([.A578]=UP; -1*[.B578]; IF([.A578]=DOWN; [.B578]; 0))+[.E577]" office:value-type="float" office:value="636" calcext:value-type="float">
            <text:p>6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579]=FORWARD; [.B579]; 0)+[.C578]" office:value-type="float" office:value="1035" calcext:value-type="float">
            <text:p>1035</text:p>
          </table:table-cell>
          <table:table-cell table:style-name="ce2" table:formula="of:=IF([.A579]=FORWARD; [.E579]*[.B579]; 0)+[.D578]" office:value-type="float" office:value="356087" calcext:value-type="float">
            <text:p>356087</text:p>
          </table:table-cell>
          <table:table-cell table:style-name="ce2" table:formula="of:=IF([.A579]=UP; -1*[.B579]; IF([.A579]=DOWN; [.B579]; 0))+[.E578]" office:value-type="float" office:value="645" calcext:value-type="float">
            <text:p>64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580]=FORWARD; [.B580]; 0)+[.C579]" office:value-type="float" office:value="1036" calcext:value-type="float">
            <text:p>1036</text:p>
          </table:table-cell>
          <table:table-cell table:style-name="ce2" table:formula="of:=IF([.A580]=FORWARD; [.E580]*[.B580]; 0)+[.D579]" office:value-type="float" office:value="356732" calcext:value-type="float">
            <text:p>356732</text:p>
          </table:table-cell>
          <table:table-cell table:style-name="ce2" table:formula="of:=IF([.A580]=UP; -1*[.B580]; IF([.A580]=DOWN; [.B580]; 0))+[.E579]" office:value-type="float" office:value="645" calcext:value-type="float">
            <text:p>64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81]=FORWARD; [.B581]; 0)+[.C580]" office:value-type="float" office:value="1036" calcext:value-type="float">
            <text:p>1036</text:p>
          </table:table-cell>
          <table:table-cell table:style-name="ce2" table:formula="of:=IF([.A581]=FORWARD; [.E581]*[.B581]; 0)+[.D580]" office:value-type="float" office:value="356732" calcext:value-type="float">
            <text:p>356732</text:p>
          </table:table-cell>
          <table:table-cell table:style-name="ce2" table:formula="of:=IF([.A581]=UP; -1*[.B581]; IF([.A581]=DOWN; [.B581]; 0))+[.E580]" office:value-type="float" office:value="648" calcext:value-type="float">
            <text:p>6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582]=FORWARD; [.B582]; 0)+[.C581]" office:value-type="float" office:value="1044" calcext:value-type="float">
            <text:p>1044</text:p>
          </table:table-cell>
          <table:table-cell table:style-name="ce2" table:formula="of:=IF([.A582]=FORWARD; [.E582]*[.B582]; 0)+[.D581]" office:value-type="float" office:value="361916" calcext:value-type="float">
            <text:p>361916</text:p>
          </table:table-cell>
          <table:table-cell table:style-name="ce2" table:formula="of:=IF([.A582]=UP; -1*[.B582]; IF([.A582]=DOWN; [.B582]; 0))+[.E581]" office:value-type="float" office:value="648" calcext:value-type="float">
            <text:p>6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83]=FORWARD; [.B583]; 0)+[.C582]" office:value-type="float" office:value="1044" calcext:value-type="float">
            <text:p>1044</text:p>
          </table:table-cell>
          <table:table-cell table:style-name="ce2" table:formula="of:=IF([.A583]=FORWARD; [.E583]*[.B583]; 0)+[.D582]" office:value-type="float" office:value="361916" calcext:value-type="float">
            <text:p>361916</text:p>
          </table:table-cell>
          <table:table-cell table:style-name="ce2" table:formula="of:=IF([.A583]=UP; -1*[.B583]; IF([.A583]=DOWN; [.B583]; 0))+[.E582]" office:value-type="float" office:value="652" calcext:value-type="float">
            <text:p>6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84]=FORWARD; [.B584]; 0)+[.C583]" office:value-type="float" office:value="1047" calcext:value-type="float">
            <text:p>1047</text:p>
          </table:table-cell>
          <table:table-cell table:style-name="ce2" table:formula="of:=IF([.A584]=FORWARD; [.E584]*[.B584]; 0)+[.D583]" office:value-type="float" office:value="363872" calcext:value-type="float">
            <text:p>363872</text:p>
          </table:table-cell>
          <table:table-cell table:style-name="ce2" table:formula="of:=IF([.A584]=UP; -1*[.B584]; IF([.A584]=DOWN; [.B584]; 0))+[.E583]" office:value-type="float" office:value="652" calcext:value-type="float">
            <text:p>6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585]=FORWARD; [.B585]; 0)+[.C584]" office:value-type="float" office:value="1047" calcext:value-type="float">
            <text:p>1047</text:p>
          </table:table-cell>
          <table:table-cell table:style-name="ce2" table:formula="of:=IF([.A585]=FORWARD; [.E585]*[.B585]; 0)+[.D584]" office:value-type="float" office:value="363872" calcext:value-type="float">
            <text:p>363872</text:p>
          </table:table-cell>
          <table:table-cell table:style-name="ce2" table:formula="of:=IF([.A585]=UP; -1*[.B585]; IF([.A585]=DOWN; [.B585]; 0))+[.E584]" office:value-type="float" office:value="659" calcext:value-type="float">
            <text:p>6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86]=FORWARD; [.B586]; 0)+[.C585]" office:value-type="float" office:value="1050" calcext:value-type="float">
            <text:p>1050</text:p>
          </table:table-cell>
          <table:table-cell table:style-name="ce2" table:formula="of:=IF([.A586]=FORWARD; [.E586]*[.B586]; 0)+[.D585]" office:value-type="float" office:value="365849" calcext:value-type="float">
            <text:p>365849</text:p>
          </table:table-cell>
          <table:table-cell table:style-name="ce2" table:formula="of:=IF([.A586]=UP; -1*[.B586]; IF([.A586]=DOWN; [.B586]; 0))+[.E585]" office:value-type="float" office:value="659" calcext:value-type="float">
            <text:p>6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87]=FORWARD; [.B587]; 0)+[.C586]" office:value-type="float" office:value="1053" calcext:value-type="float">
            <text:p>1053</text:p>
          </table:table-cell>
          <table:table-cell table:style-name="ce2" table:formula="of:=IF([.A587]=FORWARD; [.E587]*[.B587]; 0)+[.D586]" office:value-type="float" office:value="367826" calcext:value-type="float">
            <text:p>367826</text:p>
          </table:table-cell>
          <table:table-cell table:style-name="ce2" table:formula="of:=IF([.A587]=UP; -1*[.B587]; IF([.A587]=DOWN; [.B587]; 0))+[.E586]" office:value-type="float" office:value="659" calcext:value-type="float">
            <text:p>6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588]=FORWARD; [.B588]; 0)+[.C587]" office:value-type="float" office:value="1054" calcext:value-type="float">
            <text:p>1054</text:p>
          </table:table-cell>
          <table:table-cell table:style-name="ce2" table:formula="of:=IF([.A588]=FORWARD; [.E588]*[.B588]; 0)+[.D587]" office:value-type="float" office:value="368485" calcext:value-type="float">
            <text:p>368485</text:p>
          </table:table-cell>
          <table:table-cell table:style-name="ce2" table:formula="of:=IF([.A588]=UP; -1*[.B588]; IF([.A588]=DOWN; [.B588]; 0))+[.E587]" office:value-type="float" office:value="659" calcext:value-type="float">
            <text:p>6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589]=FORWARD; [.B589]; 0)+[.C588]" office:value-type="float" office:value="1059" calcext:value-type="float">
            <text:p>1059</text:p>
          </table:table-cell>
          <table:table-cell table:style-name="ce2" table:formula="of:=IF([.A589]=FORWARD; [.E589]*[.B589]; 0)+[.D588]" office:value-type="float" office:value="371780" calcext:value-type="float">
            <text:p>371780</text:p>
          </table:table-cell>
          <table:table-cell table:style-name="ce2" table:formula="of:=IF([.A589]=UP; -1*[.B589]; IF([.A589]=DOWN; [.B589]; 0))+[.E588]" office:value-type="float" office:value="659" calcext:value-type="float">
            <text:p>6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590]=FORWARD; [.B590]; 0)+[.C589]" office:value-type="float" office:value="1059" calcext:value-type="float">
            <text:p>1059</text:p>
          </table:table-cell>
          <table:table-cell table:style-name="ce2" table:formula="of:=IF([.A590]=FORWARD; [.E590]*[.B590]; 0)+[.D589]" office:value-type="float" office:value="371780" calcext:value-type="float">
            <text:p>371780</text:p>
          </table:table-cell>
          <table:table-cell table:style-name="ce2" table:formula="of:=IF([.A590]=UP; -1*[.B590]; IF([.A590]=DOWN; [.B590]; 0))+[.E589]" office:value-type="float" office:value="666" calcext:value-type="float">
            <text:p>66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591]=FORWARD; [.B591]; 0)+[.C590]" office:value-type="float" office:value="1063" calcext:value-type="float">
            <text:p>1063</text:p>
          </table:table-cell>
          <table:table-cell table:style-name="ce2" table:formula="of:=IF([.A591]=FORWARD; [.E591]*[.B591]; 0)+[.D590]" office:value-type="float" office:value="374444" calcext:value-type="float">
            <text:p>374444</text:p>
          </table:table-cell>
          <table:table-cell table:style-name="ce2" table:formula="of:=IF([.A591]=UP; -1*[.B591]; IF([.A591]=DOWN; [.B591]; 0))+[.E590]" office:value-type="float" office:value="666" calcext:value-type="float">
            <text:p>66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592]=FORWARD; [.B592]; 0)+[.C591]" office:value-type="float" office:value="1063" calcext:value-type="float">
            <text:p>1063</text:p>
          </table:table-cell>
          <table:table-cell table:style-name="ce2" table:formula="of:=IF([.A592]=FORWARD; [.E592]*[.B592]; 0)+[.D591]" office:value-type="float" office:value="374444" calcext:value-type="float">
            <text:p>374444</text:p>
          </table:table-cell>
          <table:table-cell table:style-name="ce2" table:formula="of:=IF([.A592]=UP; -1*[.B592]; IF([.A592]=DOWN; [.B592]; 0))+[.E591]" office:value-type="float" office:value="661" calcext:value-type="float">
            <text:p>66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593]=FORWARD; [.B593]; 0)+[.C592]" office:value-type="float" office:value="1063" calcext:value-type="float">
            <text:p>1063</text:p>
          </table:table-cell>
          <table:table-cell table:style-name="ce2" table:formula="of:=IF([.A593]=FORWARD; [.E593]*[.B593]; 0)+[.D592]" office:value-type="float" office:value="374444" calcext:value-type="float">
            <text:p>374444</text:p>
          </table:table-cell>
          <table:table-cell table:style-name="ce2" table:formula="of:=IF([.A593]=UP; -1*[.B593]; IF([.A593]=DOWN; [.B593]; 0))+[.E592]" office:value-type="float" office:value="670" calcext:value-type="float">
            <text:p>67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594]=FORWARD; [.B594]; 0)+[.C593]" office:value-type="float" office:value="1063" calcext:value-type="float">
            <text:p>1063</text:p>
          </table:table-cell>
          <table:table-cell table:style-name="ce2" table:formula="of:=IF([.A594]=FORWARD; [.E594]*[.B594]; 0)+[.D593]" office:value-type="float" office:value="374444" calcext:value-type="float">
            <text:p>374444</text:p>
          </table:table-cell>
          <table:table-cell table:style-name="ce2" table:formula="of:=IF([.A594]=UP; -1*[.B594]; IF([.A594]=DOWN; [.B594]; 0))+[.E593]" office:value-type="float" office:value="673" calcext:value-type="float">
            <text:p>6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595]=FORWARD; [.B595]; 0)+[.C594]" office:value-type="float" office:value="1063" calcext:value-type="float">
            <text:p>1063</text:p>
          </table:table-cell>
          <table:table-cell table:style-name="ce2" table:formula="of:=IF([.A595]=FORWARD; [.E595]*[.B595]; 0)+[.D594]" office:value-type="float" office:value="374444" calcext:value-type="float">
            <text:p>374444</text:p>
          </table:table-cell>
          <table:table-cell table:style-name="ce2" table:formula="of:=IF([.A595]=UP; -1*[.B595]; IF([.A595]=DOWN; [.B595]; 0))+[.E594]" office:value-type="float" office:value="679" calcext:value-type="float">
            <text:p>67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596]=FORWARD; [.B596]; 0)+[.C595]" office:value-type="float" office:value="1063" calcext:value-type="float">
            <text:p>1063</text:p>
          </table:table-cell>
          <table:table-cell table:style-name="ce2" table:formula="of:=IF([.A596]=FORWARD; [.E596]*[.B596]; 0)+[.D595]" office:value-type="float" office:value="374444" calcext:value-type="float">
            <text:p>374444</text:p>
          </table:table-cell>
          <table:table-cell table:style-name="ce2" table:formula="of:=IF([.A596]=UP; -1*[.B596]; IF([.A596]=DOWN; [.B596]; 0))+[.E595]" office:value-type="float" office:value="685" calcext:value-type="float">
            <text:p>6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597]=FORWARD; [.B597]; 0)+[.C596]" office:value-type="float" office:value="1064" calcext:value-type="float">
            <text:p>1064</text:p>
          </table:table-cell>
          <table:table-cell table:style-name="ce2" table:formula="of:=IF([.A597]=FORWARD; [.E597]*[.B597]; 0)+[.D596]" office:value-type="float" office:value="375129" calcext:value-type="float">
            <text:p>375129</text:p>
          </table:table-cell>
          <table:table-cell table:style-name="ce2" table:formula="of:=IF([.A597]=UP; -1*[.B597]; IF([.A597]=DOWN; [.B597]; 0))+[.E596]" office:value-type="float" office:value="685" calcext:value-type="float">
            <text:p>6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598]=FORWARD; [.B598]; 0)+[.C597]" office:value-type="float" office:value="1064" calcext:value-type="float">
            <text:p>1064</text:p>
          </table:table-cell>
          <table:table-cell table:style-name="ce2" table:formula="of:=IF([.A598]=FORWARD; [.E598]*[.B598]; 0)+[.D597]" office:value-type="float" office:value="375129" calcext:value-type="float">
            <text:p>375129</text:p>
          </table:table-cell>
          <table:table-cell table:style-name="ce2" table:formula="of:=IF([.A598]=UP; -1*[.B598]; IF([.A598]=DOWN; [.B598]; 0))+[.E597]" office:value-type="float" office:value="687" calcext:value-type="float">
            <text:p>6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599]=FORWARD; [.B599]; 0)+[.C598]" office:value-type="float" office:value="1072" calcext:value-type="float">
            <text:p>1072</text:p>
          </table:table-cell>
          <table:table-cell table:style-name="ce2" table:formula="of:=IF([.A599]=FORWARD; [.E599]*[.B599]; 0)+[.D598]" office:value-type="float" office:value="380625" calcext:value-type="float">
            <text:p>380625</text:p>
          </table:table-cell>
          <table:table-cell table:style-name="ce2" table:formula="of:=IF([.A599]=UP; -1*[.B599]; IF([.A599]=DOWN; [.B599]; 0))+[.E598]" office:value-type="float" office:value="687" calcext:value-type="float">
            <text:p>6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00]=FORWARD; [.B600]; 0)+[.C599]" office:value-type="float" office:value="1077" calcext:value-type="float">
            <text:p>1077</text:p>
          </table:table-cell>
          <table:table-cell table:style-name="ce2" table:formula="of:=IF([.A600]=FORWARD; [.E600]*[.B600]; 0)+[.D599]" office:value-type="float" office:value="384060" calcext:value-type="float">
            <text:p>384060</text:p>
          </table:table-cell>
          <table:table-cell table:style-name="ce2" table:formula="of:=IF([.A600]=UP; -1*[.B600]; IF([.A600]=DOWN; [.B600]; 0))+[.E599]" office:value-type="float" office:value="687" calcext:value-type="float">
            <text:p>6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601]=FORWARD; [.B601]; 0)+[.C600]" office:value-type="float" office:value="1086" calcext:value-type="float">
            <text:p>1086</text:p>
          </table:table-cell>
          <table:table-cell table:style-name="ce2" table:formula="of:=IF([.A601]=FORWARD; [.E601]*[.B601]; 0)+[.D600]" office:value-type="float" office:value="390243" calcext:value-type="float">
            <text:p>390243</text:p>
          </table:table-cell>
          <table:table-cell table:style-name="ce2" table:formula="of:=IF([.A601]=UP; -1*[.B601]; IF([.A601]=DOWN; [.B601]; 0))+[.E600]" office:value-type="float" office:value="687" calcext:value-type="float">
            <text:p>6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602]=FORWARD; [.B602]; 0)+[.C601]" office:value-type="float" office:value="1086" calcext:value-type="float">
            <text:p>1086</text:p>
          </table:table-cell>
          <table:table-cell table:style-name="ce2" table:formula="of:=IF([.A602]=FORWARD; [.E602]*[.B602]; 0)+[.D601]" office:value-type="float" office:value="390243" calcext:value-type="float">
            <text:p>390243</text:p>
          </table:table-cell>
          <table:table-cell table:style-name="ce2" table:formula="of:=IF([.A602]=UP; -1*[.B602]; IF([.A602]=DOWN; [.B602]; 0))+[.E601]" office:value-type="float" office:value="685" calcext:value-type="float">
            <text:p>6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03]=FORWARD; [.B603]; 0)+[.C602]" office:value-type="float" office:value="1091" calcext:value-type="float">
            <text:p>1091</text:p>
          </table:table-cell>
          <table:table-cell table:style-name="ce2" table:formula="of:=IF([.A603]=FORWARD; [.E603]*[.B603]; 0)+[.D602]" office:value-type="float" office:value="393668" calcext:value-type="float">
            <text:p>393668</text:p>
          </table:table-cell>
          <table:table-cell table:style-name="ce2" table:formula="of:=IF([.A603]=UP; -1*[.B603]; IF([.A603]=DOWN; [.B603]; 0))+[.E602]" office:value-type="float" office:value="685" calcext:value-type="float">
            <text:p>6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604]=FORWARD; [.B604]; 0)+[.C603]" office:value-type="float" office:value="1091" calcext:value-type="float">
            <text:p>1091</text:p>
          </table:table-cell>
          <table:table-cell table:style-name="ce2" table:formula="of:=IF([.A604]=FORWARD; [.E604]*[.B604]; 0)+[.D603]" office:value-type="float" office:value="393668" calcext:value-type="float">
            <text:p>393668</text:p>
          </table:table-cell>
          <table:table-cell table:style-name="ce2" table:formula="of:=IF([.A604]=UP; -1*[.B604]; IF([.A604]=DOWN; [.B604]; 0))+[.E603]" office:value-type="float" office:value="686" calcext:value-type="float">
            <text:p>68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605]=FORWARD; [.B605]; 0)+[.C604]" office:value-type="float" office:value="1091" calcext:value-type="float">
            <text:p>1091</text:p>
          </table:table-cell>
          <table:table-cell table:style-name="ce2" table:formula="of:=IF([.A605]=FORWARD; [.E605]*[.B605]; 0)+[.D604]" office:value-type="float" office:value="393668" calcext:value-type="float">
            <text:p>393668</text:p>
          </table:table-cell>
          <table:table-cell table:style-name="ce2" table:formula="of:=IF([.A605]=UP; -1*[.B605]; IF([.A605]=DOWN; [.B605]; 0))+[.E604]" office:value-type="float" office:value="684" calcext:value-type="float">
            <text:p>6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606]=FORWARD; [.B606]; 0)+[.C605]" office:value-type="float" office:value="1098" calcext:value-type="float">
            <text:p>1098</text:p>
          </table:table-cell>
          <table:table-cell table:style-name="ce2" table:formula="of:=IF([.A606]=FORWARD; [.E606]*[.B606]; 0)+[.D605]" office:value-type="float" office:value="398456" calcext:value-type="float">
            <text:p>398456</text:p>
          </table:table-cell>
          <table:table-cell table:style-name="ce2" table:formula="of:=IF([.A606]=UP; -1*[.B606]; IF([.A606]=DOWN; [.B606]; 0))+[.E605]" office:value-type="float" office:value="684" calcext:value-type="float">
            <text:p>6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607]=FORWARD; [.B607]; 0)+[.C606]" office:value-type="float" office:value="1098" calcext:value-type="float">
            <text:p>1098</text:p>
          </table:table-cell>
          <table:table-cell table:style-name="ce2" table:formula="of:=IF([.A607]=FORWARD; [.E607]*[.B607]; 0)+[.D606]" office:value-type="float" office:value="398456" calcext:value-type="float">
            <text:p>398456</text:p>
          </table:table-cell>
          <table:table-cell table:style-name="ce2" table:formula="of:=IF([.A607]=UP; -1*[.B607]; IF([.A607]=DOWN; [.B607]; 0))+[.E606]" office:value-type="float" office:value="693" calcext:value-type="float">
            <text:p>6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608]=FORWARD; [.B608]; 0)+[.C607]" office:value-type="float" office:value="1098" calcext:value-type="float">
            <text:p>1098</text:p>
          </table:table-cell>
          <table:table-cell table:style-name="ce2" table:formula="of:=IF([.A608]=FORWARD; [.E608]*[.B608]; 0)+[.D607]" office:value-type="float" office:value="398456" calcext:value-type="float">
            <text:p>398456</text:p>
          </table:table-cell>
          <table:table-cell table:style-name="ce2" table:formula="of:=IF([.A608]=UP; -1*[.B608]; IF([.A608]=DOWN; [.B608]; 0))+[.E607]" office:value-type="float" office:value="695" calcext:value-type="float">
            <text:p>69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609]=FORWARD; [.B609]; 0)+[.C608]" office:value-type="float" office:value="1098" calcext:value-type="float">
            <text:p>1098</text:p>
          </table:table-cell>
          <table:table-cell table:style-name="ce2" table:formula="of:=IF([.A609]=FORWARD; [.E609]*[.B609]; 0)+[.D608]" office:value-type="float" office:value="398456" calcext:value-type="float">
            <text:p>398456</text:p>
          </table:table-cell>
          <table:table-cell table:style-name="ce2" table:formula="of:=IF([.A609]=UP; -1*[.B609]; IF([.A609]=DOWN; [.B609]; 0))+[.E608]" office:value-type="float" office:value="686" calcext:value-type="float">
            <text:p>68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10]=FORWARD; [.B610]; 0)+[.C609]" office:value-type="float" office:value="1098" calcext:value-type="float">
            <text:p>1098</text:p>
          </table:table-cell>
          <table:table-cell table:style-name="ce2" table:formula="of:=IF([.A610]=FORWARD; [.E610]*[.B610]; 0)+[.D609]" office:value-type="float" office:value="398456" calcext:value-type="float">
            <text:p>398456</text:p>
          </table:table-cell>
          <table:table-cell table:style-name="ce2" table:formula="of:=IF([.A610]=UP; -1*[.B610]; IF([.A610]=DOWN; [.B610]; 0))+[.E609]" office:value-type="float" office:value="692" calcext:value-type="float">
            <text:p>6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611]=FORWARD; [.B611]; 0)+[.C610]" office:value-type="float" office:value="1102" calcext:value-type="float">
            <text:p>1102</text:p>
          </table:table-cell>
          <table:table-cell table:style-name="ce2" table:formula="of:=IF([.A611]=FORWARD; [.E611]*[.B611]; 0)+[.D610]" office:value-type="float" office:value="401224" calcext:value-type="float">
            <text:p>401224</text:p>
          </table:table-cell>
          <table:table-cell table:style-name="ce2" table:formula="of:=IF([.A611]=UP; -1*[.B611]; IF([.A611]=DOWN; [.B611]; 0))+[.E610]" office:value-type="float" office:value="692" calcext:value-type="float">
            <text:p>6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612]=FORWARD; [.B612]; 0)+[.C611]" office:value-type="float" office:value="1102" calcext:value-type="float">
            <text:p>1102</text:p>
          </table:table-cell>
          <table:table-cell table:style-name="ce2" table:formula="of:=IF([.A612]=FORWARD; [.E612]*[.B612]; 0)+[.D611]" office:value-type="float" office:value="401224" calcext:value-type="float">
            <text:p>401224</text:p>
          </table:table-cell>
          <table:table-cell table:style-name="ce2" table:formula="of:=IF([.A612]=UP; -1*[.B612]; IF([.A612]=DOWN; [.B612]; 0))+[.E611]"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613]=FORWARD; [.B613]; 0)+[.C612]" office:value-type="float" office:value="1106" calcext:value-type="float">
            <text:p>1106</text:p>
          </table:table-cell>
          <table:table-cell table:style-name="ce2" table:formula="of:=IF([.A613]=FORWARD; [.E613]*[.B613]; 0)+[.D612]" office:value-type="float" office:value="404024" calcext:value-type="float">
            <text:p>404024</text:p>
          </table:table-cell>
          <table:table-cell table:style-name="ce2" table:formula="of:=IF([.A613]=UP; -1*[.B613]; IF([.A613]=DOWN; [.B613]; 0))+[.E612]"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614]=FORWARD; [.B614]; 0)+[.C613]" office:value-type="float" office:value="1106" calcext:value-type="float">
            <text:p>1106</text:p>
          </table:table-cell>
          <table:table-cell table:style-name="ce2" table:formula="of:=IF([.A614]=FORWARD; [.E614]*[.B614]; 0)+[.D613]" office:value-type="float" office:value="404024" calcext:value-type="float">
            <text:p>404024</text:p>
          </table:table-cell>
          <table:table-cell table:style-name="ce2" table:formula="of:=IF([.A614]=UP; -1*[.B614]; IF([.A614]=DOWN; [.B614]; 0))+[.E613]" office:value-type="float" office:value="707" calcext:value-type="float">
            <text:p>70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15]=FORWARD; [.B615]; 0)+[.C614]" office:value-type="float" office:value="1106" calcext:value-type="float">
            <text:p>1106</text:p>
          </table:table-cell>
          <table:table-cell table:style-name="ce2" table:formula="of:=IF([.A615]=FORWARD; [.E615]*[.B615]; 0)+[.D614]" office:value-type="float" office:value="404024" calcext:value-type="float">
            <text:p>404024</text:p>
          </table:table-cell>
          <table:table-cell table:style-name="ce2" table:formula="of:=IF([.A615]=UP; -1*[.B615]; IF([.A615]=DOWN; [.B615]; 0))+[.E614]"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616]=FORWARD; [.B616]; 0)+[.C615]" office:value-type="float" office:value="1106" calcext:value-type="float">
            <text:p>1106</text:p>
          </table:table-cell>
          <table:table-cell table:style-name="ce2" table:formula="of:=IF([.A616]=FORWARD; [.E616]*[.B616]; 0)+[.D615]" office:value-type="float" office:value="404024" calcext:value-type="float">
            <text:p>404024</text:p>
          </table:table-cell>
          <table:table-cell table:style-name="ce2" table:formula="of:=IF([.A616]=UP; -1*[.B616]; IF([.A616]=DOWN; [.B616]; 0))+[.E615]" office:value-type="float" office:value="706" calcext:value-type="float">
            <text:p>7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17]=FORWARD; [.B617]; 0)+[.C616]" office:value-type="float" office:value="1106" calcext:value-type="float">
            <text:p>1106</text:p>
          </table:table-cell>
          <table:table-cell table:style-name="ce2" table:formula="of:=IF([.A617]=FORWARD; [.E617]*[.B617]; 0)+[.D616]" office:value-type="float" office:value="404024" calcext:value-type="float">
            <text:p>404024</text:p>
          </table:table-cell>
          <table:table-cell table:style-name="ce2" table:formula="of:=IF([.A617]=UP; -1*[.B617]; IF([.A617]=DOWN; [.B617]; 0))+[.E616]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18]=FORWARD; [.B618]; 0)+[.C617]" office:value-type="float" office:value="1112" calcext:value-type="float">
            <text:p>1112</text:p>
          </table:table-cell>
          <table:table-cell table:style-name="ce2" table:formula="of:=IF([.A618]=FORWARD; [.E618]*[.B618]; 0)+[.D617]" office:value-type="float" office:value="408242" calcext:value-type="float">
            <text:p>408242</text:p>
          </table:table-cell>
          <table:table-cell table:style-name="ce2" table:formula="of:=IF([.A618]=UP; -1*[.B618]; IF([.A618]=DOWN; [.B618]; 0))+[.E617]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619]=FORWARD; [.B619]; 0)+[.C618]" office:value-type="float" office:value="1119" calcext:value-type="float">
            <text:p>1119</text:p>
          </table:table-cell>
          <table:table-cell table:style-name="ce2" table:formula="of:=IF([.A619]=FORWARD; [.E619]*[.B619]; 0)+[.D618]" office:value-type="float" office:value="413163" calcext:value-type="float">
            <text:p>413163</text:p>
          </table:table-cell>
          <table:table-cell table:style-name="ce2" table:formula="of:=IF([.A619]=UP; -1*[.B619]; IF([.A619]=DOWN; [.B619]; 0))+[.E618]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620]=FORWARD; [.B620]; 0)+[.C619]" office:value-type="float" office:value="1119" calcext:value-type="float">
            <text:p>1119</text:p>
          </table:table-cell>
          <table:table-cell table:style-name="ce2" table:formula="of:=IF([.A620]=FORWARD; [.E620]*[.B620]; 0)+[.D619]" office:value-type="float" office:value="413163" calcext:value-type="float">
            <text:p>413163</text:p>
          </table:table-cell>
          <table:table-cell table:style-name="ce2" table:formula="of:=IF([.A620]=UP; -1*[.B620]; IF([.A620]=DOWN; [.B620]; 0))+[.E619]" office:value-type="float" office:value="707" calcext:value-type="float">
            <text:p>70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21]=FORWARD; [.B621]; 0)+[.C620]" office:value-type="float" office:value="1119" calcext:value-type="float">
            <text:p>1119</text:p>
          </table:table-cell>
          <table:table-cell table:style-name="ce2" table:formula="of:=IF([.A621]=FORWARD; [.E621]*[.B621]; 0)+[.D620]" office:value-type="float" office:value="413163" calcext:value-type="float">
            <text:p>413163</text:p>
          </table:table-cell>
          <table:table-cell table:style-name="ce2" table:formula="of:=IF([.A621]=UP; -1*[.B621]; IF([.A621]=DOWN; [.B621]; 0))+[.E620]"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622]=FORWARD; [.B622]; 0)+[.C621]" office:value-type="float" office:value="1119" calcext:value-type="float">
            <text:p>1119</text:p>
          </table:table-cell>
          <table:table-cell table:style-name="ce2" table:formula="of:=IF([.A622]=FORWARD; [.E622]*[.B622]; 0)+[.D621]" office:value-type="float" office:value="413163" calcext:value-type="float">
            <text:p>413163</text:p>
          </table:table-cell>
          <table:table-cell table:style-name="ce2" table:formula="of:=IF([.A622]=UP; -1*[.B622]; IF([.A622]=DOWN; [.B622]; 0))+[.E621]"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23]=FORWARD; [.B623]; 0)+[.C622]" office:value-type="float" office:value="1125" calcext:value-type="float">
            <text:p>1125</text:p>
          </table:table-cell>
          <table:table-cell table:style-name="ce2" table:formula="of:=IF([.A623]=FORWARD; [.E623]*[.B623]; 0)+[.D622]" office:value-type="float" office:value="417435" calcext:value-type="float">
            <text:p>417435</text:p>
          </table:table-cell>
          <table:table-cell table:style-name="ce2" table:formula="of:=IF([.A623]=UP; -1*[.B623]; IF([.A623]=DOWN; [.B623]; 0))+[.E622]"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24]=FORWARD; [.B624]; 0)+[.C623]" office:value-type="float" office:value="1125" calcext:value-type="float">
            <text:p>1125</text:p>
          </table:table-cell>
          <table:table-cell table:style-name="ce2" table:formula="of:=IF([.A624]=FORWARD; [.E624]*[.B624]; 0)+[.D623]" office:value-type="float" office:value="417435" calcext:value-type="float">
            <text:p>417435</text:p>
          </table:table-cell>
          <table:table-cell table:style-name="ce2" table:formula="of:=IF([.A624]=UP; -1*[.B624]; IF([.A624]=DOWN; [.B624]; 0))+[.E623]"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25]=FORWARD; [.B625]; 0)+[.C624]" office:value-type="float" office:value="1130" calcext:value-type="float">
            <text:p>1130</text:p>
          </table:table-cell>
          <table:table-cell table:style-name="ce2" table:formula="of:=IF([.A625]=FORWARD; [.E625]*[.B625]; 0)+[.D624]" office:value-type="float" office:value="421025" calcext:value-type="float">
            <text:p>421025</text:p>
          </table:table-cell>
          <table:table-cell table:style-name="ce2" table:formula="of:=IF([.A625]=UP; -1*[.B625]; IF([.A625]=DOWN; [.B625]; 0))+[.E624]"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626]=FORWARD; [.B626]; 0)+[.C625]" office:value-type="float" office:value="1139" calcext:value-type="float">
            <text:p>1139</text:p>
          </table:table-cell>
          <table:table-cell table:style-name="ce2" table:formula="of:=IF([.A626]=FORWARD; [.E626]*[.B626]; 0)+[.D625]" office:value-type="float" office:value="427487" calcext:value-type="float">
            <text:p>427487</text:p>
          </table:table-cell>
          <table:table-cell table:style-name="ce2" table:formula="of:=IF([.A626]=UP; -1*[.B626]; IF([.A626]=DOWN; [.B626]; 0))+[.E625]"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27]=FORWARD; [.B627]; 0)+[.C626]" office:value-type="float" office:value="1144" calcext:value-type="float">
            <text:p>1144</text:p>
          </table:table-cell>
          <table:table-cell table:style-name="ce2" table:formula="of:=IF([.A627]=FORWARD; [.E627]*[.B627]; 0)+[.D626]" office:value-type="float" office:value="431077" calcext:value-type="float">
            <text:p>431077</text:p>
          </table:table-cell>
          <table:table-cell table:style-name="ce2" table:formula="of:=IF([.A627]=UP; -1*[.B627]; IF([.A627]=DOWN; [.B627]; 0))+[.E626]"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628]=FORWARD; [.B628]; 0)+[.C627]" office:value-type="float" office:value="1151" calcext:value-type="float">
            <text:p>1151</text:p>
          </table:table-cell>
          <table:table-cell table:style-name="ce2" table:formula="of:=IF([.A628]=FORWARD; [.E628]*[.B628]; 0)+[.D627]" office:value-type="float" office:value="436103" calcext:value-type="float">
            <text:p>436103</text:p>
          </table:table-cell>
          <table:table-cell table:style-name="ce2" table:formula="of:=IF([.A628]=UP; -1*[.B628]; IF([.A628]=DOWN; [.B628]; 0))+[.E627]"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29]=FORWARD; [.B629]; 0)+[.C628]" office:value-type="float" office:value="1151" calcext:value-type="float">
            <text:p>1151</text:p>
          </table:table-cell>
          <table:table-cell table:style-name="ce2" table:formula="of:=IF([.A629]=FORWARD; [.E629]*[.B629]; 0)+[.D628]" office:value-type="float" office:value="436103" calcext:value-type="float">
            <text:p>436103</text:p>
          </table:table-cell>
          <table:table-cell table:style-name="ce2" table:formula="of:=IF([.A629]=UP; -1*[.B629]; IF([.A629]=DOWN; [.B629]; 0))+[.E628]" office:value-type="float" office:value="721" calcext:value-type="float">
            <text:p>72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630]=FORWARD; [.B630]; 0)+[.C629]" office:value-type="float" office:value="1151" calcext:value-type="float">
            <text:p>1151</text:p>
          </table:table-cell>
          <table:table-cell table:style-name="ce2" table:formula="of:=IF([.A630]=FORWARD; [.E630]*[.B630]; 0)+[.D629]" office:value-type="float" office:value="436103" calcext:value-type="float">
            <text:p>436103</text:p>
          </table:table-cell>
          <table:table-cell table:style-name="ce2" table:formula="of:=IF([.A630]=UP; -1*[.B630]; IF([.A630]=DOWN; [.B630]; 0))+[.E629]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631]=FORWARD; [.B631]; 0)+[.C630]" office:value-type="float" office:value="1158" calcext:value-type="float">
            <text:p>1158</text:p>
          </table:table-cell>
          <table:table-cell table:style-name="ce2" table:formula="of:=IF([.A631]=FORWARD; [.E631]*[.B631]; 0)+[.D630]" office:value-type="float" office:value="441213" calcext:value-type="float">
            <text:p>441213</text:p>
          </table:table-cell>
          <table:table-cell table:style-name="ce2" table:formula="of:=IF([.A631]=UP; -1*[.B631]; IF([.A631]=DOWN; [.B631]; 0))+[.E630]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32]=FORWARD; [.B632]; 0)+[.C631]" office:value-type="float" office:value="1164" calcext:value-type="float">
            <text:p>1164</text:p>
          </table:table-cell>
          <table:table-cell table:style-name="ce2" table:formula="of:=IF([.A632]=FORWARD; [.E632]*[.B632]; 0)+[.D631]" office:value-type="float" office:value="445593" calcext:value-type="float">
            <text:p>445593</text:p>
          </table:table-cell>
          <table:table-cell table:style-name="ce2" table:formula="of:=IF([.A632]=UP; -1*[.B632]; IF([.A632]=DOWN; [.B632]; 0))+[.E631]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633]=FORWARD; [.B633]; 0)+[.C632]" office:value-type="float" office:value="1164" calcext:value-type="float">
            <text:p>1164</text:p>
          </table:table-cell>
          <table:table-cell table:style-name="ce2" table:formula="of:=IF([.A633]=FORWARD; [.E633]*[.B633]; 0)+[.D632]" office:value-type="float" office:value="445593" calcext:value-type="float">
            <text:p>445593</text:p>
          </table:table-cell>
          <table:table-cell table:style-name="ce2" table:formula="of:=IF([.A633]=UP; -1*[.B633]; IF([.A633]=DOWN; [.B633]; 0))+[.E632]"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634]=FORWARD; [.B634]; 0)+[.C633]" office:value-type="float" office:value="1164" calcext:value-type="float">
            <text:p>1164</text:p>
          </table:table-cell>
          <table:table-cell table:style-name="ce2" table:formula="of:=IF([.A634]=FORWARD; [.E634]*[.B634]; 0)+[.D633]" office:value-type="float" office:value="445593" calcext:value-type="float">
            <text:p>445593</text:p>
          </table:table-cell>
          <table:table-cell table:style-name="ce2" table:formula="of:=IF([.A634]=UP; -1*[.B634]; IF([.A634]=DOWN; [.B634]; 0))+[.E633]" office:value-type="float" office:value="741" calcext:value-type="float">
            <text:p>74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635]=FORWARD; [.B635]; 0)+[.C634]" office:value-type="float" office:value="1164" calcext:value-type="float">
            <text:p>1164</text:p>
          </table:table-cell>
          <table:table-cell table:style-name="ce2" table:formula="of:=IF([.A635]=FORWARD; [.E635]*[.B635]; 0)+[.D634]" office:value-type="float" office:value="445593" calcext:value-type="float">
            <text:p>445593</text:p>
          </table:table-cell>
          <table:table-cell table:style-name="ce2" table:formula="of:=IF([.A635]=UP; -1*[.B635]; IF([.A635]=DOWN; [.B635]; 0))+[.E634]" office:value-type="float" office:value="749" calcext:value-type="float">
            <text:p>7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36]=FORWARD; [.B636]; 0)+[.C635]" office:value-type="float" office:value="1164" calcext:value-type="float">
            <text:p>1164</text:p>
          </table:table-cell>
          <table:table-cell table:style-name="ce2" table:formula="of:=IF([.A636]=FORWARD; [.E636]*[.B636]; 0)+[.D635]" office:value-type="float" office:value="445593" calcext:value-type="float">
            <text:p>445593</text:p>
          </table:table-cell>
          <table:table-cell table:style-name="ce2" table:formula="of:=IF([.A636]=UP; -1*[.B636]; IF([.A636]=DOWN; [.B636]; 0))+[.E635]" office:value-type="float" office:value="754" calcext:value-type="float">
            <text:p>7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37]=FORWARD; [.B637]; 0)+[.C636]" office:value-type="float" office:value="1167" calcext:value-type="float">
            <text:p>1167</text:p>
          </table:table-cell>
          <table:table-cell table:style-name="ce2" table:formula="of:=IF([.A637]=FORWARD; [.E637]*[.B637]; 0)+[.D636]" office:value-type="float" office:value="447855" calcext:value-type="float">
            <text:p>447855</text:p>
          </table:table-cell>
          <table:table-cell table:style-name="ce2" table:formula="of:=IF([.A637]=UP; -1*[.B637]; IF([.A637]=DOWN; [.B637]; 0))+[.E636]" office:value-type="float" office:value="754" calcext:value-type="float">
            <text:p>7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38]=FORWARD; [.B638]; 0)+[.C637]" office:value-type="float" office:value="1167" calcext:value-type="float">
            <text:p>1167</text:p>
          </table:table-cell>
          <table:table-cell table:style-name="ce2" table:formula="of:=IF([.A638]=FORWARD; [.E638]*[.B638]; 0)+[.D637]" office:value-type="float" office:value="447855" calcext:value-type="float">
            <text:p>447855</text:p>
          </table:table-cell>
          <table:table-cell table:style-name="ce2" table:formula="of:=IF([.A638]=UP; -1*[.B638]; IF([.A638]=DOWN; [.B638]; 0))+[.E637]" office:value-type="float" office:value="749" calcext:value-type="float">
            <text:p>7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639]=FORWARD; [.B639]; 0)+[.C638]" office:value-type="float" office:value="1167" calcext:value-type="float">
            <text:p>1167</text:p>
          </table:table-cell>
          <table:table-cell table:style-name="ce2" table:formula="of:=IF([.A639]=FORWARD; [.E639]*[.B639]; 0)+[.D638]" office:value-type="float" office:value="447855" calcext:value-type="float">
            <text:p>447855</text:p>
          </table:table-cell>
          <table:table-cell table:style-name="ce2" table:formula="of:=IF([.A639]=UP; -1*[.B639]; IF([.A639]=DOWN; [.B639]; 0))+[.E638]" office:value-type="float" office:value="753" calcext:value-type="float">
            <text:p>75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40]=FORWARD; [.B640]; 0)+[.C639]" office:value-type="float" office:value="1172" calcext:value-type="float">
            <text:p>1172</text:p>
          </table:table-cell>
          <table:table-cell table:style-name="ce2" table:formula="of:=IF([.A640]=FORWARD; [.E640]*[.B640]; 0)+[.D639]" office:value-type="float" office:value="451620" calcext:value-type="float">
            <text:p>451620</text:p>
          </table:table-cell>
          <table:table-cell table:style-name="ce2" table:formula="of:=IF([.A640]=UP; -1*[.B640]; IF([.A640]=DOWN; [.B640]; 0))+[.E639]" office:value-type="float" office:value="753" calcext:value-type="float">
            <text:p>75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641]=FORWARD; [.B641]; 0)+[.C640]" office:value-type="float" office:value="1172" calcext:value-type="float">
            <text:p>1172</text:p>
          </table:table-cell>
          <table:table-cell table:style-name="ce2" table:formula="of:=IF([.A641]=FORWARD; [.E641]*[.B641]; 0)+[.D640]" office:value-type="float" office:value="451620" calcext:value-type="float">
            <text:p>451620</text:p>
          </table:table-cell>
          <table:table-cell table:style-name="ce2" table:formula="of:=IF([.A641]=UP; -1*[.B641]; IF([.A641]=DOWN; [.B641]; 0))+[.E640]"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642]=FORWARD; [.B642]; 0)+[.C641]" office:value-type="float" office:value="1180" calcext:value-type="float">
            <text:p>1180</text:p>
          </table:table-cell>
          <table:table-cell table:style-name="ce2" table:formula="of:=IF([.A642]=FORWARD; [.E642]*[.B642]; 0)+[.D641]" office:value-type="float" office:value="457708" calcext:value-type="float">
            <text:p>457708</text:p>
          </table:table-cell>
          <table:table-cell table:style-name="ce2" table:formula="of:=IF([.A642]=UP; -1*[.B642]; IF([.A642]=DOWN; [.B642]; 0))+[.E641]"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43]=FORWARD; [.B643]; 0)+[.C642]" office:value-type="float" office:value="1180" calcext:value-type="float">
            <text:p>1180</text:p>
          </table:table-cell>
          <table:table-cell table:style-name="ce2" table:formula="of:=IF([.A643]=FORWARD; [.E643]*[.B643]; 0)+[.D642]" office:value-type="float" office:value="457708" calcext:value-type="float">
            <text:p>457708</text:p>
          </table:table-cell>
          <table:table-cell table:style-name="ce2" table:formula="of:=IF([.A643]=UP; -1*[.B643]; IF([.A643]=DOWN; [.B643]; 0))+[.E642]" office:value-type="float" office:value="758" calcext:value-type="float">
            <text:p>7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44]=FORWARD; [.B644]; 0)+[.C643]" office:value-type="float" office:value="1180" calcext:value-type="float">
            <text:p>1180</text:p>
          </table:table-cell>
          <table:table-cell table:style-name="ce2" table:formula="of:=IF([.A644]=FORWARD; [.E644]*[.B644]; 0)+[.D643]" office:value-type="float" office:value="457708" calcext:value-type="float">
            <text:p>457708</text:p>
          </table:table-cell>
          <table:table-cell table:style-name="ce2" table:formula="of:=IF([.A644]=UP; -1*[.B644]; IF([.A644]=DOWN; [.B644]; 0))+[.E643]"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645]=FORWARD; [.B645]; 0)+[.C644]" office:value-type="float" office:value="1180" calcext:value-type="float">
            <text:p>1180</text:p>
          </table:table-cell>
          <table:table-cell table:style-name="ce2" table:formula="of:=IF([.A645]=FORWARD; [.E645]*[.B645]; 0)+[.D644]" office:value-type="float" office:value="457708" calcext:value-type="float">
            <text:p>457708</text:p>
          </table:table-cell>
          <table:table-cell table:style-name="ce2" table:formula="of:=IF([.A645]=UP; -1*[.B645]; IF([.A645]=DOWN; [.B645]; 0))+[.E644]" office:value-type="float" office:value="755" calcext:value-type="float">
            <text:p>7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46]=FORWARD; [.B646]; 0)+[.C645]" office:value-type="float" office:value="1180" calcext:value-type="float">
            <text:p>1180</text:p>
          </table:table-cell>
          <table:table-cell table:style-name="ce2" table:formula="of:=IF([.A646]=FORWARD; [.E646]*[.B646]; 0)+[.D645]" office:value-type="float" office:value="457708" calcext:value-type="float">
            <text:p>457708</text:p>
          </table:table-cell>
          <table:table-cell table:style-name="ce2" table:formula="of:=IF([.A646]=UP; -1*[.B646]; IF([.A646]=DOWN; [.B646]; 0))+[.E645]" office:value-type="float" office:value="760" calcext:value-type="float">
            <text:p>76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647]=FORWARD; [.B647]; 0)+[.C646]" office:value-type="float" office:value="1180" calcext:value-type="float">
            <text:p>1180</text:p>
          </table:table-cell>
          <table:table-cell table:style-name="ce2" table:formula="of:=IF([.A647]=FORWARD; [.E647]*[.B647]; 0)+[.D646]" office:value-type="float" office:value="457708" calcext:value-type="float">
            <text:p>457708</text:p>
          </table:table-cell>
          <table:table-cell table:style-name="ce2" table:formula="of:=IF([.A647]=UP; -1*[.B647]; IF([.A647]=DOWN; [.B647]; 0))+[.E646]"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48]=FORWARD; [.B648]; 0)+[.C647]" office:value-type="float" office:value="1180" calcext:value-type="float">
            <text:p>1180</text:p>
          </table:table-cell>
          <table:table-cell table:style-name="ce2" table:formula="of:=IF([.A648]=FORWARD; [.E648]*[.B648]; 0)+[.D647]" office:value-type="float" office:value="457708" calcext:value-type="float">
            <text:p>457708</text:p>
          </table:table-cell>
          <table:table-cell table:style-name="ce2" table:formula="of:=IF([.A648]=UP; -1*[.B648]; IF([.A648]=DOWN; [.B648]; 0))+[.E647]"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649]=FORWARD; [.B649]; 0)+[.C648]" office:value-type="float" office:value="1180" calcext:value-type="float">
            <text:p>1180</text:p>
          </table:table-cell>
          <table:table-cell table:style-name="ce2" table:formula="of:=IF([.A649]=FORWARD; [.E649]*[.B649]; 0)+[.D648]" office:value-type="float" office:value="457708" calcext:value-type="float">
            <text:p>457708</text:p>
          </table:table-cell>
          <table:table-cell table:style-name="ce2" table:formula="of:=IF([.A649]=UP; -1*[.B649]; IF([.A649]=DOWN; [.B649]; 0))+[.E648]" office:value-type="float" office:value="765" calcext:value-type="float">
            <text:p>76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650]=FORWARD; [.B650]; 0)+[.C649]" office:value-type="float" office:value="1180" calcext:value-type="float">
            <text:p>1180</text:p>
          </table:table-cell>
          <table:table-cell table:style-name="ce2" table:formula="of:=IF([.A650]=FORWARD; [.E650]*[.B650]; 0)+[.D649]" office:value-type="float" office:value="457708" calcext:value-type="float">
            <text:p>457708</text:p>
          </table:table-cell>
          <table:table-cell table:style-name="ce2" table:formula="of:=IF([.A650]=UP; -1*[.B650]; IF([.A650]=DOWN; [.B650]; 0))+[.E649]" office:value-type="float" office:value="773" calcext:value-type="float">
            <text:p>7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651]=FORWARD; [.B651]; 0)+[.C650]" office:value-type="float" office:value="1180" calcext:value-type="float">
            <text:p>1180</text:p>
          </table:table-cell>
          <table:table-cell table:style-name="ce2" table:formula="of:=IF([.A651]=FORWARD; [.E651]*[.B651]; 0)+[.D650]" office:value-type="float" office:value="457708" calcext:value-type="float">
            <text:p>457708</text:p>
          </table:table-cell>
          <table:table-cell table:style-name="ce2" table:formula="of:=IF([.A651]=UP; -1*[.B651]; IF([.A651]=DOWN; [.B651]; 0))+[.E650]"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652]=FORWARD; [.B652]; 0)+[.C651]" office:value-type="float" office:value="1181" calcext:value-type="float">
            <text:p>1181</text:p>
          </table:table-cell>
          <table:table-cell table:style-name="ce2" table:formula="of:=IF([.A652]=FORWARD; [.E652]*[.B652]; 0)+[.D651]" office:value-type="float" office:value="458472" calcext:value-type="float">
            <text:p>458472</text:p>
          </table:table-cell>
          <table:table-cell table:style-name="ce2" table:formula="of:=IF([.A652]=UP; -1*[.B652]; IF([.A652]=DOWN; [.B652]; 0))+[.E651]"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53]=FORWARD; [.B653]; 0)+[.C652]" office:value-type="float" office:value="1186" calcext:value-type="float">
            <text:p>1186</text:p>
          </table:table-cell>
          <table:table-cell table:style-name="ce2" table:formula="of:=IF([.A653]=FORWARD; [.E653]*[.B653]; 0)+[.D652]" office:value-type="float" office:value="462292" calcext:value-type="float">
            <text:p>462292</text:p>
          </table:table-cell>
          <table:table-cell table:style-name="ce2" table:formula="of:=IF([.A653]=UP; -1*[.B653]; IF([.A653]=DOWN; [.B653]; 0))+[.E652]"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654]=FORWARD; [.B654]; 0)+[.C653]" office:value-type="float" office:value="1195" calcext:value-type="float">
            <text:p>1195</text:p>
          </table:table-cell>
          <table:table-cell table:style-name="ce2" table:formula="of:=IF([.A654]=FORWARD; [.E654]*[.B654]; 0)+[.D653]" office:value-type="float" office:value="469168" calcext:value-type="float">
            <text:p>469168</text:p>
          </table:table-cell>
          <table:table-cell table:style-name="ce2" table:formula="of:=IF([.A654]=UP; -1*[.B654]; IF([.A654]=DOWN; [.B654]; 0))+[.E653]"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655]=FORWARD; [.B655]; 0)+[.C654]" office:value-type="float" office:value="1204" calcext:value-type="float">
            <text:p>1204</text:p>
          </table:table-cell>
          <table:table-cell table:style-name="ce2" table:formula="of:=IF([.A655]=FORWARD; [.E655]*[.B655]; 0)+[.D654]" office:value-type="float" office:value="476044" calcext:value-type="float">
            <text:p>476044</text:p>
          </table:table-cell>
          <table:table-cell table:style-name="ce2" table:formula="of:=IF([.A655]=UP; -1*[.B655]; IF([.A655]=DOWN; [.B655]; 0))+[.E654]"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56]=FORWARD; [.B656]; 0)+[.C655]" office:value-type="float" office:value="1204" calcext:value-type="float">
            <text:p>1204</text:p>
          </table:table-cell>
          <table:table-cell table:style-name="ce2" table:formula="of:=IF([.A656]=FORWARD; [.E656]*[.B656]; 0)+[.D655]" office:value-type="float" office:value="476044" calcext:value-type="float">
            <text:p>476044</text:p>
          </table:table-cell>
          <table:table-cell table:style-name="ce2" table:formula="of:=IF([.A656]=UP; -1*[.B656]; IF([.A656]=DOWN; [.B656]; 0))+[.E655]"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57]=FORWARD; [.B657]; 0)+[.C656]" office:value-type="float" office:value="1207" calcext:value-type="float">
            <text:p>1207</text:p>
          </table:table-cell>
          <table:table-cell table:style-name="ce2" table:formula="of:=IF([.A657]=FORWARD; [.E657]*[.B657]; 0)+[.D656]" office:value-type="float" office:value="478354" calcext:value-type="float">
            <text:p>478354</text:p>
          </table:table-cell>
          <table:table-cell table:style-name="ce2" table:formula="of:=IF([.A657]=UP; -1*[.B657]; IF([.A657]=DOWN; [.B657]; 0))+[.E656]"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58]=FORWARD; [.B658]; 0)+[.C657]" office:value-type="float" office:value="1207" calcext:value-type="float">
            <text:p>1207</text:p>
          </table:table-cell>
          <table:table-cell table:style-name="ce2" table:formula="of:=IF([.A658]=FORWARD; [.E658]*[.B658]; 0)+[.D657]" office:value-type="float" office:value="478354" calcext:value-type="float">
            <text:p>478354</text:p>
          </table:table-cell>
          <table:table-cell table:style-name="ce2" table:formula="of:=IF([.A658]=UP; -1*[.B658]; IF([.A658]=DOWN; [.B658]; 0))+[.E657]"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659]=FORWARD; [.B659]; 0)+[.C658]" office:value-type="float" office:value="1207" calcext:value-type="float">
            <text:p>1207</text:p>
          </table:table-cell>
          <table:table-cell table:style-name="ce2" table:formula="of:=IF([.A659]=FORWARD; [.E659]*[.B659]; 0)+[.D658]" office:value-type="float" office:value="478354" calcext:value-type="float">
            <text:p>478354</text:p>
          </table:table-cell>
          <table:table-cell table:style-name="ce2" table:formula="of:=IF([.A659]=UP; -1*[.B659]; IF([.A659]=DOWN; [.B659]; 0))+[.E658]" office:value-type="float" office:value="762" calcext:value-type="float">
            <text:p>7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60]=FORWARD; [.B660]; 0)+[.C659]" office:value-type="float" office:value="1207" calcext:value-type="float">
            <text:p>1207</text:p>
          </table:table-cell>
          <table:table-cell table:style-name="ce2" table:formula="of:=IF([.A660]=FORWARD; [.E660]*[.B660]; 0)+[.D659]" office:value-type="float" office:value="478354" calcext:value-type="float">
            <text:p>478354</text:p>
          </table:table-cell>
          <table:table-cell table:style-name="ce2" table:formula="of:=IF([.A660]=UP; -1*[.B660]; IF([.A660]=DOWN; [.B660]; 0))+[.E659]"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661]=FORWARD; [.B661]; 0)+[.C660]" office:value-type="float" office:value="1211" calcext:value-type="float">
            <text:p>1211</text:p>
          </table:table-cell>
          <table:table-cell table:style-name="ce2" table:formula="of:=IF([.A661]=FORWARD; [.E661]*[.B661]; 0)+[.D660]" office:value-type="float" office:value="481426" calcext:value-type="float">
            <text:p>481426</text:p>
          </table:table-cell>
          <table:table-cell table:style-name="ce2" table:formula="of:=IF([.A661]=UP; -1*[.B661]; IF([.A661]=DOWN; [.B661]; 0))+[.E660]"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662]=FORWARD; [.B662]; 0)+[.C661]" office:value-type="float" office:value="1211" calcext:value-type="float">
            <text:p>1211</text:p>
          </table:table-cell>
          <table:table-cell table:style-name="ce2" table:formula="of:=IF([.A662]=FORWARD; [.E662]*[.B662]; 0)+[.D661]" office:value-type="float" office:value="481426" calcext:value-type="float">
            <text:p>481426</text:p>
          </table:table-cell>
          <table:table-cell table:style-name="ce2" table:formula="of:=IF([.A662]=UP; -1*[.B662]; IF([.A662]=DOWN; [.B662]; 0))+[.E661]" office:value-type="float" office:value="775" calcext:value-type="float">
            <text:p>7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663]=FORWARD; [.B663]; 0)+[.C662]" office:value-type="float" office:value="1211" calcext:value-type="float">
            <text:p>1211</text:p>
          </table:table-cell>
          <table:table-cell table:style-name="ce2" table:formula="of:=IF([.A663]=FORWARD; [.E663]*[.B663]; 0)+[.D662]" office:value-type="float" office:value="481426" calcext:value-type="float">
            <text:p>481426</text:p>
          </table:table-cell>
          <table:table-cell table:style-name="ce2" table:formula="of:=IF([.A663]=UP; -1*[.B663]; IF([.A663]=DOWN; [.B663]; 0))+[.E662]"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64]=FORWARD; [.B664]; 0)+[.C663]" office:value-type="float" office:value="1211" calcext:value-type="float">
            <text:p>1211</text:p>
          </table:table-cell>
          <table:table-cell table:style-name="ce2" table:formula="of:=IF([.A664]=FORWARD; [.E664]*[.B664]; 0)+[.D663]" office:value-type="float" office:value="481426" calcext:value-type="float">
            <text:p>481426</text:p>
          </table:table-cell>
          <table:table-cell table:style-name="ce2" table:formula="of:=IF([.A664]=UP; -1*[.B664]; IF([.A664]=DOWN; [.B664]; 0))+[.E663]" office:value-type="float" office:value="771" calcext:value-type="float">
            <text:p>77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65]=FORWARD; [.B665]; 0)+[.C664]" office:value-type="float" office:value="1211" calcext:value-type="float">
            <text:p>1211</text:p>
          </table:table-cell>
          <table:table-cell table:style-name="ce2" table:formula="of:=IF([.A665]=FORWARD; [.E665]*[.B665]; 0)+[.D664]" office:value-type="float" office:value="481426" calcext:value-type="float">
            <text:p>481426</text:p>
          </table:table-cell>
          <table:table-cell table:style-name="ce2" table:formula="of:=IF([.A665]=UP; -1*[.B665]; IF([.A665]=DOWN; [.B665]; 0))+[.E664]"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66]=FORWARD; [.B666]; 0)+[.C665]" office:value-type="float" office:value="1211" calcext:value-type="float">
            <text:p>1211</text:p>
          </table:table-cell>
          <table:table-cell table:style-name="ce2" table:formula="of:=IF([.A666]=FORWARD; [.E666]*[.B666]; 0)+[.D665]" office:value-type="float" office:value="481426" calcext:value-type="float">
            <text:p>481426</text:p>
          </table:table-cell>
          <table:table-cell table:style-name="ce2" table:formula="of:=IF([.A666]=UP; -1*[.B666]; IF([.A666]=DOWN; [.B666]; 0))+[.E665]" office:value-type="float" office:value="771" calcext:value-type="float">
            <text:p>77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667]=FORWARD; [.B667]; 0)+[.C666]" office:value-type="float" office:value="1211" calcext:value-type="float">
            <text:p>1211</text:p>
          </table:table-cell>
          <table:table-cell table:style-name="ce2" table:formula="of:=IF([.A667]=FORWARD; [.E667]*[.B667]; 0)+[.D666]" office:value-type="float" office:value="481426" calcext:value-type="float">
            <text:p>481426</text:p>
          </table:table-cell>
          <table:table-cell table:style-name="ce2" table:formula="of:=IF([.A667]=UP; -1*[.B667]; IF([.A667]=DOWN; [.B667]; 0))+[.E666]"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668]=FORWARD; [.B668]; 0)+[.C667]" office:value-type="float" office:value="1211" calcext:value-type="float">
            <text:p>1211</text:p>
          </table:table-cell>
          <table:table-cell table:style-name="ce2" table:formula="of:=IF([.A668]=FORWARD; [.E668]*[.B668]; 0)+[.D667]" office:value-type="float" office:value="481426" calcext:value-type="float">
            <text:p>481426</text:p>
          </table:table-cell>
          <table:table-cell table:style-name="ce2" table:formula="of:=IF([.A668]=UP; -1*[.B668]; IF([.A668]=DOWN; [.B668]; 0))+[.E667]" office:value-type="float" office:value="779" calcext:value-type="float">
            <text:p>77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669]=FORWARD; [.B669]; 0)+[.C668]" office:value-type="float" office:value="1211" calcext:value-type="float">
            <text:p>1211</text:p>
          </table:table-cell>
          <table:table-cell table:style-name="ce2" table:formula="of:=IF([.A669]=FORWARD; [.E669]*[.B669]; 0)+[.D668]" office:value-type="float" office:value="481426" calcext:value-type="float">
            <text:p>481426</text:p>
          </table:table-cell>
          <table:table-cell table:style-name="ce2" table:formula="of:=IF([.A669]=UP; -1*[.B669]; IF([.A669]=DOWN; [.B669]; 0))+[.E668]"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70]=FORWARD; [.B670]; 0)+[.C669]" office:value-type="float" office:value="1211" calcext:value-type="float">
            <text:p>1211</text:p>
          </table:table-cell>
          <table:table-cell table:style-name="ce2" table:formula="of:=IF([.A670]=FORWARD; [.E670]*[.B670]; 0)+[.D669]" office:value-type="float" office:value="481426" calcext:value-type="float">
            <text:p>481426</text:p>
          </table:table-cell>
          <table:table-cell table:style-name="ce2" table:formula="of:=IF([.A670]=UP; -1*[.B670]; IF([.A670]=DOWN; [.B670]; 0))+[.E669]" office:value-type="float" office:value="775" calcext:value-type="float">
            <text:p>7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71]=FORWARD; [.B671]; 0)+[.C670]" office:value-type="float" office:value="1211" calcext:value-type="float">
            <text:p>1211</text:p>
          </table:table-cell>
          <table:table-cell table:style-name="ce2" table:formula="of:=IF([.A671]=FORWARD; [.E671]*[.B671]; 0)+[.D670]" office:value-type="float" office:value="481426" calcext:value-type="float">
            <text:p>481426</text:p>
          </table:table-cell>
          <table:table-cell table:style-name="ce2" table:formula="of:=IF([.A671]=UP; -1*[.B671]; IF([.A671]=DOWN; [.B671]; 0))+[.E670]"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672]=FORWARD; [.B672]; 0)+[.C671]" office:value-type="float" office:value="1219" calcext:value-type="float">
            <text:p>1219</text:p>
          </table:table-cell>
          <table:table-cell table:style-name="ce2" table:formula="of:=IF([.A672]=FORWARD; [.E672]*[.B672]; 0)+[.D671]" office:value-type="float" office:value="487674" calcext:value-type="float">
            <text:p>487674</text:p>
          </table:table-cell>
          <table:table-cell table:style-name="ce2" table:formula="of:=IF([.A672]=UP; -1*[.B672]; IF([.A672]=DOWN; [.B672]; 0))+[.E671]"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73]=FORWARD; [.B673]; 0)+[.C672]" office:value-type="float" office:value="1222" calcext:value-type="float">
            <text:p>1222</text:p>
          </table:table-cell>
          <table:table-cell table:style-name="ce2" table:formula="of:=IF([.A673]=FORWARD; [.E673]*[.B673]; 0)+[.D672]" office:value-type="float" office:value="490017" calcext:value-type="float">
            <text:p>490017</text:p>
          </table:table-cell>
          <table:table-cell table:style-name="ce2" table:formula="of:=IF([.A673]=UP; -1*[.B673]; IF([.A673]=DOWN; [.B673]; 0))+[.E672]"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674]=FORWARD; [.B674]; 0)+[.C673]" office:value-type="float" office:value="1223" calcext:value-type="float">
            <text:p>1223</text:p>
          </table:table-cell>
          <table:table-cell table:style-name="ce2" table:formula="of:=IF([.A674]=FORWARD; [.E674]*[.B674]; 0)+[.D673]" office:value-type="float" office:value="490798" calcext:value-type="float">
            <text:p>490798</text:p>
          </table:table-cell>
          <table:table-cell table:style-name="ce2" table:formula="of:=IF([.A674]=UP; -1*[.B674]; IF([.A674]=DOWN; [.B674]; 0))+[.E673]"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675]=FORWARD; [.B675]; 0)+[.C674]" office:value-type="float" office:value="1223" calcext:value-type="float">
            <text:p>1223</text:p>
          </table:table-cell>
          <table:table-cell table:style-name="ce2" table:formula="of:=IF([.A675]=FORWARD; [.E675]*[.B675]; 0)+[.D674]" office:value-type="float" office:value="490798" calcext:value-type="float">
            <text:p>490798</text:p>
          </table:table-cell>
          <table:table-cell table:style-name="ce2" table:formula="of:=IF([.A675]=UP; -1*[.B675]; IF([.A675]=DOWN; [.B675]; 0))+[.E674]"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676]=FORWARD; [.B676]; 0)+[.C675]" office:value-type="float" office:value="1223" calcext:value-type="float">
            <text:p>1223</text:p>
          </table:table-cell>
          <table:table-cell table:style-name="ce2" table:formula="of:=IF([.A676]=FORWARD; [.E676]*[.B676]; 0)+[.D675]" office:value-type="float" office:value="490798" calcext:value-type="float">
            <text:p>490798</text:p>
          </table:table-cell>
          <table:table-cell table:style-name="ce2" table:formula="of:=IF([.A676]=UP; -1*[.B676]; IF([.A676]=DOWN; [.B676]; 0))+[.E675]"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77]=FORWARD; [.B677]; 0)+[.C676]" office:value-type="float" office:value="1229" calcext:value-type="float">
            <text:p>1229</text:p>
          </table:table-cell>
          <table:table-cell table:style-name="ce2" table:formula="of:=IF([.A677]=FORWARD; [.E677]*[.B677]; 0)+[.D676]" office:value-type="float" office:value="495442" calcext:value-type="float">
            <text:p>495442</text:p>
          </table:table-cell>
          <table:table-cell table:style-name="ce2" table:formula="of:=IF([.A677]=UP; -1*[.B677]; IF([.A677]=DOWN; [.B677]; 0))+[.E676]"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678]=FORWARD; [.B678]; 0)+[.C677]" office:value-type="float" office:value="1229" calcext:value-type="float">
            <text:p>1229</text:p>
          </table:table-cell>
          <table:table-cell table:style-name="ce2" table:formula="of:=IF([.A678]=FORWARD; [.E678]*[.B678]; 0)+[.D677]" office:value-type="float" office:value="495442" calcext:value-type="float">
            <text:p>495442</text:p>
          </table:table-cell>
          <table:table-cell table:style-name="ce2" table:formula="of:=IF([.A678]=UP; -1*[.B678]; IF([.A678]=DOWN; [.B678]; 0))+[.E677]" office:value-type="float" office:value="775" calcext:value-type="float">
            <text:p>7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79]=FORWARD; [.B679]; 0)+[.C678]" office:value-type="float" office:value="1234" calcext:value-type="float">
            <text:p>1234</text:p>
          </table:table-cell>
          <table:table-cell table:style-name="ce2" table:formula="of:=IF([.A679]=FORWARD; [.E679]*[.B679]; 0)+[.D678]" office:value-type="float" office:value="499317" calcext:value-type="float">
            <text:p>499317</text:p>
          </table:table-cell>
          <table:table-cell table:style-name="ce2" table:formula="of:=IF([.A679]=UP; -1*[.B679]; IF([.A679]=DOWN; [.B679]; 0))+[.E678]" office:value-type="float" office:value="775" calcext:value-type="float">
            <text:p>7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680]=FORWARD; [.B680]; 0)+[.C679]" office:value-type="float" office:value="1234" calcext:value-type="float">
            <text:p>1234</text:p>
          </table:table-cell>
          <table:table-cell table:style-name="ce2" table:formula="of:=IF([.A680]=FORWARD; [.E680]*[.B680]; 0)+[.D679]" office:value-type="float" office:value="499317" calcext:value-type="float">
            <text:p>499317</text:p>
          </table:table-cell>
          <table:table-cell table:style-name="ce2" table:formula="of:=IF([.A680]=UP; -1*[.B680]; IF([.A680]=DOWN; [.B680]; 0))+[.E679]" office:value-type="float" office:value="767" calcext:value-type="float">
            <text:p>76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681]=FORWARD; [.B681]; 0)+[.C680]" office:value-type="float" office:value="1234" calcext:value-type="float">
            <text:p>1234</text:p>
          </table:table-cell>
          <table:table-cell table:style-name="ce2" table:formula="of:=IF([.A681]=FORWARD; [.E681]*[.B681]; 0)+[.D680]" office:value-type="float" office:value="499317" calcext:value-type="float">
            <text:p>499317</text:p>
          </table:table-cell>
          <table:table-cell table:style-name="ce2" table:formula="of:=IF([.A681]=UP; -1*[.B681]; IF([.A681]=DOWN; [.B681]; 0))+[.E680]"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682]=FORWARD; [.B682]; 0)+[.C681]" office:value-type="float" office:value="1241" calcext:value-type="float">
            <text:p>1241</text:p>
          </table:table-cell>
          <table:table-cell table:style-name="ce2" table:formula="of:=IF([.A682]=FORWARD; [.E682]*[.B682]; 0)+[.D681]" office:value-type="float" office:value="504700" calcext:value-type="float">
            <text:p>504700</text:p>
          </table:table-cell>
          <table:table-cell table:style-name="ce2" table:formula="of:=IF([.A682]=UP; -1*[.B682]; IF([.A682]=DOWN; [.B682]; 0))+[.E681]"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683]=FORWARD; [.B683]; 0)+[.C682]" office:value-type="float" office:value="1243" calcext:value-type="float">
            <text:p>1243</text:p>
          </table:table-cell>
          <table:table-cell table:style-name="ce2" table:formula="of:=IF([.A683]=FORWARD; [.E683]*[.B683]; 0)+[.D682]" office:value-type="float" office:value="506238" calcext:value-type="float">
            <text:p>506238</text:p>
          </table:table-cell>
          <table:table-cell table:style-name="ce2" table:formula="of:=IF([.A683]=UP; -1*[.B683]; IF([.A683]=DOWN; [.B683]; 0))+[.E682]"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684]=FORWARD; [.B684]; 0)+[.C683]" office:value-type="float" office:value="1243" calcext:value-type="float">
            <text:p>1243</text:p>
          </table:table-cell>
          <table:table-cell table:style-name="ce2" table:formula="of:=IF([.A684]=FORWARD; [.E684]*[.B684]; 0)+[.D683]" office:value-type="float" office:value="506238" calcext:value-type="float">
            <text:p>506238</text:p>
          </table:table-cell>
          <table:table-cell table:style-name="ce2" table:formula="of:=IF([.A684]=UP; -1*[.B684]; IF([.A684]=DOWN; [.B684]; 0))+[.E683]"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85]=FORWARD; [.B685]; 0)+[.C684]" office:value-type="float" office:value="1249" calcext:value-type="float">
            <text:p>1249</text:p>
          </table:table-cell>
          <table:table-cell table:style-name="ce2" table:formula="of:=IF([.A685]=FORWARD; [.E685]*[.B685]; 0)+[.D684]" office:value-type="float" office:value="510858" calcext:value-type="float">
            <text:p>510858</text:p>
          </table:table-cell>
          <table:table-cell table:style-name="ce2" table:formula="of:=IF([.A685]=UP; -1*[.B685]; IF([.A685]=DOWN; [.B685]; 0))+[.E684]"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686]=FORWARD; [.B686]; 0)+[.C685]" office:value-type="float" office:value="1249" calcext:value-type="float">
            <text:p>1249</text:p>
          </table:table-cell>
          <table:table-cell table:style-name="ce2" table:formula="of:=IF([.A686]=FORWARD; [.E686]*[.B686]; 0)+[.D685]" office:value-type="float" office:value="510858" calcext:value-type="float">
            <text:p>510858</text:p>
          </table:table-cell>
          <table:table-cell table:style-name="ce2" table:formula="of:=IF([.A686]=UP; -1*[.B686]; IF([.A686]=DOWN; [.B686]; 0))+[.E685]"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687]=FORWARD; [.B687]; 0)+[.C686]" office:value-type="float" office:value="1249" calcext:value-type="float">
            <text:p>1249</text:p>
          </table:table-cell>
          <table:table-cell table:style-name="ce2" table:formula="of:=IF([.A687]=FORWARD; [.E687]*[.B687]; 0)+[.D686]" office:value-type="float" office:value="510858" calcext:value-type="float">
            <text:p>510858</text:p>
          </table:table-cell>
          <table:table-cell table:style-name="ce2" table:formula="of:=IF([.A687]=UP; -1*[.B687]; IF([.A687]=DOWN; [.B687]; 0))+[.E686]"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88]=FORWARD; [.B688]; 0)+[.C687]" office:value-type="float" office:value="1252" calcext:value-type="float">
            <text:p>1252</text:p>
          </table:table-cell>
          <table:table-cell table:style-name="ce2" table:formula="of:=IF([.A688]=FORWARD; [.E688]*[.B688]; 0)+[.D687]" office:value-type="float" office:value="513168" calcext:value-type="float">
            <text:p>513168</text:p>
          </table:table-cell>
          <table:table-cell table:style-name="ce2" table:formula="of:=IF([.A688]=UP; -1*[.B688]; IF([.A688]=DOWN; [.B688]; 0))+[.E687]"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689]=FORWARD; [.B689]; 0)+[.C688]" office:value-type="float" office:value="1252" calcext:value-type="float">
            <text:p>1252</text:p>
          </table:table-cell>
          <table:table-cell table:style-name="ce2" table:formula="of:=IF([.A689]=FORWARD; [.E689]*[.B689]; 0)+[.D688]" office:value-type="float" office:value="513168" calcext:value-type="float">
            <text:p>513168</text:p>
          </table:table-cell>
          <table:table-cell table:style-name="ce2" table:formula="of:=IF([.A689]=UP; -1*[.B689]; IF([.A689]=DOWN; [.B689]; 0))+[.E688]" office:value-type="float" office:value="778" calcext:value-type="float">
            <text:p>77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690]=FORWARD; [.B690]; 0)+[.C689]" office:value-type="float" office:value="1252" calcext:value-type="float">
            <text:p>1252</text:p>
          </table:table-cell>
          <table:table-cell table:style-name="ce2" table:formula="of:=IF([.A690]=FORWARD; [.E690]*[.B690]; 0)+[.D689]" office:value-type="float" office:value="513168" calcext:value-type="float">
            <text:p>513168</text:p>
          </table:table-cell>
          <table:table-cell table:style-name="ce2" table:formula="of:=IF([.A690]=UP; -1*[.B690]; IF([.A690]=DOWN; [.B690]; 0))+[.E689]" office:value-type="float" office:value="784" calcext:value-type="float">
            <text:p>7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91]=FORWARD; [.B691]; 0)+[.C690]" office:value-type="float" office:value="1255" calcext:value-type="float">
            <text:p>1255</text:p>
          </table:table-cell>
          <table:table-cell table:style-name="ce2" table:formula="of:=IF([.A691]=FORWARD; [.E691]*[.B691]; 0)+[.D690]" office:value-type="float" office:value="515520" calcext:value-type="float">
            <text:p>515520</text:p>
          </table:table-cell>
          <table:table-cell table:style-name="ce2" table:formula="of:=IF([.A691]=UP; -1*[.B691]; IF([.A691]=DOWN; [.B691]; 0))+[.E690]" office:value-type="float" office:value="784" calcext:value-type="float">
            <text:p>7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692]=FORWARD; [.B692]; 0)+[.C691]" office:value-type="float" office:value="1255" calcext:value-type="float">
            <text:p>1255</text:p>
          </table:table-cell>
          <table:table-cell table:style-name="ce2" table:formula="of:=IF([.A692]=FORWARD; [.E692]*[.B692]; 0)+[.D691]" office:value-type="float" office:value="515520" calcext:value-type="float">
            <text:p>515520</text:p>
          </table:table-cell>
          <table:table-cell table:style-name="ce2" table:formula="of:=IF([.A692]=UP; -1*[.B692]; IF([.A692]=DOWN; [.B692]; 0))+[.E691]"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693]=FORWARD; [.B693]; 0)+[.C692]" office:value-type="float" office:value="1255" calcext:value-type="float">
            <text:p>1255</text:p>
          </table:table-cell>
          <table:table-cell table:style-name="ce2" table:formula="of:=IF([.A693]=FORWARD; [.E693]*[.B693]; 0)+[.D692]" office:value-type="float" office:value="515520" calcext:value-type="float">
            <text:p>515520</text:p>
          </table:table-cell>
          <table:table-cell table:style-name="ce2" table:formula="of:=IF([.A693]=UP; -1*[.B693]; IF([.A693]=DOWN; [.B693]; 0))+[.E692]"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94]=FORWARD; [.B694]; 0)+[.C693]" office:value-type="float" office:value="1260" calcext:value-type="float">
            <text:p>1260</text:p>
          </table:table-cell>
          <table:table-cell table:style-name="ce2" table:formula="of:=IF([.A694]=FORWARD; [.E694]*[.B694]; 0)+[.D693]" office:value-type="float" office:value="519520" calcext:value-type="float">
            <text:p>519520</text:p>
          </table:table-cell>
          <table:table-cell table:style-name="ce2" table:formula="of:=IF([.A694]=UP; -1*[.B694]; IF([.A694]=DOWN; [.B694]; 0))+[.E693]"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695]=FORWARD; [.B695]; 0)+[.C694]" office:value-type="float" office:value="1265" calcext:value-type="float">
            <text:p>1265</text:p>
          </table:table-cell>
          <table:table-cell table:style-name="ce2" table:formula="of:=IF([.A695]=FORWARD; [.E695]*[.B695]; 0)+[.D694]" office:value-type="float" office:value="523520" calcext:value-type="float">
            <text:p>523520</text:p>
          </table:table-cell>
          <table:table-cell table:style-name="ce2" table:formula="of:=IF([.A695]=UP; -1*[.B695]; IF([.A695]=DOWN; [.B695]; 0))+[.E694]"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696]=FORWARD; [.B696]; 0)+[.C695]" office:value-type="float" office:value="1265" calcext:value-type="float">
            <text:p>1265</text:p>
          </table:table-cell>
          <table:table-cell table:style-name="ce2" table:formula="of:=IF([.A696]=FORWARD; [.E696]*[.B696]; 0)+[.D695]" office:value-type="float" office:value="523520" calcext:value-type="float">
            <text:p>523520</text:p>
          </table:table-cell>
          <table:table-cell table:style-name="ce2" table:formula="of:=IF([.A696]=UP; -1*[.B696]; IF([.A696]=DOWN; [.B696]; 0))+[.E695]" office:value-type="float" office:value="801" calcext:value-type="float">
            <text:p>8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697]=FORWARD; [.B697]; 0)+[.C696]" office:value-type="float" office:value="1268" calcext:value-type="float">
            <text:p>1268</text:p>
          </table:table-cell>
          <table:table-cell table:style-name="ce2" table:formula="of:=IF([.A697]=FORWARD; [.E697]*[.B697]; 0)+[.D696]" office:value-type="float" office:value="525923" calcext:value-type="float">
            <text:p>525923</text:p>
          </table:table-cell>
          <table:table-cell table:style-name="ce2" table:formula="of:=IF([.A697]=UP; -1*[.B697]; IF([.A697]=DOWN; [.B697]; 0))+[.E696]" office:value-type="float" office:value="801" calcext:value-type="float">
            <text:p>8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698]=FORWARD; [.B698]; 0)+[.C697]" office:value-type="float" office:value="1268" calcext:value-type="float">
            <text:p>1268</text:p>
          </table:table-cell>
          <table:table-cell table:style-name="ce2" table:formula="of:=IF([.A698]=FORWARD; [.E698]*[.B698]; 0)+[.D697]" office:value-type="float" office:value="525923" calcext:value-type="float">
            <text:p>525923</text:p>
          </table:table-cell>
          <table:table-cell table:style-name="ce2" table:formula="of:=IF([.A698]=UP; -1*[.B698]; IF([.A698]=DOWN; [.B698]; 0))+[.E697]"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699]=FORWARD; [.B699]; 0)+[.C698]" office:value-type="float" office:value="1276" calcext:value-type="float">
            <text:p>1276</text:p>
          </table:table-cell>
          <table:table-cell table:style-name="ce2" table:formula="of:=IF([.A699]=FORWARD; [.E699]*[.B699]; 0)+[.D698]" office:value-type="float" office:value="532267" calcext:value-type="float">
            <text:p>532267</text:p>
          </table:table-cell>
          <table:table-cell table:style-name="ce2" table:formula="of:=IF([.A699]=UP; -1*[.B699]; IF([.A699]=DOWN; [.B699]; 0))+[.E698]"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00]=FORWARD; [.B700]; 0)+[.C699]" office:value-type="float" office:value="1276" calcext:value-type="float">
            <text:p>1276</text:p>
          </table:table-cell>
          <table:table-cell table:style-name="ce2" table:formula="of:=IF([.A700]=FORWARD; [.E700]*[.B700]; 0)+[.D699]" office:value-type="float" office:value="532267" calcext:value-type="float">
            <text:p>532267</text:p>
          </table:table-cell>
          <table:table-cell table:style-name="ce2" table:formula="of:=IF([.A700]=UP; -1*[.B700]; IF([.A700]=DOWN; [.B700]; 0))+[.E699]" office:value-type="float" office:value="796" calcext:value-type="float">
            <text:p>79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701]=FORWARD; [.B701]; 0)+[.C700]" office:value-type="float" office:value="1276" calcext:value-type="float">
            <text:p>1276</text:p>
          </table:table-cell>
          <table:table-cell table:style-name="ce2" table:formula="of:=IF([.A701]=FORWARD; [.E701]*[.B701]; 0)+[.D700]" office:value-type="float" office:value="532267" calcext:value-type="float">
            <text:p>532267</text:p>
          </table:table-cell>
          <table:table-cell table:style-name="ce2" table:formula="of:=IF([.A701]=UP; -1*[.B701]; IF([.A701]=DOWN; [.B701]; 0))+[.E700]" office:value-type="float" office:value="792" calcext:value-type="float">
            <text:p>7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02]=FORWARD; [.B702]; 0)+[.C701]" office:value-type="float" office:value="1276" calcext:value-type="float">
            <text:p>1276</text:p>
          </table:table-cell>
          <table:table-cell table:style-name="ce2" table:formula="of:=IF([.A702]=FORWARD; [.E702]*[.B702]; 0)+[.D701]" office:value-type="float" office:value="532267" calcext:value-type="float">
            <text:p>532267</text:p>
          </table:table-cell>
          <table:table-cell table:style-name="ce2" table:formula="of:=IF([.A702]=UP; -1*[.B702]; IF([.A702]=DOWN; [.B702]; 0))+[.E701]" office:value-type="float" office:value="786" calcext:value-type="float">
            <text:p>78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03]=FORWARD; [.B703]; 0)+[.C702]" office:value-type="float" office:value="1276" calcext:value-type="float">
            <text:p>1276</text:p>
          </table:table-cell>
          <table:table-cell table:style-name="ce2" table:formula="of:=IF([.A703]=FORWARD; [.E703]*[.B703]; 0)+[.D702]" office:value-type="float" office:value="532267" calcext:value-type="float">
            <text:p>532267</text:p>
          </table:table-cell>
          <table:table-cell table:style-name="ce2" table:formula="of:=IF([.A703]=UP; -1*[.B703]; IF([.A703]=DOWN; [.B703]; 0))+[.E702]"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04]=FORWARD; [.B704]; 0)+[.C703]" office:value-type="float" office:value="1276" calcext:value-type="float">
            <text:p>1276</text:p>
          </table:table-cell>
          <table:table-cell table:style-name="ce2" table:formula="of:=IF([.A704]=FORWARD; [.E704]*[.B704]; 0)+[.D703]" office:value-type="float" office:value="532267" calcext:value-type="float">
            <text:p>532267</text:p>
          </table:table-cell>
          <table:table-cell table:style-name="ce2" table:formula="of:=IF([.A704]=UP; -1*[.B704]; IF([.A704]=DOWN; [.B704]; 0))+[.E703]" office:value-type="float" office:value="775" calcext:value-type="float">
            <text:p>7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705]=FORWARD; [.B705]; 0)+[.C704]" office:value-type="float" office:value="1276" calcext:value-type="float">
            <text:p>1276</text:p>
          </table:table-cell>
          <table:table-cell table:style-name="ce2" table:formula="of:=IF([.A705]=FORWARD; [.E705]*[.B705]; 0)+[.D704]" office:value-type="float" office:value="532267" calcext:value-type="float">
            <text:p>532267</text:p>
          </table:table-cell>
          <table:table-cell table:style-name="ce2" table:formula="of:=IF([.A705]=UP; -1*[.B705]; IF([.A705]=DOWN; [.B705]; 0))+[.E704]" office:value-type="float" office:value="783" calcext:value-type="float">
            <text:p>78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706]=FORWARD; [.B706]; 0)+[.C705]" office:value-type="float" office:value="1276" calcext:value-type="float">
            <text:p>1276</text:p>
          </table:table-cell>
          <table:table-cell table:style-name="ce2" table:formula="of:=IF([.A706]=FORWARD; [.E706]*[.B706]; 0)+[.D705]" office:value-type="float" office:value="532267" calcext:value-type="float">
            <text:p>532267</text:p>
          </table:table-cell>
          <table:table-cell table:style-name="ce2" table:formula="of:=IF([.A706]=UP; -1*[.B706]; IF([.A706]=DOWN; [.B706]; 0))+[.E705]"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07]=FORWARD; [.B707]; 0)+[.C706]" office:value-type="float" office:value="1276" calcext:value-type="float">
            <text:p>1276</text:p>
          </table:table-cell>
          <table:table-cell table:style-name="ce2" table:formula="of:=IF([.A707]=FORWARD; [.E707]*[.B707]; 0)+[.D706]" office:value-type="float" office:value="532267" calcext:value-type="float">
            <text:p>532267</text:p>
          </table:table-cell>
          <table:table-cell table:style-name="ce2" table:formula="of:=IF([.A707]=UP; -1*[.B707]; IF([.A707]=DOWN; [.B707]; 0))+[.E706]"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08]=FORWARD; [.B708]; 0)+[.C707]" office:value-type="float" office:value="1276" calcext:value-type="float">
            <text:p>1276</text:p>
          </table:table-cell>
          <table:table-cell table:style-name="ce2" table:formula="of:=IF([.A708]=FORWARD; [.E708]*[.B708]; 0)+[.D707]" office:value-type="float" office:value="532267" calcext:value-type="float">
            <text:p>532267</text:p>
          </table:table-cell>
          <table:table-cell table:style-name="ce2" table:formula="of:=IF([.A708]=UP; -1*[.B708]; IF([.A708]=DOWN; [.B708]; 0))+[.E707]" office:value-type="float" office:value="775" calcext:value-type="float">
            <text:p>7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09]=FORWARD; [.B709]; 0)+[.C708]" office:value-type="float" office:value="1276" calcext:value-type="float">
            <text:p>1276</text:p>
          </table:table-cell>
          <table:table-cell table:style-name="ce2" table:formula="of:=IF([.A709]=FORWARD; [.E709]*[.B709]; 0)+[.D708]" office:value-type="float" office:value="532267" calcext:value-type="float">
            <text:p>532267</text:p>
          </table:table-cell>
          <table:table-cell table:style-name="ce2" table:formula="of:=IF([.A709]=UP; -1*[.B709]; IF([.A709]=DOWN; [.B709]; 0))+[.E708]"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710]=FORWARD; [.B710]; 0)+[.C709]" office:value-type="float" office:value="1280" calcext:value-type="float">
            <text:p>1280</text:p>
          </table:table-cell>
          <table:table-cell table:style-name="ce2" table:formula="of:=IF([.A710]=FORWARD; [.E710]*[.B710]; 0)+[.D709]" office:value-type="float" office:value="535391" calcext:value-type="float">
            <text:p>535391</text:p>
          </table:table-cell>
          <table:table-cell table:style-name="ce2" table:formula="of:=IF([.A710]=UP; -1*[.B710]; IF([.A710]=DOWN; [.B710]; 0))+[.E709]"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711]=FORWARD; [.B711]; 0)+[.C710]" office:value-type="float" office:value="1280" calcext:value-type="float">
            <text:p>1280</text:p>
          </table:table-cell>
          <table:table-cell table:style-name="ce2" table:formula="of:=IF([.A711]=FORWARD; [.E711]*[.B711]; 0)+[.D710]" office:value-type="float" office:value="535391" calcext:value-type="float">
            <text:p>535391</text:p>
          </table:table-cell>
          <table:table-cell table:style-name="ce2" table:formula="of:=IF([.A711]=UP; -1*[.B711]; IF([.A711]=DOWN; [.B711]; 0))+[.E710]"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12]=FORWARD; [.B712]; 0)+[.C711]" office:value-type="float" office:value="1285" calcext:value-type="float">
            <text:p>1285</text:p>
          </table:table-cell>
          <table:table-cell table:style-name="ce2" table:formula="of:=IF([.A712]=FORWARD; [.E712]*[.B712]; 0)+[.D711]" office:value-type="float" office:value="539331" calcext:value-type="float">
            <text:p>539331</text:p>
          </table:table-cell>
          <table:table-cell table:style-name="ce2" table:formula="of:=IF([.A712]=UP; -1*[.B712]; IF([.A712]=DOWN; [.B712]; 0))+[.E711]"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713]=FORWARD; [.B713]; 0)+[.C712]" office:value-type="float" office:value="1287" calcext:value-type="float">
            <text:p>1287</text:p>
          </table:table-cell>
          <table:table-cell table:style-name="ce2" table:formula="of:=IF([.A713]=FORWARD; [.E713]*[.B713]; 0)+[.D712]" office:value-type="float" office:value="540907" calcext:value-type="float">
            <text:p>540907</text:p>
          </table:table-cell>
          <table:table-cell table:style-name="ce2" table:formula="of:=IF([.A713]=UP; -1*[.B713]; IF([.A713]=DOWN; [.B713]; 0))+[.E712]"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714]=FORWARD; [.B714]; 0)+[.C713]" office:value-type="float" office:value="1287" calcext:value-type="float">
            <text:p>1287</text:p>
          </table:table-cell>
          <table:table-cell table:style-name="ce2" table:formula="of:=IF([.A714]=FORWARD; [.E714]*[.B714]; 0)+[.D713]" office:value-type="float" office:value="540907" calcext:value-type="float">
            <text:p>540907</text:p>
          </table:table-cell>
          <table:table-cell table:style-name="ce2" table:formula="of:=IF([.A714]=UP; -1*[.B714]; IF([.A714]=DOWN; [.B714]; 0))+[.E713]" office:value-type="float" office:value="789" calcext:value-type="float">
            <text:p>78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15]=FORWARD; [.B715]; 0)+[.C714]" office:value-type="float" office:value="1287" calcext:value-type="float">
            <text:p>1287</text:p>
          </table:table-cell>
          <table:table-cell table:style-name="ce2" table:formula="of:=IF([.A715]=FORWARD; [.E715]*[.B715]; 0)+[.D714]" office:value-type="float" office:value="540907" calcext:value-type="float">
            <text:p>540907</text:p>
          </table:table-cell>
          <table:table-cell table:style-name="ce2" table:formula="of:=IF([.A715]=UP; -1*[.B715]; IF([.A715]=DOWN; [.B715]; 0))+[.E714]" office:value-type="float" office:value="794" calcext:value-type="float">
            <text:p>79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716]=FORWARD; [.B716]; 0)+[.C715]" office:value-type="float" office:value="1291" calcext:value-type="float">
            <text:p>1291</text:p>
          </table:table-cell>
          <table:table-cell table:style-name="ce2" table:formula="of:=IF([.A716]=FORWARD; [.E716]*[.B716]; 0)+[.D715]" office:value-type="float" office:value="544083" calcext:value-type="float">
            <text:p>544083</text:p>
          </table:table-cell>
          <table:table-cell table:style-name="ce2" table:formula="of:=IF([.A716]=UP; -1*[.B716]; IF([.A716]=DOWN; [.B716]; 0))+[.E715]" office:value-type="float" office:value="794" calcext:value-type="float">
            <text:p>79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717]=FORWARD; [.B717]; 0)+[.C716]" office:value-type="float" office:value="1295" calcext:value-type="float">
            <text:p>1295</text:p>
          </table:table-cell>
          <table:table-cell table:style-name="ce2" table:formula="of:=IF([.A717]=FORWARD; [.E717]*[.B717]; 0)+[.D716]" office:value-type="float" office:value="547259" calcext:value-type="float">
            <text:p>547259</text:p>
          </table:table-cell>
          <table:table-cell table:style-name="ce2" table:formula="of:=IF([.A717]=UP; -1*[.B717]; IF([.A717]=DOWN; [.B717]; 0))+[.E716]" office:value-type="float" office:value="794" calcext:value-type="float">
            <text:p>79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718]=FORWARD; [.B718]; 0)+[.C717]" office:value-type="float" office:value="1295" calcext:value-type="float">
            <text:p>1295</text:p>
          </table:table-cell>
          <table:table-cell table:style-name="ce2" table:formula="of:=IF([.A718]=FORWARD; [.E718]*[.B718]; 0)+[.D717]" office:value-type="float" office:value="547259" calcext:value-type="float">
            <text:p>547259</text:p>
          </table:table-cell>
          <table:table-cell table:style-name="ce2" table:formula="of:=IF([.A718]=UP; -1*[.B718]; IF([.A718]=DOWN; [.B718]; 0))+[.E717]" office:value-type="float" office:value="803" calcext:value-type="float">
            <text:p>8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19]=FORWARD; [.B719]; 0)+[.C718]" office:value-type="float" office:value="1301" calcext:value-type="float">
            <text:p>1301</text:p>
          </table:table-cell>
          <table:table-cell table:style-name="ce2" table:formula="of:=IF([.A719]=FORWARD; [.E719]*[.B719]; 0)+[.D718]" office:value-type="float" office:value="552077" calcext:value-type="float">
            <text:p>552077</text:p>
          </table:table-cell>
          <table:table-cell table:style-name="ce2" table:formula="of:=IF([.A719]=UP; -1*[.B719]; IF([.A719]=DOWN; [.B719]; 0))+[.E718]" office:value-type="float" office:value="803" calcext:value-type="float">
            <text:p>80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720]=FORWARD; [.B720]; 0)+[.C719]" office:value-type="float" office:value="1301" calcext:value-type="float">
            <text:p>1301</text:p>
          </table:table-cell>
          <table:table-cell table:style-name="ce2" table:formula="of:=IF([.A720]=FORWARD; [.E720]*[.B720]; 0)+[.D719]" office:value-type="float" office:value="552077" calcext:value-type="float">
            <text:p>552077</text:p>
          </table:table-cell>
          <table:table-cell table:style-name="ce2" table:formula="of:=IF([.A720]=UP; -1*[.B720]; IF([.A720]=DOWN; [.B720]; 0))+[.E719]" office:value-type="float" office:value="807" calcext:value-type="float">
            <text:p>80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721]=FORWARD; [.B721]; 0)+[.C720]" office:value-type="float" office:value="1302" calcext:value-type="float">
            <text:p>1302</text:p>
          </table:table-cell>
          <table:table-cell table:style-name="ce2" table:formula="of:=IF([.A721]=FORWARD; [.E721]*[.B721]; 0)+[.D720]" office:value-type="float" office:value="552884" calcext:value-type="float">
            <text:p>552884</text:p>
          </table:table-cell>
          <table:table-cell table:style-name="ce2" table:formula="of:=IF([.A721]=UP; -1*[.B721]; IF([.A721]=DOWN; [.B721]; 0))+[.E720]" office:value-type="float" office:value="807" calcext:value-type="float">
            <text:p>80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22]=FORWARD; [.B722]; 0)+[.C721]" office:value-type="float" office:value="1305" calcext:value-type="float">
            <text:p>1305</text:p>
          </table:table-cell>
          <table:table-cell table:style-name="ce2" table:formula="of:=IF([.A722]=FORWARD; [.E722]*[.B722]; 0)+[.D721]" office:value-type="float" office:value="555305" calcext:value-type="float">
            <text:p>555305</text:p>
          </table:table-cell>
          <table:table-cell table:style-name="ce2" table:formula="of:=IF([.A722]=UP; -1*[.B722]; IF([.A722]=DOWN; [.B722]; 0))+[.E721]" office:value-type="float" office:value="807" calcext:value-type="float">
            <text:p>80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23]=FORWARD; [.B723]; 0)+[.C722]" office:value-type="float" office:value="1305" calcext:value-type="float">
            <text:p>1305</text:p>
          </table:table-cell>
          <table:table-cell table:style-name="ce2" table:formula="of:=IF([.A723]=FORWARD; [.E723]*[.B723]; 0)+[.D722]" office:value-type="float" office:value="555305" calcext:value-type="float">
            <text:p>555305</text:p>
          </table:table-cell>
          <table:table-cell table:style-name="ce2" table:formula="of:=IF([.A723]=UP; -1*[.B723]; IF([.A723]=DOWN; [.B723]; 0))+[.E722]"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724]=FORWARD; [.B724]; 0)+[.C723]" office:value-type="float" office:value="1307" calcext:value-type="float">
            <text:p>1307</text:p>
          </table:table-cell>
          <table:table-cell table:style-name="ce2" table:formula="of:=IF([.A724]=FORWARD; [.E724]*[.B724]; 0)+[.D723]" office:value-type="float" office:value="556929" calcext:value-type="float">
            <text:p>556929</text:p>
          </table:table-cell>
          <table:table-cell table:style-name="ce2" table:formula="of:=IF([.A724]=UP; -1*[.B724]; IF([.A724]=DOWN; [.B724]; 0))+[.E723]"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25]=FORWARD; [.B725]; 0)+[.C724]" office:value-type="float" office:value="1307" calcext:value-type="float">
            <text:p>1307</text:p>
          </table:table-cell>
          <table:table-cell table:style-name="ce2" table:formula="of:=IF([.A725]=FORWARD; [.E725]*[.B725]; 0)+[.D724]" office:value-type="float" office:value="556929" calcext:value-type="float">
            <text:p>556929</text:p>
          </table:table-cell>
          <table:table-cell table:style-name="ce2" table:formula="of:=IF([.A725]=UP; -1*[.B725]; IF([.A725]=DOWN; [.B725]; 0))+[.E724]" office:value-type="float" office:value="809" calcext:value-type="float">
            <text:p>80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26]=FORWARD; [.B726]; 0)+[.C725]" office:value-type="float" office:value="1313" calcext:value-type="float">
            <text:p>1313</text:p>
          </table:table-cell>
          <table:table-cell table:style-name="ce2" table:formula="of:=IF([.A726]=FORWARD; [.E726]*[.B726]; 0)+[.D725]" office:value-type="float" office:value="561783" calcext:value-type="float">
            <text:p>561783</text:p>
          </table:table-cell>
          <table:table-cell table:style-name="ce2" table:formula="of:=IF([.A726]=UP; -1*[.B726]; IF([.A726]=DOWN; [.B726]; 0))+[.E725]" office:value-type="float" office:value="809" calcext:value-type="float">
            <text:p>80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727]=FORWARD; [.B727]; 0)+[.C726]" office:value-type="float" office:value="1313" calcext:value-type="float">
            <text:p>1313</text:p>
          </table:table-cell>
          <table:table-cell table:style-name="ce2" table:formula="of:=IF([.A727]=FORWARD; [.E727]*[.B727]; 0)+[.D726]" office:value-type="float" office:value="561783" calcext:value-type="float">
            <text:p>561783</text:p>
          </table:table-cell>
          <table:table-cell table:style-name="ce2" table:formula="of:=IF([.A727]=UP; -1*[.B727]; IF([.A727]=DOWN; [.B727]; 0))+[.E726]" office:value-type="float" office:value="811" calcext:value-type="float">
            <text:p>8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28]=FORWARD; [.B728]; 0)+[.C727]" office:value-type="float" office:value="1313" calcext:value-type="float">
            <text:p>1313</text:p>
          </table:table-cell>
          <table:table-cell table:style-name="ce2" table:formula="of:=IF([.A728]=FORWARD; [.E728]*[.B728]; 0)+[.D727]" office:value-type="float" office:value="561783" calcext:value-type="float">
            <text:p>561783</text:p>
          </table:table-cell>
          <table:table-cell table:style-name="ce2" table:formula="of:=IF([.A728]=UP; -1*[.B728]; IF([.A728]=DOWN; [.B728]; 0))+[.E727]" office:value-type="float" office:value="806" calcext:value-type="float">
            <text:p>8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29]=FORWARD; [.B729]; 0)+[.C728]" office:value-type="float" office:value="1313" calcext:value-type="float">
            <text:p>1313</text:p>
          </table:table-cell>
          <table:table-cell table:style-name="ce2" table:formula="of:=IF([.A729]=FORWARD; [.E729]*[.B729]; 0)+[.D728]" office:value-type="float" office:value="561783" calcext:value-type="float">
            <text:p>561783</text:p>
          </table:table-cell>
          <table:table-cell table:style-name="ce2" table:formula="of:=IF([.A729]=UP; -1*[.B729]; IF([.A729]=DOWN; [.B729]; 0))+[.E728]"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30]=FORWARD; [.B730]; 0)+[.C729]" office:value-type="float" office:value="1313" calcext:value-type="float">
            <text:p>1313</text:p>
          </table:table-cell>
          <table:table-cell table:style-name="ce2" table:formula="of:=IF([.A730]=FORWARD; [.E730]*[.B730]; 0)+[.D729]" office:value-type="float" office:value="561783" calcext:value-type="float">
            <text:p>561783</text:p>
          </table:table-cell>
          <table:table-cell table:style-name="ce2" table:formula="of:=IF([.A730]=UP; -1*[.B730]; IF([.A730]=DOWN; [.B730]; 0))+[.E729]" office:value-type="float" office:value="818" calcext:value-type="float">
            <text:p>8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31]=FORWARD; [.B731]; 0)+[.C730]" office:value-type="float" office:value="1316" calcext:value-type="float">
            <text:p>1316</text:p>
          </table:table-cell>
          <table:table-cell table:style-name="ce2" table:formula="of:=IF([.A731]=FORWARD; [.E731]*[.B731]; 0)+[.D730]" office:value-type="float" office:value="564237" calcext:value-type="float">
            <text:p>564237</text:p>
          </table:table-cell>
          <table:table-cell table:style-name="ce2" table:formula="of:=IF([.A731]=UP; -1*[.B731]; IF([.A731]=DOWN; [.B731]; 0))+[.E730]" office:value-type="float" office:value="818" calcext:value-type="float">
            <text:p>8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32]=FORWARD; [.B732]; 0)+[.C731]" office:value-type="float" office:value="1316" calcext:value-type="float">
            <text:p>1316</text:p>
          </table:table-cell>
          <table:table-cell table:style-name="ce2" table:formula="of:=IF([.A732]=FORWARD; [.E732]*[.B732]; 0)+[.D731]" office:value-type="float" office:value="564237" calcext:value-type="float">
            <text:p>564237</text:p>
          </table:table-cell>
          <table:table-cell table:style-name="ce2" table:formula="of:=IF([.A732]=UP; -1*[.B732]; IF([.A732]=DOWN; [.B732]; 0))+[.E731]"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733]=FORWARD; [.B733]; 0)+[.C732]" office:value-type="float" office:value="1320" calcext:value-type="float">
            <text:p>1320</text:p>
          </table:table-cell>
          <table:table-cell table:style-name="ce2" table:formula="of:=IF([.A733]=FORWARD; [.E733]*[.B733]; 0)+[.D732]" office:value-type="float" office:value="567489" calcext:value-type="float">
            <text:p>567489</text:p>
          </table:table-cell>
          <table:table-cell table:style-name="ce2" table:formula="of:=IF([.A733]=UP; -1*[.B733]; IF([.A733]=DOWN; [.B733]; 0))+[.E732]"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34]=FORWARD; [.B734]; 0)+[.C733]" office:value-type="float" office:value="1323" calcext:value-type="float">
            <text:p>1323</text:p>
          </table:table-cell>
          <table:table-cell table:style-name="ce2" table:formula="of:=IF([.A734]=FORWARD; [.E734]*[.B734]; 0)+[.D733]" office:value-type="float" office:value="569928" calcext:value-type="float">
            <text:p>569928</text:p>
          </table:table-cell>
          <table:table-cell table:style-name="ce2" table:formula="of:=IF([.A734]=UP; -1*[.B734]; IF([.A734]=DOWN; [.B734]; 0))+[.E733]"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35]=FORWARD; [.B735]; 0)+[.C734]" office:value-type="float" office:value="1329" calcext:value-type="float">
            <text:p>1329</text:p>
          </table:table-cell>
          <table:table-cell table:style-name="ce2" table:formula="of:=IF([.A735]=FORWARD; [.E735]*[.B735]; 0)+[.D734]" office:value-type="float" office:value="574806" calcext:value-type="float">
            <text:p>574806</text:p>
          </table:table-cell>
          <table:table-cell table:style-name="ce2" table:formula="of:=IF([.A735]=UP; -1*[.B735]; IF([.A735]=DOWN; [.B735]; 0))+[.E734]"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36]=FORWARD; [.B736]; 0)+[.C735]" office:value-type="float" office:value="1334" calcext:value-type="float">
            <text:p>1334</text:p>
          </table:table-cell>
          <table:table-cell table:style-name="ce2" table:formula="of:=IF([.A736]=FORWARD; [.E736]*[.B736]; 0)+[.D735]" office:value-type="float" office:value="578871" calcext:value-type="float">
            <text:p>578871</text:p>
          </table:table-cell>
          <table:table-cell table:style-name="ce2" table:formula="of:=IF([.A736]=UP; -1*[.B736]; IF([.A736]=DOWN; [.B736]; 0))+[.E735]"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737]=FORWARD; [.B737]; 0)+[.C736]" office:value-type="float" office:value="1341" calcext:value-type="float">
            <text:p>1341</text:p>
          </table:table-cell>
          <table:table-cell table:style-name="ce2" table:formula="of:=IF([.A737]=FORWARD; [.E737]*[.B737]; 0)+[.D736]" office:value-type="float" office:value="584562" calcext:value-type="float">
            <text:p>584562</text:p>
          </table:table-cell>
          <table:table-cell table:style-name="ce2" table:formula="of:=IF([.A737]=UP; -1*[.B737]; IF([.A737]=DOWN; [.B737]; 0))+[.E736]"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38]=FORWARD; [.B738]; 0)+[.C737]" office:value-type="float" office:value="1341" calcext:value-type="float">
            <text:p>1341</text:p>
          </table:table-cell>
          <table:table-cell table:style-name="ce2" table:formula="of:=IF([.A738]=FORWARD; [.E738]*[.B738]; 0)+[.D737]" office:value-type="float" office:value="584562" calcext:value-type="float">
            <text:p>584562</text:p>
          </table:table-cell>
          <table:table-cell table:style-name="ce2" table:formula="of:=IF([.A738]=UP; -1*[.B738]; IF([.A738]=DOWN; [.B738]; 0))+[.E737]" office:value-type="float" office:value="818" calcext:value-type="float">
            <text:p>8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739]=FORWARD; [.B739]; 0)+[.C738]" office:value-type="float" office:value="1341" calcext:value-type="float">
            <text:p>1341</text:p>
          </table:table-cell>
          <table:table-cell table:style-name="ce2" table:formula="of:=IF([.A739]=FORWARD; [.E739]*[.B739]; 0)+[.D738]" office:value-type="float" office:value="584562" calcext:value-type="float">
            <text:p>584562</text:p>
          </table:table-cell>
          <table:table-cell table:style-name="ce2" table:formula="of:=IF([.A739]=UP; -1*[.B739]; IF([.A739]=DOWN; [.B739]; 0))+[.E738]" office:value-type="float" office:value="826" calcext:value-type="float">
            <text:p>82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40]=FORWARD; [.B740]; 0)+[.C739]" office:value-type="float" office:value="1341" calcext:value-type="float">
            <text:p>1341</text:p>
          </table:table-cell>
          <table:table-cell table:style-name="ce2" table:formula="of:=IF([.A740]=FORWARD; [.E740]*[.B740]; 0)+[.D739]" office:value-type="float" office:value="584562" calcext:value-type="float">
            <text:p>584562</text:p>
          </table:table-cell>
          <table:table-cell table:style-name="ce2" table:formula="of:=IF([.A740]=UP; -1*[.B740]; IF([.A740]=DOWN; [.B740]; 0))+[.E739]"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41]=FORWARD; [.B741]; 0)+[.C740]" office:value-type="float" office:value="1341" calcext:value-type="float">
            <text:p>1341</text:p>
          </table:table-cell>
          <table:table-cell table:style-name="ce2" table:formula="of:=IF([.A741]=FORWARD; [.E741]*[.B741]; 0)+[.D740]" office:value-type="float" office:value="584562" calcext:value-type="float">
            <text:p>584562</text:p>
          </table:table-cell>
          <table:table-cell table:style-name="ce2" table:formula="of:=IF([.A741]=UP; -1*[.B741]; IF([.A741]=DOWN; [.B741]; 0))+[.E740]" office:value-type="float" office:value="817" calcext:value-type="float">
            <text:p>8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742]=FORWARD; [.B742]; 0)+[.C741]" office:value-type="float" office:value="1341" calcext:value-type="float">
            <text:p>1341</text:p>
          </table:table-cell>
          <table:table-cell table:style-name="ce2" table:formula="of:=IF([.A742]=FORWARD; [.E742]*[.B742]; 0)+[.D741]" office:value-type="float" office:value="584562" calcext:value-type="float">
            <text:p>584562</text:p>
          </table:table-cell>
          <table:table-cell table:style-name="ce2" table:formula="of:=IF([.A742]=UP; -1*[.B742]; IF([.A742]=DOWN; [.B742]; 0))+[.E741]" office:value-type="float" office:value="818" calcext:value-type="float">
            <text:p>8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43]=FORWARD; [.B743]; 0)+[.C742]" office:value-type="float" office:value="1347" calcext:value-type="float">
            <text:p>1347</text:p>
          </table:table-cell>
          <table:table-cell table:style-name="ce2" table:formula="of:=IF([.A743]=FORWARD; [.E743]*[.B743]; 0)+[.D742]" office:value-type="float" office:value="589470" calcext:value-type="float">
            <text:p>589470</text:p>
          </table:table-cell>
          <table:table-cell table:style-name="ce2" table:formula="of:=IF([.A743]=UP; -1*[.B743]; IF([.A743]=DOWN; [.B743]; 0))+[.E742]" office:value-type="float" office:value="818" calcext:value-type="float">
            <text:p>8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744]=FORWARD; [.B744]; 0)+[.C743]" office:value-type="float" office:value="1347" calcext:value-type="float">
            <text:p>1347</text:p>
          </table:table-cell>
          <table:table-cell table:style-name="ce2" table:formula="of:=IF([.A744]=FORWARD; [.E744]*[.B744]; 0)+[.D743]" office:value-type="float" office:value="589470" calcext:value-type="float">
            <text:p>589470</text:p>
          </table:table-cell>
          <table:table-cell table:style-name="ce2" table:formula="of:=IF([.A744]=UP; -1*[.B744]; IF([.A744]=DOWN; [.B744]; 0))+[.E743]" office:value-type="float" office:value="822" calcext:value-type="float">
            <text:p>82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745]=FORWARD; [.B745]; 0)+[.C744]" office:value-type="float" office:value="1354" calcext:value-type="float">
            <text:p>1354</text:p>
          </table:table-cell>
          <table:table-cell table:style-name="ce2" table:formula="of:=IF([.A745]=FORWARD; [.E745]*[.B745]; 0)+[.D744]" office:value-type="float" office:value="595224" calcext:value-type="float">
            <text:p>595224</text:p>
          </table:table-cell>
          <table:table-cell table:style-name="ce2" table:formula="of:=IF([.A745]=UP; -1*[.B745]; IF([.A745]=DOWN; [.B745]; 0))+[.E744]" office:value-type="float" office:value="822" calcext:value-type="float">
            <text:p>82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46]=FORWARD; [.B746]; 0)+[.C745]" office:value-type="float" office:value="1354" calcext:value-type="float">
            <text:p>1354</text:p>
          </table:table-cell>
          <table:table-cell table:style-name="ce2" table:formula="of:=IF([.A746]=FORWARD; [.E746]*[.B746]; 0)+[.D745]" office:value-type="float" office:value="595224" calcext:value-type="float">
            <text:p>595224</text:p>
          </table:table-cell>
          <table:table-cell table:style-name="ce2" table:formula="of:=IF([.A746]=UP; -1*[.B746]; IF([.A746]=DOWN; [.B746]; 0))+[.E745]" office:value-type="float" office:value="819" calcext:value-type="float">
            <text:p>8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747]=FORWARD; [.B747]; 0)+[.C746]" office:value-type="float" office:value="1363" calcext:value-type="float">
            <text:p>1363</text:p>
          </table:table-cell>
          <table:table-cell table:style-name="ce2" table:formula="of:=IF([.A747]=FORWARD; [.E747]*[.B747]; 0)+[.D746]" office:value-type="float" office:value="602595" calcext:value-type="float">
            <text:p>602595</text:p>
          </table:table-cell>
          <table:table-cell table:style-name="ce2" table:formula="of:=IF([.A747]=UP; -1*[.B747]; IF([.A747]=DOWN; [.B747]; 0))+[.E746]" office:value-type="float" office:value="819" calcext:value-type="float">
            <text:p>8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48]=FORWARD; [.B748]; 0)+[.C747]" office:value-type="float" office:value="1363" calcext:value-type="float">
            <text:p>1363</text:p>
          </table:table-cell>
          <table:table-cell table:style-name="ce2" table:formula="of:=IF([.A748]=FORWARD; [.E748]*[.B748]; 0)+[.D747]" office:value-type="float" office:value="602595" calcext:value-type="float">
            <text:p>602595</text:p>
          </table:table-cell>
          <table:table-cell table:style-name="ce2" table:formula="of:=IF([.A748]=UP; -1*[.B748]; IF([.A748]=DOWN; [.B748]; 0))+[.E747]" office:value-type="float" office:value="822" calcext:value-type="float">
            <text:p>82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749]=FORWARD; [.B749]; 0)+[.C748]" office:value-type="float" office:value="1365" calcext:value-type="float">
            <text:p>1365</text:p>
          </table:table-cell>
          <table:table-cell table:style-name="ce2" table:formula="of:=IF([.A749]=FORWARD; [.E749]*[.B749]; 0)+[.D748]" office:value-type="float" office:value="604239" calcext:value-type="float">
            <text:p>604239</text:p>
          </table:table-cell>
          <table:table-cell table:style-name="ce2" table:formula="of:=IF([.A749]=UP; -1*[.B749]; IF([.A749]=DOWN; [.B749]; 0))+[.E748]" office:value-type="float" office:value="822" calcext:value-type="float">
            <text:p>82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750]=FORWARD; [.B750]; 0)+[.C749]" office:value-type="float" office:value="1373" calcext:value-type="float">
            <text:p>1373</text:p>
          </table:table-cell>
          <table:table-cell table:style-name="ce2" table:formula="of:=IF([.A750]=FORWARD; [.E750]*[.B750]; 0)+[.D749]" office:value-type="float" office:value="610815" calcext:value-type="float">
            <text:p>610815</text:p>
          </table:table-cell>
          <table:table-cell table:style-name="ce2" table:formula="of:=IF([.A750]=UP; -1*[.B750]; IF([.A750]=DOWN; [.B750]; 0))+[.E749]" office:value-type="float" office:value="822" calcext:value-type="float">
            <text:p>82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751]=FORWARD; [.B751]; 0)+[.C750]" office:value-type="float" office:value="1373" calcext:value-type="float">
            <text:p>1373</text:p>
          </table:table-cell>
          <table:table-cell table:style-name="ce2" table:formula="of:=IF([.A751]=FORWARD; [.E751]*[.B751]; 0)+[.D750]" office:value-type="float" office:value="610815" calcext:value-type="float">
            <text:p>610815</text:p>
          </table:table-cell>
          <table:table-cell table:style-name="ce2" table:formula="of:=IF([.A751]=UP; -1*[.B751]; IF([.A751]=DOWN; [.B751]; 0))+[.E750]" office:value-type="float" office:value="831" calcext:value-type="float">
            <text:p>83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752]=FORWARD; [.B752]; 0)+[.C751]" office:value-type="float" office:value="1373" calcext:value-type="float">
            <text:p>1373</text:p>
          </table:table-cell>
          <table:table-cell table:style-name="ce2" table:formula="of:=IF([.A752]=FORWARD; [.E752]*[.B752]; 0)+[.D751]" office:value-type="float" office:value="610815" calcext:value-type="float">
            <text:p>610815</text:p>
          </table:table-cell>
          <table:table-cell table:style-name="ce2" table:formula="of:=IF([.A752]=UP; -1*[.B752]; IF([.A752]=DOWN; [.B752]; 0))+[.E751]"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753]=FORWARD; [.B753]; 0)+[.C752]" office:value-type="float" office:value="1373" calcext:value-type="float">
            <text:p>1373</text:p>
          </table:table-cell>
          <table:table-cell table:style-name="ce2" table:formula="of:=IF([.A753]=FORWARD; [.E753]*[.B753]; 0)+[.D752]" office:value-type="float" office:value="610815" calcext:value-type="float">
            <text:p>610815</text:p>
          </table:table-cell>
          <table:table-cell table:style-name="ce2" table:formula="of:=IF([.A753]=UP; -1*[.B753]; IF([.A753]=DOWN; [.B753]; 0))+[.E752]" office:value-type="float" office:value="825" calcext:value-type="float">
            <text:p>8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54]=FORWARD; [.B754]; 0)+[.C753]" office:value-type="float" office:value="1373" calcext:value-type="float">
            <text:p>1373</text:p>
          </table:table-cell>
          <table:table-cell table:style-name="ce2" table:formula="of:=IF([.A754]=FORWARD; [.E754]*[.B754]; 0)+[.D753]" office:value-type="float" office:value="610815" calcext:value-type="float">
            <text:p>610815</text:p>
          </table:table-cell>
          <table:table-cell table:style-name="ce2" table:formula="of:=IF([.A754]=UP; -1*[.B754]; IF([.A754]=DOWN; [.B754]; 0))+[.E753]"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55]=FORWARD; [.B755]; 0)+[.C754]" office:value-type="float" office:value="1373" calcext:value-type="float">
            <text:p>1373</text:p>
          </table:table-cell>
          <table:table-cell table:style-name="ce2" table:formula="of:=IF([.A755]=FORWARD; [.E755]*[.B755]; 0)+[.D754]" office:value-type="float" office:value="610815" calcext:value-type="float">
            <text:p>610815</text:p>
          </table:table-cell>
          <table:table-cell table:style-name="ce2" table:formula="of:=IF([.A755]=UP; -1*[.B755]; IF([.A755]=DOWN; [.B755]; 0))+[.E754]" office:value-type="float" office:value="834" calcext:value-type="float">
            <text:p>83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756]=FORWARD; [.B756]; 0)+[.C755]" office:value-type="float" office:value="1381" calcext:value-type="float">
            <text:p>1381</text:p>
          </table:table-cell>
          <table:table-cell table:style-name="ce2" table:formula="of:=IF([.A756]=FORWARD; [.E756]*[.B756]; 0)+[.D755]" office:value-type="float" office:value="617487" calcext:value-type="float">
            <text:p>617487</text:p>
          </table:table-cell>
          <table:table-cell table:style-name="ce2" table:formula="of:=IF([.A756]=UP; -1*[.B756]; IF([.A756]=DOWN; [.B756]; 0))+[.E755]" office:value-type="float" office:value="834" calcext:value-type="float">
            <text:p>83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57]=FORWARD; [.B757]; 0)+[.C756]" office:value-type="float" office:value="1387" calcext:value-type="float">
            <text:p>1387</text:p>
          </table:table-cell>
          <table:table-cell table:style-name="ce2" table:formula="of:=IF([.A757]=FORWARD; [.E757]*[.B757]; 0)+[.D756]" office:value-type="float" office:value="622491" calcext:value-type="float">
            <text:p>622491</text:p>
          </table:table-cell>
          <table:table-cell table:style-name="ce2" table:formula="of:=IF([.A757]=UP; -1*[.B757]; IF([.A757]=DOWN; [.B757]; 0))+[.E756]" office:value-type="float" office:value="834" calcext:value-type="float">
            <text:p>83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58]=FORWARD; [.B758]; 0)+[.C757]" office:value-type="float" office:value="1387" calcext:value-type="float">
            <text:p>1387</text:p>
          </table:table-cell>
          <table:table-cell table:style-name="ce2" table:formula="of:=IF([.A758]=FORWARD; [.E758]*[.B758]; 0)+[.D757]" office:value-type="float" office:value="622491" calcext:value-type="float">
            <text:p>622491</text:p>
          </table:table-cell>
          <table:table-cell table:style-name="ce2" table:formula="of:=IF([.A758]=UP; -1*[.B758]; IF([.A758]=DOWN; [.B758]; 0))+[.E757]" office:value-type="float" office:value="829" calcext:value-type="float">
            <text:p>82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759]=FORWARD; [.B759]; 0)+[.C758]" office:value-type="float" office:value="1396" calcext:value-type="float">
            <text:p>1396</text:p>
          </table:table-cell>
          <table:table-cell table:style-name="ce2" table:formula="of:=IF([.A759]=FORWARD; [.E759]*[.B759]; 0)+[.D758]" office:value-type="float" office:value="629952" calcext:value-type="float">
            <text:p>629952</text:p>
          </table:table-cell>
          <table:table-cell table:style-name="ce2" table:formula="of:=IF([.A759]=UP; -1*[.B759]; IF([.A759]=DOWN; [.B759]; 0))+[.E758]" office:value-type="float" office:value="829" calcext:value-type="float">
            <text:p>82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760]=FORWARD; [.B760]; 0)+[.C759]" office:value-type="float" office:value="1403" calcext:value-type="float">
            <text:p>1403</text:p>
          </table:table-cell>
          <table:table-cell table:style-name="ce2" table:formula="of:=IF([.A760]=FORWARD; [.E760]*[.B760]; 0)+[.D759]" office:value-type="float" office:value="635755" calcext:value-type="float">
            <text:p>635755</text:p>
          </table:table-cell>
          <table:table-cell table:style-name="ce2" table:formula="of:=IF([.A760]=UP; -1*[.B760]; IF([.A760]=DOWN; [.B760]; 0))+[.E759]" office:value-type="float" office:value="829" calcext:value-type="float">
            <text:p>82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761]=FORWARD; [.B761]; 0)+[.C760]" office:value-type="float" office:value="1403" calcext:value-type="float">
            <text:p>1403</text:p>
          </table:table-cell>
          <table:table-cell table:style-name="ce2" table:formula="of:=IF([.A761]=FORWARD; [.E761]*[.B761]; 0)+[.D760]" office:value-type="float" office:value="635755" calcext:value-type="float">
            <text:p>635755</text:p>
          </table:table-cell>
          <table:table-cell table:style-name="ce2" table:formula="of:=IF([.A761]=UP; -1*[.B761]; IF([.A761]=DOWN; [.B761]; 0))+[.E760]"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62]=FORWARD; [.B762]; 0)+[.C761]" office:value-type="float" office:value="1408" calcext:value-type="float">
            <text:p>1408</text:p>
          </table:table-cell>
          <table:table-cell table:style-name="ce2" table:formula="of:=IF([.A762]=FORWARD; [.E762]*[.B762]; 0)+[.D761]" office:value-type="float" office:value="639945" calcext:value-type="float">
            <text:p>639945</text:p>
          </table:table-cell>
          <table:table-cell table:style-name="ce2" table:formula="of:=IF([.A762]=UP; -1*[.B762]; IF([.A762]=DOWN; [.B762]; 0))+[.E761]"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763]=FORWARD; [.B763]; 0)+[.C762]" office:value-type="float" office:value="1408" calcext:value-type="float">
            <text:p>1408</text:p>
          </table:table-cell>
          <table:table-cell table:style-name="ce2" table:formula="of:=IF([.A763]=FORWARD; [.E763]*[.B763]; 0)+[.D762]" office:value-type="float" office:value="639945" calcext:value-type="float">
            <text:p>639945</text:p>
          </table:table-cell>
          <table:table-cell table:style-name="ce2" table:formula="of:=IF([.A763]=UP; -1*[.B763]; IF([.A763]=DOWN; [.B763]; 0))+[.E762]" office:value-type="float" office:value="839" calcext:value-type="float">
            <text:p>83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64]=FORWARD; [.B764]; 0)+[.C763]" office:value-type="float" office:value="1408" calcext:value-type="float">
            <text:p>1408</text:p>
          </table:table-cell>
          <table:table-cell table:style-name="ce2" table:formula="of:=IF([.A764]=FORWARD; [.E764]*[.B764]; 0)+[.D763]" office:value-type="float" office:value="639945" calcext:value-type="float">
            <text:p>639945</text:p>
          </table:table-cell>
          <table:table-cell table:style-name="ce2" table:formula="of:=IF([.A764]=UP; -1*[.B764]; IF([.A764]=DOWN; [.B764]; 0))+[.E763]" office:value-type="float" office:value="834" calcext:value-type="float">
            <text:p>83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765]=FORWARD; [.B765]; 0)+[.C764]" office:value-type="float" office:value="1408" calcext:value-type="float">
            <text:p>1408</text:p>
          </table:table-cell>
          <table:table-cell table:style-name="ce2" table:formula="of:=IF([.A765]=FORWARD; [.E765]*[.B765]; 0)+[.D764]" office:value-type="float" office:value="639945" calcext:value-type="float">
            <text:p>639945</text:p>
          </table:table-cell>
          <table:table-cell table:style-name="ce2" table:formula="of:=IF([.A765]=UP; -1*[.B765]; IF([.A765]=DOWN; [.B765]; 0))+[.E764]"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766]=FORWARD; [.B766]; 0)+[.C765]" office:value-type="float" office:value="1408" calcext:value-type="float">
            <text:p>1408</text:p>
          </table:table-cell>
          <table:table-cell table:style-name="ce2" table:formula="of:=IF([.A766]=FORWARD; [.E766]*[.B766]; 0)+[.D765]" office:value-type="float" office:value="639945" calcext:value-type="float">
            <text:p>639945</text:p>
          </table:table-cell>
          <table:table-cell table:style-name="ce2" table:formula="of:=IF([.A766]=UP; -1*[.B766]; IF([.A766]=DOWN; [.B766]; 0))+[.E765]" office:value-type="float" office:value="836" calcext:value-type="float">
            <text:p>8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767]=FORWARD; [.B767]; 0)+[.C766]" office:value-type="float" office:value="1409" calcext:value-type="float">
            <text:p>1409</text:p>
          </table:table-cell>
          <table:table-cell table:style-name="ce2" table:formula="of:=IF([.A767]=FORWARD; [.E767]*[.B767]; 0)+[.D766]" office:value-type="float" office:value="640781" calcext:value-type="float">
            <text:p>640781</text:p>
          </table:table-cell>
          <table:table-cell table:style-name="ce2" table:formula="of:=IF([.A767]=UP; -1*[.B767]; IF([.A767]=DOWN; [.B767]; 0))+[.E766]" office:value-type="float" office:value="836" calcext:value-type="float">
            <text:p>8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768]=FORWARD; [.B768]; 0)+[.C767]" office:value-type="float" office:value="1409" calcext:value-type="float">
            <text:p>1409</text:p>
          </table:table-cell>
          <table:table-cell table:style-name="ce2" table:formula="of:=IF([.A768]=FORWARD; [.E768]*[.B768]; 0)+[.D767]" office:value-type="float" office:value="640781" calcext:value-type="float">
            <text:p>640781</text:p>
          </table:table-cell>
          <table:table-cell table:style-name="ce2" table:formula="of:=IF([.A768]=UP; -1*[.B768]; IF([.A768]=DOWN; [.B768]; 0))+[.E767]" office:value-type="float" office:value="827" calcext:value-type="float">
            <text:p>82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769]=FORWARD; [.B769]; 0)+[.C768]" office:value-type="float" office:value="1410" calcext:value-type="float">
            <text:p>1410</text:p>
          </table:table-cell>
          <table:table-cell table:style-name="ce2" table:formula="of:=IF([.A769]=FORWARD; [.E769]*[.B769]; 0)+[.D768]" office:value-type="float" office:value="641608" calcext:value-type="float">
            <text:p>641608</text:p>
          </table:table-cell>
          <table:table-cell table:style-name="ce2" table:formula="of:=IF([.A769]=UP; -1*[.B769]; IF([.A769]=DOWN; [.B769]; 0))+[.E768]" office:value-type="float" office:value="827" calcext:value-type="float">
            <text:p>82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770]=FORWARD; [.B770]; 0)+[.C769]" office:value-type="float" office:value="1412" calcext:value-type="float">
            <text:p>1412</text:p>
          </table:table-cell>
          <table:table-cell table:style-name="ce2" table:formula="of:=IF([.A770]=FORWARD; [.E770]*[.B770]; 0)+[.D769]" office:value-type="float" office:value="643262" calcext:value-type="float">
            <text:p>643262</text:p>
          </table:table-cell>
          <table:table-cell table:style-name="ce2" table:formula="of:=IF([.A770]=UP; -1*[.B770]; IF([.A770]=DOWN; [.B770]; 0))+[.E769]" office:value-type="float" office:value="827" calcext:value-type="float">
            <text:p>82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771]=FORWARD; [.B771]; 0)+[.C770]" office:value-type="float" office:value="1412" calcext:value-type="float">
            <text:p>1412</text:p>
          </table:table-cell>
          <table:table-cell table:style-name="ce2" table:formula="of:=IF([.A771]=FORWARD; [.E771]*[.B771]; 0)+[.D770]" office:value-type="float" office:value="643262" calcext:value-type="float">
            <text:p>643262</text:p>
          </table:table-cell>
          <table:table-cell table:style-name="ce2" table:formula="of:=IF([.A771]=UP; -1*[.B771]; IF([.A771]=DOWN; [.B771]; 0))+[.E770]"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72]=FORWARD; [.B772]; 0)+[.C771]" office:value-type="float" office:value="1417" calcext:value-type="float">
            <text:p>1417</text:p>
          </table:table-cell>
          <table:table-cell table:style-name="ce2" table:formula="of:=IF([.A772]=FORWARD; [.E772]*[.B772]; 0)+[.D771]" office:value-type="float" office:value="647402" calcext:value-type="float">
            <text:p>647402</text:p>
          </table:table-cell>
          <table:table-cell table:style-name="ce2" table:formula="of:=IF([.A772]=UP; -1*[.B772]; IF([.A772]=DOWN; [.B772]; 0))+[.E771]"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773]=FORWARD; [.B773]; 0)+[.C772]" office:value-type="float" office:value="1425" calcext:value-type="float">
            <text:p>1425</text:p>
          </table:table-cell>
          <table:table-cell table:style-name="ce2" table:formula="of:=IF([.A773]=FORWARD; [.E773]*[.B773]; 0)+[.D772]" office:value-type="float" office:value="654026" calcext:value-type="float">
            <text:p>654026</text:p>
          </table:table-cell>
          <table:table-cell table:style-name="ce2" table:formula="of:=IF([.A773]=UP; -1*[.B773]; IF([.A773]=DOWN; [.B773]; 0))+[.E772]"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774]=FORWARD; [.B774]; 0)+[.C773]" office:value-type="float" office:value="1425" calcext:value-type="float">
            <text:p>1425</text:p>
          </table:table-cell>
          <table:table-cell table:style-name="ce2" table:formula="of:=IF([.A774]=FORWARD; [.E774]*[.B774]; 0)+[.D773]" office:value-type="float" office:value="654026" calcext:value-type="float">
            <text:p>654026</text:p>
          </table:table-cell>
          <table:table-cell table:style-name="ce2" table:formula="of:=IF([.A774]=UP; -1*[.B774]; IF([.A774]=DOWN; [.B774]; 0))+[.E773]" office:value-type="float" office:value="836" calcext:value-type="float">
            <text:p>8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75]=FORWARD; [.B775]; 0)+[.C774]" office:value-type="float" office:value="1425" calcext:value-type="float">
            <text:p>1425</text:p>
          </table:table-cell>
          <table:table-cell table:style-name="ce2" table:formula="of:=IF([.A775]=FORWARD; [.E775]*[.B775]; 0)+[.D774]" office:value-type="float" office:value="654026" calcext:value-type="float">
            <text:p>654026</text:p>
          </table:table-cell>
          <table:table-cell table:style-name="ce2" table:formula="of:=IF([.A775]=UP; -1*[.B775]; IF([.A775]=DOWN; [.B775]; 0))+[.E774]"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776]=FORWARD; [.B776]; 0)+[.C775]" office:value-type="float" office:value="1425" calcext:value-type="float">
            <text:p>1425</text:p>
          </table:table-cell>
          <table:table-cell table:style-name="ce2" table:formula="of:=IF([.A776]=FORWARD; [.E776]*[.B776]; 0)+[.D775]" office:value-type="float" office:value="654026" calcext:value-type="float">
            <text:p>654026</text:p>
          </table:table-cell>
          <table:table-cell table:style-name="ce2" table:formula="of:=IF([.A776]=UP; -1*[.B776]; IF([.A776]=DOWN; [.B776]; 0))+[.E775]" office:value-type="float" office:value="837" calcext:value-type="float">
            <text:p>83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77]=FORWARD; [.B777]; 0)+[.C776]" office:value-type="float" office:value="1431" calcext:value-type="float">
            <text:p>1431</text:p>
          </table:table-cell>
          <table:table-cell table:style-name="ce2" table:formula="of:=IF([.A777]=FORWARD; [.E777]*[.B777]; 0)+[.D776]" office:value-type="float" office:value="659048" calcext:value-type="float">
            <text:p>659048</text:p>
          </table:table-cell>
          <table:table-cell table:style-name="ce2" table:formula="of:=IF([.A777]=UP; -1*[.B777]; IF([.A777]=DOWN; [.B777]; 0))+[.E776]" office:value-type="float" office:value="837" calcext:value-type="float">
            <text:p>83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778]=FORWARD; [.B778]; 0)+[.C777]" office:value-type="float" office:value="1431" calcext:value-type="float">
            <text:p>1431</text:p>
          </table:table-cell>
          <table:table-cell table:style-name="ce2" table:formula="of:=IF([.A778]=FORWARD; [.E778]*[.B778]; 0)+[.D777]" office:value-type="float" office:value="659048" calcext:value-type="float">
            <text:p>659048</text:p>
          </table:table-cell>
          <table:table-cell table:style-name="ce2" table:formula="of:=IF([.A778]=UP; -1*[.B778]; IF([.A778]=DOWN; [.B778]; 0))+[.E777]"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779]=FORWARD; [.B779]; 0)+[.C778]" office:value-type="float" office:value="1431" calcext:value-type="float">
            <text:p>1431</text:p>
          </table:table-cell>
          <table:table-cell table:style-name="ce2" table:formula="of:=IF([.A779]=FORWARD; [.E779]*[.B779]; 0)+[.D778]" office:value-type="float" office:value="659048" calcext:value-type="float">
            <text:p>659048</text:p>
          </table:table-cell>
          <table:table-cell table:style-name="ce2" table:formula="of:=IF([.A779]=UP; -1*[.B779]; IF([.A779]=DOWN; [.B779]; 0))+[.E778]" office:value-type="float" office:value="855" calcext:value-type="float">
            <text:p>8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780]=FORWARD; [.B780]; 0)+[.C779]" office:value-type="float" office:value="1438" calcext:value-type="float">
            <text:p>1438</text:p>
          </table:table-cell>
          <table:table-cell table:style-name="ce2" table:formula="of:=IF([.A780]=FORWARD; [.E780]*[.B780]; 0)+[.D779]" office:value-type="float" office:value="665033" calcext:value-type="float">
            <text:p>665033</text:p>
          </table:table-cell>
          <table:table-cell table:style-name="ce2" table:formula="of:=IF([.A780]=UP; -1*[.B780]; IF([.A780]=DOWN; [.B780]; 0))+[.E779]" office:value-type="float" office:value="855" calcext:value-type="float">
            <text:p>8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81]=FORWARD; [.B781]; 0)+[.C780]" office:value-type="float" office:value="1441" calcext:value-type="float">
            <text:p>1441</text:p>
          </table:table-cell>
          <table:table-cell table:style-name="ce2" table:formula="of:=IF([.A781]=FORWARD; [.E781]*[.B781]; 0)+[.D780]" office:value-type="float" office:value="667598" calcext:value-type="float">
            <text:p>667598</text:p>
          </table:table-cell>
          <table:table-cell table:style-name="ce2" table:formula="of:=IF([.A781]=UP; -1*[.B781]; IF([.A781]=DOWN; [.B781]; 0))+[.E780]" office:value-type="float" office:value="855" calcext:value-type="float">
            <text:p>8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82]=FORWARD; [.B782]; 0)+[.C781]" office:value-type="float" office:value="1441" calcext:value-type="float">
            <text:p>1441</text:p>
          </table:table-cell>
          <table:table-cell table:style-name="ce2" table:formula="of:=IF([.A782]=FORWARD; [.E782]*[.B782]; 0)+[.D781]" office:value-type="float" office:value="667598" calcext:value-type="float">
            <text:p>667598</text:p>
          </table:table-cell>
          <table:table-cell table:style-name="ce2" table:formula="of:=IF([.A782]=UP; -1*[.B782]; IF([.A782]=DOWN; [.B782]; 0))+[.E781]" office:value-type="float" office:value="858" calcext:value-type="float">
            <text:p>8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783]=FORWARD; [.B783]; 0)+[.C782]" office:value-type="float" office:value="1441" calcext:value-type="float">
            <text:p>1441</text:p>
          </table:table-cell>
          <table:table-cell table:style-name="ce2" table:formula="of:=IF([.A783]=FORWARD; [.E783]*[.B783]; 0)+[.D782]" office:value-type="float" office:value="667598" calcext:value-type="float">
            <text:p>667598</text:p>
          </table:table-cell>
          <table:table-cell table:style-name="ce2" table:formula="of:=IF([.A783]=UP; -1*[.B783]; IF([.A783]=DOWN; [.B783]; 0))+[.E782]"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784]=FORWARD; [.B784]; 0)+[.C783]" office:value-type="float" office:value="1449" calcext:value-type="float">
            <text:p>1449</text:p>
          </table:table-cell>
          <table:table-cell table:style-name="ce2" table:formula="of:=IF([.A784]=FORWARD; [.E784]*[.B784]; 0)+[.D783]" office:value-type="float" office:value="674518" calcext:value-type="float">
            <text:p>674518</text:p>
          </table:table-cell>
          <table:table-cell table:style-name="ce2" table:formula="of:=IF([.A784]=UP; -1*[.B784]; IF([.A784]=DOWN; [.B784]; 0))+[.E783]"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785]=FORWARD; [.B785]; 0)+[.C784]" office:value-type="float" office:value="1450" calcext:value-type="float">
            <text:p>1450</text:p>
          </table:table-cell>
          <table:table-cell table:style-name="ce2" table:formula="of:=IF([.A785]=FORWARD; [.E785]*[.B785]; 0)+[.D784]" office:value-type="float" office:value="675383" calcext:value-type="float">
            <text:p>675383</text:p>
          </table:table-cell>
          <table:table-cell table:style-name="ce2" table:formula="of:=IF([.A785]=UP; -1*[.B785]; IF([.A785]=DOWN; [.B785]; 0))+[.E784]"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86]=FORWARD; [.B786]; 0)+[.C785]" office:value-type="float" office:value="1456" calcext:value-type="float">
            <text:p>1456</text:p>
          </table:table-cell>
          <table:table-cell table:style-name="ce2" table:formula="of:=IF([.A786]=FORWARD; [.E786]*[.B786]; 0)+[.D785]" office:value-type="float" office:value="680573" calcext:value-type="float">
            <text:p>680573</text:p>
          </table:table-cell>
          <table:table-cell table:style-name="ce2" table:formula="of:=IF([.A786]=UP; -1*[.B786]; IF([.A786]=DOWN; [.B786]; 0))+[.E785]"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787]=FORWARD; [.B787]; 0)+[.C786]" office:value-type="float" office:value="1456" calcext:value-type="float">
            <text:p>1456</text:p>
          </table:table-cell>
          <table:table-cell table:style-name="ce2" table:formula="of:=IF([.A787]=FORWARD; [.E787]*[.B787]; 0)+[.D786]" office:value-type="float" office:value="680573" calcext:value-type="float">
            <text:p>680573</text:p>
          </table:table-cell>
          <table:table-cell table:style-name="ce2" table:formula="of:=IF([.A787]=UP; -1*[.B787]; IF([.A787]=DOWN; [.B787]; 0))+[.E786]" office:value-type="float" office:value="873" calcext:value-type="float">
            <text:p>8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788]=FORWARD; [.B788]; 0)+[.C787]" office:value-type="float" office:value="1456" calcext:value-type="float">
            <text:p>1456</text:p>
          </table:table-cell>
          <table:table-cell table:style-name="ce2" table:formula="of:=IF([.A788]=FORWARD; [.E788]*[.B788]; 0)+[.D787]" office:value-type="float" office:value="680573" calcext:value-type="float">
            <text:p>680573</text:p>
          </table:table-cell>
          <table:table-cell table:style-name="ce2" table:formula="of:=IF([.A788]=UP; -1*[.B788]; IF([.A788]=DOWN; [.B788]; 0))+[.E787]"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89]=FORWARD; [.B789]; 0)+[.C788]" office:value-type="float" office:value="1456" calcext:value-type="float">
            <text:p>1456</text:p>
          </table:table-cell>
          <table:table-cell table:style-name="ce2" table:formula="of:=IF([.A789]=FORWARD; [.E789]*[.B789]; 0)+[.D788]" office:value-type="float" office:value="680573" calcext:value-type="float">
            <text:p>680573</text:p>
          </table:table-cell>
          <table:table-cell table:style-name="ce2" table:formula="of:=IF([.A789]=UP; -1*[.B789]; IF([.A789]=DOWN; [.B789]; 0))+[.E788]"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790]=FORWARD; [.B790]; 0)+[.C789]" office:value-type="float" office:value="1458" calcext:value-type="float">
            <text:p>1458</text:p>
          </table:table-cell>
          <table:table-cell table:style-name="ce2" table:formula="of:=IF([.A790]=FORWARD; [.E790]*[.B790]; 0)+[.D789]" office:value-type="float" office:value="682303" calcext:value-type="float">
            <text:p>682303</text:p>
          </table:table-cell>
          <table:table-cell table:style-name="ce2" table:formula="of:=IF([.A790]=UP; -1*[.B790]; IF([.A790]=DOWN; [.B790]; 0))+[.E789]"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91]=FORWARD; [.B791]; 0)+[.C790]" office:value-type="float" office:value="1458" calcext:value-type="float">
            <text:p>1458</text:p>
          </table:table-cell>
          <table:table-cell table:style-name="ce2" table:formula="of:=IF([.A791]=FORWARD; [.E791]*[.B791]; 0)+[.D790]" office:value-type="float" office:value="682303" calcext:value-type="float">
            <text:p>682303</text:p>
          </table:table-cell>
          <table:table-cell table:style-name="ce2" table:formula="of:=IF([.A791]=UP; -1*[.B791]; IF([.A791]=DOWN; [.B791]; 0))+[.E790]"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92]=FORWARD; [.B792]; 0)+[.C791]" office:value-type="float" office:value="1458" calcext:value-type="float">
            <text:p>1458</text:p>
          </table:table-cell>
          <table:table-cell table:style-name="ce2" table:formula="of:=IF([.A792]=FORWARD; [.E792]*[.B792]; 0)+[.D791]" office:value-type="float" office:value="682303" calcext:value-type="float">
            <text:p>682303</text:p>
          </table:table-cell>
          <table:table-cell table:style-name="ce2" table:formula="of:=IF([.A792]=UP; -1*[.B792]; IF([.A792]=DOWN; [.B792]; 0))+[.E791]" office:value-type="float" office:value="868" calcext:value-type="float">
            <text:p>86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93]=FORWARD; [.B793]; 0)+[.C792]" office:value-type="float" office:value="1458" calcext:value-type="float">
            <text:p>1458</text:p>
          </table:table-cell>
          <table:table-cell table:style-name="ce2" table:formula="of:=IF([.A793]=FORWARD; [.E793]*[.B793]; 0)+[.D792]" office:value-type="float" office:value="682303" calcext:value-type="float">
            <text:p>682303</text:p>
          </table:table-cell>
          <table:table-cell table:style-name="ce2" table:formula="of:=IF([.A793]=UP; -1*[.B793]; IF([.A793]=DOWN; [.B793]; 0))+[.E792]" office:value-type="float" office:value="873" calcext:value-type="float">
            <text:p>8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794]=FORWARD; [.B794]; 0)+[.C793]" office:value-type="float" office:value="1467" calcext:value-type="float">
            <text:p>1467</text:p>
          </table:table-cell>
          <table:table-cell table:style-name="ce2" table:formula="of:=IF([.A794]=FORWARD; [.E794]*[.B794]; 0)+[.D793]" office:value-type="float" office:value="690160" calcext:value-type="float">
            <text:p>690160</text:p>
          </table:table-cell>
          <table:table-cell table:style-name="ce2" table:formula="of:=IF([.A794]=UP; -1*[.B794]; IF([.A794]=DOWN; [.B794]; 0))+[.E793]" office:value-type="float" office:value="873" calcext:value-type="float">
            <text:p>8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795]=FORWARD; [.B795]; 0)+[.C794]" office:value-type="float" office:value="1467" calcext:value-type="float">
            <text:p>1467</text:p>
          </table:table-cell>
          <table:table-cell table:style-name="ce2" table:formula="of:=IF([.A795]=FORWARD; [.E795]*[.B795]; 0)+[.D794]" office:value-type="float" office:value="690160" calcext:value-type="float">
            <text:p>690160</text:p>
          </table:table-cell>
          <table:table-cell table:style-name="ce2" table:formula="of:=IF([.A795]=UP; -1*[.B795]; IF([.A795]=DOWN; [.B795]; 0))+[.E794]" office:value-type="float" office:value="879" calcext:value-type="float">
            <text:p>87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796]=FORWARD; [.B796]; 0)+[.C795]" office:value-type="float" office:value="1467" calcext:value-type="float">
            <text:p>1467</text:p>
          </table:table-cell>
          <table:table-cell table:style-name="ce2" table:formula="of:=IF([.A796]=FORWARD; [.E796]*[.B796]; 0)+[.D795]" office:value-type="float" office:value="690160" calcext:value-type="float">
            <text:p>690160</text:p>
          </table:table-cell>
          <table:table-cell table:style-name="ce2" table:formula="of:=IF([.A796]=UP; -1*[.B796]; IF([.A796]=DOWN; [.B796]; 0))+[.E795]" office:value-type="float" office:value="888" calcext:value-type="float">
            <text:p>88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797]=FORWARD; [.B797]; 0)+[.C796]" office:value-type="float" office:value="1467" calcext:value-type="float">
            <text:p>1467</text:p>
          </table:table-cell>
          <table:table-cell table:style-name="ce2" table:formula="of:=IF([.A797]=FORWARD; [.E797]*[.B797]; 0)+[.D796]" office:value-type="float" office:value="690160" calcext:value-type="float">
            <text:p>690160</text:p>
          </table:table-cell>
          <table:table-cell table:style-name="ce2" table:formula="of:=IF([.A797]=UP; -1*[.B797]; IF([.A797]=DOWN; [.B797]; 0))+[.E796]"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798]=FORWARD; [.B798]; 0)+[.C797]" office:value-type="float" office:value="1467" calcext:value-type="float">
            <text:p>1467</text:p>
          </table:table-cell>
          <table:table-cell table:style-name="ce2" table:formula="of:=IF([.A798]=FORWARD; [.E798]*[.B798]; 0)+[.D797]" office:value-type="float" office:value="690160" calcext:value-type="float">
            <text:p>690160</text:p>
          </table:table-cell>
          <table:table-cell table:style-name="ce2" table:formula="of:=IF([.A798]=UP; -1*[.B798]; IF([.A798]=DOWN; [.B798]; 0))+[.E797]" office:value-type="float" office:value="901" calcext:value-type="float">
            <text:p>9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799]=FORWARD; [.B799]; 0)+[.C798]" office:value-type="float" office:value="1470" calcext:value-type="float">
            <text:p>1470</text:p>
          </table:table-cell>
          <table:table-cell table:style-name="ce2" table:formula="of:=IF([.A799]=FORWARD; [.E799]*[.B799]; 0)+[.D798]" office:value-type="float" office:value="692863" calcext:value-type="float">
            <text:p>692863</text:p>
          </table:table-cell>
          <table:table-cell table:style-name="ce2" table:formula="of:=IF([.A799]=UP; -1*[.B799]; IF([.A799]=DOWN; [.B799]; 0))+[.E798]" office:value-type="float" office:value="901" calcext:value-type="float">
            <text:p>9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00]=FORWARD; [.B800]; 0)+[.C799]" office:value-type="float" office:value="1473" calcext:value-type="float">
            <text:p>1473</text:p>
          </table:table-cell>
          <table:table-cell table:style-name="ce2" table:formula="of:=IF([.A800]=FORWARD; [.E800]*[.B800]; 0)+[.D799]" office:value-type="float" office:value="695566" calcext:value-type="float">
            <text:p>695566</text:p>
          </table:table-cell>
          <table:table-cell table:style-name="ce2" table:formula="of:=IF([.A800]=UP; -1*[.B800]; IF([.A800]=DOWN; [.B800]; 0))+[.E799]" office:value-type="float" office:value="901" calcext:value-type="float">
            <text:p>9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801]=FORWARD; [.B801]; 0)+[.C800]" office:value-type="float" office:value="1473" calcext:value-type="float">
            <text:p>1473</text:p>
          </table:table-cell>
          <table:table-cell table:style-name="ce2" table:formula="of:=IF([.A801]=FORWARD; [.E801]*[.B801]; 0)+[.D800]" office:value-type="float" office:value="695566" calcext:value-type="float">
            <text:p>695566</text:p>
          </table:table-cell>
          <table:table-cell table:style-name="ce2" table:formula="of:=IF([.A801]=UP; -1*[.B801]; IF([.A801]=DOWN; [.B801]; 0))+[.E800]"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802]=FORWARD; [.B802]; 0)+[.C801]" office:value-type="float" office:value="1480" calcext:value-type="float">
            <text:p>1480</text:p>
          </table:table-cell>
          <table:table-cell table:style-name="ce2" table:formula="of:=IF([.A802]=FORWARD; [.E802]*[.B802]; 0)+[.D801]" office:value-type="float" office:value="701880" calcext:value-type="float">
            <text:p>701880</text:p>
          </table:table-cell>
          <table:table-cell table:style-name="ce2" table:formula="of:=IF([.A802]=UP; -1*[.B802]; IF([.A802]=DOWN; [.B802]; 0))+[.E801]"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03]=FORWARD; [.B803]; 0)+[.C802]" office:value-type="float" office:value="1485" calcext:value-type="float">
            <text:p>1485</text:p>
          </table:table-cell>
          <table:table-cell table:style-name="ce2" table:formula="of:=IF([.A803]=FORWARD; [.E803]*[.B803]; 0)+[.D802]" office:value-type="float" office:value="706390" calcext:value-type="float">
            <text:p>706390</text:p>
          </table:table-cell>
          <table:table-cell table:style-name="ce2" table:formula="of:=IF([.A803]=UP; -1*[.B803]; IF([.A803]=DOWN; [.B803]; 0))+[.E802]"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04]=FORWARD; [.B804]; 0)+[.C803]" office:value-type="float" office:value="1485" calcext:value-type="float">
            <text:p>1485</text:p>
          </table:table-cell>
          <table:table-cell table:style-name="ce2" table:formula="of:=IF([.A804]=FORWARD; [.E804]*[.B804]; 0)+[.D803]" office:value-type="float" office:value="706390" calcext:value-type="float">
            <text:p>706390</text:p>
          </table:table-cell>
          <table:table-cell table:style-name="ce2" table:formula="of:=IF([.A804]=UP; -1*[.B804]; IF([.A804]=DOWN; [.B804]; 0))+[.E803]" office:value-type="float" office:value="905" calcext:value-type="float">
            <text:p>90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805]=FORWARD; [.B805]; 0)+[.C804]" office:value-type="float" office:value="1485" calcext:value-type="float">
            <text:p>1485</text:p>
          </table:table-cell>
          <table:table-cell table:style-name="ce2" table:formula="of:=IF([.A805]=FORWARD; [.E805]*[.B805]; 0)+[.D804]" office:value-type="float" office:value="706390" calcext:value-type="float">
            <text:p>706390</text:p>
          </table:table-cell>
          <table:table-cell table:style-name="ce2" table:formula="of:=IF([.A805]=UP; -1*[.B805]; IF([.A805]=DOWN; [.B805]; 0))+[.E804]"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06]=FORWARD; [.B806]; 0)+[.C805]" office:value-type="float" office:value="1485" calcext:value-type="float">
            <text:p>1485</text:p>
          </table:table-cell>
          <table:table-cell table:style-name="ce2" table:formula="of:=IF([.A806]=FORWARD; [.E806]*[.B806]; 0)+[.D805]" office:value-type="float" office:value="706390" calcext:value-type="float">
            <text:p>706390</text:p>
          </table:table-cell>
          <table:table-cell table:style-name="ce2" table:formula="of:=IF([.A806]=UP; -1*[.B806]; IF([.A806]=DOWN; [.B806]; 0))+[.E805]"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807]=FORWARD; [.B807]; 0)+[.C806]" office:value-type="float" office:value="1489" calcext:value-type="float">
            <text:p>1489</text:p>
          </table:table-cell>
          <table:table-cell table:style-name="ce2" table:formula="of:=IF([.A807]=FORWARD; [.E807]*[.B807]; 0)+[.D806]" office:value-type="float" office:value="710050" calcext:value-type="float">
            <text:p>710050</text:p>
          </table:table-cell>
          <table:table-cell table:style-name="ce2" table:formula="of:=IF([.A807]=UP; -1*[.B807]; IF([.A807]=DOWN; [.B807]; 0))+[.E806]"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08]=FORWARD; [.B808]; 0)+[.C807]" office:value-type="float" office:value="1489" calcext:value-type="float">
            <text:p>1489</text:p>
          </table:table-cell>
          <table:table-cell table:style-name="ce2" table:formula="of:=IF([.A808]=FORWARD; [.E808]*[.B808]; 0)+[.D807]" office:value-type="float" office:value="710050" calcext:value-type="float">
            <text:p>710050</text:p>
          </table:table-cell>
          <table:table-cell table:style-name="ce2" table:formula="of:=IF([.A808]=UP; -1*[.B808]; IF([.A808]=DOWN; [.B808]; 0))+[.E807]"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809]=FORWARD; [.B809]; 0)+[.C808]" office:value-type="float" office:value="1489" calcext:value-type="float">
            <text:p>1489</text:p>
          </table:table-cell>
          <table:table-cell table:style-name="ce2" table:formula="of:=IF([.A809]=FORWARD; [.E809]*[.B809]; 0)+[.D808]" office:value-type="float" office:value="710050" calcext:value-type="float">
            <text:p>710050</text:p>
          </table:table-cell>
          <table:table-cell table:style-name="ce2" table:formula="of:=IF([.A809]=UP; -1*[.B809]; IF([.A809]=DOWN; [.B809]; 0))+[.E808]" office:value-type="float" office:value="898" calcext:value-type="float">
            <text:p>8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810]=FORWARD; [.B810]; 0)+[.C809]" office:value-type="float" office:value="1489" calcext:value-type="float">
            <text:p>1489</text:p>
          </table:table-cell>
          <table:table-cell table:style-name="ce2" table:formula="of:=IF([.A810]=FORWARD; [.E810]*[.B810]; 0)+[.D809]" office:value-type="float" office:value="710050" calcext:value-type="float">
            <text:p>710050</text:p>
          </table:table-cell>
          <table:table-cell table:style-name="ce2" table:formula="of:=IF([.A810]=UP; -1*[.B810]; IF([.A810]=DOWN; [.B810]; 0))+[.E809]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811]=FORWARD; [.B811]; 0)+[.C810]" office:value-type="float" office:value="1489" calcext:value-type="float">
            <text:p>1489</text:p>
          </table:table-cell>
          <table:table-cell table:style-name="ce2" table:formula="of:=IF([.A811]=FORWARD; [.E811]*[.B811]; 0)+[.D810]" office:value-type="float" office:value="710050" calcext:value-type="float">
            <text:p>710050</text:p>
          </table:table-cell>
          <table:table-cell table:style-name="ce2" table:formula="of:=IF([.A811]=UP; -1*[.B811]; IF([.A811]=DOWN; [.B811]; 0))+[.E810]" office:value-type="float" office:value="901" calcext:value-type="float">
            <text:p>9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812]=FORWARD; [.B812]; 0)+[.C811]" office:value-type="float" office:value="1495" calcext:value-type="float">
            <text:p>1495</text:p>
          </table:table-cell>
          <table:table-cell table:style-name="ce2" table:formula="of:=IF([.A812]=FORWARD; [.E812]*[.B812]; 0)+[.D811]" office:value-type="float" office:value="715456" calcext:value-type="float">
            <text:p>715456</text:p>
          </table:table-cell>
          <table:table-cell table:style-name="ce2" table:formula="of:=IF([.A812]=UP; -1*[.B812]; IF([.A812]=DOWN; [.B812]; 0))+[.E811]" office:value-type="float" office:value="901" calcext:value-type="float">
            <text:p>9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13]=FORWARD; [.B813]; 0)+[.C812]" office:value-type="float" office:value="1500" calcext:value-type="float">
            <text:p>1500</text:p>
          </table:table-cell>
          <table:table-cell table:style-name="ce2" table:formula="of:=IF([.A813]=FORWARD; [.E813]*[.B813]; 0)+[.D812]" office:value-type="float" office:value="719961" calcext:value-type="float">
            <text:p>719961</text:p>
          </table:table-cell>
          <table:table-cell table:style-name="ce2" table:formula="of:=IF([.A813]=UP; -1*[.B813]; IF([.A813]=DOWN; [.B813]; 0))+[.E812]" office:value-type="float" office:value="901" calcext:value-type="float">
            <text:p>9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814]=FORWARD; [.B814]; 0)+[.C813]" office:value-type="float" office:value="1500" calcext:value-type="float">
            <text:p>1500</text:p>
          </table:table-cell>
          <table:table-cell table:style-name="ce2" table:formula="of:=IF([.A814]=FORWARD; [.E814]*[.B814]; 0)+[.D813]" office:value-type="float" office:value="719961" calcext:value-type="float">
            <text:p>719961</text:p>
          </table:table-cell>
          <table:table-cell table:style-name="ce2" table:formula="of:=IF([.A814]=UP; -1*[.B814]; IF([.A814]=DOWN; [.B814]; 0))+[.E813]" office:value-type="float" office:value="893" calcext:value-type="float">
            <text:p>8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815]=FORWARD; [.B815]; 0)+[.C814]" office:value-type="float" office:value="1500" calcext:value-type="float">
            <text:p>1500</text:p>
          </table:table-cell>
          <table:table-cell table:style-name="ce2" table:formula="of:=IF([.A815]=FORWARD; [.E815]*[.B815]; 0)+[.D814]" office:value-type="float" office:value="719961" calcext:value-type="float">
            <text:p>719961</text:p>
          </table:table-cell>
          <table:table-cell table:style-name="ce2" table:formula="of:=IF([.A815]=UP; -1*[.B815]; IF([.A815]=DOWN; [.B815]; 0))+[.E814]" office:value-type="float" office:value="889" calcext:value-type="float">
            <text:p>88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816]=FORWARD; [.B816]; 0)+[.C815]" office:value-type="float" office:value="1500" calcext:value-type="float">
            <text:p>1500</text:p>
          </table:table-cell>
          <table:table-cell table:style-name="ce2" table:formula="of:=IF([.A816]=FORWARD; [.E816]*[.B816]; 0)+[.D815]" office:value-type="float" office:value="719961" calcext:value-type="float">
            <text:p>719961</text:p>
          </table:table-cell>
          <table:table-cell table:style-name="ce2" table:formula="of:=IF([.A816]=UP; -1*[.B816]; IF([.A816]=DOWN; [.B816]; 0))+[.E815]"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17]=FORWARD; [.B817]; 0)+[.C816]" office:value-type="float" office:value="1509" calcext:value-type="float">
            <text:p>1509</text:p>
          </table:table-cell>
          <table:table-cell table:style-name="ce2" table:formula="of:=IF([.A817]=FORWARD; [.E817]*[.B817]; 0)+[.D816]" office:value-type="float" office:value="728025" calcext:value-type="float">
            <text:p>728025</text:p>
          </table:table-cell>
          <table:table-cell table:style-name="ce2" table:formula="of:=IF([.A817]=UP; -1*[.B817]; IF([.A817]=DOWN; [.B817]; 0))+[.E816]"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18]=FORWARD; [.B818]; 0)+[.C817]" office:value-type="float" office:value="1518" calcext:value-type="float">
            <text:p>1518</text:p>
          </table:table-cell>
          <table:table-cell table:style-name="ce2" table:formula="of:=IF([.A818]=FORWARD; [.E818]*[.B818]; 0)+[.D817]" office:value-type="float" office:value="736089" calcext:value-type="float">
            <text:p>736089</text:p>
          </table:table-cell>
          <table:table-cell table:style-name="ce2" table:formula="of:=IF([.A818]=UP; -1*[.B818]; IF([.A818]=DOWN; [.B818]; 0))+[.E817]"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819]=FORWARD; [.B819]; 0)+[.C818]" office:value-type="float" office:value="1518" calcext:value-type="float">
            <text:p>1518</text:p>
          </table:table-cell>
          <table:table-cell table:style-name="ce2" table:formula="of:=IF([.A819]=FORWARD; [.E819]*[.B819]; 0)+[.D818]" office:value-type="float" office:value="736089" calcext:value-type="float">
            <text:p>736089</text:p>
          </table:table-cell>
          <table:table-cell table:style-name="ce2" table:formula="of:=IF([.A819]=UP; -1*[.B819]; IF([.A819]=DOWN; [.B819]; 0))+[.E818]"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20]=FORWARD; [.B820]; 0)+[.C819]" office:value-type="float" office:value="1521" calcext:value-type="float">
            <text:p>1521</text:p>
          </table:table-cell>
          <table:table-cell table:style-name="ce2" table:formula="of:=IF([.A820]=FORWARD; [.E820]*[.B820]; 0)+[.D819]" office:value-type="float" office:value="738765" calcext:value-type="float">
            <text:p>738765</text:p>
          </table:table-cell>
          <table:table-cell table:style-name="ce2" table:formula="of:=IF([.A820]=UP; -1*[.B820]; IF([.A820]=DOWN; [.B820]; 0))+[.E819]"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821]=FORWARD; [.B821]; 0)+[.C820]" office:value-type="float" office:value="1521" calcext:value-type="float">
            <text:p>1521</text:p>
          </table:table-cell>
          <table:table-cell table:style-name="ce2" table:formula="of:=IF([.A821]=FORWARD; [.E821]*[.B821]; 0)+[.D820]" office:value-type="float" office:value="738765" calcext:value-type="float">
            <text:p>738765</text:p>
          </table:table-cell>
          <table:table-cell table:style-name="ce2" table:formula="of:=IF([.A821]=UP; -1*[.B821]; IF([.A821]=DOWN; [.B821]; 0))+[.E820]" office:value-type="float" office:value="898" calcext:value-type="float">
            <text:p>8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822]=FORWARD; [.B822]; 0)+[.C821]" office:value-type="float" office:value="1522" calcext:value-type="float">
            <text:p>1522</text:p>
          </table:table-cell>
          <table:table-cell table:style-name="ce2" table:formula="of:=IF([.A822]=FORWARD; [.E822]*[.B822]; 0)+[.D821]" office:value-type="float" office:value="739663" calcext:value-type="float">
            <text:p>739663</text:p>
          </table:table-cell>
          <table:table-cell table:style-name="ce2" table:formula="of:=IF([.A822]=UP; -1*[.B822]; IF([.A822]=DOWN; [.B822]; 0))+[.E821]" office:value-type="float" office:value="898" calcext:value-type="float">
            <text:p>89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823]=FORWARD; [.B823]; 0)+[.C822]" office:value-type="float" office:value="1522" calcext:value-type="float">
            <text:p>1522</text:p>
          </table:table-cell>
          <table:table-cell table:style-name="ce2" table:formula="of:=IF([.A823]=FORWARD; [.E823]*[.B823]; 0)+[.D822]" office:value-type="float" office:value="739663" calcext:value-type="float">
            <text:p>739663</text:p>
          </table:table-cell>
          <table:table-cell table:style-name="ce2" table:formula="of:=IF([.A823]=UP; -1*[.B823]; IF([.A823]=DOWN; [.B823]; 0))+[.E822]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824]=FORWARD; [.B824]; 0)+[.C823]" office:value-type="float" office:value="1524" calcext:value-type="float">
            <text:p>1524</text:p>
          </table:table-cell>
          <table:table-cell table:style-name="ce2" table:formula="of:=IF([.A824]=FORWARD; [.E824]*[.B824]; 0)+[.D823]" office:value-type="float" office:value="741463" calcext:value-type="float">
            <text:p>741463</text:p>
          </table:table-cell>
          <table:table-cell table:style-name="ce2" table:formula="of:=IF([.A824]=UP; -1*[.B824]; IF([.A824]=DOWN; [.B824]; 0))+[.E823]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825]=FORWARD; [.B825]; 0)+[.C824]" office:value-type="float" office:value="1524" calcext:value-type="float">
            <text:p>1524</text:p>
          </table:table-cell>
          <table:table-cell table:style-name="ce2" table:formula="of:=IF([.A825]=FORWARD; [.E825]*[.B825]; 0)+[.D824]" office:value-type="float" office:value="741463" calcext:value-type="float">
            <text:p>741463</text:p>
          </table:table-cell>
          <table:table-cell table:style-name="ce2" table:formula="of:=IF([.A825]=UP; -1*[.B825]; IF([.A825]=DOWN; [.B825]; 0))+[.E824]"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826]=FORWARD; [.B826]; 0)+[.C825]" office:value-type="float" office:value="1528" calcext:value-type="float">
            <text:p>1528</text:p>
          </table:table-cell>
          <table:table-cell table:style-name="ce2" table:formula="of:=IF([.A826]=FORWARD; [.E826]*[.B826]; 0)+[.D825]" office:value-type="float" office:value="745087" calcext:value-type="float">
            <text:p>745087</text:p>
          </table:table-cell>
          <table:table-cell table:style-name="ce2" table:formula="of:=IF([.A826]=UP; -1*[.B826]; IF([.A826]=DOWN; [.B826]; 0))+[.E825]"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827]=FORWARD; [.B827]; 0)+[.C826]" office:value-type="float" office:value="1528" calcext:value-type="float">
            <text:p>1528</text:p>
          </table:table-cell>
          <table:table-cell table:style-name="ce2" table:formula="of:=IF([.A827]=FORWARD; [.E827]*[.B827]; 0)+[.D826]" office:value-type="float" office:value="745087" calcext:value-type="float">
            <text:p>745087</text:p>
          </table:table-cell>
          <table:table-cell table:style-name="ce2" table:formula="of:=IF([.A827]=UP; -1*[.B827]; IF([.A827]=DOWN; [.B827]; 0))+[.E826]"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28]=FORWARD; [.B828]; 0)+[.C827]" office:value-type="float" office:value="1537" calcext:value-type="float">
            <text:p>1537</text:p>
          </table:table-cell>
          <table:table-cell table:style-name="ce2" table:formula="of:=IF([.A828]=FORWARD; [.E828]*[.B828]; 0)+[.D827]" office:value-type="float" office:value="753259" calcext:value-type="float">
            <text:p>753259</text:p>
          </table:table-cell>
          <table:table-cell table:style-name="ce2" table:formula="of:=IF([.A828]=UP; -1*[.B828]; IF([.A828]=DOWN; [.B828]; 0))+[.E827]"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29]=FORWARD; [.B829]; 0)+[.C828]" office:value-type="float" office:value="1537" calcext:value-type="float">
            <text:p>1537</text:p>
          </table:table-cell>
          <table:table-cell table:style-name="ce2" table:formula="of:=IF([.A829]=FORWARD; [.E829]*[.B829]; 0)+[.D828]" office:value-type="float" office:value="753259" calcext:value-type="float">
            <text:p>753259</text:p>
          </table:table-cell>
          <table:table-cell table:style-name="ce2" table:formula="of:=IF([.A829]=UP; -1*[.B829]; IF([.A829]=DOWN; [.B829]; 0))+[.E828]"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830]=FORWARD; [.B830]; 0)+[.C829]" office:value-type="float" office:value="1537" calcext:value-type="float">
            <text:p>1537</text:p>
          </table:table-cell>
          <table:table-cell table:style-name="ce2" table:formula="of:=IF([.A830]=FORWARD; [.E830]*[.B830]; 0)+[.D829]" office:value-type="float" office:value="753259" calcext:value-type="float">
            <text:p>753259</text:p>
          </table:table-cell>
          <table:table-cell table:style-name="ce2" table:formula="of:=IF([.A830]=UP; -1*[.B830]; IF([.A830]=DOWN; [.B830]; 0))+[.E829]"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31]=FORWARD; [.B831]; 0)+[.C830]" office:value-type="float" office:value="1546" calcext:value-type="float">
            <text:p>1546</text:p>
          </table:table-cell>
          <table:table-cell table:style-name="ce2" table:formula="of:=IF([.A831]=FORWARD; [.E831]*[.B831]; 0)+[.D830]" office:value-type="float" office:value="761494" calcext:value-type="float">
            <text:p>761494</text:p>
          </table:table-cell>
          <table:table-cell table:style-name="ce2" table:formula="of:=IF([.A831]=UP; -1*[.B831]; IF([.A831]=DOWN; [.B831]; 0))+[.E830]"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832]=FORWARD; [.B832]; 0)+[.C831]" office:value-type="float" office:value="1550" calcext:value-type="float">
            <text:p>1550</text:p>
          </table:table-cell>
          <table:table-cell table:style-name="ce2" table:formula="of:=IF([.A832]=FORWARD; [.E832]*[.B832]; 0)+[.D831]" office:value-type="float" office:value="765154" calcext:value-type="float">
            <text:p>765154</text:p>
          </table:table-cell>
          <table:table-cell table:style-name="ce2" table:formula="of:=IF([.A832]=UP; -1*[.B832]; IF([.A832]=DOWN; [.B832]; 0))+[.E831]"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833]=FORWARD; [.B833]; 0)+[.C832]" office:value-type="float" office:value="1557" calcext:value-type="float">
            <text:p>1557</text:p>
          </table:table-cell>
          <table:table-cell table:style-name="ce2" table:formula="of:=IF([.A833]=FORWARD; [.E833]*[.B833]; 0)+[.D832]" office:value-type="float" office:value="771559" calcext:value-type="float">
            <text:p>771559</text:p>
          </table:table-cell>
          <table:table-cell table:style-name="ce2" table:formula="of:=IF([.A833]=UP; -1*[.B833]; IF([.A833]=DOWN; [.B833]; 0))+[.E832]"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834]=FORWARD; [.B834]; 0)+[.C833]" office:value-type="float" office:value="1565" calcext:value-type="float">
            <text:p>1565</text:p>
          </table:table-cell>
          <table:table-cell table:style-name="ce2" table:formula="of:=IF([.A834]=FORWARD; [.E834]*[.B834]; 0)+[.D833]" office:value-type="float" office:value="778879" calcext:value-type="float">
            <text:p>778879</text:p>
          </table:table-cell>
          <table:table-cell table:style-name="ce2" table:formula="of:=IF([.A834]=UP; -1*[.B834]; IF([.A834]=DOWN; [.B834]; 0))+[.E833]"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835]=FORWARD; [.B835]; 0)+[.C834]" office:value-type="float" office:value="1565" calcext:value-type="float">
            <text:p>1565</text:p>
          </table:table-cell>
          <table:table-cell table:style-name="ce2" table:formula="of:=IF([.A835]=FORWARD; [.E835]*[.B835]; 0)+[.D834]" office:value-type="float" office:value="778879" calcext:value-type="float">
            <text:p>778879</text:p>
          </table:table-cell>
          <table:table-cell table:style-name="ce2" table:formula="of:=IF([.A835]=UP; -1*[.B835]; IF([.A835]=DOWN; [.B835]; 0))+[.E834]" office:value-type="float" office:value="922" calcext:value-type="float">
            <text:p>92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36]=FORWARD; [.B836]; 0)+[.C835]" office:value-type="float" office:value="1565" calcext:value-type="float">
            <text:p>1565</text:p>
          </table:table-cell>
          <table:table-cell table:style-name="ce2" table:formula="of:=IF([.A836]=FORWARD; [.E836]*[.B836]; 0)+[.D835]" office:value-type="float" office:value="778879" calcext:value-type="float">
            <text:p>778879</text:p>
          </table:table-cell>
          <table:table-cell table:style-name="ce2" table:formula="of:=IF([.A836]=UP; -1*[.B836]; IF([.A836]=DOWN; [.B836]; 0))+[.E835]" office:value-type="float" office:value="917" calcext:value-type="float">
            <text:p>9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37]=FORWARD; [.B837]; 0)+[.C836]" office:value-type="float" office:value="1568" calcext:value-type="float">
            <text:p>1568</text:p>
          </table:table-cell>
          <table:table-cell table:style-name="ce2" table:formula="of:=IF([.A837]=FORWARD; [.E837]*[.B837]; 0)+[.D836]" office:value-type="float" office:value="781630" calcext:value-type="float">
            <text:p>781630</text:p>
          </table:table-cell>
          <table:table-cell table:style-name="ce2" table:formula="of:=IF([.A837]=UP; -1*[.B837]; IF([.A837]=DOWN; [.B837]; 0))+[.E836]" office:value-type="float" office:value="917" calcext:value-type="float">
            <text:p>9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838]=FORWARD; [.B838]; 0)+[.C837]" office:value-type="float" office:value="1569" calcext:value-type="float">
            <text:p>1569</text:p>
          </table:table-cell>
          <table:table-cell table:style-name="ce2" table:formula="of:=IF([.A838]=FORWARD; [.E838]*[.B838]; 0)+[.D837]" office:value-type="float" office:value="782547" calcext:value-type="float">
            <text:p>782547</text:p>
          </table:table-cell>
          <table:table-cell table:style-name="ce2" table:formula="of:=IF([.A838]=UP; -1*[.B838]; IF([.A838]=DOWN; [.B838]; 0))+[.E837]" office:value-type="float" office:value="917" calcext:value-type="float">
            <text:p>9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39]=FORWARD; [.B839]; 0)+[.C838]" office:value-type="float" office:value="1569" calcext:value-type="float">
            <text:p>1569</text:p>
          </table:table-cell>
          <table:table-cell table:style-name="ce2" table:formula="of:=IF([.A839]=FORWARD; [.E839]*[.B839]; 0)+[.D838]" office:value-type="float" office:value="782547" calcext:value-type="float">
            <text:p>782547</text:p>
          </table:table-cell>
          <table:table-cell table:style-name="ce2" table:formula="of:=IF([.A839]=UP; -1*[.B839]; IF([.A839]=DOWN; [.B839]; 0))+[.E838]"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840]=FORWARD; [.B840]; 0)+[.C839]" office:value-type="float" office:value="1571" calcext:value-type="float">
            <text:p>1571</text:p>
          </table:table-cell>
          <table:table-cell table:style-name="ce2" table:formula="of:=IF([.A840]=FORWARD; [.E840]*[.B840]; 0)+[.D839]" office:value-type="float" office:value="784387" calcext:value-type="float">
            <text:p>784387</text:p>
          </table:table-cell>
          <table:table-cell table:style-name="ce2" table:formula="of:=IF([.A840]=UP; -1*[.B840]; IF([.A840]=DOWN; [.B840]; 0))+[.E839]"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41]=FORWARD; [.B841]; 0)+[.C840]" office:value-type="float" office:value="1576" calcext:value-type="float">
            <text:p>1576</text:p>
          </table:table-cell>
          <table:table-cell table:style-name="ce2" table:formula="of:=IF([.A841]=FORWARD; [.E841]*[.B841]; 0)+[.D840]" office:value-type="float" office:value="788987" calcext:value-type="float">
            <text:p>788987</text:p>
          </table:table-cell>
          <table:table-cell table:style-name="ce2" table:formula="of:=IF([.A841]=UP; -1*[.B841]; IF([.A841]=DOWN; [.B841]; 0))+[.E840]"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42]=FORWARD; [.B842]; 0)+[.C841]" office:value-type="float" office:value="1581" calcext:value-type="float">
            <text:p>1581</text:p>
          </table:table-cell>
          <table:table-cell table:style-name="ce2" table:formula="of:=IF([.A842]=FORWARD; [.E842]*[.B842]; 0)+[.D841]" office:value-type="float" office:value="793587" calcext:value-type="float">
            <text:p>793587</text:p>
          </table:table-cell>
          <table:table-cell table:style-name="ce2" table:formula="of:=IF([.A842]=UP; -1*[.B842]; IF([.A842]=DOWN; [.B842]; 0))+[.E841]"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43]=FORWARD; [.B843]; 0)+[.C842]" office:value-type="float" office:value="1581" calcext:value-type="float">
            <text:p>1581</text:p>
          </table:table-cell>
          <table:table-cell table:style-name="ce2" table:formula="of:=IF([.A843]=FORWARD; [.E843]*[.B843]; 0)+[.D842]" office:value-type="float" office:value="793587" calcext:value-type="float">
            <text:p>793587</text:p>
          </table:table-cell>
          <table:table-cell table:style-name="ce2" table:formula="of:=IF([.A843]=UP; -1*[.B843]; IF([.A843]=DOWN; [.B843]; 0))+[.E842]"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44]=FORWARD; [.B844]; 0)+[.C843]" office:value-type="float" office:value="1581" calcext:value-type="float">
            <text:p>1581</text:p>
          </table:table-cell>
          <table:table-cell table:style-name="ce2" table:formula="of:=IF([.A844]=FORWARD; [.E844]*[.B844]; 0)+[.D843]" office:value-type="float" office:value="793587" calcext:value-type="float">
            <text:p>793587</text:p>
          </table:table-cell>
          <table:table-cell table:style-name="ce2" table:formula="of:=IF([.A844]=UP; -1*[.B844]; IF([.A844]=DOWN; [.B844]; 0))+[.E843]" office:value-type="float" office:value="930" calcext:value-type="float">
            <text:p>9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845]=FORWARD; [.B845]; 0)+[.C844]" office:value-type="float" office:value="1581" calcext:value-type="float">
            <text:p>1581</text:p>
          </table:table-cell>
          <table:table-cell table:style-name="ce2" table:formula="of:=IF([.A845]=FORWARD; [.E845]*[.B845]; 0)+[.D844]" office:value-type="float" office:value="793587" calcext:value-type="float">
            <text:p>793587</text:p>
          </table:table-cell>
          <table:table-cell table:style-name="ce2" table:formula="of:=IF([.A845]=UP; -1*[.B845]; IF([.A845]=DOWN; [.B845]; 0))+[.E844]"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46]=FORWARD; [.B846]; 0)+[.C845]" office:value-type="float" office:value="1584" calcext:value-type="float">
            <text:p>1584</text:p>
          </table:table-cell>
          <table:table-cell table:style-name="ce2" table:formula="of:=IF([.A846]=FORWARD; [.E846]*[.B846]; 0)+[.D845]" office:value-type="float" office:value="796395" calcext:value-type="float">
            <text:p>796395</text:p>
          </table:table-cell>
          <table:table-cell table:style-name="ce2" table:formula="of:=IF([.A846]=UP; -1*[.B846]; IF([.A846]=DOWN; [.B846]; 0))+[.E845]"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847]=FORWARD; [.B847]; 0)+[.C846]" office:value-type="float" office:value="1584" calcext:value-type="float">
            <text:p>1584</text:p>
          </table:table-cell>
          <table:table-cell table:style-name="ce2" table:formula="of:=IF([.A847]=FORWARD; [.E847]*[.B847]; 0)+[.D846]" office:value-type="float" office:value="796395" calcext:value-type="float">
            <text:p>796395</text:p>
          </table:table-cell>
          <table:table-cell table:style-name="ce2" table:formula="of:=IF([.A847]=UP; -1*[.B847]; IF([.A847]=DOWN; [.B847]; 0))+[.E846]" office:value-type="float" office:value="932" calcext:value-type="float">
            <text:p>93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848]=FORWARD; [.B848]; 0)+[.C847]" office:value-type="float" office:value="1590" calcext:value-type="float">
            <text:p>1590</text:p>
          </table:table-cell>
          <table:table-cell table:style-name="ce2" table:formula="of:=IF([.A848]=FORWARD; [.E848]*[.B848]; 0)+[.D847]" office:value-type="float" office:value="801987" calcext:value-type="float">
            <text:p>801987</text:p>
          </table:table-cell>
          <table:table-cell table:style-name="ce2" table:formula="of:=IF([.A848]=UP; -1*[.B848]; IF([.A848]=DOWN; [.B848]; 0))+[.E847]" office:value-type="float" office:value="932" calcext:value-type="float">
            <text:p>93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849]=FORWARD; [.B849]; 0)+[.C848]" office:value-type="float" office:value="1590" calcext:value-type="float">
            <text:p>1590</text:p>
          </table:table-cell>
          <table:table-cell table:style-name="ce2" table:formula="of:=IF([.A849]=FORWARD; [.E849]*[.B849]; 0)+[.D848]" office:value-type="float" office:value="801987" calcext:value-type="float">
            <text:p>801987</text:p>
          </table:table-cell>
          <table:table-cell table:style-name="ce2" table:formula="of:=IF([.A849]=UP; -1*[.B849]; IF([.A849]=DOWN; [.B849]; 0))+[.E848]" office:value-type="float" office:value="933" calcext:value-type="float">
            <text:p>93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50]=FORWARD; [.B850]; 0)+[.C849]" office:value-type="float" office:value="1590" calcext:value-type="float">
            <text:p>1590</text:p>
          </table:table-cell>
          <table:table-cell table:style-name="ce2" table:formula="of:=IF([.A850]=FORWARD; [.E850]*[.B850]; 0)+[.D849]" office:value-type="float" office:value="801987" calcext:value-type="float">
            <text:p>801987</text:p>
          </table:table-cell>
          <table:table-cell table:style-name="ce2" table:formula="of:=IF([.A850]=UP; -1*[.B850]; IF([.A850]=DOWN; [.B850]; 0))+[.E849]"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51]=FORWARD; [.B851]; 0)+[.C850]" office:value-type="float" office:value="1590" calcext:value-type="float">
            <text:p>1590</text:p>
          </table:table-cell>
          <table:table-cell table:style-name="ce2" table:formula="of:=IF([.A851]=FORWARD; [.E851]*[.B851]; 0)+[.D850]" office:value-type="float" office:value="801987" calcext:value-type="float">
            <text:p>801987</text:p>
          </table:table-cell>
          <table:table-cell table:style-name="ce2" table:formula="of:=IF([.A851]=UP; -1*[.B851]; IF([.A851]=DOWN; [.B851]; 0))+[.E850]"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852]=FORWARD; [.B852]; 0)+[.C851]" office:value-type="float" office:value="1590" calcext:value-type="float">
            <text:p>1590</text:p>
          </table:table-cell>
          <table:table-cell table:style-name="ce2" table:formula="of:=IF([.A852]=FORWARD; [.E852]*[.B852]; 0)+[.D851]" office:value-type="float" office:value="801987" calcext:value-type="float">
            <text:p>801987</text:p>
          </table:table-cell>
          <table:table-cell table:style-name="ce2" table:formula="of:=IF([.A852]=UP; -1*[.B852]; IF([.A852]=DOWN; [.B852]; 0))+[.E851]" office:value-type="float" office:value="947" calcext:value-type="float">
            <text:p>9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853]=FORWARD; [.B853]; 0)+[.C852]" office:value-type="float" office:value="1590" calcext:value-type="float">
            <text:p>1590</text:p>
          </table:table-cell>
          <table:table-cell table:style-name="ce2" table:formula="of:=IF([.A853]=FORWARD; [.E853]*[.B853]; 0)+[.D852]" office:value-type="float" office:value="801987" calcext:value-type="float">
            <text:p>801987</text:p>
          </table:table-cell>
          <table:table-cell table:style-name="ce2" table:formula="of:=IF([.A853]=UP; -1*[.B853]; IF([.A853]=DOWN; [.B853]; 0))+[.E852]"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54]=FORWARD; [.B854]; 0)+[.C853]" office:value-type="float" office:value="1593" calcext:value-type="float">
            <text:p>1593</text:p>
          </table:table-cell>
          <table:table-cell table:style-name="ce2" table:formula="of:=IF([.A854]=FORWARD; [.E854]*[.B854]; 0)+[.D853]" office:value-type="float" office:value="804825" calcext:value-type="float">
            <text:p>804825</text:p>
          </table:table-cell>
          <table:table-cell table:style-name="ce2" table:formula="of:=IF([.A854]=UP; -1*[.B854]; IF([.A854]=DOWN; [.B854]; 0))+[.E853]"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855]=FORWARD; [.B855]; 0)+[.C854]" office:value-type="float" office:value="1595" calcext:value-type="float">
            <text:p>1595</text:p>
          </table:table-cell>
          <table:table-cell table:style-name="ce2" table:formula="of:=IF([.A855]=FORWARD; [.E855]*[.B855]; 0)+[.D854]" office:value-type="float" office:value="806717" calcext:value-type="float">
            <text:p>806717</text:p>
          </table:table-cell>
          <table:table-cell table:style-name="ce2" table:formula="of:=IF([.A855]=UP; -1*[.B855]; IF([.A855]=DOWN; [.B855]; 0))+[.E854]"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56]=FORWARD; [.B856]; 0)+[.C855]" office:value-type="float" office:value="1595" calcext:value-type="float">
            <text:p>1595</text:p>
          </table:table-cell>
          <table:table-cell table:style-name="ce2" table:formula="of:=IF([.A856]=FORWARD; [.E856]*[.B856]; 0)+[.D855]" office:value-type="float" office:value="806717" calcext:value-type="float">
            <text:p>806717</text:p>
          </table:table-cell>
          <table:table-cell table:style-name="ce2" table:formula="of:=IF([.A856]=UP; -1*[.B856]; IF([.A856]=DOWN; [.B856]; 0))+[.E855]"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857]=FORWARD; [.B857]; 0)+[.C856]" office:value-type="float" office:value="1601" calcext:value-type="float">
            <text:p>1601</text:p>
          </table:table-cell>
          <table:table-cell table:style-name="ce2" table:formula="of:=IF([.A857]=FORWARD; [.E857]*[.B857]; 0)+[.D856]" office:value-type="float" office:value="812339" calcext:value-type="float">
            <text:p>812339</text:p>
          </table:table-cell>
          <table:table-cell table:style-name="ce2" table:formula="of:=IF([.A857]=UP; -1*[.B857]; IF([.A857]=DOWN; [.B857]; 0))+[.E856]"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858]=FORWARD; [.B858]; 0)+[.C857]" office:value-type="float" office:value="1601" calcext:value-type="float">
            <text:p>1601</text:p>
          </table:table-cell>
          <table:table-cell table:style-name="ce2" table:formula="of:=IF([.A858]=FORWARD; [.E858]*[.B858]; 0)+[.D857]" office:value-type="float" office:value="812339" calcext:value-type="float">
            <text:p>812339</text:p>
          </table:table-cell>
          <table:table-cell table:style-name="ce2" table:formula="of:=IF([.A858]=UP; -1*[.B858]; IF([.A858]=DOWN; [.B858]; 0))+[.E857]"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59]=FORWARD; [.B859]; 0)+[.C858]" office:value-type="float" office:value="1601" calcext:value-type="float">
            <text:p>1601</text:p>
          </table:table-cell>
          <table:table-cell table:style-name="ce2" table:formula="of:=IF([.A859]=FORWARD; [.E859]*[.B859]; 0)+[.D858]" office:value-type="float" office:value="812339" calcext:value-type="float">
            <text:p>812339</text:p>
          </table:table-cell>
          <table:table-cell table:style-name="ce2" table:formula="of:=IF([.A859]=UP; -1*[.B859]; IF([.A859]=DOWN; [.B859]; 0))+[.E858]" office:value-type="float" office:value="945" calcext:value-type="float">
            <text:p>94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60]=FORWARD; [.B860]; 0)+[.C859]" office:value-type="float" office:value="1601" calcext:value-type="float">
            <text:p>1601</text:p>
          </table:table-cell>
          <table:table-cell table:style-name="ce2" table:formula="of:=IF([.A860]=FORWARD; [.E860]*[.B860]; 0)+[.D859]" office:value-type="float" office:value="812339" calcext:value-type="float">
            <text:p>812339</text:p>
          </table:table-cell>
          <table:table-cell table:style-name="ce2" table:formula="of:=IF([.A860]=UP; -1*[.B860]; IF([.A860]=DOWN; [.B860]; 0))+[.E859]" office:value-type="float" office:value="942" calcext:value-type="float">
            <text:p>94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861]=FORWARD; [.B861]; 0)+[.C860]" office:value-type="float" office:value="1601" calcext:value-type="float">
            <text:p>1601</text:p>
          </table:table-cell>
          <table:table-cell table:style-name="ce2" table:formula="of:=IF([.A861]=FORWARD; [.E861]*[.B861]; 0)+[.D860]" office:value-type="float" office:value="812339" calcext:value-type="float">
            <text:p>812339</text:p>
          </table:table-cell>
          <table:table-cell table:style-name="ce2" table:formula="of:=IF([.A861]=UP; -1*[.B861]; IF([.A861]=DOWN; [.B861]; 0))+[.E860]"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862]=FORWARD; [.B862]; 0)+[.C861]" office:value-type="float" office:value="1602" calcext:value-type="float">
            <text:p>1602</text:p>
          </table:table-cell>
          <table:table-cell table:style-name="ce2" table:formula="of:=IF([.A862]=FORWARD; [.E862]*[.B862]; 0)+[.D861]" office:value-type="float" office:value="813285" calcext:value-type="float">
            <text:p>813285</text:p>
          </table:table-cell>
          <table:table-cell table:style-name="ce2" table:formula="of:=IF([.A862]=UP; -1*[.B862]; IF([.A862]=DOWN; [.B862]; 0))+[.E861]"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863]=FORWARD; [.B863]; 0)+[.C862]" office:value-type="float" office:value="1602" calcext:value-type="float">
            <text:p>1602</text:p>
          </table:table-cell>
          <table:table-cell table:style-name="ce2" table:formula="of:=IF([.A863]=FORWARD; [.E863]*[.B863]; 0)+[.D862]" office:value-type="float" office:value="813285" calcext:value-type="float">
            <text:p>813285</text:p>
          </table:table-cell>
          <table:table-cell table:style-name="ce2" table:formula="of:=IF([.A863]=UP; -1*[.B863]; IF([.A863]=DOWN; [.B863]; 0))+[.E862]"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64]=FORWARD; [.B864]; 0)+[.C863]" office:value-type="float" office:value="1605" calcext:value-type="float">
            <text:p>1605</text:p>
          </table:table-cell>
          <table:table-cell table:style-name="ce2" table:formula="of:=IF([.A864]=FORWARD; [.E864]*[.B864]; 0)+[.D863]" office:value-type="float" office:value="816135" calcext:value-type="float">
            <text:p>816135</text:p>
          </table:table-cell>
          <table:table-cell table:style-name="ce2" table:formula="of:=IF([.A864]=UP; -1*[.B864]; IF([.A864]=DOWN; [.B864]; 0))+[.E863]"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65]=FORWARD; [.B865]; 0)+[.C864]" office:value-type="float" office:value="1610" calcext:value-type="float">
            <text:p>1610</text:p>
          </table:table-cell>
          <table:table-cell table:style-name="ce2" table:formula="of:=IF([.A865]=FORWARD; [.E865]*[.B865]; 0)+[.D864]" office:value-type="float" office:value="820885" calcext:value-type="float">
            <text:p>820885</text:p>
          </table:table-cell>
          <table:table-cell table:style-name="ce2" table:formula="of:=IF([.A865]=UP; -1*[.B865]; IF([.A865]=DOWN; [.B865]; 0))+[.E864]"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866]=FORWARD; [.B866]; 0)+[.C865]" office:value-type="float" office:value="1610" calcext:value-type="float">
            <text:p>1610</text:p>
          </table:table-cell>
          <table:table-cell table:style-name="ce2" table:formula="of:=IF([.A866]=FORWARD; [.E866]*[.B866]; 0)+[.D865]" office:value-type="float" office:value="820885" calcext:value-type="float">
            <text:p>820885</text:p>
          </table:table-cell>
          <table:table-cell table:style-name="ce2" table:formula="of:=IF([.A866]=UP; -1*[.B866]; IF([.A866]=DOWN; [.B866]; 0))+[.E865]"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67]=FORWARD; [.B867]; 0)+[.C866]" office:value-type="float" office:value="1615" calcext:value-type="float">
            <text:p>1615</text:p>
          </table:table-cell>
          <table:table-cell table:style-name="ce2" table:formula="of:=IF([.A867]=FORWARD; [.E867]*[.B867]; 0)+[.D866]" office:value-type="float" office:value="825645" calcext:value-type="float">
            <text:p>825645</text:p>
          </table:table-cell>
          <table:table-cell table:style-name="ce2" table:formula="of:=IF([.A867]=UP; -1*[.B867]; IF([.A867]=DOWN; [.B867]; 0))+[.E866]"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68]=FORWARD; [.B868]; 0)+[.C867]" office:value-type="float" office:value="1615" calcext:value-type="float">
            <text:p>1615</text:p>
          </table:table-cell>
          <table:table-cell table:style-name="ce2" table:formula="of:=IF([.A868]=FORWARD; [.E868]*[.B868]; 0)+[.D867]" office:value-type="float" office:value="825645" calcext:value-type="float">
            <text:p>825645</text:p>
          </table:table-cell>
          <table:table-cell table:style-name="ce2" table:formula="of:=IF([.A868]=UP; -1*[.B868]; IF([.A868]=DOWN; [.B868]; 0))+[.E867]" office:value-type="float" office:value="957" calcext:value-type="float">
            <text:p>95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69]=FORWARD; [.B869]; 0)+[.C868]" office:value-type="float" office:value="1615" calcext:value-type="float">
            <text:p>1615</text:p>
          </table:table-cell>
          <table:table-cell table:style-name="ce2" table:formula="of:=IF([.A869]=FORWARD; [.E869]*[.B869]; 0)+[.D868]" office:value-type="float" office:value="825645" calcext:value-type="float">
            <text:p>825645</text:p>
          </table:table-cell>
          <table:table-cell table:style-name="ce2" table:formula="of:=IF([.A869]=UP; -1*[.B869]; IF([.A869]=DOWN; [.B869]; 0))+[.E868]"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870]=FORWARD; [.B870]; 0)+[.C869]" office:value-type="float" office:value="1615" calcext:value-type="float">
            <text:p>1615</text:p>
          </table:table-cell>
          <table:table-cell table:style-name="ce2" table:formula="of:=IF([.A870]=FORWARD; [.E870]*[.B870]; 0)+[.D869]" office:value-type="float" office:value="825645" calcext:value-type="float">
            <text:p>825645</text:p>
          </table:table-cell>
          <table:table-cell table:style-name="ce2" table:formula="of:=IF([.A870]=UP; -1*[.B870]; IF([.A870]=DOWN; [.B870]; 0))+[.E869]"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71]=FORWARD; [.B871]; 0)+[.C870]" office:value-type="float" office:value="1620" calcext:value-type="float">
            <text:p>1620</text:p>
          </table:table-cell>
          <table:table-cell table:style-name="ce2" table:formula="of:=IF([.A871]=FORWARD; [.E871]*[.B871]; 0)+[.D870]" office:value-type="float" office:value="830515" calcext:value-type="float">
            <text:p>830515</text:p>
          </table:table-cell>
          <table:table-cell table:style-name="ce2" table:formula="of:=IF([.A871]=UP; -1*[.B871]; IF([.A871]=DOWN; [.B871]; 0))+[.E870]"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872]=FORWARD; [.B872]; 0)+[.C871]" office:value-type="float" office:value="1627" calcext:value-type="float">
            <text:p>1627</text:p>
          </table:table-cell>
          <table:table-cell table:style-name="ce2" table:formula="of:=IF([.A872]=FORWARD; [.E872]*[.B872]; 0)+[.D871]" office:value-type="float" office:value="837333" calcext:value-type="float">
            <text:p>837333</text:p>
          </table:table-cell>
          <table:table-cell table:style-name="ce2" table:formula="of:=IF([.A872]=UP; -1*[.B872]; IF([.A872]=DOWN; [.B872]; 0))+[.E871]"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873]=FORWARD; [.B873]; 0)+[.C872]" office:value-type="float" office:value="1627" calcext:value-type="float">
            <text:p>1627</text:p>
          </table:table-cell>
          <table:table-cell table:style-name="ce2" table:formula="of:=IF([.A873]=FORWARD; [.E873]*[.B873]; 0)+[.D872]" office:value-type="float" office:value="837333" calcext:value-type="float">
            <text:p>837333</text:p>
          </table:table-cell>
          <table:table-cell table:style-name="ce2" table:formula="of:=IF([.A873]=UP; -1*[.B873]; IF([.A873]=DOWN; [.B873]; 0))+[.E872]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874]=FORWARD; [.B874]; 0)+[.C873]" office:value-type="float" office:value="1629" calcext:value-type="float">
            <text:p>1629</text:p>
          </table:table-cell>
          <table:table-cell table:style-name="ce2" table:formula="of:=IF([.A874]=FORWARD; [.E874]*[.B874]; 0)+[.D873]" office:value-type="float" office:value="839283" calcext:value-type="float">
            <text:p>839283</text:p>
          </table:table-cell>
          <table:table-cell table:style-name="ce2" table:formula="of:=IF([.A874]=UP; -1*[.B874]; IF([.A874]=DOWN; [.B874]; 0))+[.E873]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75]=FORWARD; [.B875]; 0)+[.C874]" office:value-type="float" office:value="1629" calcext:value-type="float">
            <text:p>1629</text:p>
          </table:table-cell>
          <table:table-cell table:style-name="ce2" table:formula="of:=IF([.A875]=FORWARD; [.E875]*[.B875]; 0)+[.D874]" office:value-type="float" office:value="839283" calcext:value-type="float">
            <text:p>839283</text:p>
          </table:table-cell>
          <table:table-cell table:style-name="ce2" table:formula="of:=IF([.A875]=UP; -1*[.B875]; IF([.A875]=DOWN; [.B875]; 0))+[.E874]" office:value-type="float" office:value="970" calcext:value-type="float">
            <text:p>97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76]=FORWARD; [.B876]; 0)+[.C875]" office:value-type="float" office:value="1629" calcext:value-type="float">
            <text:p>1629</text:p>
          </table:table-cell>
          <table:table-cell table:style-name="ce2" table:formula="of:=IF([.A876]=FORWARD; [.E876]*[.B876]; 0)+[.D875]" office:value-type="float" office:value="839283" calcext:value-type="float">
            <text:p>839283</text:p>
          </table:table-cell>
          <table:table-cell table:style-name="ce2" table:formula="of:=IF([.A876]=UP; -1*[.B876]; IF([.A876]=DOWN; [.B876]; 0))+[.E875]" office:value-type="float" office:value="961" calcext:value-type="float">
            <text:p>96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877]=FORWARD; [.B877]; 0)+[.C876]" office:value-type="float" office:value="1633" calcext:value-type="float">
            <text:p>1633</text:p>
          </table:table-cell>
          <table:table-cell table:style-name="ce2" table:formula="of:=IF([.A877]=FORWARD; [.E877]*[.B877]; 0)+[.D876]" office:value-type="float" office:value="843127" calcext:value-type="float">
            <text:p>843127</text:p>
          </table:table-cell>
          <table:table-cell table:style-name="ce2" table:formula="of:=IF([.A877]=UP; -1*[.B877]; IF([.A877]=DOWN; [.B877]; 0))+[.E876]" office:value-type="float" office:value="961" calcext:value-type="float">
            <text:p>96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878]=FORWARD; [.B878]; 0)+[.C877]" office:value-type="float" office:value="1633" calcext:value-type="float">
            <text:p>1633</text:p>
          </table:table-cell>
          <table:table-cell table:style-name="ce2" table:formula="of:=IF([.A878]=FORWARD; [.E878]*[.B878]; 0)+[.D877]" office:value-type="float" office:value="843127" calcext:value-type="float">
            <text:p>843127</text:p>
          </table:table-cell>
          <table:table-cell table:style-name="ce2" table:formula="of:=IF([.A878]=UP; -1*[.B878]; IF([.A878]=DOWN; [.B878]; 0))+[.E877]" office:value-type="float" office:value="954" calcext:value-type="float">
            <text:p>9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79]=FORWARD; [.B879]; 0)+[.C878]" office:value-type="float" office:value="1633" calcext:value-type="float">
            <text:p>1633</text:p>
          </table:table-cell>
          <table:table-cell table:style-name="ce2" table:formula="of:=IF([.A879]=FORWARD; [.E879]*[.B879]; 0)+[.D878]" office:value-type="float" office:value="843127" calcext:value-type="float">
            <text:p>843127</text:p>
          </table:table-cell>
          <table:table-cell table:style-name="ce2" table:formula="of:=IF([.A879]=UP; -1*[.B879]; IF([.A879]=DOWN; [.B879]; 0))+[.E878]" office:value-type="float" office:value="963" calcext:value-type="float">
            <text:p>96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80]=FORWARD; [.B880]; 0)+[.C879]" office:value-type="float" office:value="1642" calcext:value-type="float">
            <text:p>1642</text:p>
          </table:table-cell>
          <table:table-cell table:style-name="ce2" table:formula="of:=IF([.A880]=FORWARD; [.E880]*[.B880]; 0)+[.D879]" office:value-type="float" office:value="851794" calcext:value-type="float">
            <text:p>851794</text:p>
          </table:table-cell>
          <table:table-cell table:style-name="ce2" table:formula="of:=IF([.A880]=UP; -1*[.B880]; IF([.A880]=DOWN; [.B880]; 0))+[.E879]" office:value-type="float" office:value="963" calcext:value-type="float">
            <text:p>96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81]=FORWARD; [.B881]; 0)+[.C880]" office:value-type="float" office:value="1642" calcext:value-type="float">
            <text:p>1642</text:p>
          </table:table-cell>
          <table:table-cell table:style-name="ce2" table:formula="of:=IF([.A881]=FORWARD; [.E881]*[.B881]; 0)+[.D880]" office:value-type="float" office:value="851794" calcext:value-type="float">
            <text:p>851794</text:p>
          </table:table-cell>
          <table:table-cell table:style-name="ce2" table:formula="of:=IF([.A881]=UP; -1*[.B881]; IF([.A881]=DOWN; [.B881]; 0))+[.E880]" office:value-type="float" office:value="954" calcext:value-type="float">
            <text:p>9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82]=FORWARD; [.B882]; 0)+[.C881]" office:value-type="float" office:value="1642" calcext:value-type="float">
            <text:p>1642</text:p>
          </table:table-cell>
          <table:table-cell table:style-name="ce2" table:formula="of:=IF([.A882]=FORWARD; [.E882]*[.B882]; 0)+[.D881]" office:value-type="float" office:value="851794" calcext:value-type="float">
            <text:p>851794</text:p>
          </table:table-cell>
          <table:table-cell table:style-name="ce2" table:formula="of:=IF([.A882]=UP; -1*[.B882]; IF([.A882]=DOWN; [.B882]; 0))+[.E881]"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883]=FORWARD; [.B883]; 0)+[.C882]" office:value-type="float" office:value="1642" calcext:value-type="float">
            <text:p>1642</text:p>
          </table:table-cell>
          <table:table-cell table:style-name="ce2" table:formula="of:=IF([.A883]=FORWARD; [.E883]*[.B883]; 0)+[.D882]" office:value-type="float" office:value="851794" calcext:value-type="float">
            <text:p>851794</text:p>
          </table:table-cell>
          <table:table-cell table:style-name="ce2" table:formula="of:=IF([.A883]=UP; -1*[.B883]; IF([.A883]=DOWN; [.B883]; 0))+[.E882]" office:value-type="float" office:value="951" calcext:value-type="float">
            <text:p>9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884]=FORWARD; [.B884]; 0)+[.C883]" office:value-type="float" office:value="1643" calcext:value-type="float">
            <text:p>1643</text:p>
          </table:table-cell>
          <table:table-cell table:style-name="ce2" table:formula="of:=IF([.A884]=FORWARD; [.E884]*[.B884]; 0)+[.D883]" office:value-type="float" office:value="852745" calcext:value-type="float">
            <text:p>852745</text:p>
          </table:table-cell>
          <table:table-cell table:style-name="ce2" table:formula="of:=IF([.A884]=UP; -1*[.B884]; IF([.A884]=DOWN; [.B884]; 0))+[.E883]" office:value-type="float" office:value="951" calcext:value-type="float">
            <text:p>9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885]=FORWARD; [.B885]; 0)+[.C884]" office:value-type="float" office:value="1651" calcext:value-type="float">
            <text:p>1651</text:p>
          </table:table-cell>
          <table:table-cell table:style-name="ce2" table:formula="of:=IF([.A885]=FORWARD; [.E885]*[.B885]; 0)+[.D884]" office:value-type="float" office:value="860353" calcext:value-type="float">
            <text:p>860353</text:p>
          </table:table-cell>
          <table:table-cell table:style-name="ce2" table:formula="of:=IF([.A885]=UP; -1*[.B885]; IF([.A885]=DOWN; [.B885]; 0))+[.E884]" office:value-type="float" office:value="951" calcext:value-type="float">
            <text:p>9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86]=FORWARD; [.B886]; 0)+[.C885]" office:value-type="float" office:value="1651" calcext:value-type="float">
            <text:p>1651</text:p>
          </table:table-cell>
          <table:table-cell table:style-name="ce2" table:formula="of:=IF([.A886]=FORWARD; [.E886]*[.B886]; 0)+[.D885]" office:value-type="float" office:value="860353" calcext:value-type="float">
            <text:p>860353</text:p>
          </table:table-cell>
          <table:table-cell table:style-name="ce2" table:formula="of:=IF([.A886]=UP; -1*[.B886]; IF([.A886]=DOWN; [.B886]; 0))+[.E885]" office:value-type="float" office:value="942" calcext:value-type="float">
            <text:p>94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887]=FORWARD; [.B887]; 0)+[.C886]" office:value-type="float" office:value="1651" calcext:value-type="float">
            <text:p>1651</text:p>
          </table:table-cell>
          <table:table-cell table:style-name="ce2" table:formula="of:=IF([.A887]=FORWARD; [.E887]*[.B887]; 0)+[.D886]" office:value-type="float" office:value="860353" calcext:value-type="float">
            <text:p>860353</text:p>
          </table:table-cell>
          <table:table-cell table:style-name="ce2" table:formula="of:=IF([.A887]=UP; -1*[.B887]; IF([.A887]=DOWN; [.B887]; 0))+[.E886]" office:value-type="float" office:value="943" calcext:value-type="float">
            <text:p>94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88]=FORWARD; [.B888]; 0)+[.C887]" office:value-type="float" office:value="1651" calcext:value-type="float">
            <text:p>1651</text:p>
          </table:table-cell>
          <table:table-cell table:style-name="ce2" table:formula="of:=IF([.A888]=FORWARD; [.E888]*[.B888]; 0)+[.D887]" office:value-type="float" office:value="860353" calcext:value-type="float">
            <text:p>860353</text:p>
          </table:table-cell>
          <table:table-cell table:style-name="ce2" table:formula="of:=IF([.A888]=UP; -1*[.B888]; IF([.A888]=DOWN; [.B888]; 0))+[.E887]"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889]=FORWARD; [.B889]; 0)+[.C888]" office:value-type="float" office:value="1651" calcext:value-type="float">
            <text:p>1651</text:p>
          </table:table-cell>
          <table:table-cell table:style-name="ce2" table:formula="of:=IF([.A889]=FORWARD; [.E889]*[.B889]; 0)+[.D888]" office:value-type="float" office:value="860353" calcext:value-type="float">
            <text:p>860353</text:p>
          </table:table-cell>
          <table:table-cell table:style-name="ce2" table:formula="of:=IF([.A889]=UP; -1*[.B889]; IF([.A889]=DOWN; [.B889]; 0))+[.E888]"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890]=FORWARD; [.B890]; 0)+[.C889]" office:value-type="float" office:value="1659" calcext:value-type="float">
            <text:p>1659</text:p>
          </table:table-cell>
          <table:table-cell table:style-name="ce2" table:formula="of:=IF([.A890]=FORWARD; [.E890]*[.B890]; 0)+[.D889]" office:value-type="float" office:value="867969" calcext:value-type="float">
            <text:p>867969</text:p>
          </table:table-cell>
          <table:table-cell table:style-name="ce2" table:formula="of:=IF([.A890]=UP; -1*[.B890]; IF([.A890]=DOWN; [.B890]; 0))+[.E889]"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91]=FORWARD; [.B891]; 0)+[.C890]" office:value-type="float" office:value="1668" calcext:value-type="float">
            <text:p>1668</text:p>
          </table:table-cell>
          <table:table-cell table:style-name="ce2" table:formula="of:=IF([.A891]=FORWARD; [.E891]*[.B891]; 0)+[.D890]" office:value-type="float" office:value="876537" calcext:value-type="float">
            <text:p>876537</text:p>
          </table:table-cell>
          <table:table-cell table:style-name="ce2" table:formula="of:=IF([.A891]=UP; -1*[.B891]; IF([.A891]=DOWN; [.B891]; 0))+[.E890]"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892]=FORWARD; [.B892]; 0)+[.C891]" office:value-type="float" office:value="1668" calcext:value-type="float">
            <text:p>1668</text:p>
          </table:table-cell>
          <table:table-cell table:style-name="ce2" table:formula="of:=IF([.A892]=FORWARD; [.E892]*[.B892]; 0)+[.D891]" office:value-type="float" office:value="876537" calcext:value-type="float">
            <text:p>876537</text:p>
          </table:table-cell>
          <table:table-cell table:style-name="ce2" table:formula="of:=IF([.A892]=UP; -1*[.B892]; IF([.A892]=DOWN; [.B892]; 0))+[.E891]"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893]=FORWARD; [.B893]; 0)+[.C892]" office:value-type="float" office:value="1676" calcext:value-type="float">
            <text:p>1676</text:p>
          </table:table-cell>
          <table:table-cell table:style-name="ce2" table:formula="of:=IF([.A893]=FORWARD; [.E893]*[.B893]; 0)+[.D892]" office:value-type="float" office:value="884209" calcext:value-type="float">
            <text:p>884209</text:p>
          </table:table-cell>
          <table:table-cell table:style-name="ce2" table:formula="of:=IF([.A893]=UP; -1*[.B893]; IF([.A893]=DOWN; [.B893]; 0))+[.E892]"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894]=FORWARD; [.B894]; 0)+[.C893]" office:value-type="float" office:value="1676" calcext:value-type="float">
            <text:p>1676</text:p>
          </table:table-cell>
          <table:table-cell table:style-name="ce2" table:formula="of:=IF([.A894]=FORWARD; [.E894]*[.B894]; 0)+[.D893]" office:value-type="float" office:value="884209" calcext:value-type="float">
            <text:p>884209</text:p>
          </table:table-cell>
          <table:table-cell table:style-name="ce2" table:formula="of:=IF([.A894]=UP; -1*[.B894]; IF([.A894]=DOWN; [.B894]; 0))+[.E893]"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895]=FORWARD; [.B895]; 0)+[.C894]" office:value-type="float" office:value="1683" calcext:value-type="float">
            <text:p>1683</text:p>
          </table:table-cell>
          <table:table-cell table:style-name="ce2" table:formula="of:=IF([.A895]=FORWARD; [.E895]*[.B895]; 0)+[.D894]" office:value-type="float" office:value="890985" calcext:value-type="float">
            <text:p>890985</text:p>
          </table:table-cell>
          <table:table-cell table:style-name="ce2" table:formula="of:=IF([.A895]=UP; -1*[.B895]; IF([.A895]=DOWN; [.B895]; 0))+[.E894]"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896]=FORWARD; [.B896]; 0)+[.C895]" office:value-type="float" office:value="1683" calcext:value-type="float">
            <text:p>1683</text:p>
          </table:table-cell>
          <table:table-cell table:style-name="ce2" table:formula="of:=IF([.A896]=FORWARD; [.E896]*[.B896]; 0)+[.D895]" office:value-type="float" office:value="890985" calcext:value-type="float">
            <text:p>890985</text:p>
          </table:table-cell>
          <table:table-cell table:style-name="ce2" table:formula="of:=IF([.A896]=UP; -1*[.B896]; IF([.A896]=DOWN; [.B896]; 0))+[.E895]"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897]=FORWARD; [.B897]; 0)+[.C896]" office:value-type="float" office:value="1690" calcext:value-type="float">
            <text:p>1690</text:p>
          </table:table-cell>
          <table:table-cell table:style-name="ce2" table:formula="of:=IF([.A897]=FORWARD; [.E897]*[.B897]; 0)+[.D896]" office:value-type="float" office:value="897719" calcext:value-type="float">
            <text:p>897719</text:p>
          </table:table-cell>
          <table:table-cell table:style-name="ce2" table:formula="of:=IF([.A897]=UP; -1*[.B897]; IF([.A897]=DOWN; [.B897]; 0))+[.E896]"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898]=FORWARD; [.B898]; 0)+[.C897]" office:value-type="float" office:value="1693" calcext:value-type="float">
            <text:p>1693</text:p>
          </table:table-cell>
          <table:table-cell table:style-name="ce2" table:formula="of:=IF([.A898]=FORWARD; [.E898]*[.B898]; 0)+[.D897]" office:value-type="float" office:value="900605" calcext:value-type="float">
            <text:p>900605</text:p>
          </table:table-cell>
          <table:table-cell table:style-name="ce2" table:formula="of:=IF([.A898]=UP; -1*[.B898]; IF([.A898]=DOWN; [.B898]; 0))+[.E897]"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899]=FORWARD; [.B899]; 0)+[.C898]" office:value-type="float" office:value="1698" calcext:value-type="float">
            <text:p>1698</text:p>
          </table:table-cell>
          <table:table-cell table:style-name="ce2" table:formula="of:=IF([.A899]=FORWARD; [.E899]*[.B899]; 0)+[.D898]" office:value-type="float" office:value="905415" calcext:value-type="float">
            <text:p>905415</text:p>
          </table:table-cell>
          <table:table-cell table:style-name="ce2" table:formula="of:=IF([.A899]=UP; -1*[.B899]; IF([.A899]=DOWN; [.B899]; 0))+[.E898]"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900]=FORWARD; [.B900]; 0)+[.C899]" office:value-type="float" office:value="1698" calcext:value-type="float">
            <text:p>1698</text:p>
          </table:table-cell>
          <table:table-cell table:style-name="ce2" table:formula="of:=IF([.A900]=FORWARD; [.E900]*[.B900]; 0)+[.D899]" office:value-type="float" office:value="905415" calcext:value-type="float">
            <text:p>905415</text:p>
          </table:table-cell>
          <table:table-cell table:style-name="ce2" table:formula="of:=IF([.A900]=UP; -1*[.B900]; IF([.A900]=DOWN; [.B900]; 0))+[.E899]"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901]=FORWARD; [.B901]; 0)+[.C900]" office:value-type="float" office:value="1701" calcext:value-type="float">
            <text:p>1701</text:p>
          </table:table-cell>
          <table:table-cell table:style-name="ce2" table:formula="of:=IF([.A901]=FORWARD; [.E901]*[.B901]; 0)+[.D900]" office:value-type="float" office:value="908313" calcext:value-type="float">
            <text:p>908313</text:p>
          </table:table-cell>
          <table:table-cell table:style-name="ce2" table:formula="of:=IF([.A901]=UP; -1*[.B901]; IF([.A901]=DOWN; [.B901]; 0))+[.E900]"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02]=FORWARD; [.B902]; 0)+[.C901]" office:value-type="float" office:value="1701" calcext:value-type="float">
            <text:p>1701</text:p>
          </table:table-cell>
          <table:table-cell table:style-name="ce2" table:formula="of:=IF([.A902]=FORWARD; [.E902]*[.B902]; 0)+[.D901]" office:value-type="float" office:value="908313" calcext:value-type="float">
            <text:p>908313</text:p>
          </table:table-cell>
          <table:table-cell table:style-name="ce2" table:formula="of:=IF([.A902]=UP; -1*[.B902]; IF([.A902]=DOWN; [.B902]; 0))+[.E901]" office:value-type="float" office:value="958" calcext:value-type="float">
            <text:p>9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903]=FORWARD; [.B903]; 0)+[.C902]" office:value-type="float" office:value="1701" calcext:value-type="float">
            <text:p>1701</text:p>
          </table:table-cell>
          <table:table-cell table:style-name="ce2" table:formula="of:=IF([.A903]=FORWARD; [.E903]*[.B903]; 0)+[.D902]" office:value-type="float" office:value="908313" calcext:value-type="float">
            <text:p>908313</text:p>
          </table:table-cell>
          <table:table-cell table:style-name="ce2" table:formula="of:=IF([.A903]=UP; -1*[.B903]; IF([.A903]=DOWN; [.B903]; 0))+[.E902]" office:value-type="float" office:value="955" calcext:value-type="float">
            <text:p>9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904]=FORWARD; [.B904]; 0)+[.C903]" office:value-type="float" office:value="1701" calcext:value-type="float">
            <text:p>1701</text:p>
          </table:table-cell>
          <table:table-cell table:style-name="ce2" table:formula="of:=IF([.A904]=FORWARD; [.E904]*[.B904]; 0)+[.D903]" office:value-type="float" office:value="908313" calcext:value-type="float">
            <text:p>908313</text:p>
          </table:table-cell>
          <table:table-cell table:style-name="ce2" table:formula="of:=IF([.A904]=UP; -1*[.B904]; IF([.A904]=DOWN; [.B904]; 0))+[.E903]"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905]=FORWARD; [.B905]; 0)+[.C904]" office:value-type="float" office:value="1701" calcext:value-type="float">
            <text:p>1701</text:p>
          </table:table-cell>
          <table:table-cell table:style-name="ce2" table:formula="of:=IF([.A905]=FORWARD; [.E905]*[.B905]; 0)+[.D904]" office:value-type="float" office:value="908313" calcext:value-type="float">
            <text:p>908313</text:p>
          </table:table-cell>
          <table:table-cell table:style-name="ce2" table:formula="of:=IF([.A905]=UP; -1*[.B905]; IF([.A905]=DOWN; [.B905]; 0))+[.E904]"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06]=FORWARD; [.B906]; 0)+[.C905]" office:value-type="float" office:value="1707" calcext:value-type="float">
            <text:p>1707</text:p>
          </table:table-cell>
          <table:table-cell table:style-name="ce2" table:formula="of:=IF([.A906]=FORWARD; [.E906]*[.B906]; 0)+[.D905]" office:value-type="float" office:value="914067" calcext:value-type="float">
            <text:p>914067</text:p>
          </table:table-cell>
          <table:table-cell table:style-name="ce2" table:formula="of:=IF([.A906]=UP; -1*[.B906]; IF([.A906]=DOWN; [.B906]; 0))+[.E905]"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907]=FORWARD; [.B907]; 0)+[.C906]" office:value-type="float" office:value="1707" calcext:value-type="float">
            <text:p>1707</text:p>
          </table:table-cell>
          <table:table-cell table:style-name="ce2" table:formula="of:=IF([.A907]=FORWARD; [.E907]*[.B907]; 0)+[.D906]" office:value-type="float" office:value="914067" calcext:value-type="float">
            <text:p>914067</text:p>
          </table:table-cell>
          <table:table-cell table:style-name="ce2" table:formula="of:=IF([.A907]=UP; -1*[.B907]; IF([.A907]=DOWN; [.B907]; 0))+[.E906]"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08]=FORWARD; [.B908]; 0)+[.C907]" office:value-type="float" office:value="1712" calcext:value-type="float">
            <text:p>1712</text:p>
          </table:table-cell>
          <table:table-cell table:style-name="ce2" table:formula="of:=IF([.A908]=FORWARD; [.E908]*[.B908]; 0)+[.D907]" office:value-type="float" office:value="918897" calcext:value-type="float">
            <text:p>918897</text:p>
          </table:table-cell>
          <table:table-cell table:style-name="ce2" table:formula="of:=IF([.A908]=UP; -1*[.B908]; IF([.A908]=DOWN; [.B908]; 0))+[.E907]"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09]=FORWARD; [.B909]; 0)+[.C908]" office:value-type="float" office:value="1712" calcext:value-type="float">
            <text:p>1712</text:p>
          </table:table-cell>
          <table:table-cell table:style-name="ce2" table:formula="of:=IF([.A909]=FORWARD; [.E909]*[.B909]; 0)+[.D908]" office:value-type="float" office:value="918897" calcext:value-type="float">
            <text:p>918897</text:p>
          </table:table-cell>
          <table:table-cell table:style-name="ce2" table:formula="of:=IF([.A909]=UP; -1*[.B909]; IF([.A909]=DOWN; [.B909]; 0))+[.E908]" office:value-type="float" office:value="971" calcext:value-type="float">
            <text:p>97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10]=FORWARD; [.B910]; 0)+[.C909]" office:value-type="float" office:value="1720" calcext:value-type="float">
            <text:p>1720</text:p>
          </table:table-cell>
          <table:table-cell table:style-name="ce2" table:formula="of:=IF([.A910]=FORWARD; [.E910]*[.B910]; 0)+[.D909]" office:value-type="float" office:value="926665" calcext:value-type="float">
            <text:p>926665</text:p>
          </table:table-cell>
          <table:table-cell table:style-name="ce2" table:formula="of:=IF([.A910]=UP; -1*[.B910]; IF([.A910]=DOWN; [.B910]; 0))+[.E909]" office:value-type="float" office:value="971" calcext:value-type="float">
            <text:p>97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911]=FORWARD; [.B911]; 0)+[.C910]" office:value-type="float" office:value="1720" calcext:value-type="float">
            <text:p>1720</text:p>
          </table:table-cell>
          <table:table-cell table:style-name="ce2" table:formula="of:=IF([.A911]=FORWARD; [.E911]*[.B911]; 0)+[.D910]" office:value-type="float" office:value="926665" calcext:value-type="float">
            <text:p>926665</text:p>
          </table:table-cell>
          <table:table-cell table:style-name="ce2" table:formula="of:=IF([.A911]=UP; -1*[.B911]; IF([.A911]=DOWN; [.B911]; 0))+[.E910]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12]=FORWARD; [.B912]; 0)+[.C911]" office:value-type="float" office:value="1720" calcext:value-type="float">
            <text:p>1720</text:p>
          </table:table-cell>
          <table:table-cell table:style-name="ce2" table:formula="of:=IF([.A912]=FORWARD; [.E912]*[.B912]; 0)+[.D911]" office:value-type="float" office:value="926665" calcext:value-type="float">
            <text:p>926665</text:p>
          </table:table-cell>
          <table:table-cell table:style-name="ce2" table:formula="of:=IF([.A912]=UP; -1*[.B912]; IF([.A912]=DOWN; [.B912]; 0))+[.E911]"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13]=FORWARD; [.B913]; 0)+[.C912]" office:value-type="float" office:value="1720" calcext:value-type="float">
            <text:p>1720</text:p>
          </table:table-cell>
          <table:table-cell table:style-name="ce2" table:formula="of:=IF([.A913]=FORWARD; [.E913]*[.B913]; 0)+[.D912]" office:value-type="float" office:value="926665" calcext:value-type="float">
            <text:p>926665</text:p>
          </table:table-cell>
          <table:table-cell table:style-name="ce2" table:formula="of:=IF([.A913]=UP; -1*[.B913]; IF([.A913]=DOWN; [.B913]; 0))+[.E912]"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914]=FORWARD; [.B914]; 0)+[.C913]" office:value-type="float" office:value="1729" calcext:value-type="float">
            <text:p>1729</text:p>
          </table:table-cell>
          <table:table-cell table:style-name="ce2" table:formula="of:=IF([.A914]=FORWARD; [.E914]*[.B914]; 0)+[.D913]" office:value-type="float" office:value="935422" calcext:value-type="float">
            <text:p>935422</text:p>
          </table:table-cell>
          <table:table-cell table:style-name="ce2" table:formula="of:=IF([.A914]=UP; -1*[.B914]; IF([.A914]=DOWN; [.B914]; 0))+[.E913]"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15]=FORWARD; [.B915]; 0)+[.C914]" office:value-type="float" office:value="1737" calcext:value-type="float">
            <text:p>1737</text:p>
          </table:table-cell>
          <table:table-cell table:style-name="ce2" table:formula="of:=IF([.A915]=FORWARD; [.E915]*[.B915]; 0)+[.D914]" office:value-type="float" office:value="943206" calcext:value-type="float">
            <text:p>943206</text:p>
          </table:table-cell>
          <table:table-cell table:style-name="ce2" table:formula="of:=IF([.A915]=UP; -1*[.B915]; IF([.A915]=DOWN; [.B915]; 0))+[.E914]"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916]=FORWARD; [.B916]; 0)+[.C915]" office:value-type="float" office:value="1737" calcext:value-type="float">
            <text:p>1737</text:p>
          </table:table-cell>
          <table:table-cell table:style-name="ce2" table:formula="of:=IF([.A916]=FORWARD; [.E916]*[.B916]; 0)+[.D915]" office:value-type="float" office:value="943206" calcext:value-type="float">
            <text:p>943206</text:p>
          </table:table-cell>
          <table:table-cell table:style-name="ce2" table:formula="of:=IF([.A916]=UP; -1*[.B916]; IF([.A916]=DOWN; [.B916]; 0))+[.E915]" office:value-type="float" office:value="970" calcext:value-type="float">
            <text:p>97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17]=FORWARD; [.B917]; 0)+[.C916]" office:value-type="float" office:value="1737" calcext:value-type="float">
            <text:p>1737</text:p>
          </table:table-cell>
          <table:table-cell table:style-name="ce2" table:formula="of:=IF([.A917]=FORWARD; [.E917]*[.B917]; 0)+[.D916]" office:value-type="float" office:value="943206" calcext:value-type="float">
            <text:p>943206</text:p>
          </table:table-cell>
          <table:table-cell table:style-name="ce2" table:formula="of:=IF([.A917]=UP; -1*[.B917]; IF([.A917]=DOWN; [.B917]; 0))+[.E916]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18]=FORWARD; [.B918]; 0)+[.C917]" office:value-type="float" office:value="1745" calcext:value-type="float">
            <text:p>1745</text:p>
          </table:table-cell>
          <table:table-cell table:style-name="ce2" table:formula="of:=IF([.A918]=FORWARD; [.E918]*[.B918]; 0)+[.D917]" office:value-type="float" office:value="951006" calcext:value-type="float">
            <text:p>951006</text:p>
          </table:table-cell>
          <table:table-cell table:style-name="ce2" table:formula="of:=IF([.A918]=UP; -1*[.B918]; IF([.A918]=DOWN; [.B918]; 0))+[.E917]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19]=FORWARD; [.B919]; 0)+[.C918]" office:value-type="float" office:value="1751" calcext:value-type="float">
            <text:p>1751</text:p>
          </table:table-cell>
          <table:table-cell table:style-name="ce2" table:formula="of:=IF([.A919]=FORWARD; [.E919]*[.B919]; 0)+[.D918]" office:value-type="float" office:value="956856" calcext:value-type="float">
            <text:p>956856</text:p>
          </table:table-cell>
          <table:table-cell table:style-name="ce2" table:formula="of:=IF([.A919]=UP; -1*[.B919]; IF([.A919]=DOWN; [.B919]; 0))+[.E918]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920]=FORWARD; [.B920]; 0)+[.C919]" office:value-type="float" office:value="1760" calcext:value-type="float">
            <text:p>1760</text:p>
          </table:table-cell>
          <table:table-cell table:style-name="ce2" table:formula="of:=IF([.A920]=FORWARD; [.E920]*[.B920]; 0)+[.D919]" office:value-type="float" office:value="965631" calcext:value-type="float">
            <text:p>965631</text:p>
          </table:table-cell>
          <table:table-cell table:style-name="ce2" table:formula="of:=IF([.A920]=UP; -1*[.B920]; IF([.A920]=DOWN; [.B920]; 0))+[.E919]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21]=FORWARD; [.B921]; 0)+[.C920]" office:value-type="float" office:value="1765" calcext:value-type="float">
            <text:p>1765</text:p>
          </table:table-cell>
          <table:table-cell table:style-name="ce2" table:formula="of:=IF([.A921]=FORWARD; [.E921]*[.B921]; 0)+[.D920]" office:value-type="float" office:value="970506" calcext:value-type="float">
            <text:p>970506</text:p>
          </table:table-cell>
          <table:table-cell table:style-name="ce2" table:formula="of:=IF([.A921]=UP; -1*[.B921]; IF([.A921]=DOWN; [.B921]; 0))+[.E920]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922]=FORWARD; [.B922]; 0)+[.C921]" office:value-type="float" office:value="1768" calcext:value-type="float">
            <text:p>1768</text:p>
          </table:table-cell>
          <table:table-cell table:style-name="ce2" table:formula="of:=IF([.A922]=FORWARD; [.E922]*[.B922]; 0)+[.D921]" office:value-type="float" office:value="973431" calcext:value-type="float">
            <text:p>973431</text:p>
          </table:table-cell>
          <table:table-cell table:style-name="ce2" table:formula="of:=IF([.A922]=UP; -1*[.B922]; IF([.A922]=DOWN; [.B922]; 0))+[.E921]"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23]=FORWARD; [.B923]; 0)+[.C922]" office:value-type="float" office:value="1768" calcext:value-type="float">
            <text:p>1768</text:p>
          </table:table-cell>
          <table:table-cell table:style-name="ce2" table:formula="of:=IF([.A923]=FORWARD; [.E923]*[.B923]; 0)+[.D922]" office:value-type="float" office:value="973431" calcext:value-type="float">
            <text:p>973431</text:p>
          </table:table-cell>
          <table:table-cell table:style-name="ce2" table:formula="of:=IF([.A923]=UP; -1*[.B923]; IF([.A923]=DOWN; [.B923]; 0))+[.E922]" office:value-type="float" office:value="980" calcext:value-type="float">
            <text:p>98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924]=FORWARD; [.B924]; 0)+[.C923]" office:value-type="float" office:value="1772" calcext:value-type="float">
            <text:p>1772</text:p>
          </table:table-cell>
          <table:table-cell table:style-name="ce2" table:formula="of:=IF([.A924]=FORWARD; [.E924]*[.B924]; 0)+[.D923]" office:value-type="float" office:value="977351" calcext:value-type="float">
            <text:p>977351</text:p>
          </table:table-cell>
          <table:table-cell table:style-name="ce2" table:formula="of:=IF([.A924]=UP; -1*[.B924]; IF([.A924]=DOWN; [.B924]; 0))+[.E923]" office:value-type="float" office:value="980" calcext:value-type="float">
            <text:p>98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25]=FORWARD; [.B925]; 0)+[.C924]" office:value-type="float" office:value="1772" calcext:value-type="float">
            <text:p>1772</text:p>
          </table:table-cell>
          <table:table-cell table:style-name="ce2" table:formula="of:=IF([.A925]=FORWARD; [.E925]*[.B925]; 0)+[.D924]" office:value-type="float" office:value="977351" calcext:value-type="float">
            <text:p>977351</text:p>
          </table:table-cell>
          <table:table-cell table:style-name="ce2" table:formula="of:=IF([.A925]=UP; -1*[.B925]; IF([.A925]=DOWN; [.B925]; 0))+[.E924]" office:value-type="float" office:value="986" calcext:value-type="float">
            <text:p>98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926]=FORWARD; [.B926]; 0)+[.C925]" office:value-type="float" office:value="1781" calcext:value-type="float">
            <text:p>1781</text:p>
          </table:table-cell>
          <table:table-cell table:style-name="ce2" table:formula="of:=IF([.A926]=FORWARD; [.E926]*[.B926]; 0)+[.D925]" office:value-type="float" office:value="986225" calcext:value-type="float">
            <text:p>986225</text:p>
          </table:table-cell>
          <table:table-cell table:style-name="ce2" table:formula="of:=IF([.A926]=UP; -1*[.B926]; IF([.A926]=DOWN; [.B926]; 0))+[.E925]" office:value-type="float" office:value="986" calcext:value-type="float">
            <text:p>98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27]=FORWARD; [.B927]; 0)+[.C926]" office:value-type="float" office:value="1781" calcext:value-type="float">
            <text:p>1781</text:p>
          </table:table-cell>
          <table:table-cell table:style-name="ce2" table:formula="of:=IF([.A927]=FORWARD; [.E927]*[.B927]; 0)+[.D926]" office:value-type="float" office:value="986225" calcext:value-type="float">
            <text:p>986225</text:p>
          </table:table-cell>
          <table:table-cell table:style-name="ce2" table:formula="of:=IF([.A927]=UP; -1*[.B927]; IF([.A927]=DOWN; [.B927]; 0))+[.E926]" office:value-type="float" office:value="980" calcext:value-type="float">
            <text:p>98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928]=FORWARD; [.B928]; 0)+[.C927]" office:value-type="float" office:value="1781" calcext:value-type="float">
            <text:p>1781</text:p>
          </table:table-cell>
          <table:table-cell table:style-name="ce2" table:formula="of:=IF([.A928]=FORWARD; [.E928]*[.B928]; 0)+[.D927]" office:value-type="float" office:value="986225" calcext:value-type="float">
            <text:p>986225</text:p>
          </table:table-cell>
          <table:table-cell table:style-name="ce2" table:formula="of:=IF([.A928]=UP; -1*[.B928]; IF([.A928]=DOWN; [.B928]; 0))+[.E927]" office:value-type="float" office:value="983" calcext:value-type="float">
            <text:p>98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29]=FORWARD; [.B929]; 0)+[.C928]" office:value-type="float" office:value="1781" calcext:value-type="float">
            <text:p>1781</text:p>
          </table:table-cell>
          <table:table-cell table:style-name="ce2" table:formula="of:=IF([.A929]=FORWARD; [.E929]*[.B929]; 0)+[.D928]" office:value-type="float" office:value="986225" calcext:value-type="float">
            <text:p>986225</text:p>
          </table:table-cell>
          <table:table-cell table:style-name="ce2" table:formula="of:=IF([.A929]=UP; -1*[.B929]; IF([.A929]=DOWN; [.B929]; 0))+[.E928]" office:value-type="float" office:value="991" calcext:value-type="float">
            <text:p>99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30]=FORWARD; [.B930]; 0)+[.C929]" office:value-type="float" office:value="1781" calcext:value-type="float">
            <text:p>1781</text:p>
          </table:table-cell>
          <table:table-cell table:style-name="ce2" table:formula="of:=IF([.A930]=FORWARD; [.E930]*[.B930]; 0)+[.D929]" office:value-type="float" office:value="986225" calcext:value-type="float">
            <text:p>986225</text:p>
          </table:table-cell>
          <table:table-cell table:style-name="ce2" table:formula="of:=IF([.A930]=UP; -1*[.B930]; IF([.A930]=DOWN; [.B930]; 0))+[.E929]"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31]=FORWARD; [.B931]; 0)+[.C930]" office:value-type="float" office:value="1781" calcext:value-type="float">
            <text:p>1781</text:p>
          </table:table-cell>
          <table:table-cell table:style-name="ce2" table:formula="of:=IF([.A931]=FORWARD; [.E931]*[.B931]; 0)+[.D930]" office:value-type="float" office:value="986225" calcext:value-type="float">
            <text:p>986225</text:p>
          </table:table-cell>
          <table:table-cell table:style-name="ce2" table:formula="of:=IF([.A931]=UP; -1*[.B931]; IF([.A931]=DOWN; [.B931]; 0))+[.E930]" office:value-type="float" office:value="1004" calcext:value-type="float">
            <text:p>100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932]=FORWARD; [.B932]; 0)+[.C931]" office:value-type="float" office:value="1781" calcext:value-type="float">
            <text:p>1781</text:p>
          </table:table-cell>
          <table:table-cell table:style-name="ce2" table:formula="of:=IF([.A932]=FORWARD; [.E932]*[.B932]; 0)+[.D931]" office:value-type="float" office:value="986225" calcext:value-type="float">
            <text:p>986225</text:p>
          </table:table-cell>
          <table:table-cell table:style-name="ce2" table:formula="of:=IF([.A932]=UP; -1*[.B932]; IF([.A932]=DOWN; [.B932]; 0))+[.E931]" office:value-type="float" office:value="1008" calcext:value-type="float">
            <text:p>10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33]=FORWARD; [.B933]; 0)+[.C932]" office:value-type="float" office:value="1781" calcext:value-type="float">
            <text:p>1781</text:p>
          </table:table-cell>
          <table:table-cell table:style-name="ce2" table:formula="of:=IF([.A933]=FORWARD; [.E933]*[.B933]; 0)+[.D932]" office:value-type="float" office:value="986225" calcext:value-type="float">
            <text:p>986225</text:p>
          </table:table-cell>
          <table:table-cell table:style-name="ce2" table:formula="of:=IF([.A933]=UP; -1*[.B933]; IF([.A933]=DOWN; [.B933]; 0))+[.E932]" office:value-type="float" office:value="1013" calcext:value-type="float">
            <text:p>10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934]=FORWARD; [.B934]; 0)+[.C933]" office:value-type="float" office:value="1781" calcext:value-type="float">
            <text:p>1781</text:p>
          </table:table-cell>
          <table:table-cell table:style-name="ce2" table:formula="of:=IF([.A934]=FORWARD; [.E934]*[.B934]; 0)+[.D933]" office:value-type="float" office:value="986225" calcext:value-type="float">
            <text:p>986225</text:p>
          </table:table-cell>
          <table:table-cell table:style-name="ce2" table:formula="of:=IF([.A934]=UP; -1*[.B934]; IF([.A934]=DOWN; [.B934]; 0))+[.E933]" office:value-type="float" office:value="1015" calcext:value-type="float">
            <text:p>10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935]=FORWARD; [.B935]; 0)+[.C934]" office:value-type="float" office:value="1781" calcext:value-type="float">
            <text:p>1781</text:p>
          </table:table-cell>
          <table:table-cell table:style-name="ce2" table:formula="of:=IF([.A935]=FORWARD; [.E935]*[.B935]; 0)+[.D934]" office:value-type="float" office:value="986225" calcext:value-type="float">
            <text:p>986225</text:p>
          </table:table-cell>
          <table:table-cell table:style-name="ce2" table:formula="of:=IF([.A935]=UP; -1*[.B935]; IF([.A935]=DOWN; [.B935]; 0))+[.E934]" office:value-type="float" office:value="1019" calcext:value-type="float">
            <text:p>10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36]=FORWARD; [.B936]; 0)+[.C935]" office:value-type="float" office:value="1781" calcext:value-type="float">
            <text:p>1781</text:p>
          </table:table-cell>
          <table:table-cell table:style-name="ce2" table:formula="of:=IF([.A936]=FORWARD; [.E936]*[.B936]; 0)+[.D935]" office:value-type="float" office:value="986225" calcext:value-type="float">
            <text:p>986225</text:p>
          </table:table-cell>
          <table:table-cell table:style-name="ce2" table:formula="of:=IF([.A936]=UP; -1*[.B936]; IF([.A936]=DOWN; [.B936]; 0))+[.E935]" office:value-type="float" office:value="1027" calcext:value-type="float">
            <text:p>102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937]=FORWARD; [.B937]; 0)+[.C936]" office:value-type="float" office:value="1781" calcext:value-type="float">
            <text:p>1781</text:p>
          </table:table-cell>
          <table:table-cell table:style-name="ce2" table:formula="of:=IF([.A937]=FORWARD; [.E937]*[.B937]; 0)+[.D936]" office:value-type="float" office:value="986225" calcext:value-type="float">
            <text:p>986225</text:p>
          </table:table-cell>
          <table:table-cell table:style-name="ce2" table:formula="of:=IF([.A937]=UP; -1*[.B937]; IF([.A937]=DOWN; [.B937]; 0))+[.E936]" office:value-type="float" office:value="1029" calcext:value-type="float">
            <text:p>102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938]=FORWARD; [.B938]; 0)+[.C937]" office:value-type="float" office:value="1781" calcext:value-type="float">
            <text:p>1781</text:p>
          </table:table-cell>
          <table:table-cell table:style-name="ce2" table:formula="of:=IF([.A938]=FORWARD; [.E938]*[.B938]; 0)+[.D937]" office:value-type="float" office:value="986225" calcext:value-type="float">
            <text:p>986225</text:p>
          </table:table-cell>
          <table:table-cell table:style-name="ce2" table:formula="of:=IF([.A938]=UP; -1*[.B938]; IF([.A938]=DOWN; [.B938]; 0))+[.E937]" office:value-type="float" office:value="1036" calcext:value-type="float">
            <text:p>103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939]=FORWARD; [.B939]; 0)+[.C938]" office:value-type="float" office:value="1781" calcext:value-type="float">
            <text:p>1781</text:p>
          </table:table-cell>
          <table:table-cell table:style-name="ce2" table:formula="of:=IF([.A939]=FORWARD; [.E939]*[.B939]; 0)+[.D938]" office:value-type="float" office:value="986225" calcext:value-type="float">
            <text:p>986225</text:p>
          </table:table-cell>
          <table:table-cell table:style-name="ce2" table:formula="of:=IF([.A939]=UP; -1*[.B939]; IF([.A939]=DOWN; [.B939]; 0))+[.E938]" office:value-type="float" office:value="1045" calcext:value-type="float">
            <text:p>104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40]=FORWARD; [.B940]; 0)+[.C939]" office:value-type="float" office:value="1781" calcext:value-type="float">
            <text:p>1781</text:p>
          </table:table-cell>
          <table:table-cell table:style-name="ce2" table:formula="of:=IF([.A940]=FORWARD; [.E940]*[.B940]; 0)+[.D939]" office:value-type="float" office:value="986225" calcext:value-type="float">
            <text:p>986225</text:p>
          </table:table-cell>
          <table:table-cell table:style-name="ce2" table:formula="of:=IF([.A940]=UP; -1*[.B940]; IF([.A940]=DOWN; [.B940]; 0))+[.E939]" office:value-type="float" office:value="1050" calcext:value-type="float">
            <text:p>105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941]=FORWARD; [.B941]; 0)+[.C940]" office:value-type="float" office:value="1781" calcext:value-type="float">
            <text:p>1781</text:p>
          </table:table-cell>
          <table:table-cell table:style-name="ce2" table:formula="of:=IF([.A941]=FORWARD; [.E941]*[.B941]; 0)+[.D940]" office:value-type="float" office:value="986225" calcext:value-type="float">
            <text:p>986225</text:p>
          </table:table-cell>
          <table:table-cell table:style-name="ce2" table:formula="of:=IF([.A941]=UP; -1*[.B941]; IF([.A941]=DOWN; [.B941]; 0))+[.E940]"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42]=FORWARD; [.B942]; 0)+[.C941]" office:value-type="float" office:value="1781" calcext:value-type="float">
            <text:p>1781</text:p>
          </table:table-cell>
          <table:table-cell table:style-name="ce2" table:formula="of:=IF([.A942]=FORWARD; [.E942]*[.B942]; 0)+[.D941]" office:value-type="float" office:value="986225" calcext:value-type="float">
            <text:p>986225</text:p>
          </table:table-cell>
          <table:table-cell table:style-name="ce2" table:formula="of:=IF([.A942]=UP; -1*[.B942]; IF([.A942]=DOWN; [.B942]; 0))+[.E941]" office:value-type="float" office:value="1048" calcext:value-type="float">
            <text:p>10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43]=FORWARD; [.B943]; 0)+[.C942]" office:value-type="float" office:value="1787" calcext:value-type="float">
            <text:p>1787</text:p>
          </table:table-cell>
          <table:table-cell table:style-name="ce2" table:formula="of:=IF([.A943]=FORWARD; [.E943]*[.B943]; 0)+[.D942]" office:value-type="float" office:value="992513" calcext:value-type="float">
            <text:p>992513</text:p>
          </table:table-cell>
          <table:table-cell table:style-name="ce2" table:formula="of:=IF([.A943]=UP; -1*[.B943]; IF([.A943]=DOWN; [.B943]; 0))+[.E942]" office:value-type="float" office:value="1048" calcext:value-type="float">
            <text:p>10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944]=FORWARD; [.B944]; 0)+[.C943]" office:value-type="float" office:value="1791" calcext:value-type="float">
            <text:p>1791</text:p>
          </table:table-cell>
          <table:table-cell table:style-name="ce2" table:formula="of:=IF([.A944]=FORWARD; [.E944]*[.B944]; 0)+[.D943]" office:value-type="float" office:value="996705" calcext:value-type="float">
            <text:p>996705</text:p>
          </table:table-cell>
          <table:table-cell table:style-name="ce2" table:formula="of:=IF([.A944]=UP; -1*[.B944]; IF([.A944]=DOWN; [.B944]; 0))+[.E943]" office:value-type="float" office:value="1048" calcext:value-type="float">
            <text:p>10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45]=FORWARD; [.B945]; 0)+[.C944]" office:value-type="float" office:value="1792" calcext:value-type="float">
            <text:p>1792</text:p>
          </table:table-cell>
          <table:table-cell table:style-name="ce2" table:formula="of:=IF([.A945]=FORWARD; [.E945]*[.B945]; 0)+[.D944]" office:value-type="float" office:value="997753" calcext:value-type="float">
            <text:p>997753</text:p>
          </table:table-cell>
          <table:table-cell table:style-name="ce2" table:formula="of:=IF([.A945]=UP; -1*[.B945]; IF([.A945]=DOWN; [.B945]; 0))+[.E944]" office:value-type="float" office:value="1048" calcext:value-type="float">
            <text:p>10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46]=FORWARD; [.B946]; 0)+[.C945]" office:value-type="float" office:value="1798" calcext:value-type="float">
            <text:p>1798</text:p>
          </table:table-cell>
          <table:table-cell table:style-name="ce2" table:formula="of:=IF([.A946]=FORWARD; [.E946]*[.B946]; 0)+[.D945]" office:value-type="float" office:value="1004041" calcext:value-type="float">
            <text:p>1004041</text:p>
          </table:table-cell>
          <table:table-cell table:style-name="ce2" table:formula="of:=IF([.A946]=UP; -1*[.B946]; IF([.A946]=DOWN; [.B946]; 0))+[.E945]" office:value-type="float" office:value="1048" calcext:value-type="float">
            <text:p>10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947]=FORWARD; [.B947]; 0)+[.C946]" office:value-type="float" office:value="1802" calcext:value-type="float">
            <text:p>1802</text:p>
          </table:table-cell>
          <table:table-cell table:style-name="ce2" table:formula="of:=IF([.A947]=FORWARD; [.E947]*[.B947]; 0)+[.D946]" office:value-type="float" office:value="1008233" calcext:value-type="float">
            <text:p>1008233</text:p>
          </table:table-cell>
          <table:table-cell table:style-name="ce2" table:formula="of:=IF([.A947]=UP; -1*[.B947]; IF([.A947]=DOWN; [.B947]; 0))+[.E946]" office:value-type="float" office:value="1048" calcext:value-type="float">
            <text:p>104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48]=FORWARD; [.B948]; 0)+[.C947]" office:value-type="float" office:value="1802" calcext:value-type="float">
            <text:p>1802</text:p>
          </table:table-cell>
          <table:table-cell table:style-name="ce2" table:formula="of:=IF([.A948]=FORWARD; [.E948]*[.B948]; 0)+[.D947]" office:value-type="float" office:value="1008233" calcext:value-type="float">
            <text:p>1008233</text:p>
          </table:table-cell>
          <table:table-cell table:style-name="ce2" table:formula="of:=IF([.A948]=UP; -1*[.B948]; IF([.A948]=DOWN; [.B948]; 0))+[.E947]" office:value-type="float" office:value="1049" calcext:value-type="float">
            <text:p>10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949]=FORWARD; [.B949]; 0)+[.C948]" office:value-type="float" office:value="1805" calcext:value-type="float">
            <text:p>1805</text:p>
          </table:table-cell>
          <table:table-cell table:style-name="ce2" table:formula="of:=IF([.A949]=FORWARD; [.E949]*[.B949]; 0)+[.D948]" office:value-type="float" office:value="1011380" calcext:value-type="float">
            <text:p>1011380</text:p>
          </table:table-cell>
          <table:table-cell table:style-name="ce2" table:formula="of:=IF([.A949]=UP; -1*[.B949]; IF([.A949]=DOWN; [.B949]; 0))+[.E948]" office:value-type="float" office:value="1049" calcext:value-type="float">
            <text:p>10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50]=FORWARD; [.B950]; 0)+[.C949]" office:value-type="float" office:value="1806" calcext:value-type="float">
            <text:p>1806</text:p>
          </table:table-cell>
          <table:table-cell table:style-name="ce2" table:formula="of:=IF([.A950]=FORWARD; [.E950]*[.B950]; 0)+[.D949]" office:value-type="float" office:value="1012429" calcext:value-type="float">
            <text:p>1012429</text:p>
          </table:table-cell>
          <table:table-cell table:style-name="ce2" table:formula="of:=IF([.A950]=UP; -1*[.B950]; IF([.A950]=DOWN; [.B950]; 0))+[.E949]" office:value-type="float" office:value="1049" calcext:value-type="float">
            <text:p>10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51]=FORWARD; [.B951]; 0)+[.C950]" office:value-type="float" office:value="1807" calcext:value-type="float">
            <text:p>1807</text:p>
          </table:table-cell>
          <table:table-cell table:style-name="ce2" table:formula="of:=IF([.A951]=FORWARD; [.E951]*[.B951]; 0)+[.D950]" office:value-type="float" office:value="1013478" calcext:value-type="float">
            <text:p>1013478</text:p>
          </table:table-cell>
          <table:table-cell table:style-name="ce2" table:formula="of:=IF([.A951]=UP; -1*[.B951]; IF([.A951]=DOWN; [.B951]; 0))+[.E950]" office:value-type="float" office:value="1049" calcext:value-type="float">
            <text:p>10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52]=FORWARD; [.B952]; 0)+[.C951]" office:value-type="float" office:value="1807" calcext:value-type="float">
            <text:p>1807</text:p>
          </table:table-cell>
          <table:table-cell table:style-name="ce2" table:formula="of:=IF([.A952]=FORWARD; [.E952]*[.B952]; 0)+[.D951]" office:value-type="float" office:value="1013478" calcext:value-type="float">
            <text:p>1013478</text:p>
          </table:table-cell>
          <table:table-cell table:style-name="ce2" table:formula="of:=IF([.A952]=UP; -1*[.B952]; IF([.A952]=DOWN; [.B952]; 0))+[.E951]"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953]=FORWARD; [.B953]; 0)+[.C952]" office:value-type="float" office:value="1807" calcext:value-type="float">
            <text:p>1807</text:p>
          </table:table-cell>
          <table:table-cell table:style-name="ce2" table:formula="of:=IF([.A953]=FORWARD; [.E953]*[.B953]; 0)+[.D952]" office:value-type="float" office:value="1013478" calcext:value-type="float">
            <text:p>1013478</text:p>
          </table:table-cell>
          <table:table-cell table:style-name="ce2" table:formula="of:=IF([.A953]=UP; -1*[.B953]; IF([.A953]=DOWN; [.B953]; 0))+[.E952]" office:value-type="float" office:value="1058" calcext:value-type="float">
            <text:p>10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54]=FORWARD; [.B954]; 0)+[.C953]" office:value-type="float" office:value="1807" calcext:value-type="float">
            <text:p>1807</text:p>
          </table:table-cell>
          <table:table-cell table:style-name="ce2" table:formula="of:=IF([.A954]=FORWARD; [.E954]*[.B954]; 0)+[.D953]" office:value-type="float" office:value="1013478" calcext:value-type="float">
            <text:p>1013478</text:p>
          </table:table-cell>
          <table:table-cell table:style-name="ce2" table:formula="of:=IF([.A954]=UP; -1*[.B954]; IF([.A954]=DOWN; [.B954]; 0))+[.E953]" office:value-type="float" office:value="1052" calcext:value-type="float">
            <text:p>10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955]=FORWARD; [.B955]; 0)+[.C954]" office:value-type="float" office:value="1809" calcext:value-type="float">
            <text:p>1809</text:p>
          </table:table-cell>
          <table:table-cell table:style-name="ce2" table:formula="of:=IF([.A955]=FORWARD; [.E955]*[.B955]; 0)+[.D954]" office:value-type="float" office:value="1015582" calcext:value-type="float">
            <text:p>1015582</text:p>
          </table:table-cell>
          <table:table-cell table:style-name="ce2" table:formula="of:=IF([.A955]=UP; -1*[.B955]; IF([.A955]=DOWN; [.B955]; 0))+[.E954]" office:value-type="float" office:value="1052" calcext:value-type="float">
            <text:p>10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56]=FORWARD; [.B956]; 0)+[.C955]" office:value-type="float" office:value="1809" calcext:value-type="float">
            <text:p>1809</text:p>
          </table:table-cell>
          <table:table-cell table:style-name="ce2" table:formula="of:=IF([.A956]=FORWARD; [.E956]*[.B956]; 0)+[.D955]" office:value-type="float" office:value="1015582" calcext:value-type="float">
            <text:p>1015582</text:p>
          </table:table-cell>
          <table:table-cell table:style-name="ce2" table:formula="of:=IF([.A956]=UP; -1*[.B956]; IF([.A956]=DOWN; [.B956]; 0))+[.E955]" office:value-type="float" office:value="1046" calcext:value-type="float">
            <text:p>104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57]=FORWARD; [.B957]; 0)+[.C956]" office:value-type="float" office:value="1809" calcext:value-type="float">
            <text:p>1809</text:p>
          </table:table-cell>
          <table:table-cell table:style-name="ce2" table:formula="of:=IF([.A957]=FORWARD; [.E957]*[.B957]; 0)+[.D956]" office:value-type="float" office:value="1015582" calcext:value-type="float">
            <text:p>1015582</text:p>
          </table:table-cell>
          <table:table-cell table:style-name="ce2" table:formula="of:=IF([.A957]=UP; -1*[.B957]; IF([.A957]=DOWN; [.B957]; 0))+[.E956]"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58]=FORWARD; [.B958]; 0)+[.C957]" office:value-type="float" office:value="1810" calcext:value-type="float">
            <text:p>1810</text:p>
          </table:table-cell>
          <table:table-cell table:style-name="ce2" table:formula="of:=IF([.A958]=FORWARD; [.E958]*[.B958]; 0)+[.D957]" office:value-type="float" office:value="1016636" calcext:value-type="float">
            <text:p>1016636</text:p>
          </table:table-cell>
          <table:table-cell table:style-name="ce2" table:formula="of:=IF([.A958]=UP; -1*[.B958]; IF([.A958]=DOWN; [.B958]; 0))+[.E957]"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959]=FORWARD; [.B959]; 0)+[.C958]" office:value-type="float" office:value="1810" calcext:value-type="float">
            <text:p>1810</text:p>
          </table:table-cell>
          <table:table-cell table:style-name="ce2" table:formula="of:=IF([.A959]=FORWARD; [.E959]*[.B959]; 0)+[.D958]" office:value-type="float" office:value="1016636" calcext:value-type="float">
            <text:p>1016636</text:p>
          </table:table-cell>
          <table:table-cell table:style-name="ce2" table:formula="of:=IF([.A959]=UP; -1*[.B959]; IF([.A959]=DOWN; [.B959]; 0))+[.E958]"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960]=FORWARD; [.B960]; 0)+[.C959]" office:value-type="float" office:value="1810" calcext:value-type="float">
            <text:p>1810</text:p>
          </table:table-cell>
          <table:table-cell table:style-name="ce2" table:formula="of:=IF([.A960]=FORWARD; [.E960]*[.B960]; 0)+[.D959]" office:value-type="float" office:value="1016636" calcext:value-type="float">
            <text:p>1016636</text:p>
          </table:table-cell>
          <table:table-cell table:style-name="ce2" table:formula="of:=IF([.A960]=UP; -1*[.B960]; IF([.A960]=DOWN; [.B960]; 0))+[.E959]"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961]=FORWARD; [.B961]; 0)+[.C960]" office:value-type="float" office:value="1810" calcext:value-type="float">
            <text:p>1810</text:p>
          </table:table-cell>
          <table:table-cell table:style-name="ce2" table:formula="of:=IF([.A961]=FORWARD; [.E961]*[.B961]; 0)+[.D960]" office:value-type="float" office:value="1016636" calcext:value-type="float">
            <text:p>1016636</text:p>
          </table:table-cell>
          <table:table-cell table:style-name="ce2" table:formula="of:=IF([.A961]=UP; -1*[.B961]; IF([.A961]=DOWN; [.B961]; 0))+[.E960]" office:value-type="float" office:value="1049" calcext:value-type="float">
            <text:p>10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962]=FORWARD; [.B962]; 0)+[.C961]" office:value-type="float" office:value="1810" calcext:value-type="float">
            <text:p>1810</text:p>
          </table:table-cell>
          <table:table-cell table:style-name="ce2" table:formula="of:=IF([.A962]=FORWARD; [.E962]*[.B962]; 0)+[.D961]" office:value-type="float" office:value="1016636" calcext:value-type="float">
            <text:p>1016636</text:p>
          </table:table-cell>
          <table:table-cell table:style-name="ce2" table:formula="of:=IF([.A962]=UP; -1*[.B962]; IF([.A962]=DOWN; [.B962]; 0))+[.E961]" office:value-type="float" office:value="1052" calcext:value-type="float">
            <text:p>10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63]=FORWARD; [.B963]; 0)+[.C962]" office:value-type="float" office:value="1816" calcext:value-type="float">
            <text:p>1816</text:p>
          </table:table-cell>
          <table:table-cell table:style-name="ce2" table:formula="of:=IF([.A963]=FORWARD; [.E963]*[.B963]; 0)+[.D962]" office:value-type="float" office:value="1022948" calcext:value-type="float">
            <text:p>1022948</text:p>
          </table:table-cell>
          <table:table-cell table:style-name="ce2" table:formula="of:=IF([.A963]=UP; -1*[.B963]; IF([.A963]=DOWN; [.B963]; 0))+[.E962]" office:value-type="float" office:value="1052" calcext:value-type="float">
            <text:p>10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964]=FORWARD; [.B964]; 0)+[.C963]" office:value-type="float" office:value="1818" calcext:value-type="float">
            <text:p>1818</text:p>
          </table:table-cell>
          <table:table-cell table:style-name="ce2" table:formula="of:=IF([.A964]=FORWARD; [.E964]*[.B964]; 0)+[.D963]" office:value-type="float" office:value="1025052" calcext:value-type="float">
            <text:p>1025052</text:p>
          </table:table-cell>
          <table:table-cell table:style-name="ce2" table:formula="of:=IF([.A964]=UP; -1*[.B964]; IF([.A964]=DOWN; [.B964]; 0))+[.E963]" office:value-type="float" office:value="1052" calcext:value-type="float">
            <text:p>105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65]=FORWARD; [.B965]; 0)+[.C964]" office:value-type="float" office:value="1818" calcext:value-type="float">
            <text:p>1818</text:p>
          </table:table-cell>
          <table:table-cell table:style-name="ce2" table:formula="of:=IF([.A965]=FORWARD; [.E965]*[.B965]; 0)+[.D964]" office:value-type="float" office:value="1025052" calcext:value-type="float">
            <text:p>1025052</text:p>
          </table:table-cell>
          <table:table-cell table:style-name="ce2" table:formula="of:=IF([.A965]=UP; -1*[.B965]; IF([.A965]=DOWN; [.B965]; 0))+[.E964]"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966]=FORWARD; [.B966]; 0)+[.C965]" office:value-type="float" office:value="1825" calcext:value-type="float">
            <text:p>1825</text:p>
          </table:table-cell>
          <table:table-cell table:style-name="ce2" table:formula="of:=IF([.A966]=FORWARD; [.E966]*[.B966]; 0)+[.D965]" office:value-type="float" office:value="1032381" calcext:value-type="float">
            <text:p>1032381</text:p>
          </table:table-cell>
          <table:table-cell table:style-name="ce2" table:formula="of:=IF([.A966]=UP; -1*[.B966]; IF([.A966]=DOWN; [.B966]; 0))+[.E965]"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67]=FORWARD; [.B967]; 0)+[.C966]" office:value-type="float" office:value="1825" calcext:value-type="float">
            <text:p>1825</text:p>
          </table:table-cell>
          <table:table-cell table:style-name="ce2" table:formula="of:=IF([.A967]=FORWARD; [.E967]*[.B967]; 0)+[.D966]" office:value-type="float" office:value="1032381" calcext:value-type="float">
            <text:p>1032381</text:p>
          </table:table-cell>
          <table:table-cell table:style-name="ce2" table:formula="of:=IF([.A967]=UP; -1*[.B967]; IF([.A967]=DOWN; [.B967]; 0))+[.E966]" office:value-type="float" office:value="1055" calcext:value-type="float">
            <text:p>10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68]=FORWARD; [.B968]; 0)+[.C967]" office:value-type="float" office:value="1831" calcext:value-type="float">
            <text:p>1831</text:p>
          </table:table-cell>
          <table:table-cell table:style-name="ce2" table:formula="of:=IF([.A968]=FORWARD; [.E968]*[.B968]; 0)+[.D967]" office:value-type="float" office:value="1038711" calcext:value-type="float">
            <text:p>1038711</text:p>
          </table:table-cell>
          <table:table-cell table:style-name="ce2" table:formula="of:=IF([.A968]=UP; -1*[.B968]; IF([.A968]=DOWN; [.B968]; 0))+[.E967]" office:value-type="float" office:value="1055" calcext:value-type="float">
            <text:p>10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69]=FORWARD; [.B969]; 0)+[.C968]" office:value-type="float" office:value="1831" calcext:value-type="float">
            <text:p>1831</text:p>
          </table:table-cell>
          <table:table-cell table:style-name="ce2" table:formula="of:=IF([.A969]=FORWARD; [.E969]*[.B969]; 0)+[.D968]" office:value-type="float" office:value="1038711" calcext:value-type="float">
            <text:p>1038711</text:p>
          </table:table-cell>
          <table:table-cell table:style-name="ce2" table:formula="of:=IF([.A969]=UP; -1*[.B969]; IF([.A969]=DOWN; [.B969]; 0))+[.E968]" office:value-type="float" office:value="1049" calcext:value-type="float">
            <text:p>104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970]=FORWARD; [.B970]; 0)+[.C969]" office:value-type="float" office:value="1831" calcext:value-type="float">
            <text:p>1831</text:p>
          </table:table-cell>
          <table:table-cell table:style-name="ce2" table:formula="of:=IF([.A970]=FORWARD; [.E970]*[.B970]; 0)+[.D969]" office:value-type="float" office:value="1038711" calcext:value-type="float">
            <text:p>1038711</text:p>
          </table:table-cell>
          <table:table-cell table:style-name="ce2" table:formula="of:=IF([.A970]=UP; -1*[.B970]; IF([.A970]=DOWN; [.B970]; 0))+[.E969]" office:value-type="float" office:value="1058" calcext:value-type="float">
            <text:p>10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71]=FORWARD; [.B971]; 0)+[.C970]" office:value-type="float" office:value="1831" calcext:value-type="float">
            <text:p>1831</text:p>
          </table:table-cell>
          <table:table-cell table:style-name="ce2" table:formula="of:=IF([.A971]=FORWARD; [.E971]*[.B971]; 0)+[.D970]" office:value-type="float" office:value="1038711" calcext:value-type="float">
            <text:p>1038711</text:p>
          </table:table-cell>
          <table:table-cell table:style-name="ce2" table:formula="of:=IF([.A971]=UP; -1*[.B971]; IF([.A971]=DOWN; [.B971]; 0))+[.E970]" office:value-type="float" office:value="1064" calcext:value-type="float">
            <text:p>106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72]=FORWARD; [.B972]; 0)+[.C971]" office:value-type="float" office:value="1831" calcext:value-type="float">
            <text:p>1831</text:p>
          </table:table-cell>
          <table:table-cell table:style-name="ce2" table:formula="of:=IF([.A972]=FORWARD; [.E972]*[.B972]; 0)+[.D971]" office:value-type="float" office:value="1038711" calcext:value-type="float">
            <text:p>1038711</text:p>
          </table:table-cell>
          <table:table-cell table:style-name="ce2" table:formula="of:=IF([.A972]=UP; -1*[.B972]; IF([.A972]=DOWN; [.B972]; 0))+[.E971]" office:value-type="float" office:value="1069" calcext:value-type="float">
            <text:p>106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73]=FORWARD; [.B973]; 0)+[.C972]" office:value-type="float" office:value="1831" calcext:value-type="float">
            <text:p>1831</text:p>
          </table:table-cell>
          <table:table-cell table:style-name="ce2" table:formula="of:=IF([.A973]=FORWARD; [.E973]*[.B973]; 0)+[.D972]" office:value-type="float" office:value="1038711" calcext:value-type="float">
            <text:p>1038711</text:p>
          </table:table-cell>
          <table:table-cell table:style-name="ce2" table:formula="of:=IF([.A973]=UP; -1*[.B973]; IF([.A973]=DOWN; [.B973]; 0))+[.E972]" office:value-type="float" office:value="1077" calcext:value-type="float">
            <text:p>107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74]=FORWARD; [.B974]; 0)+[.C973]" office:value-type="float" office:value="1831" calcext:value-type="float">
            <text:p>1831</text:p>
          </table:table-cell>
          <table:table-cell table:style-name="ce2" table:formula="of:=IF([.A974]=FORWARD; [.E974]*[.B974]; 0)+[.D973]" office:value-type="float" office:value="1038711" calcext:value-type="float">
            <text:p>1038711</text:p>
          </table:table-cell>
          <table:table-cell table:style-name="ce2" table:formula="of:=IF([.A974]=UP; -1*[.B974]; IF([.A974]=DOWN; [.B974]; 0))+[.E973]"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75]=FORWARD; [.B975]; 0)+[.C974]" office:value-type="float" office:value="1831" calcext:value-type="float">
            <text:p>1831</text:p>
          </table:table-cell>
          <table:table-cell table:style-name="ce2" table:formula="of:=IF([.A975]=FORWARD; [.E975]*[.B975]; 0)+[.D974]" office:value-type="float" office:value="1038711" calcext:value-type="float">
            <text:p>1038711</text:p>
          </table:table-cell>
          <table:table-cell table:style-name="ce2" table:formula="of:=IF([.A975]=UP; -1*[.B975]; IF([.A975]=DOWN; [.B975]; 0))+[.E974]"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976]=FORWARD; [.B976]; 0)+[.C975]" office:value-type="float" office:value="1831" calcext:value-type="float">
            <text:p>1831</text:p>
          </table:table-cell>
          <table:table-cell table:style-name="ce2" table:formula="of:=IF([.A976]=FORWARD; [.E976]*[.B976]; 0)+[.D975]" office:value-type="float" office:value="1038711" calcext:value-type="float">
            <text:p>1038711</text:p>
          </table:table-cell>
          <table:table-cell table:style-name="ce2" table:formula="of:=IF([.A976]=UP; -1*[.B976]; IF([.A976]=DOWN; [.B976]; 0))+[.E975]" office:value-type="float" office:value="1092" calcext:value-type="float">
            <text:p>10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977]=FORWARD; [.B977]; 0)+[.C976]" office:value-type="float" office:value="1831" calcext:value-type="float">
            <text:p>1831</text:p>
          </table:table-cell>
          <table:table-cell table:style-name="ce2" table:formula="of:=IF([.A977]=FORWARD; [.E977]*[.B977]; 0)+[.D976]" office:value-type="float" office:value="1038711" calcext:value-type="float">
            <text:p>1038711</text:p>
          </table:table-cell>
          <table:table-cell table:style-name="ce2" table:formula="of:=IF([.A977]=UP; -1*[.B977]; IF([.A977]=DOWN; [.B977]; 0))+[.E976]" office:value-type="float" office:value="1099" calcext:value-type="float">
            <text:p>10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78]=FORWARD; [.B978]; 0)+[.C977]" office:value-type="float" office:value="1831" calcext:value-type="float">
            <text:p>1831</text:p>
          </table:table-cell>
          <table:table-cell table:style-name="ce2" table:formula="of:=IF([.A978]=FORWARD; [.E978]*[.B978]; 0)+[.D977]" office:value-type="float" office:value="1038711" calcext:value-type="float">
            <text:p>1038711</text:p>
          </table:table-cell>
          <table:table-cell table:style-name="ce2" table:formula="of:=IF([.A978]=UP; -1*[.B978]; IF([.A978]=DOWN; [.B978]; 0))+[.E977]" office:value-type="float" office:value="1093" calcext:value-type="float">
            <text:p>109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979]=FORWARD; [.B979]; 0)+[.C978]" office:value-type="float" office:value="1831" calcext:value-type="float">
            <text:p>1831</text:p>
          </table:table-cell>
          <table:table-cell table:style-name="ce2" table:formula="of:=IF([.A979]=FORWARD; [.E979]*[.B979]; 0)+[.D978]" office:value-type="float" office:value="1038711" calcext:value-type="float">
            <text:p>1038711</text:p>
          </table:table-cell>
          <table:table-cell table:style-name="ce2" table:formula="of:=IF([.A979]=UP; -1*[.B979]; IF([.A979]=DOWN; [.B979]; 0))+[.E978]"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980]=FORWARD; [.B980]; 0)+[.C979]" office:value-type="float" office:value="1831" calcext:value-type="float">
            <text:p>1831</text:p>
          </table:table-cell>
          <table:table-cell table:style-name="ce2" table:formula="of:=IF([.A980]=FORWARD; [.E980]*[.B980]; 0)+[.D979]" office:value-type="float" office:value="1038711" calcext:value-type="float">
            <text:p>1038711</text:p>
          </table:table-cell>
          <table:table-cell table:style-name="ce2" table:formula="of:=IF([.A980]=UP; -1*[.B980]; IF([.A980]=DOWN; [.B980]; 0))+[.E979]" office:value-type="float" office:value="1087" calcext:value-type="float">
            <text:p>108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981]=FORWARD; [.B981]; 0)+[.C980]" office:value-type="float" office:value="1831" calcext:value-type="float">
            <text:p>1831</text:p>
          </table:table-cell>
          <table:table-cell table:style-name="ce2" table:formula="of:=IF([.A981]=FORWARD; [.E981]*[.B981]; 0)+[.D980]" office:value-type="float" office:value="1038711" calcext:value-type="float">
            <text:p>1038711</text:p>
          </table:table-cell>
          <table:table-cell table:style-name="ce2" table:formula="of:=IF([.A981]=UP; -1*[.B981]; IF([.A981]=DOWN; [.B981]; 0))+[.E980]" office:value-type="float" office:value="1092" calcext:value-type="float">
            <text:p>10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A982]=FORWARD; [.B982]; 0)+[.C981]" office:value-type="float" office:value="1834" calcext:value-type="float">
            <text:p>1834</text:p>
          </table:table-cell>
          <table:table-cell table:style-name="ce2" table:formula="of:=IF([.A982]=FORWARD; [.E982]*[.B982]; 0)+[.D981]" office:value-type="float" office:value="1041987" calcext:value-type="float">
            <text:p>1041987</text:p>
          </table:table-cell>
          <table:table-cell table:style-name="ce2" table:formula="of:=IF([.A982]=UP; -1*[.B982]; IF([.A982]=DOWN; [.B982]; 0))+[.E981]" office:value-type="float" office:value="1092" calcext:value-type="float">
            <text:p>10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983]=FORWARD; [.B983]; 0)+[.C982]" office:value-type="float" office:value="1834" calcext:value-type="float">
            <text:p>1834</text:p>
          </table:table-cell>
          <table:table-cell table:style-name="ce2" table:formula="of:=IF([.A983]=FORWARD; [.E983]*[.B983]; 0)+[.D982]" office:value-type="float" office:value="1041987" calcext:value-type="float">
            <text:p>1041987</text:p>
          </table:table-cell>
          <table:table-cell table:style-name="ce2" table:formula="of:=IF([.A983]=UP; -1*[.B983]; IF([.A983]=DOWN; [.B983]; 0))+[.E982]" office:value-type="float" office:value="1085" calcext:value-type="float">
            <text:p>10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984]=FORWARD; [.B984]; 0)+[.C983]" office:value-type="float" office:value="1834" calcext:value-type="float">
            <text:p>1834</text:p>
          </table:table-cell>
          <table:table-cell table:style-name="ce2" table:formula="of:=IF([.A984]=FORWARD; [.E984]*[.B984]; 0)+[.D983]" office:value-type="float" office:value="1041987" calcext:value-type="float">
            <text:p>1041987</text:p>
          </table:table-cell>
          <table:table-cell table:style-name="ce2" table:formula="of:=IF([.A984]=UP; -1*[.B984]; IF([.A984]=DOWN; [.B984]; 0))+[.E983]" office:value-type="float" office:value="1092" calcext:value-type="float">
            <text:p>109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IF([.A985]=FORWARD; [.B985]; 0)+[.C984]" office:value-type="float" office:value="1834" calcext:value-type="float">
            <text:p>1834</text:p>
          </table:table-cell>
          <table:table-cell table:style-name="ce2" table:formula="of:=IF([.A985]=FORWARD; [.E985]*[.B985]; 0)+[.D984]" office:value-type="float" office:value="1041987" calcext:value-type="float">
            <text:p>1041987</text:p>
          </table:table-cell>
          <table:table-cell table:style-name="ce2" table:formula="of:=IF([.A985]=UP; -1*[.B985]; IF([.A985]=DOWN; [.B985]; 0))+[.E984]"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986]=FORWARD; [.B986]; 0)+[.C985]" office:value-type="float" office:value="1838" calcext:value-type="float">
            <text:p>1838</text:p>
          </table:table-cell>
          <table:table-cell table:style-name="ce2" table:formula="of:=IF([.A986]=FORWARD; [.E986]*[.B986]; 0)+[.D985]" office:value-type="float" office:value="1046323" calcext:value-type="float">
            <text:p>1046323</text:p>
          </table:table-cell>
          <table:table-cell table:style-name="ce2" table:formula="of:=IF([.A986]=UP; -1*[.B986]; IF([.A986]=DOWN; [.B986]; 0))+[.E985]"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987]=FORWARD; [.B987]; 0)+[.C986]" office:value-type="float" office:value="1840" calcext:value-type="float">
            <text:p>1840</text:p>
          </table:table-cell>
          <table:table-cell table:style-name="ce2" table:formula="of:=IF([.A987]=FORWARD; [.E987]*[.B987]; 0)+[.D986]" office:value-type="float" office:value="1048491" calcext:value-type="float">
            <text:p>1048491</text:p>
          </table:table-cell>
          <table:table-cell table:style-name="ce2" table:formula="of:=IF([.A987]=UP; -1*[.B987]; IF([.A987]=DOWN; [.B987]; 0))+[.E986]"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88]=FORWARD; [.B988]; 0)+[.C987]" office:value-type="float" office:value="1840" calcext:value-type="float">
            <text:p>1840</text:p>
          </table:table-cell>
          <table:table-cell table:style-name="ce2" table:formula="of:=IF([.A988]=FORWARD; [.E988]*[.B988]; 0)+[.D987]" office:value-type="float" office:value="1048491" calcext:value-type="float">
            <text:p>1048491</text:p>
          </table:table-cell>
          <table:table-cell table:style-name="ce2" table:formula="of:=IF([.A988]=UP; -1*[.B988]; IF([.A988]=DOWN; [.B988]; 0))+[.E987]" office:value-type="float" office:value="1085" calcext:value-type="float">
            <text:p>108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89]=FORWARD; [.B989]; 0)+[.C988]" office:value-type="float" office:value="1840" calcext:value-type="float">
            <text:p>1840</text:p>
          </table:table-cell>
          <table:table-cell table:style-name="ce2" table:formula="of:=IF([.A989]=FORWARD; [.E989]*[.B989]; 0)+[.D988]" office:value-type="float" office:value="1048491" calcext:value-type="float">
            <text:p>1048491</text:p>
          </table:table-cell>
          <table:table-cell table:style-name="ce2" table:formula="of:=IF([.A989]=UP; -1*[.B989]; IF([.A989]=DOWN; [.B989]; 0))+[.E988]"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90]=FORWARD; [.B990]; 0)+[.C989]" office:value-type="float" office:value="1840" calcext:value-type="float">
            <text:p>1840</text:p>
          </table:table-cell>
          <table:table-cell table:style-name="ce2" table:formula="of:=IF([.A990]=FORWARD; [.E990]*[.B990]; 0)+[.D989]" office:value-type="float" office:value="1048491" calcext:value-type="float">
            <text:p>1048491</text:p>
          </table:table-cell>
          <table:table-cell table:style-name="ce2" table:formula="of:=IF([.A990]=UP; -1*[.B990]; IF([.A990]=DOWN; [.B990]; 0))+[.E989]" office:value-type="float" office:value="1078" calcext:value-type="float">
            <text:p>107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991]=FORWARD; [.B991]; 0)+[.C990]" office:value-type="float" office:value="1840" calcext:value-type="float">
            <text:p>1840</text:p>
          </table:table-cell>
          <table:table-cell table:style-name="ce2" table:formula="of:=IF([.A991]=FORWARD; [.E991]*[.B991]; 0)+[.D990]" office:value-type="float" office:value="1048491" calcext:value-type="float">
            <text:p>1048491</text:p>
          </table:table-cell>
          <table:table-cell table:style-name="ce2" table:formula="of:=IF([.A991]=UP; -1*[.B991]; IF([.A991]=DOWN; [.B991]; 0))+[.E990]" office:value-type="float" office:value="1076" calcext:value-type="float">
            <text:p>107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92]=FORWARD; [.B992]; 0)+[.C991]" office:value-type="float" office:value="1840" calcext:value-type="float">
            <text:p>1840</text:p>
          </table:table-cell>
          <table:table-cell table:style-name="ce2" table:formula="of:=IF([.A992]=FORWARD; [.E992]*[.B992]; 0)+[.D991]" office:value-type="float" office:value="1048491" calcext:value-type="float">
            <text:p>1048491</text:p>
          </table:table-cell>
          <table:table-cell table:style-name="ce2" table:formula="of:=IF([.A992]=UP; -1*[.B992]; IF([.A992]=DOWN; [.B992]; 0))+[.E991]" office:value-type="float" office:value="1077" calcext:value-type="float">
            <text:p>107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93]=FORWARD; [.B993]; 0)+[.C992]" office:value-type="float" office:value="1840" calcext:value-type="float">
            <text:p>1840</text:p>
          </table:table-cell>
          <table:table-cell table:style-name="ce2" table:formula="of:=IF([.A993]=FORWARD; [.E993]*[.B993]; 0)+[.D992]" office:value-type="float" office:value="1048491" calcext:value-type="float">
            <text:p>1048491</text:p>
          </table:table-cell>
          <table:table-cell table:style-name="ce2" table:formula="of:=IF([.A993]=UP; -1*[.B993]; IF([.A993]=DOWN; [.B993]; 0))+[.E992]" office:value-type="float" office:value="1083" calcext:value-type="float">
            <text:p>108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94]=FORWARD; [.B994]; 0)+[.C993]" office:value-type="float" office:value="1840" calcext:value-type="float">
            <text:p>1840</text:p>
          </table:table-cell>
          <table:table-cell table:style-name="ce2" table:formula="of:=IF([.A994]=FORWARD; [.E994]*[.B994]; 0)+[.D993]" office:value-type="float" office:value="1048491" calcext:value-type="float">
            <text:p>1048491</text:p>
          </table:table-cell>
          <table:table-cell table:style-name="ce2" table:formula="of:=IF([.A994]=UP; -1*[.B994]; IF([.A994]=DOWN; [.B994]; 0))+[.E993]"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formula="of:=IF([.A995]=FORWARD; [.B995]; 0)+[.C994]" office:value-type="float" office:value="1844" calcext:value-type="float">
            <text:p>1844</text:p>
          </table:table-cell>
          <table:table-cell table:style-name="ce2" table:formula="of:=IF([.A995]=FORWARD; [.E995]*[.B995]; 0)+[.D994]" office:value-type="float" office:value="1052827" calcext:value-type="float">
            <text:p>1052827</text:p>
          </table:table-cell>
          <table:table-cell table:style-name="ce2" table:formula="of:=IF([.A995]=UP; -1*[.B995]; IF([.A995]=DOWN; [.B995]; 0))+[.E994]"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wn</text:p>
          </table:table-cell>
          <table:table-cell table:style-name="ce5" office:value-type="float" office:value="6" calcext:value-type="float">
            <text:p>6</text:p>
          </table:table-cell>
          <table:table-cell table:style-name="ce2" table:formula="of:=IF([.A996]=FORWARD; [.B996]; 0)+[.C995]" office:value-type="float" office:value="1844" calcext:value-type="float">
            <text:p>1844</text:p>
          </table:table-cell>
          <table:table-cell table:style-name="ce2" table:formula="of:=IF([.A996]=FORWARD; [.E996]*[.B996]; 0)+[.D995]" office:value-type="float" office:value="1052827" calcext:value-type="float">
            <text:p>1052827</text:p>
          </table:table-cell>
          <table:table-cell table:style-name="ce2" table:formula="of:=IF([.A996]=UP; -1*[.B996]; IF([.A996]=DOWN; [.B996]; 0))+[.E995]"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9" calcext:value-type="float">
            <text:p>9</text:p>
          </table:table-cell>
          <table:table-cell table:style-name="ce2" table:formula="of:=IF([.A997]=FORWARD; [.B997]; 0)+[.C996]" office:value-type="float" office:value="1853" calcext:value-type="float">
            <text:p>1853</text:p>
          </table:table-cell>
          <table:table-cell table:style-name="ce2" table:formula="of:=IF([.A997]=FORWARD; [.E997]*[.B997]; 0)+[.D996]" office:value-type="float" office:value="1062637" calcext:value-type="float">
            <text:p>1062637</text:p>
          </table:table-cell>
          <table:table-cell table:style-name="ce2" table:formula="of:=IF([.A997]=UP; -1*[.B997]; IF([.A997]=DOWN; [.B997]; 0))+[.E996]"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A998]=FORWARD; [.B998]; 0)+[.C997]" office:value-type="float" office:value="1855" calcext:value-type="float">
            <text:p>1855</text:p>
          </table:table-cell>
          <table:table-cell table:style-name="ce2" table:formula="of:=IF([.A998]=FORWARD; [.E998]*[.B998]; 0)+[.D997]" office:value-type="float" office:value="1064817" calcext:value-type="float">
            <text:p>1064817</text:p>
          </table:table-cell>
          <table:table-cell table:style-name="ce2" table:formula="of:=IF([.A998]=UP; -1*[.B998]; IF([.A998]=DOWN; [.B998]; 0))+[.E997]"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([.A999]=FORWARD; [.B999]; 0)+[.C998]" office:value-type="float" office:value="1856" calcext:value-type="float">
            <text:p>1856</text:p>
          </table:table-cell>
          <table:table-cell table:style-name="ce2" table:formula="of:=IF([.A999]=FORWARD; [.E999]*[.B999]; 0)+[.D998]" office:value-type="float" office:value="1065907" calcext:value-type="float">
            <text:p>1065907</text:p>
          </table:table-cell>
          <table:table-cell table:style-name="ce2" table:formula="of:=IF([.A999]=UP; -1*[.B999]; IF([.A999]=DOWN; [.B999]; 0))+[.E998]"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7" calcext:value-type="float">
            <text:p>7</text:p>
          </table:table-cell>
          <table:table-cell table:style-name="ce2" table:formula="of:=IF([.A1000]=FORWARD; [.B1000]; 0)+[.C999]" office:value-type="float" office:value="1863" calcext:value-type="float">
            <text:p>1863</text:p>
          </table:table-cell>
          <table:table-cell table:style-name="ce2" table:formula="of:=IF([.A1000]=FORWARD; [.E1000]*[.B1000]; 0)+[.D999]" office:value-type="float" office:value="1073537" calcext:value-type="float">
            <text:p>1073537</text:p>
          </table:table-cell>
          <table:table-cell table:style-name="ce2" table:formula="of:=IF([.A1000]=UP; -1*[.B1000]; IF([.A1000]=DOWN; [.B1000]; 0))+[.E999]"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orward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formula="of:=IF([.A1001]=FORWARD; [.B1001]; 0)+[.C1000]" office:value-type="float" office:value="1868" calcext:value-type="float">
            <text:p>1868</text:p>
          </table:table-cell>
          <table:table-cell table:style-name="ce2" table:formula="of:=IF([.A1001]=FORWARD; [.E1001]*[.B1001]; 0)+[.D1000]" office:value-type="float" office:value="1078987" calcext:value-type="float">
            <text:p>1078987</text:p>
          </table:table-cell>
          <table:table-cell table:style-name="ce2" table:formula="of:=IF([.A1001]=UP; -1*[.B1001]; IF([.A1001]=DOWN; [.B1001]; 0))+[.E1000]" office:value-type="float" office:value="1090" calcext:value-type="float">
            <text:p>1090</text:p>
          </table:table-cell>
          <table:table-cell table:number-columns-repeated="101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WN" table:base-cell-address="$Test.$A$1" table:cell-range-address="$'Input Part 2'.$G$4"/>
          <table:named-range table:name="FORWARD" table:base-cell-address="$Test.$A$1" table:cell-range-address="$'Input Part 2'.$G$2"/>
          <table:named-range table:name="UP" table:base-cell-address="$Test.$A$1" table:cell-range-address="$'Input Part 2'.$G$3"/>
        </table:named-expressions>
      </table:table>
      <table:named-expressions>
        <table:named-range table:name="DOWN" table:base-cell-address="$Test.$A$1" table:cell-range-address="$'Test Part 2'.$G$4"/>
        <table:named-range table:name="FORWARD" table:base-cell-address="$Test.$A$1" table:cell-range-address="$'Test Part 2'.$G$2"/>
        <table:named-range table:name="UP" table:base-cell-address="$Test.$A$1" table:cell-range-address="$'Test Part 2'.$G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Part_20_2" style:display-name="PageStyle_Test P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_20_Part_20_2" style:display-name="PageStyle_Input Par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125" meta:object-count="0"/>
    <meta:generator>LibreOfficeDev/6.0.5.2$Linux_X86_64 LibreOffice_project/</meta:generator>
  </office:meta>
</office:document-meta>
</file>